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6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22.96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52.1pt"/>
    </style:style>
    <style:style style:name="co6" style:family="table-column">
      <style:table-column-properties fo:break-before="auto" style:column-width="16.64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20.86pt"/>
    </style:style>
    <style:style style:name="co9" style:family="table-column">
      <style:table-column-properties fo:break-before="auto" style:column-width="15.99pt"/>
    </style:style>
    <style:style style:name="co10" style:family="table-column">
      <style:table-column-properties fo:break-before="auto" style:column-width="26.3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197.26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206.96pt"/>
    </style:style>
    <style:style style:name="co15" style:family="table-column">
      <style:table-column-properties fo:break-before="auto" style:column-width="20.15pt"/>
    </style:style>
    <style:style style:name="co16" style:family="table-column">
      <style:table-column-properties fo:break-before="auto" style:column-width="44.45pt"/>
    </style:style>
    <style:style style:name="co17" style:family="table-column">
      <style:table-column-properties fo:break-before="auto" style:column-width="207.64pt"/>
    </style:style>
    <style:style style:name="co18" style:family="table-column">
      <style:table-column-properties fo:break-before="auto" style:column-width="56.24pt"/>
    </style:style>
    <style:style style:name="co19" style:family="table-column">
      <style:table-column-properties fo:break-before="auto" style:column-width="17.4pt"/>
    </style:style>
    <style:style style:name="co20" style:family="table-column">
      <style:table-column-properties fo:break-before="auto" style:column-width="61.09pt"/>
    </style:style>
    <style:style style:name="co21" style:family="table-column">
      <style:table-column-properties fo:break-before="auto" style:column-width="19.45pt"/>
    </style:style>
    <style:style style:name="co22" style:family="table-column">
      <style:table-column-properties fo:break-before="auto" style:column-width="23.61pt"/>
    </style:style>
    <style:style style:name="co23" style:family="table-column">
      <style:table-column-properties fo:break-before="auto" style:column-width="63.21pt"/>
    </style:style>
    <style:style style:name="co24" style:family="table-column">
      <style:table-column-properties fo:break-before="auto" style:column-width="18.74pt"/>
    </style:style>
    <style:style style:name="co25" style:family="table-column">
      <style:table-column-properties fo:break-before="auto" style:column-width="81.95pt"/>
    </style:style>
    <style:style style:name="co26" style:family="table-column">
      <style:table-column-properties fo:break-before="auto" style:column-width="40.99pt"/>
    </style:style>
    <style:style style:name="co27" style:family="table-column">
      <style:table-column-properties fo:break-before="auto" style:column-width="45.16pt"/>
    </style:style>
    <style:style style:name="co28" style:family="table-column">
      <style:table-column-properties fo:break-before="auto" style:column-width="43.06pt"/>
    </style:style>
    <style:style style:name="co29" style:family="table-column">
      <style:table-column-properties fo:break-before="auto" style:column-width="63.89pt"/>
    </style:style>
    <style:style style:name="co30" style:family="table-column">
      <style:table-column-properties fo:break-before="auto" style:column-width="42.41pt"/>
    </style:style>
    <style:style style:name="co31" style:family="table-column">
      <style:table-column-properties fo:break-before="auto" style:column-width="54.14pt"/>
    </style:style>
    <style:style style:name="co32" style:family="table-column">
      <style:table-column-properties fo:break-before="auto" style:column-width="37.5pt"/>
    </style:style>
    <style:style style:name="co33" style:family="table-column">
      <style:table-column-properties fo:break-before="auto" style:column-width="34.04pt"/>
    </style:style>
    <style:style style:name="co34" style:family="table-column">
      <style:table-column-properties fo:break-before="auto" style:column-width="24.29pt"/>
    </style:style>
    <style:style style:name="co35" style:family="table-column">
      <style:table-column-properties fo:break-before="auto" style:column-width="31.24pt"/>
    </style:style>
    <style:style style:name="co36" style:family="table-column">
      <style:table-column-properties fo:break-before="auto" style:column-width="36.11pt"/>
    </style:style>
    <style:style style:name="co37" style:family="table-column">
      <style:table-column-properties fo:break-before="auto" style:column-width="51.39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8.91pt"/>
    </style:style>
    <style:style style:name="co40" style:family="table-column">
      <style:table-column-properties fo:break-before="auto" style:column-width="40.31pt"/>
    </style:style>
    <style:style style:name="co41" style:family="table-column">
      <style:table-column-properties fo:break-before="auto" style:column-width="27.81pt"/>
    </style:style>
    <style:style style:name="co42" style:family="table-column">
      <style:table-column-properties fo:break-before="auto" style:column-width="38.89pt"/>
    </style:style>
    <style:style style:name="co43" style:family="table-column">
      <style:table-column-properties fo:break-before="auto" style:column-width="45.84pt"/>
    </style:style>
    <style:style style:name="co44" style:family="table-column">
      <style:table-column-properties fo:break-before="auto" style:column-width="47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TABLE_5f_1">
      <style:table-properties table:display="true" style:writing-mode="lr-tb"/>
    </style:style>
    <style:style style:name="ta2" style:family="table" style:master-page-name="PageStyle_5f_TABLE_5f_2">
      <style:table-properties table:display="true" style:writing-mode="lr-tb"/>
    </style:style>
    <style:style style:name="ta3" style:family="table" style:master-page-name="PageStyle_5f_TABLE_5f_4">
      <style:table-properties table:display="true" style:writing-mode="lr-tb"/>
    </style:style>
    <style:style style:name="ta4" style:family="table" style:master-page-name="PageStyle_5f_TABLE_5f_5">
      <style:table-properties table:display="true" style:writing-mode="lr-tb"/>
    </style:style>
    <style:style style:name="ta5" style:family="table" style:master-page-name="PageStyle_5f_TABLE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5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7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100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Experimental</text:p>
            <text:p>Scenario</text:p>
          </table:table-cell>
          <table:table-cell table:style-name="ce6" office:value-type="string" calcext:value-type="string" table:number-columns-spanned="17" table:number-rows-spanned="1">
            <text:p>EXECUTION ENVIRONMENT SETTINGS</text:p>
          </table:table-cell>
          <table:covered-table-cell table:number-columns-repeated="15" table:style-name="ce7"/>
          <table:covered-table-cell table:style-name="ce8"/>
          <table:table-cell table:style-name="ce14"/>
          <table:table-cell table:style-name="ce5" table:number-columns-repeated="6"/>
          <table:table-cell table:number-columns-repeated="999"/>
        </table:table-row>
        <table:table-row table:style-name="ro1">
          <table:covered-table-cell table:style-name="ce2"/>
          <table:table-cell table:style-name="ce6" office:value-type="string" calcext:value-type="string" table:number-columns-spanned="4" table:number-rows-spanned="1">
            <text:p>Master Node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4" table:number-rows-spanned="1">
            <text:p>Worker Node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1" table:number-rows-spanned="2">
            <text:p>Number of</text:p>
            <text:p>Executors</text:p>
          </table:table-cell>
          <table:table-cell table:style-name="ce6" office:value-type="string" calcext:value-type="string" table:number-columns-spanned="1" table:number-rows-spanned="2">
            <text:p>𝐸𝑐</text:p>
          </table:table-cell>
          <table:table-cell table:style-name="ce6" office:value-type="string" calcext:value-type="string" table:number-columns-spanned="1" table:number-rows-spanned="2">
            <text:p>Reserved Memory per</text:p>
            <text:p>Executor Process (GiB)</text:p>
          </table:table-cell>
          <table:table-cell table:style-name="ce6" office:value-type="string" calcext:value-type="string" table:number-columns-spanned="1" table:number-rows-spanned="2">
            <text:p>𝐸𝑚</text:p>
          </table:table-cell>
          <table:table-cell table:style-name="ce10" office:value-type="string" calcext:value-type="string" table:number-columns-spanned="1" table:number-rows-spanned="2">
            <text:p>n</text:p>
          </table:table-cell>
          <table:table-cell table:style-name="ce6" office:value-type="string" calcext:value-type="string" table:number-columns-spanned="1" table:number-rows-spanned="2">
            <text:p>𝐷𝑎</text:p>
          </table:table-cell>
          <table:table-cell table:style-name="ce12" office:value-type="string" calcext:value-type="string" table:number-columns-spanned="2" table:number-rows-spanned="1">
            <text:p>Damping Coefficient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𝑅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covered-table-cell table:style-name="ce3"/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vCPUs</text:p>
          </table:table-cell>
          <table:table-cell table:style-name="ce6" office:value-type="string" calcext:value-type="string">
            <text:p>RAM (GiB)</text:p>
          </table:table-cell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vCPUs</text:p>
          </table:table-cell>
          <table:table-cell table:style-name="ce6" office:value-type="string" calcext:value-type="string">
            <text:p>RAM (GiB)</text:p>
          </table:table-cell>
          <table:covered-table-cell table:number-columns-repeated="6" table:style-name="ce3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𝑀_𝑘ᵢ∈K</text:p>
          </table:table-cell>
          <table:covered-table-cell table:style-name="ce2"/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1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lar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[.G4]" office:value-type="float" office:value="1" calcext:value-type="float">
            <text:p>1</text:p>
          </table:table-cell>
          <table:table-cell table:style-name="ce9" table:formula="of:=([.G4]*[.H4])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G4]*[.I4])-([.G4]*[.L4])" office:value-type="float" office:value="14" calcext:value-type="float">
            <text:p>14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4]*([.N4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}</text:p>
          </table:table-cell>
          <table:table-cell table:style-name="ce11" office:value-type="string" calcext:value-type="string">
            <text:p>{8064, 4032}</text:p>
          </table:table-cell>
          <table:table-cell table:style-name="ce9" table:formula="of:=(1*[.O4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2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large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[.G5]" office:value-type="float" office:value="2" calcext:value-type="float">
            <text:p>2</text:p>
          </table:table-cell>
          <table:table-cell table:style-name="ce9" table:formula="of:=([.G5]*[.H5])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G5]*[.I5])-([.G5]*[.L5])" office:value-type="float" office:value="28" calcext:value-type="float">
            <text:p>28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5]*([.N5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}</text:p>
          </table:table-cell>
          <table:table-cell table:style-name="ce11" office:value-type="string" calcext:value-type="string">
            <text:p>{16 128, 8064, 4032}</text:p>
          </table:table-cell>
          <table:table-cell table:style-name="ce9" table:formula="of:=(1*[.O5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3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larg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[.G6]" office:value-type="float" office:value="4" calcext:value-type="float">
            <text:p>4</text:p>
          </table:table-cell>
          <table:table-cell table:style-name="ce9" table:formula="of:=([.G6]*[.H6])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G6]*[.I6])-([.G6]*[.L6])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6]*([.N6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, 8}</text:p>
          </table:table-cell>
          <table:table-cell table:style-name="ce11" office:value-type="string" calcext:value-type="string">
            <text:p>{32 256, 16 128, 8064, 4032}</text:p>
          </table:table-cell>
          <table:table-cell table:style-name="ce9" table:formula="of:=(1*[.O6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4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xlar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.G7]" office:value-type="float" office:value="1" calcext:value-type="float">
            <text:p>1</text:p>
          </table:table-cell>
          <table:table-cell table:style-name="ce9" table:formula="of:=([.G7]*[.H7])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G7]*[.I7])-([.G7]*[.L7])" office:value-type="float" office:value="29" calcext:value-type="float">
            <text:p>29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7]*([.N7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}</text:p>
          </table:table-cell>
          <table:table-cell table:style-name="ce11" office:value-type="string" calcext:value-type="string">
            <text:p>{16 128, 8064, 4032}</text:p>
          </table:table-cell>
          <table:table-cell table:style-name="ce9" table:formula="of:=(1*[.O7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5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xlar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.G8]" office:value-type="float" office:value="2" calcext:value-type="float">
            <text:p>2</text:p>
          </table:table-cell>
          <table:table-cell table:style-name="ce9" table:formula="of:=([.G8]*[.H8])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G8]*[.I8])-([.G8]*[.L8])" office:value-type="float" office:value="58" calcext:value-type="float">
            <text:p>58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8]*([.N8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, 8}</text:p>
          </table:table-cell>
          <table:table-cell table:style-name="ce11" office:value-type="string" calcext:value-type="string">
            <text:p>{32 256, 16 128, 8064, 4032}</text:p>
          </table:table-cell>
          <table:table-cell table:style-name="ce9" table:formula="of:=(1*[.O8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xlarge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.G9]" office:value-type="float" office:value="4" calcext:value-type="float">
            <text:p>4</text:p>
          </table:table-cell>
          <table:table-cell table:style-name="ce9" table:formula="of:=([.G9]*[.H9])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G9]*[.I9])-([.G9]*[.L9])" office:value-type="float" office:value="116" calcext:value-type="float">
            <text:p>116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9]*([.N9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, 8, 16}</text:p>
          </table:table-cell>
          <table:table-cell table:style-name="ce11" office:value-type="string" calcext:value-type="string">
            <text:p>{64 512, 32 256, 16 128, 8064, 4032}</text:p>
          </table:table-cell>
          <table:table-cell table:style-name="ce9" table:formula="of:=(1*[.O9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7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2xlar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formula="of:=[.G10]" office:value-type="float" office:value="1" calcext:value-type="float">
            <text:p>1</text:p>
          </table:table-cell>
          <table:table-cell table:style-name="ce9" table:formula="of:=([.G10]*[.H10])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G10]*[.I10])-([.G10]*[.L10])" office:value-type="float" office:value="61" calcext:value-type="float">
            <text:p>61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10]*([.N10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, 8}</text:p>
          </table:table-cell>
          <table:table-cell table:style-name="ce11" office:value-type="string" calcext:value-type="string">
            <text:p>{32 256, 16 128, 8064, 4032}</text:p>
          </table:table-cell>
          <table:table-cell table:style-name="ce9" table:formula="of:=(1*[.O10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8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2xlar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formula="of:=[.G11]" office:value-type="float" office:value="2" calcext:value-type="float">
            <text:p>2</text:p>
          </table:table-cell>
          <table:table-cell table:style-name="ce9" table:formula="of:=([.G11]*[.H11])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G11]*[.I11])-([.G11]*[.L11])" office:value-type="float" office:value="122" calcext:value-type="float">
            <text:p>122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11]*([.N11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, 8, 16}</text:p>
          </table:table-cell>
          <table:table-cell table:style-name="ce11" office:value-type="string" calcext:value-type="string">
            <text:p>{64 512, 32 256, 16 128, 8064, 4032}</text:p>
          </table:table-cell>
          <table:table-cell table:style-name="ce9" table:formula="of:=(1*[.O11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>
          <table:table-cell table:style-name="ce4" office:value-type="string" calcext:value-type="string">
            <text:p>ES_9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92" calcext:value-type="float">
            <text:p>192</text:p>
          </table:table-cell>
          <table:table-cell table:style-name="ce9" office:value-type="string" calcext:value-type="string">
            <text:p>z1d.2xlarg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4" calcext:value-type="float">
            <text:p>64</text:p>
          </table:table-cell>
          <table:table-cell table:style-name="ce9" table:formula="of:=[.G12]" office:value-type="float" office:value="4" calcext:value-type="float">
            <text:p>4</text:p>
          </table:table-cell>
          <table:table-cell table:style-name="ce9" table:formula="of:=([.G12]*[.H12])" office:value-type="float" office:value="32" calcext:value-type="float">
            <text:p>3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G12]*[.I12])-([.G12]*[.L12])" office:value-type="float" office:value="244" calcext:value-type="float">
            <text:p>244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([.N12]*([.N12]-1)/2)" office:value-type="float" office:value="2016" calcext:value-type="float">
            <text:p>2016</text:p>
          </table:table-cell>
          <table:table-cell table:style-name="ce11" office:value-type="string" calcext:value-type="string">
            <text:p>{1, 2, 4, 8, 16, 32}</text:p>
          </table:table-cell>
          <table:table-cell table:style-name="ce11" office:value-type="string" calcext:value-type="string">
            <text:p>{129 024, 64 512, 32 256, 16 128, 8064, 4032}</text:p>
          </table:table-cell>
          <table:table-cell table:style-name="ce9" table:formula="of:=(1*[.O12])" office:value-type="float" office:value="2016" calcext:value-type="float">
            <text:p>2016</text:p>
          </table:table-cell>
          <table:table-cell table:style-name="ce5" table:number-columns-repeated="7"/>
          <table:table-cell table:number-columns-repeated="999"/>
        </table:table-row>
        <table:table-row table:style-name="ro1" table:number-rows-repeated="874">
          <table:table-cell table:style-name="ce5" table:number-columns-repeated="25"/>
          <table:table-cell table:number-columns-repeated="999"/>
        </table:table-row>
        <table:table-row table:style-name="ro2" table:number-rows-repeated="10476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_2" table:style-name="ta2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3" table:number-columns-repeated="10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Experimental</text:p>
            <text:p>Scenario</text:p>
          </table:table-cell>
          <table:table-cell table:style-name="ce16" office:value-type="string" calcext:value-type="string" table:number-columns-spanned="6" table:number-rows-spanned="1">
            <text:p>APPLICATION-LEVEL OPTIMIZATIONS</text:p>
          </table:table-cell>
          <table:covered-table-cell table:number-columns-repeated="4" table:style-name="ce7"/>
          <table:covered-table-cell table:style-name="ce8"/>
          <table:table-cell table:style-name="ce17" office:value-type="string" calcext:value-type="string" table:number-columns-spanned="1" table:number-rows-spanned="3">
            <text:p>Percentage</text:p>
            <text:p>Change (%)</text:p>
          </table:table-cell>
          <table:table-cell table:style-name="ce14"/>
          <table:table-cell table:style-name="ce5" table:number-columns-repeated="6"/>
          <table:table-cell table:number-columns-repeated="1009"/>
        </table:table-row>
        <table:table-row table:style-name="ro1">
          <table:covered-table-cell table:style-name="ce2"/>
          <table:table-cell table:style-name="ce17" office:value-type="string" calcext:value-type="string" table:number-columns-spanned="3" table:number-rows-spanned="1">
            <text:p>𝑂𝑆_1</text:p>
          </table:table-cell>
          <table:covered-table-cell table:style-name="ce7"/>
          <table:covered-table-cell table:style-name="ce8"/>
          <table:table-cell table:style-name="ce17" office:value-type="string" calcext:value-type="string" table:number-columns-spanned="3" table:number-rows-spanned="1">
            <text:p>𝑂𝑆_2</text:p>
          </table:table-cell>
          <table:covered-table-cell table:style-name="ce7"/>
          <table:covered-table-cell table:style-name="ce8"/>
          <table:covered-table-cell table:style-name="ce2"/>
          <table:table-cell table:style-name="ce5" table:number-columns-repeated="7"/>
          <table:table-cell table:number-columns-repeated="1009"/>
        </table:table-row>
        <table:table-row table:style-name="ro1">
          <table:covered-table-cell table:style-name="ce3"/>
          <table:table-cell table:style-name="ce13" office:value-type="string" calcext:value-type="string">
            <text:p>T_𝑘ᵢ∈K (s)</text:p>
          </table:table-cell>
          <table:table-cell table:style-name="ce13" office:value-type="string" calcext:value-type="string">
            <text:p>𝑘ₒₚₜ</text:p>
          </table:table-cell>
          <table:table-cell table:style-name="ce13" office:value-type="string" calcext:value-type="string">
            <text:p>T_𝑘ₒₚₜ (s)</text:p>
          </table:table-cell>
          <table:table-cell table:style-name="ce13" office:value-type="string" calcext:value-type="string">
            <text:p>T_𝑘ᵢ∈K (s)</text:p>
          </table:table-cell>
          <table:table-cell table:style-name="ce13" office:value-type="string" calcext:value-type="string">
            <text:p>𝑘ₒₚₜ</text:p>
          </table:table-cell>
          <table:table-cell table:style-name="ce13" office:value-type="string" calcext:value-type="string">
            <text:p>T_𝑘ₒₚₜ (s)</text:p>
          </table:table-cell>
          <table:covered-table-cell table:style-name="ce3"/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1</text:p>
          </table:table-cell>
          <table:table-cell table:style-name="ce11" office:value-type="string" calcext:value-type="string">
            <text:p>{1076.72, 982.75}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82.75" calcext:value-type="float">
            <text:p>982.75</text:p>
          </table:table-cell>
          <table:table-cell table:style-name="ce11" office:value-type="string" calcext:value-type="string">
            <text:p>{610.89, 549.57}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49.57" calcext:value-type="float">
            <text:p>549.57</text:p>
          </table:table-cell>
          <table:table-cell table:style-name="ce19" table:formula="of:=(ROUND([.G4]-[.D4];2)/[.D4])*100" office:value-type="float" office:value="-44.0783515644874" calcext:value-type="float">
            <text:p>-44.08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2</text:p>
          </table:table-cell>
          <table:table-cell table:style-name="ce11" office:value-type="string" calcext:value-type="string">
            <text:p>{948.0, 871.14, 849.16}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49.16" calcext:value-type="float">
            <text:p>849.16</text:p>
          </table:table-cell>
          <table:table-cell table:style-name="ce11" office:value-type="string" calcext:value-type="string">
            <text:p>{381.37, 329.21, 294.21}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94.21" calcext:value-type="float">
            <text:p>294.21</text:p>
          </table:table-cell>
          <table:table-cell table:style-name="ce19" table:formula="of:=(ROUND([.G5]-[.D5];2)/[.D5])*100" office:value-type="float" office:value="-65.3528192566772" calcext:value-type="float">
            <text:p>-65.35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3</text:p>
          </table:table-cell>
          <table:table-cell table:style-name="ce11" office:value-type="string" calcext:value-type="string">
            <text:p>{1017.91, 763.86, 772.54, 843.56}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63.86" calcext:value-type="float">
            <text:p>763.86</text:p>
          </table:table-cell>
          <table:table-cell table:style-name="ce11" office:value-type="string" calcext:value-type="string">
            <text:p>{352.04, 240.47, 231.01, 230.11}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30.11" calcext:value-type="float">
            <text:p>230.11</text:p>
          </table:table-cell>
          <table:table-cell table:style-name="ce19" table:formula="of:=(ROUND([.G6]-[.D6];2)/[.D6])*100" office:value-type="float" office:value="-69.8753698321682" calcext:value-type="float">
            <text:p>-69.88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4</text:p>
          </table:table-cell>
          <table:table-cell table:style-name="ce11" office:value-type="string" calcext:value-type="string">
            <text:p>{1038.74, 928.05, 908.57}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08.57" calcext:value-type="float">
            <text:p>908.57</text:p>
          </table:table-cell>
          <table:table-cell table:style-name="ce11" office:value-type="string" calcext:value-type="string">
            <text:p>{376.92, 322.38, 289.17}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9.17" calcext:value-type="float">
            <text:p>289.17</text:p>
          </table:table-cell>
          <table:table-cell table:style-name="ce19" table:formula="of:=(ROUND([.G7]-[.D7];2)/[.D7])*100" office:value-type="float" office:value="-68.1730631651937" calcext:value-type="float">
            <text:p>-68.17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5</text:p>
          </table:table-cell>
          <table:table-cell table:style-name="ce11" office:value-type="string" calcext:value-type="string">
            <text:p>{992.73, 766.04, 778.99, 817.38}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66.04" calcext:value-type="float">
            <text:p>766.04</text:p>
          </table:table-cell>
          <table:table-cell table:style-name="ce11" office:value-type="string" calcext:value-type="string">
            <text:p>{347.57, 245.75, 238.12, 229.93}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29.93" calcext:value-type="float">
            <text:p>229.93</text:p>
          </table:table-cell>
          <table:table-cell table:style-name="ce19" table:formula="of:=(ROUND([.G8]-[.D8];2)/[.D8])*100" office:value-type="float" office:value="-69.9845961046421" calcext:value-type="float">
            <text:p>-69.98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6</text:p>
          </table:table-cell>
          <table:table-cell table:style-name="ce11" office:value-type="string" calcext:value-type="string">
            <text:p>{1028.86, 869.42, 696.17, 711.1, 795.54}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96.17" calcext:value-type="float">
            <text:p>696.17</text:p>
          </table:table-cell>
          <table:table-cell table:style-name="ce11" office:value-type="string" calcext:value-type="string">
            <text:p>{350.3, 244.15, 229.79, 223.68, 215.47}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5.47" calcext:value-type="float">
            <text:p>215.47</text:p>
          </table:table-cell>
          <table:table-cell table:style-name="ce19" table:formula="of:=(ROUND([.G9]-[.D9];2)/[.D9])*100" office:value-type="float" office:value="-69.0492264820374" calcext:value-type="float">
            <text:p>-69.05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7</text:p>
          </table:table-cell>
          <table:table-cell table:style-name="ce11" office:value-type="string" calcext:value-type="string">
            <text:p>{1229.7, 784.19, 903.31, 799.22}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84.19" calcext:value-type="float">
            <text:p>784.19</text:p>
          </table:table-cell>
          <table:table-cell table:style-name="ce11" office:value-type="string" calcext:value-type="string">
            <text:p>{336.65, 241.51, 237.4, 234.09}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34.09" calcext:value-type="float">
            <text:p>234.09</text:p>
          </table:table-cell>
          <table:table-cell table:style-name="ce19" table:formula="of:=(ROUND([.G10]-[.D10];2)/[.D10])*100" office:value-type="float" office:value="-70.1488159757202" calcext:value-type="float">
            <text:p>-70.15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8</text:p>
          </table:table-cell>
          <table:table-cell table:style-name="ce11" office:value-type="string" calcext:value-type="string">
            <text:p>{1021.47, 856.59, 697.71, 710.44, 782.24}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97.71" calcext:value-type="float">
            <text:p>697.71</text:p>
          </table:table-cell>
          <table:table-cell table:style-name="ce11" office:value-type="string" calcext:value-type="string">
            <text:p>{334.92, 242.65, 237.32, 233.31, 214.77}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4.77" calcext:value-type="float">
            <text:p>214.77</text:p>
          </table:table-cell>
          <table:table-cell table:style-name="ce19" table:formula="of:=(ROUND([.G11]-[.D11];2)/[.D11])*100" office:value-type="float" office:value="-69.2178698886357" calcext:value-type="float">
            <text:p>-69.22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4" office:value-type="string" calcext:value-type="string">
            <text:p>ES_9</text:p>
          </table:table-cell>
          <table:table-cell table:style-name="ce11" office:value-type="string" calcext:value-type="string">
            <text:p>{1131.13, 892.91, 849.94, 686.3, 716.54, 795.57}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86.3" calcext:value-type="float">
            <text:p>686.3</text:p>
          </table:table-cell>
          <table:table-cell table:style-name="ce11" office:value-type="string" calcext:value-type="string">
            <text:p>{259.35, 234.08, 232.15, 214.18, 209.08, 208.76}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08.76" calcext:value-type="float">
            <text:p>208.76</text:p>
          </table:table-cell>
          <table:table-cell table:style-name="ce19" table:formula="of:=(ROUND([.G12]-[.D12];2)/[.D12])*100" office:value-type="float" office:value="-69.5818155325659" calcext:value-type="float">
            <text:p>-69.58</text:p>
          </table:table-cell>
          <table:table-cell table:style-name="ce5" table:number-columns-repeated="7"/>
          <table:table-cell table:number-columns-repeated="1009"/>
        </table:table-row>
        <table:table-row table:style-name="ro3">
          <table:table-cell table:style-name="ce15" table:number-columns-spanned="8" table:number-rows-spanned="1"/>
          <table:covered-table-cell table:number-columns-repeated="7"/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5" table:number-columns-repeated="6"/>
          <table:table-cell table:style-name="ce18" office:value-type="string" calcext:value-type="string">
            <text:p>AVG:</text:p>
          </table:table-cell>
          <table:table-cell table:style-name="ce19" table:formula="of:=AVERAGE([.H4:.H12])" office:value-type="float" office:value="-66.16243642" calcext:value-type="float">
            <text:p>-66.16</text:p>
          </table:table-cell>
          <table:table-cell table:style-name="ce5" table:number-columns-repeated="7"/>
          <table:table-cell table:number-columns-repeated="1009"/>
        </table:table-row>
        <table:table-row table:style-name="ro1">
          <table:table-cell table:style-name="ce5" table:number-columns-repeated="6"/>
          <table:table-cell table:style-name="ce18" office:value-type="string" calcext:value-type="string">
            <text:p>STD:</text:p>
          </table:table-cell>
          <table:table-cell table:style-name="ce19" table:formula="of:=STDEV([.H4:.H12])" office:value-type="float" office:value="8.411690444" calcext:value-type="float">
            <text:p>8.41</text:p>
          </table:table-cell>
          <table:table-cell table:style-name="ce5" table:number-columns-repeated="7"/>
          <table:table-cell table:number-columns-repeated="1009"/>
        </table:table-row>
        <table:table-row table:style-name="ro1" table:number-rows-repeated="959">
          <table:table-cell table:style-name="ce5" table:number-columns-repeated="15"/>
          <table:table-cell table:number-columns-repeated="1009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_4" table:style-name="ta3">
        <table:table-column table:style-name="co1" table:default-cell-style-name="Default"/>
        <table:table-column table:style-name="co19" table:default-cell-style-name="Default"/>
        <table:table-column table:style-name="co10" table:number-columns-repeated="3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number-columns-repeated="19" table:default-cell-style-name="Default"/>
        <table:table-column table:style-name="co13" table:number-columns-repeated="988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Experimental</text:p>
            <text:p>Scenario</text:p>
          </table:table-cell>
          <table:table-cell table:style-name="ce6" office:value-type="string" calcext:value-type="string" table:number-columns-spanned="11" table:number-rows-spanned="1">
            <text:p>EXECUTION ENVIRONMENT SETTINGS</text:p>
          </table:table-cell>
          <table:covered-table-cell table:number-columns-repeated="9" table:style-name="ce7"/>
          <table:covered-table-cell table:style-name="ce8"/>
          <table:table-cell table:style-name="ce6" office:value-type="string" calcext:value-type="string" table:number-columns-spanned="1" table:number-rows-spanned="3">
            <text:p>RANDOM</text:p>
            <text:p>SELECTION</text:p>
            <text:p>RANGES</text:p>
          </table:table-cell>
          <table:table-cell table:style-name="ce6" office:value-type="string" calcext:value-type="string" table:number-columns-spanned="4" table:number-rows-spanned="2">
            <text:p>OPTIMIZER CONSTRAINTS</text:p>
          </table:table-cell>
          <table:covered-table-cell table:number-columns-repeated="2" table:style-name="ce28"/>
          <table:covered-table-cell table:style-name="ce31"/>
          <table:table-cell table:style-name="ce22" table:number-columns-repeated="19"/>
          <table:table-cell table:number-columns-repeated="988"/>
        </table:table-row>
        <table:table-row table:style-name="ro1">
          <table:covered-table-cell table:style-name="ce2"/>
          <table:table-cell table:style-name="ce10" office:value-type="string" calcext:value-type="string" table:number-columns-spanned="1" table:number-rows-spanned="2">
            <text:p>n</text:p>
          </table:table-cell>
          <table:table-cell table:style-name="ce6" office:value-type="string" calcext:value-type="string" table:number-columns-spanned="1" table:number-rows-spanned="2">
            <text:p>𝐷𝑎</text:p>
          </table:table-cell>
          <table:table-cell table:style-name="ce6" office:value-type="string" calcext:value-type="string" table:number-columns-spanned="1" table:number-rows-spanned="2">
            <text:p>𝑀</text:p>
          </table:table-cell>
          <table:table-cell table:style-name="ce6" office:value-type="string" calcext:value-type="string" table:number-columns-spanned="1" table:number-rows-spanned="2">
            <text:p>𝑅</text:p>
          </table:table-cell>
          <table:table-cell table:style-name="ce6" office:value-type="string" calcext:value-type="string" table:number-columns-spanned="4" table:number-rows-spanned="1">
            <text:p>Master Node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3" table:number-rows-spanned="1">
            <text:p>Worker Node</text:p>
          </table:table-cell>
          <table:covered-table-cell table:style-name="ce7"/>
          <table:covered-table-cell table:style-name="ce8"/>
          <table:covered-table-cell table:style-name="ce2"/>
          <table:covered-table-cell table:style-name="ce27"/>
          <table:covered-table-cell table:number-columns-repeated="2" table:style-name="ce29"/>
          <table:covered-table-cell table:style-name="ce32"/>
          <table:table-cell table:style-name="ce22" table:number-columns-repeated="19"/>
          <table:table-cell table:number-columns-repeated="988"/>
        </table:table-row>
        <table:table-row table:style-name="ro1">
          <table:covered-table-cell table:number-columns-repeated="5" table:style-name="ce3"/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𝜄𝑚</text:p>
          </table:table-cell>
          <table:table-cell table:style-name="ce6" office:value-type="string" calcext:value-type="string">
            <text:p>𝛾𝑚</text:p>
          </table:table-cell>
          <table:table-cell table:style-name="ce6" office:value-type="string" calcext:value-type="string">
            <text:p>𝜐𝑚</text:p>
          </table:table-cell>
          <table:table-cell table:style-name="ce6" office:value-type="string" calcext:value-type="string">
            <text:p>Instance</text:p>
          </table:table-cell>
          <table:table-cell table:style-name="ce6" office:value-type="string" calcext:value-type="string">
            <text:p>𝛾𝑤</text:p>
          </table:table-cell>
          <table:table-cell table:style-name="ce6" office:value-type="string" calcext:value-type="string">
            <text:p>𝜐𝑤</text:p>
          </table:table-cell>
          <table:covered-table-cell table:style-name="ce3"/>
          <table:table-cell table:style-name="ce1" office:value-type="string" calcext:value-type="string">
            <text:p>𝜙 (USD)</text:p>
          </table:table-cell>
          <table:table-cell table:style-name="ce30" office:value-type="string" calcext:value-type="string">
            <text:p>𝜏 (hours)</text:p>
          </table:table-cell>
          <table:table-cell table:style-name="ce6" office:value-type="string" calcext:value-type="string">
            <text:p>𝐸𝑐_𝑚𝑖𝑛</text:p>
          </table:table-cell>
          <table:table-cell table:style-name="ce6" office:value-type="string" calcext:value-type="string">
            <text:p>𝐸𝑐_𝑚𝑎𝑥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[.B4]*([.B4]-1)/2)" office:value-type="float" office:value="1" calcext:value-type="float">
            <text:p>1</text:p>
          </table:table-cell>
          <table:table-cell table:style-name="ce4" table:formula="of:=(2*[.C4])" office:value-type="float" office:value="2" calcext:value-type="float">
            <text:p>2</text:p>
          </table:table-cell>
          <table:table-cell table:style-name="ce4" table:formula="of:=(1*[.C4])" office:value-type="float" office:value="1" calcext:value-type="float">
            <text:p>1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5.large</text:p>
          </table:table-cell>
          <table:table-cell table:style-name="ce4" office:value-type="float" office:value="2" calcext:value-type="float">
            <text:p>2</text:p>
          </table:table-cell>
          <table:table-cell table:style-name="ce25" office:value-type="float" office:value="0.126" calcext:value-type="float">
            <text:p>0.13</text:p>
          </table:table-cell>
          <table:table-cell table:style-name="ce4" office:value-type="string" calcext:value-type="string">
            <text:p>𝐸𝑐_𝑟𝑛𝑑 ∈ [2, 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[.B5]*([.B5]-1)/2)" office:value-type="float" office:value="1" calcext:value-type="float">
            <text:p>1</text:p>
          </table:table-cell>
          <table:table-cell table:style-name="ce4" table:formula="of:=(2*[.C5])" office:value-type="float" office:value="2" calcext:value-type="float">
            <text:p>2</text:p>
          </table:table-cell>
          <table:table-cell table:style-name="ce4" table:formula="of:=(1*[.C5])" office:value-type="float" office:value="1" calcext:value-type="float">
            <text:p>1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5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25" office:value-type="float" office:value="1.008" calcext:value-type="float">
            <text:p>1.01</text:p>
          </table:table-cell>
          <table:table-cell table:style-name="ce26" office:value-type="string" calcext:value-type="string">
            <text:p>𝐸𝑐_𝑟𝑛𝑑 ∈ [16, 16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0" calcext:value-type="float">
            <text:p>16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([.B6]*([.B6]-1)/2)" office:value-type="float" office:value="3" calcext:value-type="float">
            <text:p>3</text:p>
          </table:table-cell>
          <table:table-cell table:style-name="ce4" table:formula="of:=(2*[.C6])" office:value-type="float" office:value="6" calcext:value-type="float">
            <text:p>6</text:p>
          </table:table-cell>
          <table:table-cell table:style-name="ce4" table:formula="of:=(1*[.C6])" office:value-type="float" office:value="3" calcext:value-type="float">
            <text:p>3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large</text:p>
          </table:table-cell>
          <table:table-cell table:style-name="ce4" office:value-type="float" office:value="2" calcext:value-type="float">
            <text:p>2</text:p>
          </table:table-cell>
          <table:table-cell table:style-name="ce25" office:value-type="float" office:value="0.126" calcext:value-type="float">
            <text:p>0.13</text:p>
          </table:table-cell>
          <table:table-cell table:style-name="ce4" office:value-type="string" calcext:value-type="string">
            <text:p>𝐸𝑐_𝑟𝑛𝑑 ∈ [2, 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([.B7]*([.B7]-1)/2)" office:value-type="float" office:value="3" calcext:value-type="float">
            <text:p>3</text:p>
          </table:table-cell>
          <table:table-cell table:style-name="ce4" table:formula="of:=(2*[.C7])" office:value-type="float" office:value="6" calcext:value-type="float">
            <text:p>6</text:p>
          </table:table-cell>
          <table:table-cell table:style-name="ce4" table:formula="of:=(1*[.C7])" office:value-type="float" office:value="3" calcext:value-type="float">
            <text:p>3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25" office:value-type="float" office:value="1.008" calcext:value-type="float">
            <text:p>1.01</text:p>
          </table:table-cell>
          <table:table-cell table:style-name="ce26" office:value-type="string" calcext:value-type="string">
            <text:p>𝐸𝑐_𝑟𝑛𝑑 ∈ [16, 16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0" calcext:value-type="float">
            <text:p>16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5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([.B8]*([.B8]-1)/2)" office:value-type="float" office:value="6" calcext:value-type="float">
            <text:p>6</text:p>
          </table:table-cell>
          <table:table-cell table:style-name="ce4" table:formula="of:=(2*[.C8])" office:value-type="float" office:value="12" calcext:value-type="float">
            <text:p>12</text:p>
          </table:table-cell>
          <table:table-cell table:style-name="ce4" table:formula="of:=(1*[.C8])" office:value-type="float" office:value="6" calcext:value-type="float">
            <text:p>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large</text:p>
          </table:table-cell>
          <table:table-cell table:style-name="ce4" office:value-type="float" office:value="2" calcext:value-type="float">
            <text:p>2</text:p>
          </table:table-cell>
          <table:table-cell table:style-name="ce25" office:value-type="float" office:value="0.186" calcext:value-type="float">
            <text:p>0.19</text:p>
          </table:table-cell>
          <table:table-cell table:style-name="ce4" office:value-type="string" calcext:value-type="string">
            <text:p>𝐸𝑐_𝑟𝑛𝑑 ∈ [2, 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([.B9]*([.B9]-1)/2)" office:value-type="float" office:value="6" calcext:value-type="float">
            <text:p>6</text:p>
          </table:table-cell>
          <table:table-cell table:style-name="ce4" table:formula="of:=(2*[.C9])" office:value-type="float" office:value="12" calcext:value-type="float">
            <text:p>12</text:p>
          </table:table-cell>
          <table:table-cell table:style-name="ce4" table:formula="of:=(1*[.C9])" office:value-type="float" office:value="6" calcext:value-type="float">
            <text:p>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4xlarge</text:p>
          </table:table-cell>
          <table:table-cell table:style-name="ce4" office:value-type="float" office:value="16" calcext:value-type="float">
            <text:p>16</text:p>
          </table:table-cell>
          <table:table-cell table:style-name="ce25" office:value-type="float" office:value="1.008" calcext:value-type="float">
            <text:p>1.01</text:p>
          </table:table-cell>
          <table:table-cell table:style-name="ce26" office:value-type="string" calcext:value-type="string">
            <text:p>𝐸𝑐_𝑟𝑛𝑑 ∈ [16, 16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0" calcext:value-type="float">
            <text:p>16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([.B10]*([.B10]-1)/2)" office:value-type="float" office:value="15" calcext:value-type="float">
            <text:p>15</text:p>
          </table:table-cell>
          <table:table-cell table:style-name="ce4" table:formula="of:=(2*[.C10])" office:value-type="float" office:value="30" calcext:value-type="float">
            <text:p>30</text:p>
          </table:table-cell>
          <table:table-cell table:style-name="ce4" table:formula="of:=(1*[.C10])" office:value-type="float" office:value="15" calcext:value-type="float">
            <text:p>15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5.xlarge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float" office:value="0.252" calcext:value-type="float">
            <text:p>0.25</text:p>
          </table:table-cell>
          <table:table-cell table:style-name="ce26" office:value-type="string" calcext:value-type="string">
            <text:p>𝐸𝑐_𝑟𝑛𝑑 ∈ [4, 4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8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([.B11]*([.B11]-1)/2)" office:value-type="float" office:value="15" calcext:value-type="float">
            <text:p>15</text:p>
          </table:table-cell>
          <table:table-cell table:style-name="ce4" table:formula="of:=(2*[.C11])" office:value-type="float" office:value="30" calcext:value-type="float">
            <text:p>30</text:p>
          </table:table-cell>
          <table:table-cell table:style-name="ce4" table:formula="of:=(1*[.C11])" office:value-type="float" office:value="15" calcext:value-type="float">
            <text:p>15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26" office:value-type="string" calcext:value-type="string">
            <text:p>𝐸𝑐_𝑟𝑛𝑑 ∈ [24, 24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40" calcext:value-type="float">
            <text:p>24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([.B12]*([.B12]-1)/2)" office:value-type="float" office:value="28" calcext:value-type="float">
            <text:p>28</text:p>
          </table:table-cell>
          <table:table-cell table:style-name="ce4" table:formula="of:=(2*[.C12])" office:value-type="float" office:value="56" calcext:value-type="float">
            <text:p>56</text:p>
          </table:table-cell>
          <table:table-cell table:style-name="ce4" table:formula="of:=(1*[.C12])" office:value-type="float" office:value="28" calcext:value-type="float">
            <text:p>28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xlarge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float" office:value="0.252" calcext:value-type="float">
            <text:p>0.25</text:p>
          </table:table-cell>
          <table:table-cell table:style-name="ce26" office:value-type="string" calcext:value-type="string">
            <text:p>𝐸𝑐_𝑟𝑛𝑑 ∈ [4, 4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([.B13]*([.B13]-1)/2)" office:value-type="float" office:value="28" calcext:value-type="float">
            <text:p>28</text:p>
          </table:table-cell>
          <table:table-cell table:style-name="ce4" table:formula="of:=(2*[.C13])" office:value-type="float" office:value="56" calcext:value-type="float">
            <text:p>56</text:p>
          </table:table-cell>
          <table:table-cell table:style-name="ce4" table:formula="of:=(1*[.C13])" office:value-type="float" office:value="28" calcext:value-type="float">
            <text:p>28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26" office:value-type="string" calcext:value-type="string">
            <text:p>𝐸𝑐_𝑟𝑛𝑑 ∈ [24, 24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40" calcext:value-type="float">
            <text:p>24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([.B14]*([.B14]-1)/2)" office:value-type="float" office:value="66" calcext:value-type="float">
            <text:p>66</text:p>
          </table:table-cell>
          <table:table-cell table:style-name="ce4" table:formula="of:=(2*[.C14])" office:value-type="float" office:value="132" calcext:value-type="float">
            <text:p>132</text:p>
          </table:table-cell>
          <table:table-cell table:style-name="ce4" table:formula="of:=(1*[.C14])" office:value-type="float" office:value="66" calcext:value-type="float">
            <text:p>6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xlarge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float" office:value="0.372" calcext:value-type="float">
            <text:p>0.37</text:p>
          </table:table-cell>
          <table:table-cell table:style-name="ce26" office:value-type="string" calcext:value-type="string">
            <text:p>𝐸𝑐_𝑟𝑛𝑑 ∈ [4, 4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2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([.B15]*([.B15]-1)/2)" office:value-type="float" office:value="66" calcext:value-type="float">
            <text:p>66</text:p>
          </table:table-cell>
          <table:table-cell table:style-name="ce4" table:formula="of:=(2*[.C15])" office:value-type="float" office:value="132" calcext:value-type="float">
            <text:p>132</text:p>
          </table:table-cell>
          <table:table-cell table:style-name="ce4" table:formula="of:=(1*[.C15])" office:value-type="float" office:value="66" calcext:value-type="float">
            <text:p>6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26" office:value-type="string" calcext:value-type="string">
            <text:p>𝐸𝑐_𝑟𝑛𝑑 ∈ [24, 24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40" calcext:value-type="float">
            <text:p>24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([.B16]*([.B16]-1)/2)" office:value-type="float" office:value="120" calcext:value-type="float">
            <text:p>120</text:p>
          </table:table-cell>
          <table:table-cell table:style-name="ce4" table:formula="of:=(2*[.C16])" office:value-type="float" office:value="240" calcext:value-type="float">
            <text:p>240</text:p>
          </table:table-cell>
          <table:table-cell table:style-name="ce4" table:formula="of:=(1*[.C16])" office:value-type="float" office:value="120" calcext:value-type="float">
            <text:p>120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5.2xlarge</text:p>
          </table:table-cell>
          <table:table-cell table:style-name="ce4" office:value-type="float" office:value="8" calcext:value-type="float">
            <text:p>8</text:p>
          </table:table-cell>
          <table:table-cell table:style-name="ce25" office:value-type="float" office:value="0.504" calcext:value-type="float">
            <text:p>0.50</text:p>
          </table:table-cell>
          <table:table-cell table:style-name="ce26" office:value-type="string" calcext:value-type="string">
            <text:p>𝐸𝑐_𝑟𝑛𝑑 ∈ [8, 8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([.B17]*([.B17]-1)/2)" office:value-type="float" office:value="120" calcext:value-type="float">
            <text:p>120</text:p>
          </table:table-cell>
          <table:table-cell table:style-name="ce4" table:formula="of:=(2*[.C17])" office:value-type="float" office:value="240" calcext:value-type="float">
            <text:p>240</text:p>
          </table:table-cell>
          <table:table-cell table:style-name="ce4" table:formula="of:=(1*[.C17])" office:value-type="float" office:value="120" calcext:value-type="float">
            <text:p>120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5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float" office:value="2.016" calcext:value-type="float">
            <text:p>2.02</text:p>
          </table:table-cell>
          <table:table-cell table:style-name="ce26" office:value-type="string" calcext:value-type="string">
            <text:p>𝐸𝑐_𝑟𝑛𝑑 ∈ [32, 3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20" calcext:value-type="float">
            <text:p>3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([.B18]*([.B18]-1)/2)" office:value-type="float" office:value="276" calcext:value-type="float">
            <text:p>276</text:p>
          </table:table-cell>
          <table:table-cell table:style-name="ce4" table:formula="of:=(2*[.C18])" office:value-type="float" office:value="552" calcext:value-type="float">
            <text:p>552</text:p>
          </table:table-cell>
          <table:table-cell table:style-name="ce4" table:formula="of:=(1*[.C18])" office:value-type="float" office:value="276" calcext:value-type="float">
            <text:p>27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2xlarge</text:p>
          </table:table-cell>
          <table:table-cell table:style-name="ce4" office:value-type="float" office:value="8" calcext:value-type="float">
            <text:p>8</text:p>
          </table:table-cell>
          <table:table-cell table:style-name="ce25" office:value-type="float" office:value="0.504" calcext:value-type="float">
            <text:p>0.50</text:p>
          </table:table-cell>
          <table:table-cell table:style-name="ce26" office:value-type="string" calcext:value-type="string">
            <text:p>𝐸𝑐_𝑟𝑛𝑑 ∈ [8, 8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6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([.B19]*([.B19]-1)/2)" office:value-type="float" office:value="276" calcext:value-type="float">
            <text:p>276</text:p>
          </table:table-cell>
          <table:table-cell table:style-name="ce4" table:formula="of:=(2*[.C19])" office:value-type="float" office:value="552" calcext:value-type="float">
            <text:p>552</text:p>
          </table:table-cell>
          <table:table-cell table:style-name="ce4" table:formula="of:=(1*[.C19])" office:value-type="float" office:value="276" calcext:value-type="float">
            <text:p>27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float" office:value="2.016" calcext:value-type="float">
            <text:p>2.02</text:p>
          </table:table-cell>
          <table:table-cell table:style-name="ce26" office:value-type="string" calcext:value-type="string">
            <text:p>𝐸𝑐_𝑟𝑛𝑑 ∈ [32, 3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20" calcext:value-type="float">
            <text:p>3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7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([.B20]*([.B20]-1)/2)" office:value-type="float" office:value="496" calcext:value-type="float">
            <text:p>496</text:p>
          </table:table-cell>
          <table:table-cell table:style-name="ce4" table:formula="of:=(2*[.C20])" office:value-type="float" office:value="992" calcext:value-type="float">
            <text:p>992</text:p>
          </table:table-cell>
          <table:table-cell table:style-name="ce4" table:formula="of:=(1*[.C20])" office:value-type="float" office:value="496" calcext:value-type="float">
            <text:p>49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2xlarge</text:p>
          </table:table-cell>
          <table:table-cell table:style-name="ce4" office:value-type="float" office:value="8" calcext:value-type="float">
            <text:p>8</text:p>
          </table:table-cell>
          <table:table-cell table:style-name="ce25" office:value-type="float" office:value="0.744" calcext:value-type="float">
            <text:p>0.74</text:p>
          </table:table-cell>
          <table:table-cell table:style-name="ce26" office:value-type="string" calcext:value-type="string">
            <text:p>𝐸𝑐_𝑟𝑛𝑑 ∈ [8, 8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([.B21]*([.B21]-1)/2)" office:value-type="float" office:value="496" calcext:value-type="float">
            <text:p>496</text:p>
          </table:table-cell>
          <table:table-cell table:style-name="ce4" table:formula="of:=(2*[.C21])" office:value-type="float" office:value="992" calcext:value-type="float">
            <text:p>992</text:p>
          </table:table-cell>
          <table:table-cell table:style-name="ce4" table:formula="of:=(1*[.C21])" office:value-type="float" office:value="496" calcext:value-type="float">
            <text:p>49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8xlarge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float" office:value="2.016" calcext:value-type="float">
            <text:p>2.02</text:p>
          </table:table-cell>
          <table:table-cell table:style-name="ce26" office:value-type="string" calcext:value-type="string">
            <text:p>𝐸𝑐_𝑟𝑛𝑑 ∈ [32, 3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20" calcext:value-type="float">
            <text:p>3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19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([.B22]*([.B22]-1)/2)" office:value-type="float" office:value="1128" calcext:value-type="float">
            <text:p>1128</text:p>
          </table:table-cell>
          <table:table-cell table:style-name="ce4" table:formula="of:=(2*[.C22])" office:value-type="float" office:value="2256" calcext:value-type="float">
            <text:p>2256</text:p>
          </table:table-cell>
          <table:table-cell table:style-name="ce4" table:formula="of:=(1*[.C22])" office:value-type="float" office:value="1128" calcext:value-type="float">
            <text:p>1128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3xlarge</text:p>
          </table:table-cell>
          <table:table-cell table:style-name="ce4" office:value-type="float" office:value="12" calcext:value-type="float">
            <text:p>12</text:p>
          </table:table-cell>
          <table:table-cell table:style-name="ce25" office:value-type="float" office:value="1.116" calcext:value-type="float">
            <text:p>1.12</text:p>
          </table:table-cell>
          <table:table-cell table:style-name="ce26" office:value-type="string" calcext:value-type="string">
            <text:p>𝐸𝑐_𝑟𝑛𝑑 ∈ [12, 1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20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([.B23]*([.B23]-1)/2)" office:value-type="float" office:value="1128" calcext:value-type="float">
            <text:p>1128</text:p>
          </table:table-cell>
          <table:table-cell table:style-name="ce4" table:formula="of:=(2*[.C23])" office:value-type="float" office:value="2256" calcext:value-type="float">
            <text:p>2256</text:p>
          </table:table-cell>
          <table:table-cell table:style-name="ce4" table:formula="of:=(1*[.C23])" office:value-type="float" office:value="1128" calcext:value-type="float">
            <text:p>1128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5.12xlarge</text:p>
          </table:table-cell>
          <table:table-cell table:style-name="ce4" office:value-type="float" office:value="48" calcext:value-type="float">
            <text:p>48</text:p>
          </table:table-cell>
          <table:table-cell table:style-name="ce25" office:value-type="float" office:value="3.024" calcext:value-type="float">
            <text:p>3.02</text:p>
          </table:table-cell>
          <table:table-cell table:style-name="ce26" office:value-type="string" calcext:value-type="string">
            <text:p>𝐸𝑐_𝑟𝑛𝑑 ∈ [48, 48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80" calcext:value-type="float">
            <text:p>48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21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([.B24]*([.B24]-1)/2)" office:value-type="float" office:value="2016" calcext:value-type="float">
            <text:p>2016</text:p>
          </table:table-cell>
          <table:table-cell table:style-name="ce4" table:formula="of:=(2*[.C24])" office:value-type="float" office:value="4032" calcext:value-type="float">
            <text:p>4032</text:p>
          </table:table-cell>
          <table:table-cell table:style-name="ce4" table:formula="of:=(1*[.C24])" office:value-type="float" office:value="2016" calcext:value-type="float">
            <text:p>201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3xlarge</text:p>
          </table:table-cell>
          <table:table-cell table:style-name="ce4" office:value-type="float" office:value="12" calcext:value-type="float">
            <text:p>12</text:p>
          </table:table-cell>
          <table:table-cell table:style-name="ce25" office:value-type="float" office:value="1.116" calcext:value-type="float">
            <text:p>1.12</text:p>
          </table:table-cell>
          <table:table-cell table:style-name="ce26" office:value-type="string" calcext:value-type="string">
            <text:p>𝐸𝑐_𝑟𝑛𝑑 ∈ [12, 1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2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formula="of:=([.B25]*([.B25]-1)/2)" office:value-type="float" office:value="2016" calcext:value-type="float">
            <text:p>2016</text:p>
          </table:table-cell>
          <table:table-cell table:style-name="ce4" table:formula="of:=(2*[.C25])" office:value-type="float" office:value="4032" calcext:value-type="float">
            <text:p>4032</text:p>
          </table:table-cell>
          <table:table-cell table:style-name="ce4" table:formula="of:=(1*[.C25])" office:value-type="float" office:value="2016" calcext:value-type="float">
            <text:p>2016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r6i.12xlarge</text:p>
          </table:table-cell>
          <table:table-cell table:style-name="ce4" office:value-type="float" office:value="48" calcext:value-type="float">
            <text:p>48</text:p>
          </table:table-cell>
          <table:table-cell table:style-name="ce25" office:value-type="float" office:value="3.024" calcext:value-type="float">
            <text:p>3.02</text:p>
          </table:table-cell>
          <table:table-cell table:style-name="ce26" office:value-type="string" calcext:value-type="string">
            <text:p>𝐸𝑐_𝑟𝑛𝑑 ∈ [48, 48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80" calcext:value-type="float">
            <text:p>48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23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([.B26]*([.B26]-1)/2)" office:value-type="float" office:value="4560" calcext:value-type="float">
            <text:p>4560</text:p>
          </table:table-cell>
          <table:table-cell table:style-name="ce4" table:formula="of:=(2*[.C26])" office:value-type="float" office:value="9120" calcext:value-type="float">
            <text:p>9120</text:p>
          </table:table-cell>
          <table:table-cell table:style-name="ce4" table:formula="of:=(1*[.C26])" office:value-type="float" office:value="4560" calcext:value-type="float">
            <text:p>4560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3xlarge</text:p>
          </table:table-cell>
          <table:table-cell table:style-name="ce4" office:value-type="float" office:value="12" calcext:value-type="float">
            <text:p>12</text:p>
          </table:table-cell>
          <table:table-cell table:style-name="ce25" office:value-type="float" office:value="1.116" calcext:value-type="float">
            <text:p>1.12</text:p>
          </table:table-cell>
          <table:table-cell table:style-name="ce26" office:value-type="string" calcext:value-type="string">
            <text:p>𝐸𝑐_𝑟𝑛𝑑 ∈ [12, 12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0" calcext:value-type="float">
            <text:p>120</text:p>
          </table:table-cell>
          <table:table-cell table:style-name="ce22" table:number-columns-repeated="19"/>
          <table:table-cell table:number-columns-repeated="988"/>
        </table:table-row>
        <table:table-row table:style-name="ro4">
          <table:table-cell table:style-name="ce4" office:value-type="string" calcext:value-type="string">
            <text:p>ES_24</text:p>
          </table:table-cell>
          <table:table-cell table:style-name="ce4" office:value-type="float" office:value="96" calcext:value-type="float">
            <text:p>96</text:p>
          </table:table-cell>
          <table:table-cell table:style-name="ce4" table:formula="of:=([.B27]*([.B27]-1)/2)" office:value-type="float" office:value="4560" calcext:value-type="float">
            <text:p>4560</text:p>
          </table:table-cell>
          <table:table-cell table:style-name="ce4" table:formula="of:=(2*[.C27])" office:value-type="float" office:value="9120" calcext:value-type="float">
            <text:p>9120</text:p>
          </table:table-cell>
          <table:table-cell table:style-name="ce4" table:formula="of:=(1*[.C27])" office:value-type="float" office:value="4560" calcext:value-type="float">
            <text:p>4560</text:p>
          </table:table-cell>
          <table:table-cell table:style-name="ce4" office:value-type="string" calcext:value-type="string">
            <text:p>z1d.6xlar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25" office:value-type="float" office:value="2.232" calcext:value-type="float">
            <text:p>2.23</text:p>
          </table:table-cell>
          <table:table-cell table:style-name="ce4" office:value-type="string" calcext:value-type="string">
            <text:p>z1d.12xlarge</text:p>
          </table:table-cell>
          <table:table-cell table:style-name="ce4" office:value-type="float" office:value="48" calcext:value-type="float">
            <text:p>48</text:p>
          </table:table-cell>
          <table:table-cell table:style-name="ce25" office:value-type="float" office:value="4.464" calcext:value-type="float">
            <text:p>4.46</text:p>
          </table:table-cell>
          <table:table-cell table:style-name="ce26" office:value-type="string" calcext:value-type="string">
            <text:p>𝐸𝑐_𝑟𝑛𝑑 ∈ [48, 480]</text:p>
          </table:table-cell>
          <table:table-cell table:style-name="ce4" office:value-type="float" office:value="2.5" calcext:value-type="float">
            <text:p>2.5</text:p>
          </table:table-cell>
          <table:table-cell table:style-name="ce26" office:value-type="float" office:value="0.2" calcext:value-type="float">
            <text:p>0.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80" calcext:value-type="float">
            <text:p>480</text:p>
          </table:table-cell>
          <table:table-cell table:style-name="ce22" table:number-columns-repeated="19"/>
          <table:table-cell table:number-columns-repeated="988"/>
        </table:table-row>
        <table:table-row table:style-name="ro3">
          <table:table-cell table:style-name="ce20" table:number-columns-spanned="17" table:number-rows-spanned="1"/>
          <table:covered-table-cell table:number-columns-repeated="16"/>
          <table:table-cell table:style-name="ce22" table:number-columns-repeated="19"/>
          <table:table-cell table:number-columns-repeated="988"/>
        </table:table-row>
        <table:table-row table:style-name="ro1">
          <table:table-cell table:style-name="ce21" office:value-type="string" calcext:value-type="string" table:number-columns-spanned="6" table:number-rows-spanned="1">
            <text:p>Beta Values Estimated Through The Training Set</text:p>
          </table:table-cell>
          <table:covered-table-cell table:number-columns-repeated="4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0</text:p>
          </table:table-cell>
          <table:table-cell table:style-name="ce23" office:value-type="float" office:value="0" calcext:value-type="float" table:number-columns-spanned="5" table:number-rows-spanned="1">
            <text:p>0.000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1</text:p>
          </table:table-cell>
          <table:table-cell table:style-name="ce23" office:value-type="float" office:value="0.010853193998893" calcext:value-type="float" table:number-columns-spanned="5" table:number-rows-spanned="1">
            <text:p>0.011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2</text:p>
          </table:table-cell>
          <table:table-cell table:style-name="ce23" office:value-type="float" office:value="0" calcext:value-type="float" table:number-columns-spanned="5" table:number-rows-spanned="1">
            <text:p>0.000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3</text:p>
          </table:table-cell>
          <table:table-cell table:style-name="ce23" office:value-type="float" office:value="0.0828401059702654" calcext:value-type="float" table:number-columns-spanned="5" table:number-rows-spanned="1">
            <text:p>0.083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4</text:p>
          </table:table-cell>
          <table:table-cell table:style-name="ce23" office:value-type="float" office:value="0" calcext:value-type="float" table:number-columns-spanned="5" table:number-rows-spanned="1">
            <text:p>0.000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5</text:p>
          </table:table-cell>
          <table:table-cell table:style-name="ce23" office:value-type="float" office:value="5.03399225111914" calcext:value-type="float" table:number-columns-spanned="5" table:number-rows-spanned="1">
            <text:p>5.034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6</text:p>
          </table:table-cell>
          <table:table-cell table:style-name="ce23" office:value-type="float" office:value="0.0547285303790382" calcext:value-type="float" table:number-columns-spanned="5" table:number-rows-spanned="1">
            <text:p>0.055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>
          <table:table-cell table:style-name="ce9" office:value-type="string" calcext:value-type="string">
            <text:p>β7</text:p>
          </table:table-cell>
          <table:table-cell table:style-name="ce23" office:value-type="float" office:value="0" calcext:value-type="float" table:number-columns-spanned="5" table:number-rows-spanned="1">
            <text:p>0.000</text:p>
          </table:table-cell>
          <table:covered-table-cell table:number-columns-repeated="3" table:style-name="ce7"/>
          <table:covered-table-cell table:style-name="ce8"/>
          <table:table-cell table:style-name="ce24" table:number-columns-repeated="6"/>
          <table:table-cell table:style-name="ce22" table:number-columns-repeated="24"/>
          <table:table-cell table:number-columns-repeated="988"/>
        </table:table-row>
        <table:table-row table:style-name="ro4" table:number-rows-repeated="961">
          <table:table-cell table:style-name="ce22" table:number-columns-repeated="36"/>
          <table:table-cell table:number-columns-repeated="98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_5" table:style-name="ta4">
        <table:table-column table:style-name="co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8" table:number-columns-repeated="2" table:default-cell-style-name="Default"/>
        <table:table-column table:style-name="co13" table:number-columns-repeated="97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Experimental</text:p>
            <text:p>Scenario</text:p>
          </table:table-cell>
          <table:table-cell table:style-name="ce6" office:value-type="string" calcext:value-type="string" table:number-columns-spanned="22" table:number-rows-spanned="1">
            <text:p>RUNTIME OPTIMIZATION (𝜙 = 2.5 USD)</text:p>
          </table:table-cell>
          <table:covered-table-cell table:number-columns-repeated="20" table:style-name="ce7"/>
          <table:covered-table-cell table:style-name="ce8"/>
          <table:table-cell table:style-name="ce6" office:value-type="string" calcext:value-type="string" table:number-columns-spanned="22" table:number-rows-spanned="1">
            <text:p>MONETARY COST OPTIMIZATION (𝜏 = 0.2 hours)</text:p>
          </table:table-cell>
          <table:covered-table-cell table:number-columns-repeated="20" table:style-name="ce7"/>
          <table:covered-table-cell table:style-name="ce8"/>
          <table:table-cell table:number-columns-repeated="979"/>
        </table:table-row>
        <table:table-row table:style-name="ro1">
          <table:covered-table-cell table:style-name="ce2"/>
          <table:table-cell table:style-name="ce6" office:value-type="string" calcext:value-type="string" table:number-columns-spanned="10" table:number-rows-spanned="1">
            <text:p>Random Selection</text:p>
          </table:table-cell>
          <table:covered-table-cell table:number-columns-repeated="8" table:style-name="ce7"/>
          <table:covered-table-cell table:style-name="ce8"/>
          <table:table-cell table:style-name="ce6" office:value-type="string" calcext:value-type="string" table:number-columns-spanned="10" table:number-rows-spanned="1">
            <text:p>Optimal Selection</text:p>
          </table:table-cell>
          <table:covered-table-cell table:number-columns-repeated="8" table:style-name="ce7"/>
          <table:covered-table-cell table:style-name="ce8"/>
          <table:table-cell table:style-name="ce6" office:value-type="string" calcext:value-type="string" table:number-columns-spanned="2" table:number-rows-spanned="2">
            <text:p>Percentage Change (%)</text:p>
          </table:table-cell>
          <table:covered-table-cell table:style-name="ce31"/>
          <table:table-cell table:style-name="ce6" office:value-type="string" calcext:value-type="string" table:number-columns-spanned="10" table:number-rows-spanned="1">
            <text:p>Random Selection</text:p>
          </table:table-cell>
          <table:covered-table-cell table:number-columns-repeated="8" table:style-name="ce7"/>
          <table:covered-table-cell table:style-name="ce8"/>
          <table:table-cell table:style-name="ce6" office:value-type="string" calcext:value-type="string" table:number-columns-spanned="10" table:number-rows-spanned="1">
            <text:p>Optimal Selection</text:p>
          </table:table-cell>
          <table:covered-table-cell table:number-columns-repeated="8" table:style-name="ce7"/>
          <table:covered-table-cell table:style-name="ce8"/>
          <table:table-cell table:style-name="ce6" office:value-type="string" calcext:value-type="string" table:number-columns-spanned="2" table:number-rows-spanned="2">
            <text:p>Percentage Change (%)</text:p>
          </table:table-cell>
          <table:covered-table-cell table:style-name="ce31"/>
          <table:table-cell table:number-columns-repeated="979"/>
        </table:table-row>
        <table:table-row table:style-name="ro1">
          <table:covered-table-cell table:style-name="ce2"/>
          <table:table-cell table:style-name="ce6" office:value-type="string" calcext:value-type="string" table:number-columns-spanned="1" table:number-rows-spanned="2">
            <text:p>𝐸𝑐_𝑟𝑛𝑑</text:p>
          </table:table-cell>
          <table:table-cell table:style-name="ce1" office:value-type="string" calcext:value-type="string" table:number-columns-spanned="1" table:number-rows-spanned="2">
            <text:p>𝜄𝑤</text:p>
          </table:table-cell>
          <table:table-cell table:style-name="ce1" office:value-type="string" calcext:value-type="string" table:number-columns-spanned="4" table:number-rows-spanned="1">
            <text:p>Runtime (s)</text:p>
          </table:table-cell>
          <table:covered-table-cell table:number-columns-repeated="2" table:style-name="ce7"/>
          <table:covered-table-cell table:style-name="ce8"/>
          <table:table-cell table:style-name="ce38" office:value-type="string" calcext:value-type="string" table:number-columns-spanned="4" table:number-rows-spanned="1">
            <text:p>Cost (USD)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1" table:number-rows-spanned="2">
            <text:p>𝐸𝑐_𝑜𝑝t</text:p>
          </table:table-cell>
          <table:table-cell table:style-name="ce1" office:value-type="string" calcext:value-type="string" table:number-columns-spanned="1" table:number-rows-spanned="2">
            <text:p>𝜄𝑤</text:p>
          </table:table-cell>
          <table:table-cell table:style-name="ce6" office:value-type="string" calcext:value-type="string" table:number-columns-spanned="4" table:number-rows-spanned="1">
            <text:p>Runtime (s)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4" table:number-rows-spanned="1">
            <text:p>Cost (USD)</text:p>
          </table:table-cell>
          <table:covered-table-cell table:number-columns-repeated="2" table:style-name="ce7"/>
          <table:covered-table-cell table:style-name="ce8"/>
          <table:covered-table-cell table:style-name="ce27"/>
          <table:covered-table-cell table:style-name="ce32"/>
          <table:table-cell table:style-name="ce6" office:value-type="string" calcext:value-type="string" table:number-columns-spanned="1" table:number-rows-spanned="2">
            <text:p>𝐸𝑐_𝑟𝑛𝑑</text:p>
          </table:table-cell>
          <table:table-cell table:style-name="ce1" office:value-type="string" calcext:value-type="string" table:number-columns-spanned="1" table:number-rows-spanned="2">
            <text:p>𝜄𝑤</text:p>
          </table:table-cell>
          <table:table-cell table:style-name="ce1" office:value-type="string" calcext:value-type="string" table:number-columns-spanned="4" table:number-rows-spanned="1">
            <text:p>Runtime (s)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4" table:number-rows-spanned="1">
            <text:p>Cost (USD)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1" table:number-rows-spanned="2">
            <text:p>𝐸𝑐_𝑜𝑝t</text:p>
          </table:table-cell>
          <table:table-cell table:style-name="ce1" office:value-type="string" calcext:value-type="string" table:number-columns-spanned="1" table:number-rows-spanned="2">
            <text:p>𝜄𝑤</text:p>
          </table:table-cell>
          <table:table-cell table:style-name="ce6" office:value-type="string" calcext:value-type="string" table:number-columns-spanned="4" table:number-rows-spanned="1">
            <text:p>Runtime (s)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4" table:number-rows-spanned="1">
            <text:p>Cost (USD)</text:p>
          </table:table-cell>
          <table:covered-table-cell table:number-columns-repeated="2" table:style-name="ce7"/>
          <table:covered-table-cell table:style-name="ce8"/>
          <table:covered-table-cell table:style-name="ce27"/>
          <table:covered-table-cell table:style-name="ce32"/>
          <table:table-cell table:number-columns-repeated="979"/>
        </table:table-row>
        <table:table-row table:style-name="ro1">
          <table:covered-table-cell table:number-columns-repeated="3" table:style-name="ce3"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t}</text:p>
          </table:table-cell>
          <table:table-cell table:style-name="ce6" office:value-type="string" calcext:value-type="string">
            <text:p>s_{t}</text:p>
          </table:table-cell>
          <table:table-cell table:style-name="ce6" office:value-type="string" calcext:value-type="string">
            <text:p>rsd_{t} (%)</text:p>
          </table:table-cell>
          <table:table-cell table:style-name="ce38" office:value-type="string" calcext:value-type="string">
            <text:p>Value</text:p>
          </table:table-cell>
          <table:table-cell table:style-name="ce6" office:value-type="string" calcext:value-type="string">
            <text:p>bar_{c}</text:p>
          </table:table-cell>
          <table:table-cell table:style-name="ce38" office:value-type="string" calcext:value-type="string">
            <text:p>s_{c}</text:p>
          </table:table-cell>
          <table:table-cell table:style-name="ce6" office:value-type="string" calcext:value-type="string">
            <text:p>rsd_{c} (%)</text:p>
          </table:table-cell>
          <table:covered-table-cell table:number-columns-repeated="2" table:style-name="ce3"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t}</text:p>
          </table:table-cell>
          <table:table-cell table:style-name="ce6" office:value-type="string" calcext:value-type="string">
            <text:p>s_{t}</text:p>
          </table:table-cell>
          <table:table-cell table:style-name="ce6" office:value-type="string" calcext:value-type="string">
            <text:p>rsd_{t} (%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c}</text:p>
          </table:table-cell>
          <table:table-cell table:style-name="ce6" office:value-type="string" calcext:value-type="string">
            <text:p>s_{c}</text:p>
          </table:table-cell>
          <table:table-cell table:style-name="ce6" office:value-type="string" calcext:value-type="string">
            <text:p>rsd_{c} (%)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Cost</text:p>
          </table:table-cell>
          <table:covered-table-cell table:number-columns-repeated="2" table:style-name="ce3"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t}</text:p>
          </table:table-cell>
          <table:table-cell table:style-name="ce6" office:value-type="string" calcext:value-type="string">
            <text:p>s_{t}</text:p>
          </table:table-cell>
          <table:table-cell table:style-name="ce6" office:value-type="string" calcext:value-type="string">
            <text:p>rsd_{t} (%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c}</text:p>
          </table:table-cell>
          <table:table-cell table:style-name="ce6" office:value-type="string" calcext:value-type="string">
            <text:p>s_{c}</text:p>
          </table:table-cell>
          <table:table-cell table:style-name="ce6" office:value-type="string" calcext:value-type="string">
            <text:p>rsd_{c} (%)</text:p>
          </table:table-cell>
          <table:covered-table-cell table:number-columns-repeated="2" table:style-name="ce3"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t}</text:p>
          </table:table-cell>
          <table:table-cell table:style-name="ce6" office:value-type="string" calcext:value-type="string">
            <text:p>s_{t}</text:p>
          </table:table-cell>
          <table:table-cell table:style-name="ce6" office:value-type="string" calcext:value-type="string">
            <text:p>rsd_{t} (%)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c}</text:p>
          </table:table-cell>
          <table:table-cell table:style-name="ce6" office:value-type="string" calcext:value-type="string">
            <text:p>s_{c}</text:p>
          </table:table-cell>
          <table:table-cell table:style-name="ce6" office:value-type="string" calcext:value-type="string">
            <text:p>rsd_{c} (%)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Cost</text:p>
          </table:table-cell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B5]/[$TABLE_4.K4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14.16" calcext:value-type="float">
            <text:p>14.16</text:p>
          </table:table-cell>
          <table:table-cell table:style-name="ce35" table:formula="of:=AVERAGE([.D5:.D7])" office:value-type="float" office:value="13.72333333" calcext:value-type="float" table:number-columns-spanned="1" table:number-rows-spanned="3">
            <text:p>13.72</text:p>
          </table:table-cell>
          <table:table-cell table:style-name="ce25" table:formula="of:=STDEV([.D5:.D7])" office:value-type="float" office:value="0.378461799" calcext:value-type="float" table:number-columns-spanned="1" table:number-rows-spanned="3">
            <text:p>0.38</text:p>
          </table:table-cell>
          <table:table-cell table:style-name="ce36" table:formula="of:=(ROUND([.F5]/ABS([.E5]);4))*100" office:value-type="float" office:value="2.76" calcext:value-type="float" table:number-columns-spanned="1" table:number-rows-spanned="3">
            <text:p>2.76</text:p>
          </table:table-cell>
          <table:table-cell table:style-name="ce39" table:formula="of:=SUM(([$TABLE_4.G4]*[$TABLE_4.I4]*[.D5]/3600) + ([.C5]*[$TABLE_4.L4]*[.D5]/3600))" office:value-type="float" office:value="0.012744" calcext:value-type="float">
            <text:p>0.0127</text:p>
          </table:table-cell>
          <table:table-cell table:style-name="ce35" table:formula="of:=AVERAGE([.H5:.H7])" office:value-type="float" office:value="0.012351" calcext:value-type="float" table:number-columns-spanned="1" table:number-rows-spanned="3">
            <text:p>0.01</text:p>
          </table:table-cell>
          <table:table-cell table:style-name="ce39" table:formula="of:=STDEV([.H5:.H7])" office:value-type="float" office:value="0.0003406156191" calcext:value-type="float" table:number-columns-spanned="1" table:number-rows-spanned="3">
            <text:p>0.0003</text:p>
          </table:table-cell>
          <table:table-cell table:style-name="ce36" table:formula="of:=(ROUND([.J5]/ABS([.I5]);4))*100" office:value-type="float" office:value="2.76" calcext:value-type="float" table:number-columns-spanned="1" table:number-rows-spanned="3">
            <text:p>2.76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style-name="ce34" table:formula="of:=COM.MICROSOFT.CEILING([.L5]/[$TABLE_4.K4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2.84" calcext:value-type="float">
            <text:p>12.84</text:p>
          </table:table-cell>
          <table:table-cell table:style-name="ce35" table:formula="of:=AVERAGE([.N5:.N7])" office:value-type="float" office:value="12.9" calcext:value-type="float" table:number-columns-spanned="1" table:number-rows-spanned="3">
            <text:p>12.90</text:p>
          </table:table-cell>
          <table:table-cell table:style-name="ce25" table:formula="of:=STDEV([.N5:.N7])" office:value-type="float" office:value="0.5922837158" calcext:value-type="float" table:number-columns-spanned="1" table:number-rows-spanned="3">
            <text:p>0.59</text:p>
          </table:table-cell>
          <table:table-cell table:style-name="ce36" table:formula="of:=(ROUND([.P5]/ABS([.O5]);4))*100" office:value-type="float" office:value="4.59" calcext:value-type="float" table:number-columns-spanned="1" table:number-rows-spanned="3">
            <text:p>4.59</text:p>
          </table:table-cell>
          <table:table-cell table:style-name="ce39" table:formula="of:=SUM(([$TABLE_4.G4]*[$TABLE_4.I4]*[.N5]/3600) + ([.M5]*[$TABLE_4.L4]*[.N5]/3600))" office:value-type="float" office:value="0.0084102" calcext:value-type="float">
            <text:p>0.0084</text:p>
          </table:table-cell>
          <table:table-cell table:style-name="ce35" table:formula="of:=AVERAGE([.R5:.R7])" office:value-type="float" office:value="0.0084495" calcext:value-type="float" table:number-columns-spanned="1" table:number-rows-spanned="3">
            <text:p>0.01</text:p>
          </table:table-cell>
          <table:table-cell table:style-name="ce39" table:formula="of:=STDEV([.R5:.R7])" office:value-type="float" office:value="0.0003879458338" calcext:value-type="float" table:number-columns-spanned="1" table:number-rows-spanned="3">
            <text:p>0.0004</text:p>
          </table:table-cell>
          <table:table-cell table:style-name="ce36" table:formula="of:=(ROUND([.T5]/ABS([.S5]);4))*100" office:value-type="float" office:value="4.59" calcext:value-type="float" table:number-columns-spanned="1" table:number-rows-spanned="3">
            <text:p>4.59</text:p>
          </table:table-cell>
          <table:table-cell table:style-name="ce37" table:formula="of:=(ROUND([.O5]-[.E5];2)/[.E5])*100" office:value-type="float" office:value="-5.975224678" calcext:value-type="float" table:number-columns-spanned="1" table:number-rows-spanned="3">
            <text:p>-5.98</text:p>
          </table:table-cell>
          <table:table-cell table:style-name="ce37" table:formula="of:=(ROUND([.S5]-[.I5];4)/[.I5])*100" office:value-type="float" office:value="-31.57639058" calcext:value-type="float" table:number-columns-spanned="1" table:number-rows-spanned="3">
            <text:p>-31.58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style-name="ce34" table:formula="of:=COM.MICROSOFT.CEILING([.X5]/[$TABLE_4.K4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3.61" calcext:value-type="float">
            <text:p>13.61</text:p>
          </table:table-cell>
          <table:table-cell table:style-name="ce35" table:formula="of:=AVERAGE([.Z5:.Z7])" office:value-type="float" office:value="12.62333333" calcext:value-type="float" table:number-columns-spanned="1" table:number-rows-spanned="3">
            <text:p>12.62</text:p>
          </table:table-cell>
          <table:table-cell table:style-name="ce25" table:formula="of:=STDEV([.Z5:.Z7])" office:value-type="float" office:value="0.8547124273" calcext:value-type="float" table:number-columns-spanned="1" table:number-rows-spanned="3">
            <text:p>0.85</text:p>
          </table:table-cell>
          <table:table-cell table:style-name="ce36" table:formula="of:=(ROUND([.AB5]/ABS([.AA5]);4))*100" office:value-type="float" office:value="6.77" calcext:value-type="float" table:number-columns-spanned="1" table:number-rows-spanned="3">
            <text:p>6.77</text:p>
          </table:table-cell>
          <table:table-cell table:style-name="ce39" table:formula="of:=SUM(([$TABLE_4.G4]*[$TABLE_4.I4]*[.Z5]/3600) + ([.Y5]*[$TABLE_4.L4]*[.Z5]/3600))" office:value-type="float" office:value="0.00891455" calcext:value-type="float">
            <text:p>0.0089</text:p>
          </table:table-cell>
          <table:table-cell table:style-name="ce35" table:formula="of:=AVERAGE([.AD5:.AD7])" office:value-type="float" office:value="0.008268283333" calcext:value-type="float" table:number-columns-spanned="1" table:number-rows-spanned="3">
            <text:p>0.01</text:p>
          </table:table-cell>
          <table:table-cell table:style-name="ce39" table:formula="of:=STDEV([.AD5:.AD7])" office:value-type="float" office:value="0.0005598366399" calcext:value-type="float" table:number-columns-spanned="1" table:number-rows-spanned="3">
            <text:p>0.0006</text:p>
          </table:table-cell>
          <table:table-cell table:style-name="ce36" table:formula="of:=(ROUND([.AF5]/ABS([.AE5]);4))*100" office:value-type="float" office:value="6.77" calcext:value-type="float" table:number-columns-spanned="1" table:number-rows-spanned="3">
            <text:p>6.77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style-name="ce34" table:formula="of:=COM.MICROSOFT.CEILING([.AH5]/[$TABLE_4.K4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3.15" calcext:value-type="float">
            <text:p>13.15</text:p>
          </table:table-cell>
          <table:table-cell table:style-name="ce35" table:formula="of:=AVERAGE([.AJ5:.AJ7])" office:value-type="float" office:value="12.99" calcext:value-type="float" table:number-columns-spanned="1" table:number-rows-spanned="3">
            <text:p>12.99</text:p>
          </table:table-cell>
          <table:table-cell table:style-name="ce25" table:formula="of:=STDEV([.AJ5:.AJ7])" office:value-type="float" office:value="0.1509966887" calcext:value-type="float" table:number-columns-spanned="1" table:number-rows-spanned="3">
            <text:p>0.15</text:p>
          </table:table-cell>
          <table:table-cell table:style-name="ce36" table:formula="of:=(ROUND([.AL5]/ABS([.AK5]);4))*100" office:value-type="float" office:value="1.16" calcext:value-type="float" table:number-columns-spanned="1" table:number-rows-spanned="3">
            <text:p>1.16</text:p>
          </table:table-cell>
          <table:table-cell table:style-name="ce39" table:formula="of:=SUM(([$TABLE_4.G4]*[$TABLE_4.I4]*[.AJ5]/3600) + ([.AI5]*[$TABLE_4.L4]*[.AJ5]/3600))" office:value-type="float" office:value="0.00861325" calcext:value-type="float">
            <text:p>0.0086</text:p>
          </table:table-cell>
          <table:table-cell table:style-name="ce35" table:formula="of:=AVERAGE([.AN5:.AN7])" office:value-type="float" office:value="0.00850845" calcext:value-type="float" table:number-columns-spanned="1" table:number-rows-spanned="3">
            <text:p>0.01</text:p>
          </table:table-cell>
          <table:table-cell table:style-name="ce39" table:formula="of:=STDEV([.AN5:.AN7])" office:value-type="float" office:value="0.0000989028311" calcext:value-type="float" table:number-columns-spanned="1" table:number-rows-spanned="3">
            <text:p>0.0001</text:p>
          </table:table-cell>
          <table:table-cell table:style-name="ce36" table:formula="of:=ROUND([.AP5]/ABS([.AO5]);4)*100" office:value-type="float" office:value="1.16" calcext:value-type="float" table:number-columns-spanned="1" table:number-rows-spanned="3">
            <text:p>1.16</text:p>
          </table:table-cell>
          <table:table-cell table:style-name="ce37" table:formula="of:=(ROUND([.AK5]-[.AA5];2)/[.AA5])*100" office:value-type="float" office:value="2.931080011" calcext:value-type="float" table:number-columns-spanned="1" table:number-rows-spanned="3">
            <text:p>2.93</text:p>
          </table:table-cell>
          <table:table-cell table:style-name="ce37" table:formula="of:=(ROUND([.AO5]-[.AE5];4)/[.AE5])*100" office:value-type="float" office:value="2.418881791" calcext:value-type="float" table:number-columns-spanned="1" table:number-rows-spanned="3">
            <text:p>2.42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3.52" calcext:value-type="float">
            <text:p>13.52</text:p>
          </table:table-cell>
          <table:covered-table-cell table:number-columns-repeated="3" table:style-name="ce2"/>
          <table:table-cell table:style-name="ce39" table:formula="of:=SUM(([$TABLE_4.G4]*[$TABLE_4.I4]*[.D6]/3600) + ([.C5]*[$TABLE_4.L4]*[.D6]/3600))" office:value-type="float" office:value="0.012168" calcext:value-type="float">
            <text:p>0.0122</text:p>
          </table:table-cell>
          <table:covered-table-cell table:number-columns-repeated="5" table:style-name="ce2"/>
          <table:table-cell table:style-name="ce4" office:value-type="float" office:value="12.34" calcext:value-type="float">
            <text:p>12.34</text:p>
          </table:table-cell>
          <table:covered-table-cell table:number-columns-repeated="3" table:style-name="ce2"/>
          <table:table-cell table:style-name="ce39" table:formula="of:=SUM(([$TABLE_4.G4]*[$TABLE_4.I4]*[.N6]/3600) + ([.M5]*[$TABLE_4.L4]*[.N6]/3600))" office:value-type="float" office:value="0.0080827" calcext:value-type="float">
            <text:p>0.0081</text:p>
          </table:table-cell>
          <table:covered-table-cell table:number-columns-repeated="7" table:style-name="ce2"/>
          <table:table-cell table:style-name="ce4" office:value-type="float" office:value="12.15" calcext:value-type="float">
            <text:p>12.15</text:p>
          </table:table-cell>
          <table:covered-table-cell table:number-columns-repeated="3" table:style-name="ce2"/>
          <table:table-cell table:style-name="ce39" table:formula="of:=SUM(([$TABLE_4.G4]*[$TABLE_4.I4]*[.Z6]/3600) + ([.Y5]*[$TABLE_4.L4]*[.Z6]/3600))" office:value-type="float" office:value="0.00795825" calcext:value-type="float">
            <text:p>0.0080</text:p>
          </table:table-cell>
          <table:covered-table-cell table:number-columns-repeated="5" table:style-name="ce2"/>
          <table:table-cell table:style-name="ce4" office:value-type="float" office:value="12.97" calcext:value-type="float">
            <text:p>12.97</text:p>
          </table:table-cell>
          <table:covered-table-cell table:number-columns-repeated="3" table:style-name="ce2"/>
          <table:table-cell table:style-name="ce39" table:formula="of:=SUM(([$TABLE_4.G4]*[$TABLE_4.I4]*[.AJ6]/3600) + ([.AI5]*[$TABLE_4.L4]*[.AJ6]/3600))" office:value-type="float" office:value="0.00849535" calcext:value-type="float">
            <text:p>0.0085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3.49" calcext:value-type="float">
            <text:p>13.49</text:p>
          </table:table-cell>
          <table:covered-table-cell table:number-columns-repeated="3" table:style-name="ce3"/>
          <table:table-cell table:style-name="ce39" table:formula="of:=SUM(([$TABLE_4.G4]*[$TABLE_4.I4]*[.D7]/3600) + ([.C5]*[$TABLE_4.L4]*[.D7]/3600))" office:value-type="float" office:value="0.012141" calcext:value-type="float">
            <text:p>0.0121</text:p>
          </table:table-cell>
          <table:covered-table-cell table:number-columns-repeated="5" table:style-name="ce3"/>
          <table:table-cell table:style-name="ce4" office:value-type="float" office:value="13.52" calcext:value-type="float">
            <text:p>13.52</text:p>
          </table:table-cell>
          <table:covered-table-cell table:number-columns-repeated="3" table:style-name="ce3"/>
          <table:table-cell table:style-name="ce39" table:formula="of:=SUM(([$TABLE_4.G4]*[$TABLE_4.I4]*[.N7]/3600) + ([.M5]*[$TABLE_4.L4]*[.N7]/3600))" office:value-type="float" office:value="0.0088556" calcext:value-type="float">
            <text:p>0.0089</text:p>
          </table:table-cell>
          <table:covered-table-cell table:number-columns-repeated="7" table:style-name="ce3"/>
          <table:table-cell table:style-name="ce4" office:value-type="float" office:value="12.11" calcext:value-type="float">
            <text:p>12.11</text:p>
          </table:table-cell>
          <table:covered-table-cell table:number-columns-repeated="3" table:style-name="ce3"/>
          <table:table-cell table:style-name="ce39" table:formula="of:=SUM(([$TABLE_4.G4]*[$TABLE_4.I4]*[.Z7]/3600) + ([.Y5]*[$TABLE_4.L4]*[.Z7]/3600))" office:value-type="float" office:value="0.00793205" calcext:value-type="float">
            <text:p>0.0079</text:p>
          </table:table-cell>
          <table:covered-table-cell table:number-columns-repeated="5" table:style-name="ce3"/>
          <table:table-cell table:style-name="ce4" office:value-type="float" office:value="12.85" calcext:value-type="float">
            <text:p>12.85</text:p>
          </table:table-cell>
          <table:covered-table-cell table:number-columns-repeated="3" table:style-name="ce3"/>
          <table:table-cell table:style-name="ce39" table:formula="of:=SUM(([$TABLE_4.G4]*[$TABLE_4.I4]*[.AJ7]/3600) + ([.AI5]*[$TABLE_4.L4]*[.AJ7]/3600))" office:value-type="float" office:value="0.00841675" calcext:value-type="float">
            <text:p>0.0084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2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B8]/[$TABLE_4.K5];1)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11.75" calcext:value-type="float">
            <text:p>11.75</text:p>
          </table:table-cell>
          <table:table-cell table:style-name="ce35" table:formula="of:=AVERAGE([.D8:.D10])" office:value-type="float" office:value="11.98333333" calcext:value-type="float" table:number-columns-spanned="1" table:number-rows-spanned="3">
            <text:p>11.98</text:p>
          </table:table-cell>
          <table:table-cell table:style-name="ce25" table:formula="of:=STDEV([.D8:.D10])" office:value-type="float" office:value="0.2081665999" calcext:value-type="float" table:number-columns-spanned="1" table:number-rows-spanned="3">
            <text:p>0.21</text:p>
          </table:table-cell>
          <table:table-cell table:style-name="ce36" table:formula="of:=(ROUND([.F8]/ABS([.E8]);4))*100" office:value-type="float" office:value="1.74" calcext:value-type="float" table:number-columns-spanned="1" table:number-rows-spanned="3">
            <text:p>1.74</text:p>
          </table:table-cell>
          <table:table-cell table:style-name="ce39" table:formula="of:=SUM(([$TABLE_4.G5]*[$TABLE_4.I5]*[.D8]/3600) + ([.C8]*[$TABLE_4.L5]*[.D8]/3600))" office:value-type="float" office:value="0.017155" calcext:value-type="float">
            <text:p>0.0172</text:p>
          </table:table-cell>
          <table:table-cell table:style-name="ce35" table:formula="of:=AVERAGE([.H8:.H10])" office:value-type="float" office:value="0.01749566667" calcext:value-type="float" table:number-columns-spanned="1" table:number-rows-spanned="3">
            <text:p>0.02</text:p>
          </table:table-cell>
          <table:table-cell table:style-name="ce39" table:formula="of:=STDEV([.H8:.H10])" office:value-type="float" office:value="0.0003039232359" calcext:value-type="float" table:number-columns-spanned="1" table:number-rows-spanned="3">
            <text:p>0.0003</text:p>
          </table:table-cell>
          <table:table-cell table:style-name="ce36" table:formula="of:=(ROUND([.J8]/ABS([.I8]);4))*100" office:value-type="float" office:value="1.74" calcext:value-type="float" table:number-columns-spanned="1" table:number-rows-spanned="3">
            <text:p>1.74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L8]/[$TABLE_4.K5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1.43" calcext:value-type="float">
            <text:p>11.43</text:p>
          </table:table-cell>
          <table:table-cell table:style-name="ce35" table:formula="of:=AVERAGE([.N8:.N10])" office:value-type="float" office:value="11" calcext:value-type="float" table:number-columns-spanned="1" table:number-rows-spanned="3">
            <text:p>11.00</text:p>
          </table:table-cell>
          <table:table-cell table:style-name="ce25" table:formula="of:=STDEV([.N8:.N10])" office:value-type="float" office:value="0.3780211634" calcext:value-type="float" table:number-columns-spanned="1" table:number-rows-spanned="3">
            <text:p>0.38</text:p>
          </table:table-cell>
          <table:table-cell table:style-name="ce36" table:formula="of:=(ROUND([.P8]/ABS([.O8]);4))*100" office:value-type="float" office:value="3.44" calcext:value-type="float" table:number-columns-spanned="1" table:number-rows-spanned="3">
            <text:p>3.44</text:p>
          </table:table-cell>
          <table:table-cell table:style-name="ce39" table:formula="of:=SUM(([$TABLE_4.G5]*[$TABLE_4.I5]*[.N8]/3600) + ([.M8]*[$TABLE_4.L5]*[.N8]/3600))" office:value-type="float" office:value="0.010287" calcext:value-type="float">
            <text:p>0.0103</text:p>
          </table:table-cell>
          <table:table-cell table:style-name="ce35" table:formula="of:=AVERAGE([.R8:.R10])" office:value-type="float" office:value="0.0099" calcext:value-type="float" table:number-columns-spanned="1" table:number-rows-spanned="3">
            <text:p>0.01</text:p>
          </table:table-cell>
          <table:table-cell table:style-name="ce39" table:formula="of:=STDEV([.R8:.R10])" office:value-type="float" office:value="0.0003402190471" calcext:value-type="float" table:number-columns-spanned="1" table:number-rows-spanned="3">
            <text:p>0.0003</text:p>
          </table:table-cell>
          <table:table-cell table:style-name="ce36" table:formula="of:=(ROUND([.T8]/ABS([.S8]);4))*100" office:value-type="float" office:value="3.44" calcext:value-type="float" table:number-columns-spanned="1" table:number-rows-spanned="3">
            <text:p>3.44</text:p>
          </table:table-cell>
          <table:table-cell table:style-name="ce37" table:formula="of:=(ROUND([.O8]-[.E8];2)/[.E8])*100" office:value-type="float" office:value="-8.178025035" calcext:value-type="float" table:number-columns-spanned="1" table:number-rows-spanned="3">
            <text:p>-8.18</text:p>
          </table:table-cell>
          <table:table-cell table:style-name="ce37" table:formula="of:=(ROUND([.S8]-[.I8];4)/[.I8])*100" office:value-type="float" office:value="-43.43932783" calcext:value-type="float" table:number-columns-spanned="1" table:number-rows-spanned="3">
            <text:p>-43.44</text:p>
          </table:table-cell>
          <table:table-cell table:style-name="ce34" office:value-type="float" office:value="112" calcext:value-type="float" table:number-columns-spanned="1" table:number-rows-spanned="3">
            <text:p>112</text:p>
          </table:table-cell>
          <table:table-cell table:style-name="ce34" table:formula="of:=COM.MICROSOFT.CEILING([.X8]/[$TABLE_4.K5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11.71" calcext:value-type="float">
            <text:p>11.71</text:p>
          </table:table-cell>
          <table:table-cell table:style-name="ce35" table:formula="of:=AVERAGE([.Z8:.Z10])" office:value-type="float" office:value="12.00333333" calcext:value-type="float" table:number-columns-spanned="1" table:number-rows-spanned="3">
            <text:p>12.00</text:p>
          </table:table-cell>
          <table:table-cell table:style-name="ce25" table:formula="of:=STDEV([.Z8:.Z10])" office:value-type="float" office:value="0.2542308662" calcext:value-type="float" table:number-columns-spanned="1" table:number-rows-spanned="3">
            <text:p>0.25</text:p>
          </table:table-cell>
          <table:table-cell table:style-name="ce36" table:formula="of:=(ROUND([.AB8]/ABS([.AA8]);4))*100" office:value-type="float" office:value="2.12" calcext:value-type="float" table:number-columns-spanned="1" table:number-rows-spanned="3">
            <text:p>2.12</text:p>
          </table:table-cell>
          <table:table-cell table:style-name="ce39" table:formula="of:=SUM(([$TABLE_4.G5]*[$TABLE_4.I5]*[.Z8]/3600) + ([.Y8]*[$TABLE_4.L5]*[.Z8]/3600))" office:value-type="float" office:value="0.0302118" calcext:value-type="float">
            <text:p>0.0302</text:p>
          </table:table-cell>
          <table:table-cell table:style-name="ce35" table:formula="of:=AVERAGE([.AD8:.AD10])" office:value-type="float" office:value="0.0309686" calcext:value-type="float" table:number-columns-spanned="1" table:number-rows-spanned="3">
            <text:p>0.03</text:p>
          </table:table-cell>
          <table:table-cell table:style-name="ce39" table:formula="of:=STDEV([.AD8:.AD10])" office:value-type="float" office:value="0.0006559156348" calcext:value-type="float" table:number-columns-spanned="1" table:number-rows-spanned="3">
            <text:p>0.0007</text:p>
          </table:table-cell>
          <table:table-cell table:style-name="ce36" table:formula="of:=(ROUND([.AF8]/ABS([.AE8]);4))*100" office:value-type="float" office:value="2.12" calcext:value-type="float" table:number-columns-spanned="1" table:number-rows-spanned="3">
            <text:p>2.12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AH8]/[$TABLE_4.K5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1.05" calcext:value-type="float">
            <text:p>11.05</text:p>
          </table:table-cell>
          <table:table-cell table:style-name="ce35" table:formula="of:=AVERAGE([.AJ8:.AJ10])" office:value-type="float" office:value="11.06333333" calcext:value-type="float" table:number-columns-spanned="1" table:number-rows-spanned="3">
            <text:p>11.06</text:p>
          </table:table-cell>
          <table:table-cell table:style-name="ce25" table:formula="of:=STDEV([.AJ8:.AJ10])" office:value-type="float" office:value="0.8400793613" calcext:value-type="float" table:number-columns-spanned="1" table:number-rows-spanned="3">
            <text:p>0.84</text:p>
          </table:table-cell>
          <table:table-cell table:style-name="ce36" table:formula="of:=(ROUND([.AL8]/ABS([.AK8]);4))*100" office:value-type="float" office:value="7.59" calcext:value-type="float" table:number-columns-spanned="1" table:number-rows-spanned="3">
            <text:p>7.59</text:p>
          </table:table-cell>
          <table:table-cell table:style-name="ce39" table:formula="of:=SUM(([$TABLE_4.G5]*[$TABLE_4.I5]*[.AJ8]/3600) + ([.AI8]*[$TABLE_4.L5]*[.AJ8]/3600))" office:value-type="float" office:value="0.009945" calcext:value-type="float">
            <text:p>0.0099</text:p>
          </table:table-cell>
          <table:table-cell table:style-name="ce35" table:formula="of:=AVERAGE([.AN8:.AN10])" office:value-type="float" office:value="0.009957" calcext:value-type="float" table:number-columns-spanned="1" table:number-rows-spanned="3">
            <text:p>0.01</text:p>
          </table:table-cell>
          <table:table-cell table:style-name="ce39" table:formula="of:=STDEV([.AN8:.AN10])" office:value-type="float" office:value="0.0007560714252" calcext:value-type="float" table:number-columns-spanned="1" table:number-rows-spanned="3">
            <text:p>0.0008</text:p>
          </table:table-cell>
          <table:table-cell table:style-name="ce36" table:formula="of:=ROUND([.AP8]/ABS([.AO8]);4)*100" office:value-type="float" office:value="7.59" calcext:value-type="float" table:number-columns-spanned="1" table:number-rows-spanned="3">
            <text:p>7.59</text:p>
          </table:table-cell>
          <table:table-cell table:style-name="ce37" table:formula="of:=(ROUND([.AK8]-[.AA8];2)/[.AA8])*100" office:value-type="float" office:value="-7.831158012" calcext:value-type="float" table:number-columns-spanned="1" table:number-rows-spanned="3">
            <text:p>-7.83</text:p>
          </table:table-cell>
          <table:table-cell table:style-name="ce37" table:formula="of:=(ROUND([.AO8]-[.AE8];4)/[.AE8])*100" office:value-type="float" office:value="-67.81062108" calcext:value-type="float" table:number-columns-spanned="1" table:number-rows-spanned="3">
            <text:p>-67.81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2.05" calcext:value-type="float">
            <text:p>12.05</text:p>
          </table:table-cell>
          <table:covered-table-cell table:number-columns-repeated="3" table:style-name="ce2"/>
          <table:table-cell table:style-name="ce39" table:formula="of:=SUM(([$TABLE_4.G5]*[$TABLE_4.I5]*[.D9]/3600) + ([.C8]*[$TABLE_4.L5]*[.D9]/3600))" office:value-type="float" office:value="0.017593" calcext:value-type="float">
            <text:p>0.0176</text:p>
          </table:table-cell>
          <table:covered-table-cell table:number-columns-repeated="5" table:style-name="ce2"/>
          <table:table-cell table:style-name="ce4" office:value-type="float" office:value="10.85" calcext:value-type="float">
            <text:p>10.85</text:p>
          </table:table-cell>
          <table:covered-table-cell table:number-columns-repeated="3" table:style-name="ce2"/>
          <table:table-cell table:style-name="ce39" table:formula="of:=SUM(([$TABLE_4.G5]*[$TABLE_4.I5]*[.N9]/3600) + ([.M8]*[$TABLE_4.L5]*[.N9]/3600))" office:value-type="float" office:value="0.009765" calcext:value-type="float">
            <text:p>0.0098</text:p>
          </table:table-cell>
          <table:covered-table-cell table:number-columns-repeated="7" table:style-name="ce2"/>
          <table:table-cell table:style-name="ce4" office:value-type="float" office:value="12.16" calcext:value-type="float">
            <text:p>12.16</text:p>
          </table:table-cell>
          <table:covered-table-cell table:number-columns-repeated="3" table:style-name="ce2"/>
          <table:table-cell table:style-name="ce39" table:formula="of:=SUM(([$TABLE_4.G5]*[$TABLE_4.I5]*[.Z9]/3600) + ([.Y8]*[$TABLE_4.L5]*[.Z9]/3600))" office:value-type="float" office:value="0.0313728" calcext:value-type="float">
            <text:p>0.0314</text:p>
          </table:table-cell>
          <table:covered-table-cell table:number-columns-repeated="5" table:style-name="ce2"/>
          <table:table-cell table:style-name="ce4" office:value-type="float" office:value="10.23" calcext:value-type="float">
            <text:p>10.23</text:p>
          </table:table-cell>
          <table:covered-table-cell table:number-columns-repeated="3" table:style-name="ce2"/>
          <table:table-cell table:style-name="ce39" table:formula="of:=SUM(([$TABLE_4.G5]*[$TABLE_4.I5]*[.AJ9]/3600) + ([.AI8]*[$TABLE_4.L5]*[.AJ9]/3600))" office:value-type="float" office:value="0.009207" calcext:value-type="float">
            <text:p>0.0092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2.15" calcext:value-type="float">
            <text:p>12.15</text:p>
          </table:table-cell>
          <table:covered-table-cell table:number-columns-repeated="3" table:style-name="ce3"/>
          <table:table-cell table:style-name="ce39" table:formula="of:=SUM(([$TABLE_4.G5]*[$TABLE_4.I5]*[.D10]/3600) + ([.C8]*[$TABLE_4.L5]*[.D10]/3600))" office:value-type="float" office:value="0.017739" calcext:value-type="float">
            <text:p>0.0177</text:p>
          </table:table-cell>
          <table:covered-table-cell table:number-columns-repeated="5" table:style-name="ce3"/>
          <table:table-cell table:style-name="ce4" office:value-type="float" office:value="10.72" calcext:value-type="float">
            <text:p>10.72</text:p>
          </table:table-cell>
          <table:covered-table-cell table:number-columns-repeated="3" table:style-name="ce3"/>
          <table:table-cell table:style-name="ce39" table:formula="of:=SUM(([$TABLE_4.G5]*[$TABLE_4.I5]*[.N10]/3600) + ([.M8]*[$TABLE_4.L5]*[.N10]/3600))" office:value-type="float" office:value="0.009648" calcext:value-type="float">
            <text:p>0.0096</text:p>
          </table:table-cell>
          <table:covered-table-cell table:number-columns-repeated="7" table:style-name="ce3"/>
          <table:table-cell table:style-name="ce4" office:value-type="float" office:value="12.14" calcext:value-type="float">
            <text:p>12.14</text:p>
          </table:table-cell>
          <table:covered-table-cell table:number-columns-repeated="3" table:style-name="ce3"/>
          <table:table-cell table:style-name="ce39" table:formula="of:=SUM(([$TABLE_4.G5]*[$TABLE_4.I5]*[.Z10]/3600) + ([.Y8]*[$TABLE_4.L5]*[.Z10]/3600))" office:value-type="float" office:value="0.0313212" calcext:value-type="float">
            <text:p>0.0313</text:p>
          </table:table-cell>
          <table:covered-table-cell table:number-columns-repeated="5" table:style-name="ce3"/>
          <table:table-cell table:style-name="ce4" office:value-type="float" office:value="11.91" calcext:value-type="float">
            <text:p>11.91</text:p>
          </table:table-cell>
          <table:covered-table-cell table:number-columns-repeated="3" table:style-name="ce3"/>
          <table:table-cell table:style-name="ce39" table:formula="of:=SUM(([$TABLE_4.G5]*[$TABLE_4.I5]*[.AJ10]/3600) + ([.AI8]*[$TABLE_4.L5]*[.AJ10]/3600))" office:value-type="float" office:value="0.010719" calcext:value-type="float">
            <text:p>0.0107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3</text:p>
          </table:table-cell>
          <table:table-cell table:style-name="ce34" office:value-type="float" office:value="4" calcext:value-type="float" table:number-columns-spanned="1" table:number-rows-spanned="3">
            <text:p>4</text:p>
          </table:table-cell>
          <table:table-cell table:style-name="ce34" table:formula="of:=COM.MICROSOFT.CEILING([.B11]/[$TABLE_4.K6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2.87" calcext:value-type="float">
            <text:p>12.87</text:p>
          </table:table-cell>
          <table:table-cell table:style-name="ce35" table:formula="of:=AVERAGE([.D11:.D13])" office:value-type="float" office:value="12.52666667" calcext:value-type="float" table:number-columns-spanned="1" table:number-rows-spanned="3">
            <text:p>12.53</text:p>
          </table:table-cell>
          <table:table-cell table:style-name="ce25" table:formula="of:=STDEV([.D11:.D13])" office:value-type="float" office:value="0.4785742715" calcext:value-type="float" table:number-columns-spanned="1" table:number-rows-spanned="3">
            <text:p>0.48</text:p>
          </table:table-cell>
          <table:table-cell table:style-name="ce36" table:formula="of:=(ROUND([.F11]/ABS([.E11]);4))*100" office:value-type="float" office:value="3.82" calcext:value-type="float" table:number-columns-spanned="1" table:number-rows-spanned="3">
            <text:p>3.82</text:p>
          </table:table-cell>
          <table:table-cell table:style-name="ce39" table:formula="of:=SUM(([$TABLE_4.G6]*[$TABLE_4.I6]*[.D11]/3600) + ([.C11]*[$TABLE_4.L6]*[.D11]/3600))" office:value-type="float" office:value="0.0088803" calcext:value-type="float">
            <text:p>0.0089</text:p>
          </table:table-cell>
          <table:table-cell table:style-name="ce35" table:formula="of:=AVERAGE([.H11:.H13])" office:value-type="float" office:value="0.0086434" calcext:value-type="float" table:number-columns-spanned="1" table:number-rows-spanned="3">
            <text:p>0.01</text:p>
          </table:table-cell>
          <table:table-cell table:style-name="ce39" table:formula="of:=STDEV([.H11:.H13])" office:value-type="float" office:value="0.0003302162473" calcext:value-type="float" table:number-columns-spanned="1" table:number-rows-spanned="3">
            <text:p>0.0003</text:p>
          </table:table-cell>
          <table:table-cell table:style-name="ce36" table:formula="of:=(ROUND([.J11]/ABS([.I11]);4))*100" office:value-type="float" office:value="3.82" calcext:value-type="float" table:number-columns-spanned="1" table:number-rows-spanned="3">
            <text:p>3.82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style-name="ce34" table:formula="of:=COM.MICROSOFT.CEILING([.L11]/[$TABLE_4.K6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3.11" calcext:value-type="float">
            <text:p>13.11</text:p>
          </table:table-cell>
          <table:table-cell table:style-name="ce35" table:formula="of:=AVERAGE([.N11:.N13])" office:value-type="float" office:value="12.53666667" calcext:value-type="float" table:number-columns-spanned="1" table:number-rows-spanned="3">
            <text:p>12.54</text:p>
          </table:table-cell>
          <table:table-cell table:style-name="ce25" table:formula="of:=STDEV([.N11:.N13])" office:value-type="float" office:value="0.4981298358" calcext:value-type="float" table:number-columns-spanned="1" table:number-rows-spanned="3">
            <text:p>0.50</text:p>
          </table:table-cell>
          <table:table-cell table:style-name="ce36" table:formula="of:=(ROUND([.P11]/ABS([.O11]);4))*100" office:value-type="float" office:value="3.97" calcext:value-type="float" table:number-columns-spanned="1" table:number-rows-spanned="3">
            <text:p>3.97</text:p>
          </table:table-cell>
          <table:table-cell table:style-name="ce39" table:formula="of:=SUM(([$TABLE_4.G6]*[$TABLE_4.I6]*[.N11]/3600) + ([.M11]*[$TABLE_4.L6]*[.N11]/3600))" office:value-type="float" office:value="0.00858705" calcext:value-type="float">
            <text:p>0.0086</text:p>
          </table:table-cell>
          <table:table-cell table:style-name="ce35" table:formula="of:=AVERAGE([.R11:.R13])" office:value-type="float" office:value="0.008211516667" calcext:value-type="float" table:number-columns-spanned="1" table:number-rows-spanned="3">
            <text:p>0.01</text:p>
          </table:table-cell>
          <table:table-cell table:style-name="ce39" table:formula="of:=STDEV([.R11:.R13])" office:value-type="float" office:value="0.0003262750425" calcext:value-type="float" table:number-columns-spanned="1" table:number-rows-spanned="3">
            <text:p>0.0003</text:p>
          </table:table-cell>
          <table:table-cell table:style-name="ce36" table:formula="of:=(ROUND([.T11]/ABS([.S11]);4))*100" office:value-type="float" office:value="3.97" calcext:value-type="float" table:number-columns-spanned="1" table:number-rows-spanned="3">
            <text:p>3.97</text:p>
          </table:table-cell>
          <table:table-cell table:style-name="ce37" table:formula="of:=(ROUND([.O11]-[.E11];2)/[.E11])*100" office:value-type="float" office:value="0.07982969665" calcext:value-type="float" table:number-columns-spanned="1" table:number-rows-spanned="3">
            <text:p>0.08</text:p>
          </table:table-cell>
          <table:table-cell table:style-name="ce37" table:formula="of:=(ROUND([.S11]-[.I11];4)/[.I11])*100" office:value-type="float" office:value="-4.627808501" calcext:value-type="float" table:number-columns-spanned="1" table:number-rows-spanned="3">
            <text:p>-4.63</text:p>
          </table:table-cell>
          <table:table-cell table:style-name="ce34" office:value-type="float" office:value="4" calcext:value-type="float" table:number-columns-spanned="1" table:number-rows-spanned="3">
            <text:p>4</text:p>
          </table:table-cell>
          <table:table-cell table:style-name="ce34" table:formula="of:=COM.MICROSOFT.CEILING([.X11]/[$TABLE_4.K6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1.89" calcext:value-type="float">
            <text:p>11.89</text:p>
          </table:table-cell>
          <table:table-cell table:style-name="ce35" table:formula="of:=AVERAGE([.Z11:.Z13])" office:value-type="float" office:value="12.51666667" calcext:value-type="float" table:number-columns-spanned="1" table:number-rows-spanned="3">
            <text:p>12.52</text:p>
          </table:table-cell>
          <table:table-cell table:style-name="ce25" table:formula="of:=STDEV([.Z11:.Z13])" office:value-type="float" office:value="0.551845389" calcext:value-type="float" table:number-columns-spanned="1" table:number-rows-spanned="3">
            <text:p>0.55</text:p>
          </table:table-cell>
          <table:table-cell table:style-name="ce36" table:formula="of:=(ROUND([.AB11]/ABS([.AA11]);4))*100" office:value-type="float" office:value="4.41" calcext:value-type="float" table:number-columns-spanned="1" table:number-rows-spanned="3">
            <text:p>4.41</text:p>
          </table:table-cell>
          <table:table-cell table:style-name="ce39" table:formula="of:=SUM(([$TABLE_4.G6]*[$TABLE_4.I6]*[.Z11]/3600) + ([.Y11]*[$TABLE_4.L6]*[.Z11]/3600))" office:value-type="float" office:value="0.0082041" calcext:value-type="float">
            <text:p>0.0082</text:p>
          </table:table-cell>
          <table:table-cell table:style-name="ce35" table:formula="of:=AVERAGE([.AD11:.AD13])" office:value-type="float" office:value="0.0086365" calcext:value-type="float" table:number-columns-spanned="1" table:number-rows-spanned="3">
            <text:p>0.01</text:p>
          </table:table-cell>
          <table:table-cell table:style-name="ce39" table:formula="of:=STDEV([.AD11:.AD13])" office:value-type="float" office:value="0.0003807733184" calcext:value-type="float" table:number-columns-spanned="1" table:number-rows-spanned="3">
            <text:p>0.0004</text:p>
          </table:table-cell>
          <table:table-cell table:style-name="ce36" table:formula="of:=(ROUND([.AF11]/ABS([.AE11]);4))*100" office:value-type="float" office:value="4.41" calcext:value-type="float" table:number-columns-spanned="1" table:number-rows-spanned="3">
            <text:p>4.41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style-name="ce34" table:formula="of:=COM.MICROSOFT.CEILING([.AH11]/[$TABLE_4.K6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2.41" calcext:value-type="float">
            <text:p>12.41</text:p>
          </table:table-cell>
          <table:table-cell table:style-name="ce35" table:formula="of:=AVERAGE([.AJ11:.AJ13])" office:value-type="float" office:value="12.36333333" calcext:value-type="float" table:number-columns-spanned="1" table:number-rows-spanned="3">
            <text:p>12.36</text:p>
          </table:table-cell>
          <table:table-cell table:style-name="ce25" table:formula="of:=STDEV([.AJ11:.AJ13])" office:value-type="float" office:value="0.431895049" calcext:value-type="float" table:number-columns-spanned="1" table:number-rows-spanned="3">
            <text:p>0.43</text:p>
          </table:table-cell>
          <table:table-cell table:style-name="ce36" table:formula="of:=(ROUND([.AL11]/ABS([.AK11]);4))*100" office:value-type="float" office:value="3.49" calcext:value-type="float" table:number-columns-spanned="1" table:number-rows-spanned="3">
            <text:p>3.49</text:p>
          </table:table-cell>
          <table:table-cell table:style-name="ce39" table:formula="of:=SUM(([$TABLE_4.G6]*[$TABLE_4.I6]*[.AJ11]/3600) + ([.AI11]*[$TABLE_4.L6]*[.AJ11]/3600))" office:value-type="float" office:value="0.00812855" calcext:value-type="float">
            <text:p>0.0081</text:p>
          </table:table-cell>
          <table:table-cell table:style-name="ce35" table:formula="of:=AVERAGE([.AN11:.AN13])" office:value-type="float" office:value="0.008097983333" calcext:value-type="float" table:number-columns-spanned="1" table:number-rows-spanned="3">
            <text:p>0.01</text:p>
          </table:table-cell>
          <table:table-cell table:style-name="ce39" table:formula="of:=STDEV([.AN11:.AN13])" office:value-type="float" office:value="0.0002828912571" calcext:value-type="float" table:number-columns-spanned="1" table:number-rows-spanned="3">
            <text:p>0.0003</text:p>
          </table:table-cell>
          <table:table-cell table:style-name="ce36" table:formula="of:=ROUND([.AP11]/ABS([.AO11]);4)*100" office:value-type="float" office:value="3.49" calcext:value-type="float" table:number-columns-spanned="1" table:number-rows-spanned="3">
            <text:p>3.49</text:p>
          </table:table-cell>
          <table:table-cell table:style-name="ce37" table:formula="of:=(ROUND([.AK11]-[.AA11];2)/[.AA11])*100" office:value-type="float" office:value="-1.19840213" calcext:value-type="float" table:number-columns-spanned="1" table:number-rows-spanned="3">
            <text:p>-1.20</text:p>
          </table:table-cell>
          <table:table-cell table:style-name="ce37" table:formula="of:=(ROUND([.AO11]-[.AE11];4)/[.AE11])*100" office:value-type="float" office:value="-5.789382273" calcext:value-type="float" table:number-columns-spanned="1" table:number-rows-spanned="3">
            <text:p>-5.79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2.73" calcext:value-type="float">
            <text:p>12.73</text:p>
          </table:table-cell>
          <table:covered-table-cell table:number-columns-repeated="3" table:style-name="ce2"/>
          <table:table-cell table:style-name="ce39" table:formula="of:=SUM(([$TABLE_4.G6]*[$TABLE_4.I6]*[.D12]/3600) + ([.C11]*[$TABLE_4.L6]*[.D12]/3600))" office:value-type="float" office:value="0.0087837" calcext:value-type="float">
            <text:p>0.0088</text:p>
          </table:table-cell>
          <table:covered-table-cell table:number-columns-repeated="5" table:style-name="ce2"/>
          <table:table-cell table:style-name="ce4" office:value-type="float" office:value="12.21" calcext:value-type="float">
            <text:p>12.21</text:p>
          </table:table-cell>
          <table:covered-table-cell table:number-columns-repeated="3" table:style-name="ce2"/>
          <table:table-cell table:style-name="ce39" table:formula="of:=SUM(([$TABLE_4.G6]*[$TABLE_4.I6]*[.N12]/3600) + ([.M11]*[$TABLE_4.L6]*[.N12]/3600))" office:value-type="float" office:value="0.00799755" calcext:value-type="float">
            <text:p>0.0080</text:p>
          </table:table-cell>
          <table:covered-table-cell table:number-columns-repeated="7" table:style-name="ce2"/>
          <table:table-cell table:style-name="ce4" office:value-type="float" office:value="12.73" calcext:value-type="float">
            <text:p>12.73</text:p>
          </table:table-cell>
          <table:covered-table-cell table:number-columns-repeated="3" table:style-name="ce2"/>
          <table:table-cell table:style-name="ce39" table:formula="of:=SUM(([$TABLE_4.G6]*[$TABLE_4.I6]*[.Z12]/3600) + ([.Y11]*[$TABLE_4.L6]*[.Z12]/3600))" office:value-type="float" office:value="0.0087837" calcext:value-type="float">
            <text:p>0.0088</text:p>
          </table:table-cell>
          <table:covered-table-cell table:number-columns-repeated="5" table:style-name="ce2"/>
          <table:table-cell table:style-name="ce4" office:value-type="float" office:value="12.77" calcext:value-type="float">
            <text:p>12.77</text:p>
          </table:table-cell>
          <table:covered-table-cell table:number-columns-repeated="3" table:style-name="ce2"/>
          <table:table-cell table:style-name="ce39" table:formula="of:=SUM(([$TABLE_4.G6]*[$TABLE_4.I6]*[.AJ12]/3600) + ([.AI11]*[$TABLE_4.L6]*[.AJ12]/3600))" office:value-type="float" office:value="0.00836435" calcext:value-type="float">
            <text:p>0.0084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1.98" calcext:value-type="float">
            <text:p>11.98</text:p>
          </table:table-cell>
          <table:covered-table-cell table:number-columns-repeated="3" table:style-name="ce3"/>
          <table:table-cell table:style-name="ce39" table:formula="of:=SUM(([$TABLE_4.G6]*[$TABLE_4.I6]*[.D13]/3600) + ([.C11]*[$TABLE_4.L6]*[.D13]/3600))" office:value-type="float" office:value="0.0082662" calcext:value-type="float">
            <text:p>0.0083</text:p>
          </table:table-cell>
          <table:covered-table-cell table:number-columns-repeated="5" table:style-name="ce3"/>
          <table:table-cell table:style-name="ce4" office:value-type="float" office:value="12.29" calcext:value-type="float">
            <text:p>12.29</text:p>
          </table:table-cell>
          <table:covered-table-cell table:number-columns-repeated="3" table:style-name="ce3"/>
          <table:table-cell table:style-name="ce39" table:formula="of:=SUM(([$TABLE_4.G6]*[$TABLE_4.I6]*[.N13]/3600) + ([.M11]*[$TABLE_4.L6]*[.N13]/3600))" office:value-type="float" office:value="0.00804995" calcext:value-type="float">
            <text:p>0.0080</text:p>
          </table:table-cell>
          <table:covered-table-cell table:number-columns-repeated="7" table:style-name="ce3"/>
          <table:table-cell table:style-name="ce4" office:value-type="float" office:value="12.93" calcext:value-type="float">
            <text:p>12.93</text:p>
          </table:table-cell>
          <table:covered-table-cell table:number-columns-repeated="3" table:style-name="ce3"/>
          <table:table-cell table:style-name="ce39" table:formula="of:=SUM(([$TABLE_4.G6]*[$TABLE_4.I6]*[.Z13]/3600) + ([.Y11]*[$TABLE_4.L6]*[.Z13]/3600))" office:value-type="float" office:value="0.0089217" calcext:value-type="float">
            <text:p>0.0089</text:p>
          </table:table-cell>
          <table:covered-table-cell table:number-columns-repeated="5" table:style-name="ce3"/>
          <table:table-cell table:style-name="ce4" office:value-type="float" office:value="11.91" calcext:value-type="float">
            <text:p>11.91</text:p>
          </table:table-cell>
          <table:covered-table-cell table:number-columns-repeated="3" table:style-name="ce3"/>
          <table:table-cell table:style-name="ce39" table:formula="of:=SUM(([$TABLE_4.G6]*[$TABLE_4.I6]*[.AJ13]/3600) + ([.AI11]*[$TABLE_4.L6]*[.AJ13]/3600))" office:value-type="float" office:value="0.00780105" calcext:value-type="float">
            <text:p>0.0078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4</text:p>
          </table:table-cell>
          <table:table-cell table:style-name="ce34" office:value-type="float" office:value="64" calcext:value-type="float" table:number-columns-spanned="1" table:number-rows-spanned="3">
            <text:p>64</text:p>
          </table:table-cell>
          <table:table-cell table:style-name="ce34" table:formula="of:=COM.MICROSOFT.CEILING([.B14]/[$TABLE_4.K7];1)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10.77" calcext:value-type="float">
            <text:p>10.77</text:p>
          </table:table-cell>
          <table:table-cell table:style-name="ce35" table:formula="of:=AVERAGE([.D14:.D16])" office:value-type="float" office:value="10.39333333" calcext:value-type="float" table:number-columns-spanned="1" table:number-rows-spanned="3">
            <text:p>10.39</text:p>
          </table:table-cell>
          <table:table-cell table:style-name="ce25" table:formula="of:=STDEV([.D14:.D16])" office:value-type="float" office:value="0.3308070938" calcext:value-type="float" table:number-columns-spanned="1" table:number-rows-spanned="3">
            <text:p>0.33</text:p>
          </table:table-cell>
          <table:table-cell table:style-name="ce36" table:formula="of:=(ROUND([.F14]/ABS([.E14]);4))*100" office:value-type="float" office:value="3.18" calcext:value-type="float" table:number-columns-spanned="1" table:number-rows-spanned="3">
            <text:p>3.18</text:p>
          </table:table-cell>
          <table:table-cell table:style-name="ce39" table:formula="of:=SUM(([$TABLE_4.G7]*[$TABLE_4.I7]*[.D14]/3600) + ([.C14]*[$TABLE_4.L7]*[.D14]/3600))" office:value-type="float" office:value="0.0187398" calcext:value-type="float">
            <text:p>0.0187</text:p>
          </table:table-cell>
          <table:table-cell table:style-name="ce35" table:formula="of:=AVERAGE([.H14:.H16])" office:value-type="float" office:value="0.0180844" calcext:value-type="float" table:number-columns-spanned="1" table:number-rows-spanned="3">
            <text:p>0.02</text:p>
          </table:table-cell>
          <table:table-cell table:style-name="ce39" table:formula="of:=STDEV([.H14:.H16])" office:value-type="float" office:value="0.0005756043433" calcext:value-type="float" table:number-columns-spanned="1" table:number-rows-spanned="3">
            <text:p>0.0006</text:p>
          </table:table-cell>
          <table:table-cell table:style-name="ce36" table:formula="of:=(ROUND([.J14]/ABS([.I14]);4))*100" office:value-type="float" office:value="3.18" calcext:value-type="float" table:number-columns-spanned="1" table:number-rows-spanned="3">
            <text:p>3.18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L14]/[$TABLE_4.K7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0.23" calcext:value-type="float">
            <text:p>10.23</text:p>
          </table:table-cell>
          <table:table-cell table:style-name="ce35" table:formula="of:=AVERAGE([.N14:.N16])" office:value-type="float" office:value="9.98" calcext:value-type="float" table:number-columns-spanned="1" table:number-rows-spanned="3">
            <text:p>9.98</text:p>
          </table:table-cell>
          <table:table-cell table:style-name="ce25" table:formula="of:=STDEV([.N14:.N16])" office:value-type="float" office:value="0.219317122" calcext:value-type="float" table:number-columns-spanned="1" table:number-rows-spanned="3">
            <text:p>0.22</text:p>
          </table:table-cell>
          <table:table-cell table:style-name="ce36" table:formula="of:=(ROUND([.P14]/ABS([.O14]);4))*100" office:value-type="float" office:value="2.2" calcext:value-type="float" table:number-columns-spanned="1" table:number-rows-spanned="3">
            <text:p>2.20</text:p>
          </table:table-cell>
          <table:table-cell table:style-name="ce39" table:formula="of:=SUM(([$TABLE_4.G7]*[$TABLE_4.I7]*[.N14]/3600) + ([.M14]*[$TABLE_4.L7]*[.N14]/3600))" office:value-type="float" office:value="0.009207" calcext:value-type="float">
            <text:p>0.0092</text:p>
          </table:table-cell>
          <table:table-cell table:style-name="ce35" table:formula="of:=AVERAGE([.R14:.R16])" office:value-type="float" office:value="0.008982" calcext:value-type="float" table:number-columns-spanned="1" table:number-rows-spanned="3">
            <text:p>0.01</text:p>
          </table:table-cell>
          <table:table-cell table:style-name="ce39" table:formula="of:=STDEV([.R14:.R16])" office:value-type="float" office:value="0.0001973854098" calcext:value-type="float" table:number-columns-spanned="1" table:number-rows-spanned="3">
            <text:p>0.0002</text:p>
          </table:table-cell>
          <table:table-cell table:style-name="ce36" table:formula="of:=(ROUND([.T14]/ABS([.S14]);4))*100" office:value-type="float" office:value="2.2" calcext:value-type="float" table:number-columns-spanned="1" table:number-rows-spanned="3">
            <text:p>2.20</text:p>
          </table:table-cell>
          <table:table-cell table:style-name="ce37" table:formula="of:=(ROUND([.O14]-[.E14];2)/[.E14])*100" office:value-type="float" office:value="-3.944836434" calcext:value-type="float" table:number-columns-spanned="1" table:number-rows-spanned="3">
            <text:p>-3.94</text:p>
          </table:table-cell>
          <table:table-cell table:style-name="ce37" table:formula="of:=(ROUND([.S14]-[.I14];4)/[.I14])*100" office:value-type="float" office:value="-50.31961248" calcext:value-type="float" table:number-columns-spanned="1" table:number-rows-spanned="3">
            <text:p>-50.32</text:p>
          </table:table-cell>
          <table:table-cell table:style-name="ce34" office:value-type="float" office:value="32" calcext:value-type="float" table:number-columns-spanned="1" table:number-rows-spanned="3">
            <text:p>32</text:p>
          </table:table-cell>
          <table:table-cell table:style-name="ce34" table:formula="of:=COM.MICROSOFT.CEILING([.X14]/[$TABLE_4.K7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0.23" calcext:value-type="float">
            <text:p>10.23</text:p>
          </table:table-cell>
          <table:table-cell table:style-name="ce35" table:formula="of:=AVERAGE([.Z14:.Z16])" office:value-type="float" office:value="10.45" calcext:value-type="float" table:number-columns-spanned="1" table:number-rows-spanned="3">
            <text:p>10.45</text:p>
          </table:table-cell>
          <table:table-cell table:style-name="ce25" table:formula="of:=STDEV([.Z14:.Z16])" office:value-type="float" office:value="0.2424871131" calcext:value-type="float" table:number-columns-spanned="1" table:number-rows-spanned="3">
            <text:p>0.24</text:p>
          </table:table-cell>
          <table:table-cell table:style-name="ce36" table:formula="of:=(ROUND([.AB14]/ABS([.AA14]);4))*100" office:value-type="float" office:value="2.32" calcext:value-type="float" table:number-columns-spanned="1" table:number-rows-spanned="3">
            <text:p>2.32</text:p>
          </table:table-cell>
          <table:table-cell table:style-name="ce39" table:formula="of:=SUM(([$TABLE_4.G7]*[$TABLE_4.I7]*[.Z14]/3600) + ([.Y14]*[$TABLE_4.L7]*[.Z14]/3600))" office:value-type="float" office:value="0.0120714" calcext:value-type="float">
            <text:p>0.0121</text:p>
          </table:table-cell>
          <table:table-cell table:style-name="ce35" table:formula="of:=AVERAGE([.AD14:.AD16])" office:value-type="float" office:value="0.012331" calcext:value-type="float" table:number-columns-spanned="1" table:number-rows-spanned="3">
            <text:p>0.01</text:p>
          </table:table-cell>
          <table:table-cell table:style-name="ce39" table:formula="of:=STDEV([.AD14:.AD16])" office:value-type="float" office:value="0.0002861347934" calcext:value-type="float" table:number-columns-spanned="1" table:number-rows-spanned="3">
            <text:p>0.0003</text:p>
          </table:table-cell>
          <table:table-cell table:style-name="ce36" table:formula="of:=(ROUND([.AF14]/ABS([.AE14]);4))*100" office:value-type="float" office:value="2.32" calcext:value-type="float" table:number-columns-spanned="1" table:number-rows-spanned="3">
            <text:p>2.32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AH14]/[$TABLE_4.K7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0.23" calcext:value-type="float">
            <text:p>10.23</text:p>
          </table:table-cell>
          <table:table-cell table:style-name="ce35" table:formula="of:=AVERAGE([.AJ14:.AJ16])" office:value-type="float" office:value="9.916666667" calcext:value-type="float" table:number-columns-spanned="1" table:number-rows-spanned="3">
            <text:p>9.92</text:p>
          </table:table-cell>
          <table:table-cell table:style-name="ce25" table:formula="of:=STDEV([.AJ14:.AJ16])" office:value-type="float" office:value="0.2928025501" calcext:value-type="float" table:number-columns-spanned="1" table:number-rows-spanned="3">
            <text:p>0.29</text:p>
          </table:table-cell>
          <table:table-cell table:style-name="ce36" table:formula="of:=(ROUND([.AL14]/ABS([.AK14]);4))*100" office:value-type="float" office:value="2.95" calcext:value-type="float" table:number-columns-spanned="1" table:number-rows-spanned="3">
            <text:p>2.95</text:p>
          </table:table-cell>
          <table:table-cell table:style-name="ce39" table:formula="of:=SUM(([$TABLE_4.G7]*[$TABLE_4.I7]*[.AJ14]/3600) + ([.AI14]*[$TABLE_4.L7]*[.AJ14]/3600))" office:value-type="float" office:value="0.009207" calcext:value-type="float">
            <text:p>0.0092</text:p>
          </table:table-cell>
          <table:table-cell table:style-name="ce35" table:formula="of:=AVERAGE([.AN14:.AN16])" office:value-type="float" office:value="0.008925" calcext:value-type="float" table:number-columns-spanned="1" table:number-rows-spanned="3">
            <text:p>0.01</text:p>
          </table:table-cell>
          <table:table-cell table:style-name="ce39" table:formula="of:=STDEV([.AN14:.AN16])" office:value-type="float" office:value="0.0002635222951" calcext:value-type="float" table:number-columns-spanned="1" table:number-rows-spanned="3">
            <text:p>0.0003</text:p>
          </table:table-cell>
          <table:table-cell table:style-name="ce36" table:formula="of:=ROUND([.AP14]/ABS([.AO14]);4)*100" office:value-type="float" office:value="2.95" calcext:value-type="float" table:number-columns-spanned="1" table:number-rows-spanned="3">
            <text:p>2.95</text:p>
          </table:table-cell>
          <table:table-cell table:style-name="ce37" table:formula="of:=(ROUND([.AK14]-[.AA14];2)/[.AA14])*100" office:value-type="float" office:value="-5.071770335" calcext:value-type="float" table:number-columns-spanned="1" table:number-rows-spanned="3">
            <text:p>-5.07</text:p>
          </table:table-cell>
          <table:table-cell table:style-name="ce37" table:formula="of:=(ROUND([.AO14]-[.AE14];4)/[.AE14])*100" office:value-type="float" office:value="-27.57278404" calcext:value-type="float" table:number-columns-spanned="1" table:number-rows-spanned="3">
            <text:p>-27.57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0.15" calcext:value-type="float">
            <text:p>10.15</text:p>
          </table:table-cell>
          <table:covered-table-cell table:number-columns-repeated="3" table:style-name="ce2"/>
          <table:table-cell table:style-name="ce39" table:formula="of:=SUM(([$TABLE_4.G7]*[$TABLE_4.I7]*[.D15]/3600) + ([.C14]*[$TABLE_4.L7]*[.D15]/3600))" office:value-type="float" office:value="0.017661" calcext:value-type="float">
            <text:p>0.0177</text:p>
          </table:table-cell>
          <table:covered-table-cell table:number-columns-repeated="5" table:style-name="ce2"/>
          <table:table-cell table:style-name="ce4" office:value-type="float" office:value="9.82" calcext:value-type="float">
            <text:p>9.82</text:p>
          </table:table-cell>
          <table:covered-table-cell table:number-columns-repeated="3" table:style-name="ce2"/>
          <table:table-cell table:style-name="ce39" table:formula="of:=SUM(([$TABLE_4.G7]*[$TABLE_4.I7]*[.N15]/3600) + ([.M14]*[$TABLE_4.L7]*[.N15]/3600))" office:value-type="float" office:value="0.008838" calcext:value-type="float">
            <text:p>0.0088</text:p>
          </table:table-cell>
          <table:covered-table-cell table:number-columns-repeated="7" table:style-name="ce2"/>
          <table:table-cell table:style-name="ce4" office:value-type="float" office:value="10.71" calcext:value-type="float">
            <text:p>10.71</text:p>
          </table:table-cell>
          <table:covered-table-cell table:number-columns-repeated="3" table:style-name="ce2"/>
          <table:table-cell table:style-name="ce39" table:formula="of:=SUM(([$TABLE_4.G7]*[$TABLE_4.I7]*[.Z15]/3600) + ([.Y14]*[$TABLE_4.L7]*[.Z15]/3600))" office:value-type="float" office:value="0.0126378" calcext:value-type="float">
            <text:p>0.0126</text:p>
          </table:table-cell>
          <table:covered-table-cell table:number-columns-repeated="5" table:style-name="ce2"/>
          <table:table-cell table:style-name="ce4" office:value-type="float" office:value="9.87" calcext:value-type="float">
            <text:p>9.87</text:p>
          </table:table-cell>
          <table:covered-table-cell table:number-columns-repeated="3" table:style-name="ce2"/>
          <table:table-cell table:style-name="ce39" table:formula="of:=SUM(([$TABLE_4.G7]*[$TABLE_4.I7]*[.AJ15]/3600) + ([.AI14]*[$TABLE_4.L7]*[.AJ15]/3600))" office:value-type="float" office:value="0.008883" calcext:value-type="float">
            <text:p>0.0089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0.26" calcext:value-type="float">
            <text:p>10.26</text:p>
          </table:table-cell>
          <table:covered-table-cell table:number-columns-repeated="3" table:style-name="ce3"/>
          <table:table-cell table:style-name="ce39" table:formula="of:=SUM(([$TABLE_4.G7]*[$TABLE_4.I7]*[.D16]/3600) + ([.C14]*[$TABLE_4.L7]*[.D16]/3600))" office:value-type="float" office:value="0.0178524" calcext:value-type="float">
            <text:p>0.0179</text:p>
          </table:table-cell>
          <table:covered-table-cell table:number-columns-repeated="5" table:style-name="ce3"/>
          <table:table-cell table:style-name="ce4" office:value-type="float" office:value="9.89" calcext:value-type="float">
            <text:p>9.89</text:p>
          </table:table-cell>
          <table:covered-table-cell table:number-columns-repeated="3" table:style-name="ce3"/>
          <table:table-cell table:style-name="ce39" table:formula="of:=SUM(([$TABLE_4.G7]*[$TABLE_4.I7]*[.N16]/3600) + ([.M14]*[$TABLE_4.L7]*[.N16]/3600))" office:value-type="float" office:value="0.008901" calcext:value-type="float">
            <text:p>0.0089</text:p>
          </table:table-cell>
          <table:covered-table-cell table:number-columns-repeated="7" table:style-name="ce3"/>
          <table:table-cell table:style-name="ce4" office:value-type="float" office:value="10.41" calcext:value-type="float">
            <text:p>10.41</text:p>
          </table:table-cell>
          <table:covered-table-cell table:number-columns-repeated="3" table:style-name="ce3"/>
          <table:table-cell table:style-name="ce39" table:formula="of:=SUM(([$TABLE_4.G7]*[$TABLE_4.I7]*[.Z16]/3600) + ([.Y14]*[$TABLE_4.L7]*[.Z16]/3600))" office:value-type="float" office:value="0.0122838" calcext:value-type="float">
            <text:p>0.0123</text:p>
          </table:table-cell>
          <table:covered-table-cell table:number-columns-repeated="5" table:style-name="ce3"/>
          <table:table-cell table:style-name="ce4" office:value-type="float" office:value="9.65" calcext:value-type="float">
            <text:p>9.65</text:p>
          </table:table-cell>
          <table:covered-table-cell table:number-columns-repeated="3" table:style-name="ce3"/>
          <table:table-cell table:style-name="ce39" table:formula="of:=SUM(([$TABLE_4.G7]*[$TABLE_4.I7]*[.AJ16]/3600) + ([.AI14]*[$TABLE_4.L7]*[.AJ16]/3600))" office:value-type="float" office:value="0.008685" calcext:value-type="float">
            <text:p>0.0087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5</text:p>
          </table:table-cell>
          <table:table-cell table:style-name="ce34" office:value-type="float" office:value="6" calcext:value-type="float" table:number-columns-spanned="1" table:number-rows-spanned="3">
            <text:p>6</text:p>
          </table:table-cell>
          <table:table-cell table:style-name="ce34" table:formula="of:=COM.MICROSOFT.CEILING([.B17]/[$TABLE_4.K8];1)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14.51" calcext:value-type="float">
            <text:p>14.51</text:p>
          </table:table-cell>
          <table:table-cell table:style-name="ce35" table:formula="of:=AVERAGE([.D17:.D19])" office:value-type="float" office:value="14.17" calcext:value-type="float" table:number-columns-spanned="1" table:number-rows-spanned="3">
            <text:p>14.17</text:p>
          </table:table-cell>
          <table:table-cell table:style-name="ce25" table:formula="of:=STDEV([.D17:.D19])" office:value-type="float" office:value="0.2986636905" calcext:value-type="float" table:number-columns-spanned="1" table:number-rows-spanned="3">
            <text:p>0.30</text:p>
          </table:table-cell>
          <table:table-cell table:style-name="ce36" table:formula="of:=(ROUND([.F17]/ABS([.E17]);4))*100" office:value-type="float" office:value="2.11" calcext:value-type="float" table:number-columns-spanned="1" table:number-rows-spanned="3">
            <text:p>2.11</text:p>
          </table:table-cell>
          <table:table-cell table:style-name="ce39" table:formula="of:=SUM(([$TABLE_4.G8]*[$TABLE_4.I8]*[.D17]/3600) + ([.C17]*[$TABLE_4.L8]*[.D17]/3600))" office:value-type="float" office:value="0.01124525" calcext:value-type="float">
            <text:p>0.0112</text:p>
          </table:table-cell>
          <table:table-cell table:style-name="ce35" table:formula="of:=AVERAGE([.H17:.H19])" office:value-type="float" office:value="0.01098175" calcext:value-type="float" table:number-columns-spanned="1" table:number-rows-spanned="3">
            <text:p>0.01</text:p>
          </table:table-cell>
          <table:table-cell table:style-name="ce39" table:formula="of:=STDEV([.H17:.H19])" office:value-type="float" office:value="0.0002314643601" calcext:value-type="float" table:number-columns-spanned="1" table:number-rows-spanned="3">
            <text:p>0.0002</text:p>
          </table:table-cell>
          <table:table-cell table:style-name="ce36" table:formula="of:=(ROUND([.J17]/ABS([.I17]);4))*100" office:value-type="float" office:value="2.11" calcext:value-type="float" table:number-columns-spanned="1" table:number-rows-spanned="3">
            <text:p>2.11</text:p>
          </table:table-cell>
          <table:table-cell table:style-name="ce34" office:value-type="float" office:value="3" calcext:value-type="float" table:number-columns-spanned="1" table:number-rows-spanned="3">
            <text:p>3</text:p>
          </table:table-cell>
          <table:table-cell table:style-name="ce34" table:formula="of:=COM.MICROSOFT.CEILING([.L17]/[$TABLE_4.K8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3.27" calcext:value-type="float">
            <text:p>13.27</text:p>
          </table:table-cell>
          <table:table-cell table:style-name="ce35" table:formula="of:=AVERAGE([.N17:.N19])" office:value-type="float" office:value="13.12" calcext:value-type="float" table:number-columns-spanned="1" table:number-rows-spanned="3">
            <text:p>13.12</text:p>
          </table:table-cell>
          <table:table-cell table:style-name="ce25" table:formula="of:=STDEV([.N17:.N19])" office:value-type="float" office:value="0.21" calcext:value-type="float" table:number-columns-spanned="1" table:number-rows-spanned="3">
            <text:p>0.21</text:p>
          </table:table-cell>
          <table:table-cell table:style-name="ce36" table:formula="of:=(ROUND([.P17]/ABS([.O17]);4))*100" office:value-type="float" office:value="1.6" calcext:value-type="float" table:number-columns-spanned="1" table:number-rows-spanned="3">
            <text:p>1.60</text:p>
          </table:table-cell>
          <table:table-cell table:style-name="ce39" table:formula="of:=SUM(([$TABLE_4.G8]*[$TABLE_4.I8]*[.N17]/3600) + ([.M17]*[$TABLE_4.L8]*[.N17]/3600))" office:value-type="float" office:value="0.009598633333" calcext:value-type="float">
            <text:p>0.0096</text:p>
          </table:table-cell>
          <table:table-cell table:style-name="ce35" table:formula="of:=AVERAGE([.R17:.R19])" office:value-type="float" office:value="0.009490133333" calcext:value-type="float" table:number-columns-spanned="1" table:number-rows-spanned="3">
            <text:p>0.01</text:p>
          </table:table-cell>
          <table:table-cell table:style-name="ce39" table:formula="of:=STDEV([.R17:.R19])" office:value-type="float" office:value="0.0001519" calcext:value-type="float" table:number-columns-spanned="1" table:number-rows-spanned="3">
            <text:p>0.0002</text:p>
          </table:table-cell>
          <table:table-cell table:style-name="ce36" table:formula="of:=(ROUND([.T17]/ABS([.S17]);4))*100" office:value-type="float" office:value="1.6" calcext:value-type="float" table:number-columns-spanned="1" table:number-rows-spanned="3">
            <text:p>1.60</text:p>
          </table:table-cell>
          <table:table-cell table:style-name="ce37" table:formula="of:=(ROUND([.O17]-[.E17];2)/[.E17])*100" office:value-type="float" office:value="-7.410021171" calcext:value-type="float" table:number-columns-spanned="1" table:number-rows-spanned="3">
            <text:p>-7.41</text:p>
          </table:table-cell>
          <table:table-cell table:style-name="ce37" table:formula="of:=(ROUND([.S17]-[.I17];4)/[.I17])*100" office:value-type="float" office:value="-13.6590252" calcext:value-type="float" table:number-columns-spanned="1" table:number-rows-spanned="3">
            <text:p>-13.66</text:p>
          </table:table-cell>
          <table:table-cell table:style-name="ce34" office:value-type="float" office:value="8" calcext:value-type="float" table:number-columns-spanned="1" table:number-rows-spanned="3">
            <text:p>8</text:p>
          </table:table-cell>
          <table:table-cell table:style-name="ce34" table:formula="of:=COM.MICROSOFT.CEILING([.X17]/[$TABLE_4.K8];1)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13.75" calcext:value-type="float">
            <text:p>13.75</text:p>
          </table:table-cell>
          <table:table-cell table:style-name="ce35" table:formula="of:=AVERAGE([.Z17:.Z19])" office:value-type="float" office:value="14.33666667" calcext:value-type="float" table:number-columns-spanned="1" table:number-rows-spanned="3">
            <text:p>14.34</text:p>
          </table:table-cell>
          <table:table-cell table:style-name="ce25" table:formula="of:=STDEV([.Z17:.Z19])" office:value-type="float" office:value="0.5326662495" calcext:value-type="float" table:number-columns-spanned="1" table:number-rows-spanned="3">
            <text:p>0.53</text:p>
          </table:table-cell>
          <table:table-cell table:style-name="ce36" table:formula="of:=(ROUND([.AB17]/ABS([.AA17]);4))*100" office:value-type="float" office:value="3.72" calcext:value-type="float" table:number-columns-spanned="1" table:number-rows-spanned="3">
            <text:p>3.72</text:p>
          </table:table-cell>
          <table:table-cell table:style-name="ce39" table:formula="of:=SUM(([$TABLE_4.G8]*[$TABLE_4.I8]*[.Z17]/3600) + ([.Y17]*[$TABLE_4.L8]*[.Z17]/3600))" office:value-type="float" office:value="0.01136666667" calcext:value-type="float">
            <text:p>0.0114</text:p>
          </table:table-cell>
          <table:table-cell table:style-name="ce35" table:formula="of:=AVERAGE([.AD17:.AD19])" office:value-type="float" office:value="0.01185164444" calcext:value-type="float" table:number-columns-spanned="1" table:number-rows-spanned="3">
            <text:p>0.01</text:p>
          </table:table-cell>
          <table:table-cell table:style-name="ce39" table:formula="of:=STDEV([.AD17:.AD19])" office:value-type="float" office:value="0.0004403374329" calcext:value-type="float" table:number-columns-spanned="1" table:number-rows-spanned="3">
            <text:p>0.0004</text:p>
          </table:table-cell>
          <table:table-cell table:style-name="ce36" table:formula="of:=(ROUND([.AF17]/ABS([.AE17]);4))*100" office:value-type="float" office:value="3.72" calcext:value-type="float" table:number-columns-spanned="1" table:number-rows-spanned="3">
            <text:p>3.72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style-name="ce34" table:formula="of:=COM.MICROSOFT.CEILING([.AH17]/[$TABLE_4.K8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3.92" calcext:value-type="float">
            <text:p>13.92</text:p>
          </table:table-cell>
          <table:table-cell table:style-name="ce35" table:formula="of:=AVERAGE([.AJ17:.AJ19])" office:value-type="float" office:value="14.08666667" calcext:value-type="float" table:number-columns-spanned="1" table:number-rows-spanned="3">
            <text:p>14.09</text:p>
          </table:table-cell>
          <table:table-cell table:style-name="ce25" table:formula="of:=STDEV([.AJ17:.AJ19])" office:value-type="float" office:value="0.14571662" calcext:value-type="float" table:number-columns-spanned="1" table:number-rows-spanned="3">
            <text:p>0.15</text:p>
          </table:table-cell>
          <table:table-cell table:style-name="ce36" table:formula="of:=(ROUND([.AL17]/ABS([.AK17]);4))*100" office:value-type="float" office:value="1.03" calcext:value-type="float" table:number-columns-spanned="1" table:number-rows-spanned="3">
            <text:p>1.03</text:p>
          </table:table-cell>
          <table:table-cell table:style-name="ce39" table:formula="of:=SUM(([$TABLE_4.G8]*[$TABLE_4.I8]*[.AJ17]/3600) + ([.AI17]*[$TABLE_4.L8]*[.AJ17]/3600))" office:value-type="float" office:value="0.0093496" calcext:value-type="float">
            <text:p>0.0093</text:p>
          </table:table-cell>
          <table:table-cell table:style-name="ce35" table:formula="of:=AVERAGE([.AN17:.AN19])" office:value-type="float" office:value="0.009461544444" calcext:value-type="float" table:number-columns-spanned="1" table:number-rows-spanned="3">
            <text:p>0.01</text:p>
          </table:table-cell>
          <table:table-cell table:style-name="ce39" table:formula="of:=STDEV([.AN17:.AN19])" office:value-type="float" office:value="0.00009787299641" calcext:value-type="float" table:number-columns-spanned="1" table:number-rows-spanned="3">
            <text:p>0.0001</text:p>
          </table:table-cell>
          <table:table-cell table:style-name="ce36" table:formula="of:=ROUND([.AP17]/ABS([.AO17]);4)*100" office:value-type="float" office:value="1.03" calcext:value-type="float" table:number-columns-spanned="1" table:number-rows-spanned="3">
            <text:p>1.03</text:p>
          </table:table-cell>
          <table:table-cell table:style-name="ce37" table:formula="of:=(ROUND([.AK17]-[.AA17];2)/[.AA17])*100" office:value-type="float" office:value="-1.743780516" calcext:value-type="float" table:number-columns-spanned="1" table:number-rows-spanned="3">
            <text:p>-1.74</text:p>
          </table:table-cell>
          <table:table-cell table:style-name="ce37" table:formula="of:=(ROUND([.AO17]-[.AE17];4)/[.AE17])*100" office:value-type="float" office:value="-20.25035438" calcext:value-type="float" table:number-columns-spanned="1" table:number-rows-spanned="3">
            <text:p>-20.25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4.05" calcext:value-type="float">
            <text:p>14.05</text:p>
          </table:table-cell>
          <table:covered-table-cell table:number-columns-repeated="3" table:style-name="ce2"/>
          <table:table-cell table:style-name="ce39" table:formula="of:=SUM(([$TABLE_4.G8]*[$TABLE_4.I8]*[.D18]/3600) + ([.C17]*[$TABLE_4.L8]*[.D18]/3600))" office:value-type="float" office:value="0.01088875" calcext:value-type="float">
            <text:p>0.0109</text:p>
          </table:table-cell>
          <table:covered-table-cell table:number-columns-repeated="5" table:style-name="ce2"/>
          <table:table-cell table:style-name="ce4" office:value-type="float" office:value="12.88" calcext:value-type="float">
            <text:p>12.88</text:p>
          </table:table-cell>
          <table:covered-table-cell table:number-columns-repeated="3" table:style-name="ce2"/>
          <table:table-cell table:style-name="ce39" table:formula="of:=SUM(([$TABLE_4.G8]*[$TABLE_4.I8]*[.N18]/3600) + ([.M17]*[$TABLE_4.L8]*[.N18]/3600))" office:value-type="float" office:value="0.009316533333" calcext:value-type="float">
            <text:p>0.0093</text:p>
          </table:table-cell>
          <table:covered-table-cell table:number-columns-repeated="7" table:style-name="ce2"/>
          <table:table-cell table:style-name="ce4" office:value-type="float" office:value="14.79" calcext:value-type="float">
            <text:p>14.79</text:p>
          </table:table-cell>
          <table:covered-table-cell table:number-columns-repeated="3" table:style-name="ce2"/>
          <table:table-cell table:style-name="ce39" table:formula="of:=SUM(([$TABLE_4.G8]*[$TABLE_4.I8]*[.Z18]/3600) + ([.Y17]*[$TABLE_4.L8]*[.Z18]/3600))" office:value-type="float" office:value="0.0122264" calcext:value-type="float">
            <text:p>0.0122</text:p>
          </table:table-cell>
          <table:covered-table-cell table:number-columns-repeated="5" table:style-name="ce2"/>
          <table:table-cell table:style-name="ce4" office:value-type="float" office:value="14.15" calcext:value-type="float">
            <text:p>14.15</text:p>
          </table:table-cell>
          <table:covered-table-cell table:number-columns-repeated="3" table:style-name="ce2"/>
          <table:table-cell table:style-name="ce39" table:formula="of:=SUM(([$TABLE_4.G8]*[$TABLE_4.I8]*[.AJ18]/3600) + ([.AI17]*[$TABLE_4.L8]*[.AJ18]/3600))" office:value-type="float" office:value="0.009504083333" calcext:value-type="float">
            <text:p>0.0095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3.95" calcext:value-type="float">
            <text:p>13.95</text:p>
          </table:table-cell>
          <table:covered-table-cell table:number-columns-repeated="3" table:style-name="ce3"/>
          <table:table-cell table:style-name="ce39" table:formula="of:=SUM(([$TABLE_4.G8]*[$TABLE_4.I8]*[.D19]/3600) + ([.C17]*[$TABLE_4.L8]*[.D19]/3600))" office:value-type="float" office:value="0.01081125" calcext:value-type="float">
            <text:p>0.0108</text:p>
          </table:table-cell>
          <table:covered-table-cell table:number-columns-repeated="5" table:style-name="ce3"/>
          <table:table-cell table:style-name="ce4" office:value-type="float" office:value="13.21" calcext:value-type="float">
            <text:p>13.21</text:p>
          </table:table-cell>
          <table:covered-table-cell table:number-columns-repeated="3" table:style-name="ce3"/>
          <table:table-cell table:style-name="ce39" table:formula="of:=SUM(([$TABLE_4.G8]*[$TABLE_4.I8]*[.N19]/3600) + ([.M17]*[$TABLE_4.L8]*[.N19]/3600))" office:value-type="float" office:value="0.009555233333" calcext:value-type="float">
            <text:p>0.0096</text:p>
          </table:table-cell>
          <table:covered-table-cell table:number-columns-repeated="7" table:style-name="ce3"/>
          <table:table-cell table:style-name="ce4" office:value-type="float" office:value="14.47" calcext:value-type="float">
            <text:p>14.47</text:p>
          </table:table-cell>
          <table:covered-table-cell table:number-columns-repeated="3" table:style-name="ce3"/>
          <table:table-cell table:style-name="ce39" table:formula="of:=SUM(([$TABLE_4.G8]*[$TABLE_4.I8]*[.Z19]/3600) + ([.Y17]*[$TABLE_4.L8]*[.Z19]/3600))" office:value-type="float" office:value="0.01196186667" calcext:value-type="float">
            <text:p>0.0120</text:p>
          </table:table-cell>
          <table:covered-table-cell table:number-columns-repeated="5" table:style-name="ce3"/>
          <table:table-cell table:style-name="ce4" office:value-type="float" office:value="14.19" calcext:value-type="float">
            <text:p>14.19</text:p>
          </table:table-cell>
          <table:covered-table-cell table:number-columns-repeated="3" table:style-name="ce3"/>
          <table:table-cell table:style-name="ce39" table:formula="of:=SUM(([$TABLE_4.G8]*[$TABLE_4.I8]*[.AJ19]/3600) + ([.AI17]*[$TABLE_4.L8]*[.AJ19]/3600))" office:value-type="float" office:value="0.00953095" calcext:value-type="float">
            <text:p>0.0095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6</text:p>
          </table:table-cell>
          <table:table-cell table:style-name="ce34" office:value-type="float" office:value="80" calcext:value-type="float" table:number-columns-spanned="1" table:number-rows-spanned="3">
            <text:p>80</text:p>
          </table:table-cell>
          <table:table-cell table:style-name="ce34" table:formula="of:=COM.MICROSOFT.CEILING([.B20]/[$TABLE_4.K9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14.41" calcext:value-type="float">
            <text:p>14.41</text:p>
          </table:table-cell>
          <table:table-cell table:style-name="ce35" table:formula="of:=AVERAGE([.D20:.D22])" office:value-type="float" office:value="14.65" calcext:value-type="float" table:number-columns-spanned="1" table:number-rows-spanned="3">
            <text:p>14.65</text:p>
          </table:table-cell>
          <table:table-cell table:style-name="ce25" table:formula="of:=STDEV([.D20:.D22])" office:value-type="float" office:value="0.4866210024" calcext:value-type="float" table:number-columns-spanned="1" table:number-rows-spanned="3">
            <text:p>0.49</text:p>
          </table:table-cell>
          <table:table-cell table:style-name="ce36" table:formula="of:=(ROUND([.F20]/ABS([.E20]);4))*100" office:value-type="float" office:value="3.32" calcext:value-type="float" table:number-columns-spanned="1" table:number-rows-spanned="3">
            <text:p>3.32</text:p>
          </table:table-cell>
          <table:table-cell table:style-name="ce39" table:formula="of:=SUM(([$TABLE_4.G9]*[$TABLE_4.I9]*[.D20]/3600) + ([.C20]*[$TABLE_4.L9]*[.D20]/3600))" office:value-type="float" office:value="0.0291082" calcext:value-type="float">
            <text:p>0.0291</text:p>
          </table:table-cell>
          <table:table-cell table:style-name="ce35" table:formula="of:=AVERAGE([.H20:.H22])" office:value-type="float" office:value="0.029593" calcext:value-type="float" table:number-columns-spanned="1" table:number-rows-spanned="3">
            <text:p>0.03</text:p>
          </table:table-cell>
          <table:table-cell table:style-name="ce39" table:formula="of:=STDEV([.H20:.H22])" office:value-type="float" office:value="0.0009829744249" calcext:value-type="float" table:number-columns-spanned="1" table:number-rows-spanned="3">
            <text:p>0.0010</text:p>
          </table:table-cell>
          <table:table-cell table:style-name="ce36" table:formula="of:=(ROUND([.J20]/ABS([.I20]);4))*100" office:value-type="float" office:value="3.32" calcext:value-type="float" table:number-columns-spanned="1" table:number-rows-spanned="3">
            <text:p>3.32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L20]/[$TABLE_4.K9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0.87" calcext:value-type="float">
            <text:p>10.87</text:p>
          </table:table-cell>
          <table:table-cell table:style-name="ce35" table:formula="of:=AVERAGE([.N20:.N22])" office:value-type="float" office:value="10.33" calcext:value-type="float" table:number-columns-spanned="1" table:number-rows-spanned="3">
            <text:p>10.33</text:p>
          </table:table-cell>
          <table:table-cell table:style-name="ce25" table:formula="of:=STDEV([.N20:.N22])" office:value-type="float" office:value="0.480416486" calcext:value-type="float" table:number-columns-spanned="1" table:number-rows-spanned="3">
            <text:p>0.48</text:p>
          </table:table-cell>
          <table:table-cell table:style-name="ce36" table:formula="of:=(ROUND([.P20]/ABS([.O20]);4))*100" office:value-type="float" office:value="4.65" calcext:value-type="float" table:number-columns-spanned="1" table:number-rows-spanned="3">
            <text:p>4.65</text:p>
          </table:table-cell>
          <table:table-cell table:style-name="ce39" table:formula="of:=SUM(([$TABLE_4.G9]*[$TABLE_4.I9]*[.N20]/3600) + ([.M20]*[$TABLE_4.L9]*[.N20]/3600))" office:value-type="float" office:value="0.009783" calcext:value-type="float">
            <text:p>0.0098</text:p>
          </table:table-cell>
          <table:table-cell table:style-name="ce35" table:formula="of:=AVERAGE([.R20:.R22])" office:value-type="float" office:value="0.009297" calcext:value-type="float" table:number-columns-spanned="1" table:number-rows-spanned="3">
            <text:p>0.01</text:p>
          </table:table-cell>
          <table:table-cell table:style-name="ce39" table:formula="of:=STDEV([.R20:.R22])" office:value-type="float" office:value="0.0004323748374" calcext:value-type="float" table:number-columns-spanned="1" table:number-rows-spanned="3">
            <text:p>0.0004</text:p>
          </table:table-cell>
          <table:table-cell table:style-name="ce36" table:formula="of:=(ROUND([.T20]/ABS([.S20]);4))*100" office:value-type="float" office:value="4.65" calcext:value-type="float" table:number-columns-spanned="1" table:number-rows-spanned="3">
            <text:p>4.65</text:p>
          </table:table-cell>
          <table:table-cell table:style-name="ce37" table:formula="of:=(ROUND([.O20]-[.E20];2)/[.E20])*100" office:value-type="float" office:value="-29.48805461" calcext:value-type="float" table:number-columns-spanned="1" table:number-rows-spanned="3">
            <text:p>-29.49</text:p>
          </table:table-cell>
          <table:table-cell table:style-name="ce37" table:formula="of:=(ROUND([.S20]-[.I20];4)/[.I20])*100" office:value-type="float" office:value="-68.59730342" calcext:value-type="float" table:number-columns-spanned="1" table:number-rows-spanned="3">
            <text:p>-68.60</text:p>
          </table:table-cell>
          <table:table-cell table:style-name="ce34" office:value-type="float" office:value="144" calcext:value-type="float" table:number-columns-spanned="1" table:number-rows-spanned="3">
            <text:p>144</text:p>
          </table:table-cell>
          <table:table-cell table:style-name="ce34" table:formula="of:=COM.MICROSOFT.CEILING([.X20]/[$TABLE_4.K9];1)" office:value-type="float" office:value="9" calcext:value-type="float" table:number-columns-spanned="1" table:number-rows-spanned="3">
            <text:p>9</text:p>
          </table:table-cell>
          <table:table-cell table:style-name="ce4" office:value-type="float" office:value="12.01" calcext:value-type="float">
            <text:p>12.01</text:p>
          </table:table-cell>
          <table:table-cell table:style-name="ce35" table:formula="of:=AVERAGE([.Z20:.Z22])" office:value-type="float" office:value="12.12" calcext:value-type="float" table:number-columns-spanned="1" table:number-rows-spanned="3">
            <text:p>12.12</text:p>
          </table:table-cell>
          <table:table-cell table:style-name="ce25" table:formula="of:=STDEV([.Z20:.Z22])" office:value-type="float" office:value="0.3966106403" calcext:value-type="float" table:number-columns-spanned="1" table:number-rows-spanned="3">
            <text:p>0.40</text:p>
          </table:table-cell>
          <table:table-cell table:style-name="ce36" table:formula="of:=(ROUND([.AB20]/ABS([.AA20]);4))*100" office:value-type="float" office:value="3.27" calcext:value-type="float" table:number-columns-spanned="1" table:number-rows-spanned="3">
            <text:p>3.27</text:p>
          </table:table-cell>
          <table:table-cell table:style-name="ce39" table:formula="of:=SUM(([$TABLE_4.G9]*[$TABLE_4.I9]*[.Z20]/3600) + ([.Y20]*[$TABLE_4.L9]*[.Z20]/3600))" office:value-type="float" office:value="0.0377114" calcext:value-type="float">
            <text:p>0.0377</text:p>
          </table:table-cell>
          <table:table-cell table:style-name="ce35" table:formula="of:=AVERAGE([.AD20:.AD22])" office:value-type="float" office:value="0.0380568" calcext:value-type="float" table:number-columns-spanned="1" table:number-rows-spanned="3">
            <text:p>0.04</text:p>
          </table:table-cell>
          <table:table-cell table:style-name="ce39" table:formula="of:=STDEV([.AD20:.AD22])" office:value-type="float" office:value="0.001245357411" calcext:value-type="float" table:number-columns-spanned="1" table:number-rows-spanned="3">
            <text:p>0.0012</text:p>
          </table:table-cell>
          <table:table-cell table:style-name="ce36" table:formula="of:=(ROUND([.AF20]/ABS([.AE20]);4))*100" office:value-type="float" office:value="3.27" calcext:value-type="float" table:number-columns-spanned="1" table:number-rows-spanned="3">
            <text:p>3.27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AH20]/[$TABLE_4.K9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0.11" calcext:value-type="float">
            <text:p>10.11</text:p>
          </table:table-cell>
          <table:table-cell table:style-name="ce35" table:formula="of:=AVERAGE([.AJ20:.AJ22])" office:value-type="float" office:value="10.38" calcext:value-type="float" table:number-columns-spanned="1" table:number-rows-spanned="3">
            <text:p>10.38</text:p>
          </table:table-cell>
          <table:table-cell table:style-name="ce25" table:formula="of:=STDEV([.AJ20:.AJ22])" office:value-type="float" office:value="0.2364318084" calcext:value-type="float" table:number-columns-spanned="1" table:number-rows-spanned="3">
            <text:p>0.24</text:p>
          </table:table-cell>
          <table:table-cell table:style-name="ce36" table:formula="of:=(ROUND([.AL20]/ABS([.AK20]);4))*100" office:value-type="float" office:value="2.28" calcext:value-type="float" table:number-columns-spanned="1" table:number-rows-spanned="3">
            <text:p>2.28</text:p>
          </table:table-cell>
          <table:table-cell table:style-name="ce39" table:formula="of:=SUM(([$TABLE_4.G9]*[$TABLE_4.I9]*[.AJ20]/3600) + ([.AI20]*[$TABLE_4.L9]*[.AJ20]/3600))" office:value-type="float" office:value="0.009099" calcext:value-type="float">
            <text:p>0.0091</text:p>
          </table:table-cell>
          <table:table-cell table:style-name="ce35" table:formula="of:=AVERAGE([.AN20:.AN22])" office:value-type="float" office:value="0.009342" calcext:value-type="float" table:number-columns-spanned="1" table:number-rows-spanned="3">
            <text:p>0.01</text:p>
          </table:table-cell>
          <table:table-cell table:style-name="ce39" table:formula="of:=STDEV([.AN20:.AN22])" office:value-type="float" office:value="0.0002127886275" calcext:value-type="float" table:number-columns-spanned="1" table:number-rows-spanned="3">
            <text:p>0.0002</text:p>
          </table:table-cell>
          <table:table-cell table:style-name="ce36" table:formula="of:=ROUND([.AP20]/ABS([.AO20]);4)*100" office:value-type="float" office:value="2.28" calcext:value-type="float" table:number-columns-spanned="1" table:number-rows-spanned="3">
            <text:p>2.28</text:p>
          </table:table-cell>
          <table:table-cell table:style-name="ce37" table:formula="of:=(ROUND([.AK20]-[.AA20];2)/[.AA20])*100" office:value-type="float" office:value="-14.35643564" calcext:value-type="float" table:number-columns-spanned="1" table:number-rows-spanned="3">
            <text:p>-14.36</text:p>
          </table:table-cell>
          <table:table-cell table:style-name="ce37" table:formula="of:=(ROUND([.AO20]-[.AE20];4)/[.AE20])*100" office:value-type="float" office:value="-75.41359231" calcext:value-type="float" table:number-columns-spanned="1" table:number-rows-spanned="3">
            <text:p>-75.41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4.33" calcext:value-type="float">
            <text:p>14.33</text:p>
          </table:table-cell>
          <table:covered-table-cell table:number-columns-repeated="3" table:style-name="ce2"/>
          <table:table-cell table:style-name="ce39" table:formula="of:=SUM(([$TABLE_4.G9]*[$TABLE_4.I9]*[.D21]/3600) + ([.C20]*[$TABLE_4.L9]*[.D21]/3600))" office:value-type="float" office:value="0.0289466" calcext:value-type="float">
            <text:p>0.0289</text:p>
          </table:table-cell>
          <table:covered-table-cell table:number-columns-repeated="5" table:style-name="ce2"/>
          <table:table-cell table:style-name="ce4" office:value-type="float" office:value="9.95" calcext:value-type="float">
            <text:p>9.95</text:p>
          </table:table-cell>
          <table:covered-table-cell table:number-columns-repeated="3" table:style-name="ce2"/>
          <table:table-cell table:style-name="ce39" table:formula="of:=SUM(([$TABLE_4.G9]*[$TABLE_4.I9]*[.N21]/3600) + ([.M20]*[$TABLE_4.L9]*[.N21]/3600))" office:value-type="float" office:value="0.008955" calcext:value-type="float">
            <text:p>0.0090</text:p>
          </table:table-cell>
          <table:covered-table-cell table:number-columns-repeated="7" table:style-name="ce2"/>
          <table:table-cell table:style-name="ce4" office:value-type="float" office:value="12.56" calcext:value-type="float">
            <text:p>12.56</text:p>
          </table:table-cell>
          <table:covered-table-cell table:number-columns-repeated="3" table:style-name="ce2"/>
          <table:table-cell table:style-name="ce39" table:formula="of:=SUM(([$TABLE_4.G9]*[$TABLE_4.I9]*[.Z21]/3600) + ([.Y20]*[$TABLE_4.L9]*[.Z21]/3600))" office:value-type="float" office:value="0.0394384" calcext:value-type="float">
            <text:p>0.0394</text:p>
          </table:table-cell>
          <table:covered-table-cell table:number-columns-repeated="5" table:style-name="ce2"/>
          <table:table-cell table:style-name="ce4" office:value-type="float" office:value="10.48" calcext:value-type="float">
            <text:p>10.48</text:p>
          </table:table-cell>
          <table:covered-table-cell table:number-columns-repeated="3" table:style-name="ce2"/>
          <table:table-cell table:style-name="ce39" table:formula="of:=SUM(([$TABLE_4.G9]*[$TABLE_4.I9]*[.AJ21]/3600) + ([.AI20]*[$TABLE_4.L9]*[.AJ21]/3600))" office:value-type="float" office:value="0.009432" calcext:value-type="float">
            <text:p>0.0094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5.21" calcext:value-type="float">
            <text:p>15.21</text:p>
          </table:table-cell>
          <table:covered-table-cell table:number-columns-repeated="3" table:style-name="ce3"/>
          <table:table-cell table:style-name="ce39" table:formula="of:=SUM(([$TABLE_4.G9]*[$TABLE_4.I9]*[.D22]/3600) + ([.C20]*[$TABLE_4.L9]*[.D22]/3600))" office:value-type="float" office:value="0.0307242" calcext:value-type="float">
            <text:p>0.0307</text:p>
          </table:table-cell>
          <table:covered-table-cell table:number-columns-repeated="5" table:style-name="ce3"/>
          <table:table-cell table:style-name="ce4" office:value-type="float" office:value="10.17" calcext:value-type="float">
            <text:p>10.17</text:p>
          </table:table-cell>
          <table:covered-table-cell table:number-columns-repeated="3" table:style-name="ce3"/>
          <table:table-cell table:style-name="ce39" table:formula="of:=SUM(([$TABLE_4.G9]*[$TABLE_4.I9]*[.N22]/3600) + ([.M20]*[$TABLE_4.L9]*[.N22]/3600))" office:value-type="float" office:value="0.009153" calcext:value-type="float">
            <text:p>0.0092</text:p>
          </table:table-cell>
          <table:covered-table-cell table:number-columns-repeated="7" table:style-name="ce3"/>
          <table:table-cell table:style-name="ce4" office:value-type="float" office:value="11.79" calcext:value-type="float">
            <text:p>11.79</text:p>
          </table:table-cell>
          <table:covered-table-cell table:number-columns-repeated="3" table:style-name="ce3"/>
          <table:table-cell table:style-name="ce39" table:formula="of:=SUM(([$TABLE_4.G9]*[$TABLE_4.I9]*[.Z22]/3600) + ([.Y20]*[$TABLE_4.L9]*[.Z22]/3600))" office:value-type="float" office:value="0.0370206" calcext:value-type="float">
            <text:p>0.0370</text:p>
          </table:table-cell>
          <table:covered-table-cell table:number-columns-repeated="5" table:style-name="ce3"/>
          <table:table-cell table:style-name="ce4" office:value-type="float" office:value="10.55" calcext:value-type="float">
            <text:p>10.55</text:p>
          </table:table-cell>
          <table:covered-table-cell table:number-columns-repeated="3" table:style-name="ce3"/>
          <table:table-cell table:style-name="ce39" table:formula="of:=SUM(([$TABLE_4.G9]*[$TABLE_4.I9]*[.AJ22]/3600) + ([.AI20]*[$TABLE_4.L9]*[.AJ22]/3600))" office:value-type="float" office:value="0.009495" calcext:value-type="float">
            <text:p>0.0095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7</text:p>
          </table:table-cell>
          <table:table-cell table:style-name="ce34" office:value-type="float" office:value="20" calcext:value-type="float" table:number-columns-spanned="1" table:number-rows-spanned="3">
            <text:p>20</text:p>
          </table:table-cell>
          <table:table-cell table:style-name="ce34" table:formula="of:=COM.MICROSOFT.CEILING([.B23]/[$TABLE_4.K10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15.21" calcext:value-type="float">
            <text:p>15.21</text:p>
          </table:table-cell>
          <table:table-cell table:style-name="ce35" table:formula="of:=AVERAGE([.D23:.D25])" office:value-type="float" office:value="15.18" calcext:value-type="float" table:number-columns-spanned="1" table:number-rows-spanned="3">
            <text:p>15.18</text:p>
          </table:table-cell>
          <table:table-cell table:style-name="ce25" table:formula="of:=STDEV([.D23:.D25])" office:value-type="float" office:value="0.1473091986" calcext:value-type="float" table:number-columns-spanned="1" table:number-rows-spanned="3">
            <text:p>0.15</text:p>
          </table:table-cell>
          <table:table-cell table:style-name="ce36" table:formula="of:=(ROUND([.F23]/ABS([.E23]);4))*100" office:value-type="float" office:value="0.97" calcext:value-type="float" table:number-columns-spanned="1" table:number-rows-spanned="3">
            <text:p>0.97</text:p>
          </table:table-cell>
          <table:table-cell table:style-name="ce39" table:formula="of:=SUM(([$TABLE_4.G10]*[$TABLE_4.I10]*[.D23]/3600) + ([.C23]*[$TABLE_4.L10]*[.D23]/3600))" office:value-type="float" office:value="0.0147537" calcext:value-type="float">
            <text:p>0.0148</text:p>
          </table:table-cell>
          <table:table-cell table:style-name="ce35" table:formula="of:=AVERAGE([.H23:.H25])" office:value-type="float" office:value="0.0147246" calcext:value-type="float" table:number-columns-spanned="1" table:number-rows-spanned="3">
            <text:p>0.01</text:p>
          </table:table-cell>
          <table:table-cell table:style-name="ce39" table:formula="of:=STDEV([.H23:.H25])" office:value-type="float" office:value="0.0001428899227" calcext:value-type="float" table:number-columns-spanned="1" table:number-rows-spanned="3">
            <text:p>0.0001</text:p>
          </table:table-cell>
          <table:table-cell table:style-name="ce36" table:formula="of:=(ROUND([.J23]/ABS([.I23]);4))*100" office:value-type="float" office:value="0.97" calcext:value-type="float" table:number-columns-spanned="1" table:number-rows-spanned="3">
            <text:p>0.97</text:p>
          </table:table-cell>
          <table:table-cell table:style-name="ce34" office:value-type="float" office:value="8" calcext:value-type="float" table:number-columns-spanned="1" table:number-rows-spanned="3">
            <text:p>8</text:p>
          </table:table-cell>
          <table:table-cell table:style-name="ce34" table:formula="of:=COM.MICROSOFT.CEILING([.L23]/[$TABLE_4.K10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5.05" calcext:value-type="float">
            <text:p>15.05</text:p>
          </table:table-cell>
          <table:table-cell table:style-name="ce35" table:formula="of:=AVERAGE([.N23:.N25])" office:value-type="float" office:value="14.23" calcext:value-type="float" table:number-columns-spanned="1" table:number-rows-spanned="3">
            <text:p>14.23</text:p>
          </table:table-cell>
          <table:table-cell table:style-name="ce25" table:formula="of:=STDEV([.N23:.N25])" office:value-type="float" office:value="0.7302054505" calcext:value-type="float" table:number-columns-spanned="1" table:number-rows-spanned="3">
            <text:p>0.73</text:p>
          </table:table-cell>
          <table:table-cell table:style-name="ce36" table:formula="of:=(ROUND([.P23]/ABS([.O23]);4))*100" office:value-type="float" office:value="5.13" calcext:value-type="float" table:number-columns-spanned="1" table:number-rows-spanned="3">
            <text:p>5.13</text:p>
          </table:table-cell>
          <table:table-cell table:style-name="ce39" table:formula="of:=SUM(([$TABLE_4.G10]*[$TABLE_4.I10]*[.N23]/3600) + ([.M23]*[$TABLE_4.L10]*[.N23]/3600))" office:value-type="float" office:value="0.011438" calcext:value-type="float">
            <text:p>0.0114</text:p>
          </table:table-cell>
          <table:table-cell table:style-name="ce35" table:formula="of:=AVERAGE([.R23:.R25])" office:value-type="float" office:value="0.0108148" calcext:value-type="float" table:number-columns-spanned="1" table:number-rows-spanned="3">
            <text:p>0.01</text:p>
          </table:table-cell>
          <table:table-cell table:style-name="ce39" table:formula="of:=STDEV([.R23:.R25])" office:value-type="float" office:value="0.0005549561424" calcext:value-type="float" table:number-columns-spanned="1" table:number-rows-spanned="3">
            <text:p>0.0006</text:p>
          </table:table-cell>
          <table:table-cell table:style-name="ce36" table:formula="of:=(ROUND([.T23]/ABS([.S23]);4))*100" office:value-type="float" office:value="5.13" calcext:value-type="float" table:number-columns-spanned="1" table:number-rows-spanned="3">
            <text:p>5.13</text:p>
          </table:table-cell>
          <table:table-cell table:style-name="ce37" table:formula="of:=(ROUND([.O23]-[.E23];2)/[.E23])*100" office:value-type="float" office:value="-6.258234519" calcext:value-type="float" table:number-columns-spanned="1" table:number-rows-spanned="3">
            <text:p>-6.26</text:p>
          </table:table-cell>
          <table:table-cell table:style-name="ce37" table:formula="of:=(ROUND([.S23]-[.I23];4)/[.I23])*100" office:value-type="float" office:value="-26.48628825" calcext:value-type="float" table:number-columns-spanned="1" table:number-rows-spanned="3">
            <text:p>-26.49</text:p>
          </table:table-cell>
          <table:table-cell table:style-name="ce34" office:value-type="float" office:value="16" calcext:value-type="float" table:number-columns-spanned="1" table:number-rows-spanned="3">
            <text:p>16</text:p>
          </table:table-cell>
          <table:table-cell table:style-name="ce34" table:formula="of:=COM.MICROSOFT.CEILING([.X23]/[$TABLE_4.K10];1)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14.84" calcext:value-type="float">
            <text:p>14.84</text:p>
          </table:table-cell>
          <table:table-cell table:style-name="ce35" table:formula="of:=AVERAGE([.Z23:.Z25])" office:value-type="float" office:value="15.12666667" calcext:value-type="float" table:number-columns-spanned="1" table:number-rows-spanned="3">
            <text:p>15.13</text:p>
          </table:table-cell>
          <table:table-cell table:style-name="ce25" table:formula="of:=STDEV([.Z23:.Z25])" office:value-type="float" office:value="0.325166624" calcext:value-type="float" table:number-columns-spanned="1" table:number-rows-spanned="3">
            <text:p>0.33</text:p>
          </table:table-cell>
          <table:table-cell table:style-name="ce36" table:formula="of:=(ROUND([.AB23]/ABS([.AA23]);4))*100" office:value-type="float" office:value="2.15" calcext:value-type="float" table:number-columns-spanned="1" table:number-rows-spanned="3">
            <text:p>2.15</text:p>
          </table:table-cell>
          <table:table-cell table:style-name="ce39" table:formula="of:=SUM(([$TABLE_4.G10]*[$TABLE_4.I10]*[.Z23]/3600) + ([.Y23]*[$TABLE_4.L10]*[.Z23]/3600))" office:value-type="float" office:value="0.013356" calcext:value-type="float">
            <text:p>0.0134</text:p>
          </table:table-cell>
          <table:table-cell table:style-name="ce35" table:formula="of:=AVERAGE([.AD23:.AD25])" office:value-type="float" office:value="0.013614" calcext:value-type="float" table:number-columns-spanned="1" table:number-rows-spanned="3">
            <text:p>0.01</text:p>
          </table:table-cell>
          <table:table-cell table:style-name="ce39" table:formula="of:=STDEV([.AD23:.AD25])" office:value-type="float" office:value="0.0002926499616" calcext:value-type="float" table:number-columns-spanned="1" table:number-rows-spanned="3">
            <text:p>0.0003</text:p>
          </table:table-cell>
          <table:table-cell table:style-name="ce36" table:formula="of:=(ROUND([.AF23]/ABS([.AE23]);4))*100" office:value-type="float" office:value="2.15" calcext:value-type="float" table:number-columns-spanned="1" table:number-rows-spanned="3">
            <text:p>2.15</text:p>
          </table:table-cell>
          <table:table-cell table:style-name="ce34" office:value-type="float" office:value="4" calcext:value-type="float" table:number-columns-spanned="1" table:number-rows-spanned="3">
            <text:p>4</text:p>
          </table:table-cell>
          <table:table-cell table:style-name="ce34" table:formula="of:=COM.MICROSOFT.CEILING([.AH23]/[$TABLE_4.K10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5.99" calcext:value-type="float">
            <text:p>15.99</text:p>
          </table:table-cell>
          <table:table-cell table:style-name="ce35" table:formula="of:=AVERAGE([.AJ23:.AJ25])" office:value-type="float" office:value="15.89" calcext:value-type="float" table:number-columns-spanned="1" table:number-rows-spanned="3">
            <text:p>15.89</text:p>
          </table:table-cell>
          <table:table-cell table:style-name="ce25" table:formula="of:=STDEV([.AJ23:.AJ25])" office:value-type="float" office:value="0.0916515139" calcext:value-type="float" table:number-columns-spanned="1" table:number-rows-spanned="3">
            <text:p>0.09</text:p>
          </table:table-cell>
          <table:table-cell table:style-name="ce36" table:formula="of:=(ROUND([.AL23]/ABS([.AK23]);4))*100" office:value-type="float" office:value="0.58" calcext:value-type="float" table:number-columns-spanned="1" table:number-rows-spanned="3">
            <text:p>0.58</text:p>
          </table:table-cell>
          <table:table-cell table:style-name="ce39" table:formula="of:=SUM(([$TABLE_4.G10]*[$TABLE_4.I10]*[.AJ23]/3600) + ([.AI23]*[$TABLE_4.L10]*[.AJ23]/3600))" office:value-type="float" office:value="0.0110331" calcext:value-type="float">
            <text:p>0.0110</text:p>
          </table:table-cell>
          <table:table-cell table:style-name="ce35" table:formula="of:=AVERAGE([.AN23:.AN25])" office:value-type="float" office:value="0.0109641" calcext:value-type="float" table:number-columns-spanned="1" table:number-rows-spanned="3">
            <text:p>0.01</text:p>
          </table:table-cell>
          <table:table-cell table:style-name="ce39" table:formula="of:=STDEV([.AN23:.AN25])" office:value-type="float" office:value="0.00006323954459" calcext:value-type="float" table:number-columns-spanned="1" table:number-rows-spanned="3">
            <text:p>0.0001</text:p>
          </table:table-cell>
          <table:table-cell table:style-name="ce36" table:formula="of:=ROUND([.AP23]/ABS([.AO23]);4)*100" office:value-type="float" office:value="0.58" calcext:value-type="float" table:number-columns-spanned="1" table:number-rows-spanned="3">
            <text:p>0.58</text:p>
          </table:table-cell>
          <table:table-cell table:style-name="ce37" table:formula="of:=(ROUND([.AK23]-[.AA23];2)/[.AA23])*100" office:value-type="float" office:value="5.024239753" calcext:value-type="float" table:number-columns-spanned="1" table:number-rows-spanned="3">
            <text:p>5.02</text:p>
          </table:table-cell>
          <table:table-cell table:style-name="ce37" table:formula="of:=(ROUND([.AO23]-[.AE23];4)/[.AE23])*100" office:value-type="float" office:value="-19.09798737" calcext:value-type="float" table:number-columns-spanned="1" table:number-rows-spanned="3">
            <text:p>-19.10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5.31" calcext:value-type="float">
            <text:p>15.31</text:p>
          </table:table-cell>
          <table:covered-table-cell table:number-columns-repeated="3" table:style-name="ce2"/>
          <table:table-cell table:style-name="ce39" table:formula="of:=SUM(([$TABLE_4.G10]*[$TABLE_4.I10]*[.D24]/3600) + ([.C23]*[$TABLE_4.L10]*[.D24]/3600))" office:value-type="float" office:value="0.0148507" calcext:value-type="float">
            <text:p>0.0149</text:p>
          </table:table-cell>
          <table:covered-table-cell table:number-columns-repeated="5" table:style-name="ce2"/>
          <table:table-cell table:style-name="ce4" office:value-type="float" office:value="13.99" calcext:value-type="float">
            <text:p>13.99</text:p>
          </table:table-cell>
          <table:covered-table-cell table:number-columns-repeated="3" table:style-name="ce2"/>
          <table:table-cell table:style-name="ce39" table:formula="of:=SUM(([$TABLE_4.G10]*[$TABLE_4.I10]*[.N24]/3600) + ([.M23]*[$TABLE_4.L10]*[.N24]/3600))" office:value-type="float" office:value="0.0106324" calcext:value-type="float">
            <text:p>0.0106</text:p>
          </table:table-cell>
          <table:covered-table-cell table:number-columns-repeated="7" table:style-name="ce2"/>
          <table:table-cell table:style-name="ce4" office:value-type="float" office:value="15.06" calcext:value-type="float">
            <text:p>15.06</text:p>
          </table:table-cell>
          <table:covered-table-cell table:number-columns-repeated="3" table:style-name="ce2"/>
          <table:table-cell table:style-name="ce39" table:formula="of:=SUM(([$TABLE_4.G10]*[$TABLE_4.I10]*[.Z24]/3600) + ([.Y23]*[$TABLE_4.L10]*[.Z24]/3600))" office:value-type="float" office:value="0.013554" calcext:value-type="float">
            <text:p>0.0136</text:p>
          </table:table-cell>
          <table:covered-table-cell table:number-columns-repeated="5" table:style-name="ce2"/>
          <table:table-cell table:style-name="ce4" office:value-type="float" office:value="15.87" calcext:value-type="float">
            <text:p>15.87</text:p>
          </table:table-cell>
          <table:covered-table-cell table:number-columns-repeated="3" table:style-name="ce2"/>
          <table:table-cell table:style-name="ce39" table:formula="of:=SUM(([$TABLE_4.G10]*[$TABLE_4.I10]*[.AJ24]/3600) + ([.AI23]*[$TABLE_4.L10]*[.AJ24]/3600))" office:value-type="float" office:value="0.0109503" calcext:value-type="float">
            <text:p>0.0110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5.02" calcext:value-type="float">
            <text:p>15.02</text:p>
          </table:table-cell>
          <table:covered-table-cell table:number-columns-repeated="3" table:style-name="ce3"/>
          <table:table-cell table:style-name="ce39" table:formula="of:=SUM(([$TABLE_4.G10]*[$TABLE_4.I10]*[.D25]/3600) + ([.C23]*[$TABLE_4.L10]*[.D25]/3600))" office:value-type="float" office:value="0.0145694" calcext:value-type="float">
            <text:p>0.0146</text:p>
          </table:table-cell>
          <table:covered-table-cell table:number-columns-repeated="5" table:style-name="ce3"/>
          <table:table-cell table:style-name="ce4" office:value-type="float" office:value="13.65" calcext:value-type="float">
            <text:p>13.65</text:p>
          </table:table-cell>
          <table:covered-table-cell table:number-columns-repeated="3" table:style-name="ce3"/>
          <table:table-cell table:style-name="ce39" table:formula="of:=SUM(([$TABLE_4.G10]*[$TABLE_4.I10]*[.N25]/3600) + ([.M23]*[$TABLE_4.L10]*[.N25]/3600))" office:value-type="float" office:value="0.010374" calcext:value-type="float">
            <text:p>0.0104</text:p>
          </table:table-cell>
          <table:covered-table-cell table:number-columns-repeated="7" table:style-name="ce3"/>
          <table:table-cell table:style-name="ce4" office:value-type="float" office:value="15.48" calcext:value-type="float">
            <text:p>15.48</text:p>
          </table:table-cell>
          <table:covered-table-cell table:number-columns-repeated="3" table:style-name="ce3"/>
          <table:table-cell table:style-name="ce39" table:formula="of:=SUM(([$TABLE_4.G10]*[$TABLE_4.I10]*[.Z25]/3600) + ([.Y23]*[$TABLE_4.L10]*[.Z25]/3600))" office:value-type="float" office:value="0.013932" calcext:value-type="float">
            <text:p>0.0139</text:p>
          </table:table-cell>
          <table:covered-table-cell table:number-columns-repeated="5" table:style-name="ce3"/>
          <table:table-cell table:style-name="ce4" office:value-type="float" office:value="15.81" calcext:value-type="float">
            <text:p>15.81</text:p>
          </table:table-cell>
          <table:covered-table-cell table:number-columns-repeated="3" table:style-name="ce3"/>
          <table:table-cell table:style-name="ce39" table:formula="of:=SUM(([$TABLE_4.G10]*[$TABLE_4.I10]*[.AJ25]/3600) + ([.AI23]*[$TABLE_4.L10]*[.AJ25]/3600))" office:value-type="float" office:value="0.0109089" calcext:value-type="float">
            <text:p>0.0109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8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B26]/[$TABLE_4.K11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1.35" calcext:value-type="float">
            <text:p>11.35</text:p>
          </table:table-cell>
          <table:table-cell table:style-name="ce35" table:formula="of:=AVERAGE([.D26:.D28])" office:value-type="float" office:value="11.95" calcext:value-type="float" table:number-columns-spanned="1" table:number-rows-spanned="3">
            <text:p>11.95</text:p>
          </table:table-cell>
          <table:table-cell table:style-name="ce25" table:formula="of:=STDEV([.D26:.D28])" office:value-type="float" office:value="0.6" calcext:value-type="float" table:number-columns-spanned="1" table:number-rows-spanned="3">
            <text:p>0.60</text:p>
          </table:table-cell>
          <table:table-cell table:style-name="ce36" table:formula="of:=(ROUND([.F26]/ABS([.E26]);4))*100" office:value-type="float" office:value="5.02" calcext:value-type="float" table:number-columns-spanned="1" table:number-rows-spanned="3">
            <text:p>5.02</text:p>
          </table:table-cell>
          <table:table-cell table:style-name="ce39" table:formula="of:=SUM(([$TABLE_4.G11]*[$TABLE_4.I11]*[.D26]/3600) + ([.C26]*[$TABLE_4.L11]*[.D26]/3600))" office:value-type="float" office:value="0.021111" calcext:value-type="float">
            <text:p>0.0211</text:p>
          </table:table-cell>
          <table:table-cell table:style-name="ce35" table:formula="of:=AVERAGE([.H26:.H28])" office:value-type="float" office:value="0.022227" calcext:value-type="float" table:number-columns-spanned="1" table:number-rows-spanned="3">
            <text:p>0.02</text:p>
          </table:table-cell>
          <table:table-cell table:style-name="ce39" table:formula="of:=STDEV([.H26:.H28])" office:value-type="float" office:value="0.001116" calcext:value-type="float" table:number-columns-spanned="1" table:number-rows-spanned="3">
            <text:p>0.0011</text:p>
          </table:table-cell>
          <table:table-cell table:style-name="ce36" table:formula="of:=(ROUND([.J26]/ABS([.I26]);4))*100" office:value-type="float" office:value="5.02" calcext:value-type="float" table:number-columns-spanned="1" table:number-rows-spanned="3">
            <text:p>5.02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L26]/[$TABLE_4.K11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2.13" calcext:value-type="float">
            <text:p>12.13</text:p>
          </table:table-cell>
          <table:table-cell table:style-name="ce35" table:formula="of:=AVERAGE([.N26:.N28])" office:value-type="float" office:value="11.64" calcext:value-type="float" table:number-columns-spanned="1" table:number-rows-spanned="3">
            <text:p>11.64</text:p>
          </table:table-cell>
          <table:table-cell table:style-name="ce25" table:formula="of:=STDEV([.N26:.N28])" office:value-type="float" office:value="0.4396589587" calcext:value-type="float" table:number-columns-spanned="1" table:number-rows-spanned="3">
            <text:p>0.44</text:p>
          </table:table-cell>
          <table:table-cell table:style-name="ce36" table:formula="of:=(ROUND([.P26]/ABS([.O26]);4))*100" office:value-type="float" office:value="3.78" calcext:value-type="float" table:number-columns-spanned="1" table:number-rows-spanned="3">
            <text:p>3.78</text:p>
          </table:table-cell>
          <table:table-cell table:style-name="ce39" table:formula="of:=SUM(([$TABLE_4.G11]*[$TABLE_4.I11]*[.N26]/3600) + ([.M26]*[$TABLE_4.L11]*[.N26]/3600))" office:value-type="float" office:value="0.0150412" calcext:value-type="float">
            <text:p>0.0150</text:p>
          </table:table-cell>
          <table:table-cell table:style-name="ce35" table:formula="of:=AVERAGE([.R26:.R28])" office:value-type="float" office:value="0.0144336" calcext:value-type="float" table:number-columns-spanned="1" table:number-rows-spanned="3">
            <text:p>0.01</text:p>
          </table:table-cell>
          <table:table-cell table:style-name="ce39" table:formula="of:=STDEV([.R26:.R28])" office:value-type="float" office:value="0.0005451771088" calcext:value-type="float" table:number-columns-spanned="1" table:number-rows-spanned="3">
            <text:p>0.0005</text:p>
          </table:table-cell>
          <table:table-cell table:style-name="ce36" table:formula="of:=(ROUND([.T26]/ABS([.S26]);4))*100" office:value-type="float" office:value="3.78" calcext:value-type="float" table:number-columns-spanned="1" table:number-rows-spanned="3">
            <text:p>3.78</text:p>
          </table:table-cell>
          <table:table-cell table:style-name="ce37" table:formula="of:=(ROUND([.O26]-[.E26];2)/[.E26])*100" office:value-type="float" office:value="-2.594142259" calcext:value-type="float" table:number-columns-spanned="1" table:number-rows-spanned="3">
            <text:p>-2.59</text:p>
          </table:table-cell>
          <table:table-cell table:style-name="ce37" table:formula="of:=(ROUND([.S26]-[.I26];4)/[.I26])*100" office:value-type="float" office:value="-35.09245512" calcext:value-type="float" table:number-columns-spanned="1" table:number-rows-spanned="3">
            <text:p>-35.09</text:p>
          </table:table-cell>
          <table:table-cell table:style-name="ce34" office:value-type="float" office:value="144" calcext:value-type="float" table:number-columns-spanned="1" table:number-rows-spanned="3">
            <text:p>144</text:p>
          </table:table-cell>
          <table:table-cell table:style-name="ce34" table:formula="of:=COM.MICROSOFT.CEILING([.X26]/[$TABLE_4.K11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11.54" calcext:value-type="float">
            <text:p>11.54</text:p>
          </table:table-cell>
          <table:table-cell table:style-name="ce35" table:formula="of:=AVERAGE([.Z26:.Z28])" office:value-type="float" office:value="11.83333333" calcext:value-type="float" table:number-columns-spanned="1" table:number-rows-spanned="3">
            <text:p>11.83</text:p>
          </table:table-cell>
          <table:table-cell table:style-name="ce25" table:formula="of:=STDEV([.Z26:.Z28])" office:value-type="float" office:value="0.261023626" calcext:value-type="float" table:number-columns-spanned="1" table:number-rows-spanned="3">
            <text:p>0.26</text:p>
          </table:table-cell>
          <table:table-cell table:style-name="ce36" table:formula="of:=(ROUND([.AB26]/ABS([.AA26]);4))*100" office:value-type="float" office:value="2.21" calcext:value-type="float" table:number-columns-spanned="1" table:number-rows-spanned="3">
            <text:p>2.21</text:p>
          </table:table-cell>
          <table:table-cell table:style-name="ce39" table:formula="of:=SUM(([$TABLE_4.G11]*[$TABLE_4.I11]*[.Z26]/3600) + ([.Y26]*[$TABLE_4.L11]*[.Z26]/3600))" office:value-type="float" office:value="0.0500836" calcext:value-type="float">
            <text:p>0.0501</text:p>
          </table:table-cell>
          <table:table-cell table:style-name="ce35" table:formula="of:=AVERAGE([.AD26:.AD28])" office:value-type="float" office:value="0.05135666667" calcext:value-type="float" table:number-columns-spanned="1" table:number-rows-spanned="3">
            <text:p>0.05</text:p>
          </table:table-cell>
          <table:table-cell table:style-name="ce39" table:formula="of:=STDEV([.AD26:.AD28])" office:value-type="float" office:value="0.001132842537" calcext:value-type="float" table:number-columns-spanned="1" table:number-rows-spanned="3">
            <text:p>0.0011</text:p>
          </table:table-cell>
          <table:table-cell table:style-name="ce36" table:formula="of:=(ROUND([.AF26]/ABS([.AE26]);4))*100" office:value-type="float" office:value="2.21" calcext:value-type="float" table:number-columns-spanned="1" table:number-rows-spanned="3">
            <text:p>2.21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AH26]/[$TABLE_4.K11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0.98" calcext:value-type="float">
            <text:p>10.98</text:p>
          </table:table-cell>
          <table:table-cell table:style-name="ce35" table:formula="of:=AVERAGE([.AJ26:.AJ28])" office:value-type="float" office:value="11.63666667" calcext:value-type="float" table:number-columns-spanned="1" table:number-rows-spanned="3">
            <text:p>11.64</text:p>
          </table:table-cell>
          <table:table-cell table:style-name="ce25" table:formula="of:=STDEV([.AJ26:.AJ28])" office:value-type="float" office:value="0.8158635507" calcext:value-type="float" table:number-columns-spanned="1" table:number-rows-spanned="3">
            <text:p>0.82</text:p>
          </table:table-cell>
          <table:table-cell table:style-name="ce36" table:formula="of:=(ROUND([.AL26]/ABS([.AK26]);4))*100" office:value-type="float" office:value="7.01" calcext:value-type="float" table:number-columns-spanned="1" table:number-rows-spanned="3">
            <text:p>7.01</text:p>
          </table:table-cell>
          <table:table-cell table:style-name="ce39" table:formula="of:=SUM(([$TABLE_4.G11]*[$TABLE_4.I11]*[.AJ26]/3600) + ([.AI26]*[$TABLE_4.L11]*[.AJ26]/3600))" office:value-type="float" office:value="0.0136152" calcext:value-type="float">
            <text:p>0.0136</text:p>
          </table:table-cell>
          <table:table-cell table:style-name="ce35" table:formula="of:=AVERAGE([.AN26:.AN28])" office:value-type="float" office:value="0.01442946667" calcext:value-type="float" table:number-columns-spanned="1" table:number-rows-spanned="3">
            <text:p>0.01</text:p>
          </table:table-cell>
          <table:table-cell table:style-name="ce39" table:formula="of:=STDEV([.AN26:.AN28])" office:value-type="float" office:value="0.001011670803" calcext:value-type="float" table:number-columns-spanned="1" table:number-rows-spanned="3">
            <text:p>0.0010</text:p>
          </table:table-cell>
          <table:table-cell table:style-name="ce36" table:formula="of:=ROUND([.AP26]/ABS([.AO26]);4)*100" office:value-type="float" office:value="7.01" calcext:value-type="float" table:number-columns-spanned="1" table:number-rows-spanned="3">
            <text:p>7.01</text:p>
          </table:table-cell>
          <table:table-cell table:style-name="ce37" table:formula="of:=(ROUND([.AK26]-[.AA26];2)/[.AA26])*100" office:value-type="float" office:value="-1.690140845" calcext:value-type="float" table:number-columns-spanned="1" table:number-rows-spanned="3">
            <text:p>-1.69</text:p>
          </table:table-cell>
          <table:table-cell table:style-name="ce37" table:formula="of:=(ROUND([.AO26]-[.AE26];4)/[.AE26])*100" office:value-type="float" office:value="-71.85045758" calcext:value-type="float" table:number-columns-spanned="1" table:number-rows-spanned="3">
            <text:p>-71.85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2.55" calcext:value-type="float">
            <text:p>12.55</text:p>
          </table:table-cell>
          <table:covered-table-cell table:number-columns-repeated="3" table:style-name="ce2"/>
          <table:table-cell table:style-name="ce39" table:formula="of:=SUM(([$TABLE_4.G11]*[$TABLE_4.I11]*[.D27]/3600) + ([.C26]*[$TABLE_4.L11]*[.D27]/3600))" office:value-type="float" office:value="0.023343" calcext:value-type="float">
            <text:p>0.0233</text:p>
          </table:table-cell>
          <table:covered-table-cell table:number-columns-repeated="5" table:style-name="ce2"/>
          <table:table-cell table:style-name="ce4" office:value-type="float" office:value="11.51" calcext:value-type="float">
            <text:p>11.51</text:p>
          </table:table-cell>
          <table:covered-table-cell table:number-columns-repeated="3" table:style-name="ce2"/>
          <table:table-cell table:style-name="ce39" table:formula="of:=SUM(([$TABLE_4.G11]*[$TABLE_4.I11]*[.N27]/3600) + ([.M26]*[$TABLE_4.L11]*[.N27]/3600))" office:value-type="float" office:value="0.0142724" calcext:value-type="float">
            <text:p>0.0143</text:p>
          </table:table-cell>
          <table:covered-table-cell table:number-columns-repeated="7" table:style-name="ce2"/>
          <table:table-cell table:style-name="ce4" office:value-type="float" office:value="11.92" calcext:value-type="float">
            <text:p>11.92</text:p>
          </table:table-cell>
          <table:covered-table-cell table:number-columns-repeated="3" table:style-name="ce2"/>
          <table:table-cell table:style-name="ce39" table:formula="of:=SUM(([$TABLE_4.G11]*[$TABLE_4.I11]*[.Z27]/3600) + ([.Y26]*[$TABLE_4.L11]*[.Z27]/3600))" office:value-type="float" office:value="0.0517328" calcext:value-type="float">
            <text:p>0.0517</text:p>
          </table:table-cell>
          <table:covered-table-cell table:number-columns-repeated="5" table:style-name="ce2"/>
          <table:table-cell table:style-name="ce4" office:value-type="float" office:value="11.38" calcext:value-type="float">
            <text:p>11.38</text:p>
          </table:table-cell>
          <table:covered-table-cell table:number-columns-repeated="3" table:style-name="ce2"/>
          <table:table-cell table:style-name="ce39" table:formula="of:=SUM(([$TABLE_4.G11]*[$TABLE_4.I11]*[.AJ27]/3600) + ([.AI26]*[$TABLE_4.L11]*[.AJ27]/3600))" office:value-type="float" office:value="0.0141112" calcext:value-type="float">
            <text:p>0.0141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1.95" calcext:value-type="float">
            <text:p>11.95</text:p>
          </table:table-cell>
          <table:covered-table-cell table:number-columns-repeated="3" table:style-name="ce3"/>
          <table:table-cell table:style-name="ce39" table:formula="of:=SUM(([$TABLE_4.G11]*[$TABLE_4.I11]*[.D28]/3600) + ([.C26]*[$TABLE_4.L11]*[.D28]/3600))" office:value-type="float" office:value="0.022227" calcext:value-type="float">
            <text:p>0.0222</text:p>
          </table:table-cell>
          <table:covered-table-cell table:number-columns-repeated="5" table:style-name="ce3"/>
          <table:table-cell table:style-name="ce4" office:value-type="float" office:value="11.28" calcext:value-type="float">
            <text:p>11.28</text:p>
          </table:table-cell>
          <table:covered-table-cell table:number-columns-repeated="3" table:style-name="ce3"/>
          <table:table-cell table:style-name="ce39" table:formula="of:=SUM(([$TABLE_4.G11]*[$TABLE_4.I11]*[.N28]/3600) + ([.M26]*[$TABLE_4.L11]*[.N28]/3600))" office:value-type="float" office:value="0.0139872" calcext:value-type="float">
            <text:p>0.0140</text:p>
          </table:table-cell>
          <table:covered-table-cell table:number-columns-repeated="7" table:style-name="ce3"/>
          <table:table-cell table:style-name="ce4" office:value-type="float" office:value="12.04" calcext:value-type="float">
            <text:p>12.04</text:p>
          </table:table-cell>
          <table:covered-table-cell table:number-columns-repeated="3" table:style-name="ce3"/>
          <table:table-cell table:style-name="ce39" table:formula="of:=SUM(([$TABLE_4.G11]*[$TABLE_4.I11]*[.Z28]/3600) + ([.Y26]*[$TABLE_4.L11]*[.Z28]/3600))" office:value-type="float" office:value="0.0522536" calcext:value-type="float">
            <text:p>0.0523</text:p>
          </table:table-cell>
          <table:covered-table-cell table:number-columns-repeated="5" table:style-name="ce3"/>
          <table:table-cell table:style-name="ce4" office:value-type="float" office:value="12.55" calcext:value-type="float">
            <text:p>12.55</text:p>
          </table:table-cell>
          <table:covered-table-cell table:number-columns-repeated="3" table:style-name="ce3"/>
          <table:table-cell table:style-name="ce39" table:formula="of:=SUM(([$TABLE_4.G11]*[$TABLE_4.I11]*[.AJ28]/3600) + ([.AI26]*[$TABLE_4.L11]*[.AJ28]/3600))" office:value-type="float" office:value="0.015562" calcext:value-type="float">
            <text:p>0.0156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9</text:p>
          </table:table-cell>
          <table:table-cell table:style-name="ce34" office:value-type="float" office:value="12" calcext:value-type="float" table:number-columns-spanned="1" table:number-rows-spanned="3">
            <text:p>12</text:p>
          </table:table-cell>
          <table:table-cell table:style-name="ce34" table:formula="of:=COM.MICROSOFT.CEILING([.B29]/[$TABLE_4.K12];1)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15.13" calcext:value-type="float">
            <text:p>15.13</text:p>
          </table:table-cell>
          <table:table-cell table:style-name="ce35" table:formula="of:=AVERAGE([.D29:.D31])" office:value-type="float" office:value="14.91333333" calcext:value-type="float" table:number-columns-spanned="1" table:number-rows-spanned="3">
            <text:p>14.91</text:p>
          </table:table-cell>
          <table:table-cell table:style-name="ce25" table:formula="of:=STDEV([.D29:.D31])" office:value-type="float" office:value="0.1955334583" calcext:value-type="float" table:number-columns-spanned="1" table:number-rows-spanned="3">
            <text:p>0.20</text:p>
          </table:table-cell>
          <table:table-cell table:style-name="ce36" table:formula="of:=(ROUND([.F29]/ABS([.E29]);4))*100" office:value-type="float" office:value="1.31" calcext:value-type="float" table:number-columns-spanned="1" table:number-rows-spanned="3">
            <text:p>1.31</text:p>
          </table:table-cell>
          <table:table-cell table:style-name="ce39" table:formula="of:=SUM(([$TABLE_4.G12]*[$TABLE_4.I12]*[.D29]/3600) + ([.C29]*[$TABLE_4.L12]*[.D29]/3600))" office:value-type="float" office:value="0.0125579" calcext:value-type="float">
            <text:p>0.0126</text:p>
          </table:table-cell>
          <table:table-cell table:style-name="ce35" table:formula="of:=AVERAGE([.H29:.H31])" office:value-type="float" office:value="0.01237806667" calcext:value-type="float" table:number-columns-spanned="1" table:number-rows-spanned="3">
            <text:p>0.01</text:p>
          </table:table-cell>
          <table:table-cell table:style-name="ce39" table:formula="of:=STDEV([.H29:.H31])" office:value-type="float" office:value="0.0001622927704" calcext:value-type="float" table:number-columns-spanned="1" table:number-rows-spanned="3">
            <text:p>0.0002</text:p>
          </table:table-cell>
          <table:table-cell table:style-name="ce36" table:formula="of:=(ROUND([.J29]/ABS([.I29]);4))*100" office:value-type="float" office:value="1.31" calcext:value-type="float" table:number-columns-spanned="1" table:number-rows-spanned="3">
            <text:p>1.31</text:p>
          </table:table-cell>
          <table:table-cell table:style-name="ce34" office:value-type="float" office:value="14" calcext:value-type="float" table:number-columns-spanned="1" table:number-rows-spanned="3">
            <text:p>14</text:p>
          </table:table-cell>
          <table:table-cell table:style-name="ce34" table:formula="of:=COM.MICROSOFT.CEILING([.L29]/[$TABLE_4.K12];1)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14.12" calcext:value-type="float">
            <text:p>14.12</text:p>
          </table:table-cell>
          <table:table-cell table:style-name="ce35" table:formula="of:=AVERAGE([.N29:.N31])" office:value-type="float" office:value="14.58333333" calcext:value-type="float" table:number-columns-spanned="1" table:number-rows-spanned="3">
            <text:p>14.58</text:p>
          </table:table-cell>
          <table:table-cell table:style-name="ce25" table:formula="of:=STDEV([.N29:.N31])" office:value-type="float" office:value="0.4980294503" calcext:value-type="float" table:number-columns-spanned="1" table:number-rows-spanned="3">
            <text:p>0.50</text:p>
          </table:table-cell>
          <table:table-cell table:style-name="ce36" table:formula="of:=(ROUND([.P29]/ABS([.O29]);4))*100" office:value-type="float" office:value="3.42" calcext:value-type="float" table:number-columns-spanned="1" table:number-rows-spanned="3">
            <text:p>3.42</text:p>
          </table:table-cell>
          <table:table-cell table:style-name="ce39" table:formula="of:=SUM(([$TABLE_4.G12]*[$TABLE_4.I12]*[.N29]/3600) + ([.M29]*[$TABLE_4.L12]*[.N29]/3600))" office:value-type="float" office:value="0.012708" calcext:value-type="float">
            <text:p>0.0127</text:p>
          </table:table-cell>
          <table:table-cell table:style-name="ce35" table:formula="of:=AVERAGE([.R29:.R31])" office:value-type="float" office:value="0.013125" calcext:value-type="float" table:number-columns-spanned="1" table:number-rows-spanned="3">
            <text:p>0.01</text:p>
          </table:table-cell>
          <table:table-cell table:style-name="ce39" table:formula="of:=STDEV([.R29:.R31])" office:value-type="float" office:value="0.0004482265052" calcext:value-type="float" table:number-columns-spanned="1" table:number-rows-spanned="3">
            <text:p>0.0004</text:p>
          </table:table-cell>
          <table:table-cell table:style-name="ce36" table:formula="of:=(ROUND([.T29]/ABS([.S29]);4))*100" office:value-type="float" office:value="3.42" calcext:value-type="float" table:number-columns-spanned="1" table:number-rows-spanned="3">
            <text:p>3.42</text:p>
          </table:table-cell>
          <table:table-cell table:style-name="ce37" table:formula="of:=(ROUND([.O29]-[.E29];2)/[.E29])*100" office:value-type="float" office:value="-2.21278498" calcext:value-type="float" table:number-columns-spanned="1" table:number-rows-spanned="3">
            <text:p>-2.21</text:p>
          </table:table-cell>
          <table:table-cell table:style-name="ce37" table:formula="of:=(ROUND([.S29]-[.I29];4)/[.I29])*100" office:value-type="float" office:value="5.655164242" calcext:value-type="float" table:number-columns-spanned="1" table:number-rows-spanned="3">
            <text:p>5.66</text:p>
          </table:table-cell>
          <table:table-cell table:style-name="ce34" office:value-type="float" office:value="28" calcext:value-type="float" table:number-columns-spanned="1" table:number-rows-spanned="3">
            <text:p>28</text:p>
          </table:table-cell>
          <table:table-cell table:style-name="ce34" table:formula="of:=COM.MICROSOFT.CEILING([.X29]/[$TABLE_4.K12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15.01" calcext:value-type="float">
            <text:p>15.01</text:p>
          </table:table-cell>
          <table:table-cell table:style-name="ce35" table:formula="of:=AVERAGE([.Z29:.Z31])" office:value-type="float" office:value="15.16" calcext:value-type="float" table:number-columns-spanned="1" table:number-rows-spanned="3">
            <text:p>15.16</text:p>
          </table:table-cell>
          <table:table-cell table:style-name="ce25" table:formula="of:=STDEV([.Z29:.Z31])" office:value-type="float" office:value="0.1307669683" calcext:value-type="float" table:number-columns-spanned="1" table:number-rows-spanned="3">
            <text:p>0.13</text:p>
          </table:table-cell>
          <table:table-cell table:style-name="ce36" table:formula="of:=(ROUND([.AB29]/ABS([.AA29]);4))*100" office:value-type="float" office:value="0.86" calcext:value-type="float" table:number-columns-spanned="1" table:number-rows-spanned="3">
            <text:p>0.86</text:p>
          </table:table-cell>
          <table:table-cell table:style-name="ce39" table:formula="of:=SUM(([$TABLE_4.G12]*[$TABLE_4.I12]*[.Z29]/3600) + ([.Y29]*[$TABLE_4.L12]*[.Z29]/3600))" office:value-type="float" office:value="0.0166611" calcext:value-type="float">
            <text:p>0.0167</text:p>
          </table:table-cell>
          <table:table-cell table:style-name="ce35" table:formula="of:=AVERAGE([.AD29:.AD31])" office:value-type="float" office:value="0.0168276" calcext:value-type="float" table:number-columns-spanned="1" table:number-rows-spanned="3">
            <text:p>0.02</text:p>
          </table:table-cell>
          <table:table-cell table:style-name="ce39" table:formula="of:=STDEV([.AD29:.AD31])" office:value-type="float" office:value="0.0001451513348" calcext:value-type="float" table:number-columns-spanned="1" table:number-rows-spanned="3">
            <text:p>0.0001</text:p>
          </table:table-cell>
          <table:table-cell table:style-name="ce36" table:formula="of:=(ROUND([.AF29]/ABS([.AE29]);4))*100" office:value-type="float" office:value="0.86" calcext:value-type="float" table:number-columns-spanned="1" table:number-rows-spanned="3">
            <text:p>0.86</text:p>
          </table:table-cell>
          <table:table-cell table:style-name="ce34" office:value-type="float" office:value="4" calcext:value-type="float" table:number-columns-spanned="1" table:number-rows-spanned="3">
            <text:p>4</text:p>
          </table:table-cell>
          <table:table-cell table:style-name="ce34" table:formula="of:=COM.MICROSOFT.CEILING([.AH29]/[$TABLE_4.K12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9.12" calcext:value-type="float">
            <text:p>19.12</text:p>
          </table:table-cell>
          <table:table-cell table:style-name="ce35" table:formula="of:=AVERAGE([.AJ29:.AJ31])" office:value-type="float" office:value="18.18" calcext:value-type="float" table:number-columns-spanned="1" table:number-rows-spanned="3">
            <text:p>18.18</text:p>
          </table:table-cell>
          <table:table-cell table:style-name="ce25" table:formula="of:=STDEV([.AJ29:.AJ31])" office:value-type="float" office:value="0.8822131262" calcext:value-type="float" table:number-columns-spanned="1" table:number-rows-spanned="3">
            <text:p>0.88</text:p>
          </table:table-cell>
          <table:table-cell table:style-name="ce36" table:formula="of:=(ROUND([.AL29]/ABS([.AK29]);4))*100" office:value-type="float" office:value="4.85" calcext:value-type="float" table:number-columns-spanned="1" table:number-rows-spanned="3">
            <text:p>4.85</text:p>
          </table:table-cell>
          <table:table-cell table:style-name="ce39" table:formula="of:=SUM(([$TABLE_4.G12]*[$TABLE_4.I12]*[.AJ29]/3600) + ([.AI29]*[$TABLE_4.L12]*[.AJ29]/3600))" office:value-type="float" office:value="0.0131928" calcext:value-type="float">
            <text:p>0.0132</text:p>
          </table:table-cell>
          <table:table-cell table:style-name="ce35" table:formula="of:=AVERAGE([.AN29:.AN31])" office:value-type="float" office:value="0.0125442" calcext:value-type="float" table:number-columns-spanned="1" table:number-rows-spanned="3">
            <text:p>0.01</text:p>
          </table:table-cell>
          <table:table-cell table:style-name="ce39" table:formula="of:=STDEV([.AN29:.AN31])" office:value-type="float" office:value="0.0006087270571" calcext:value-type="float" table:number-columns-spanned="1" table:number-rows-spanned="3">
            <text:p>0.0006</text:p>
          </table:table-cell>
          <table:table-cell table:style-name="ce36" table:formula="of:=ROUND([.AP29]/ABS([.AO29]);4)*100" office:value-type="float" office:value="4.85" calcext:value-type="float" table:number-columns-spanned="1" table:number-rows-spanned="3">
            <text:p>4.85</text:p>
          </table:table-cell>
          <table:table-cell table:style-name="ce37" table:formula="of:=(ROUND([.AK29]-[.AA29];2)/[.AA29])*100" office:value-type="float" office:value="19.92084433" calcext:value-type="float" table:number-columns-spanned="1" table:number-rows-spanned="3">
            <text:p>19.92</text:p>
          </table:table-cell>
          <table:table-cell table:style-name="ce37" table:formula="of:=(ROUND([.AO29]-[.AE29];4)/[.AE29])*100" office:value-type="float" office:value="-25.55325774" calcext:value-type="float" table:number-columns-spanned="1" table:number-rows-spanned="3">
            <text:p>-25.55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4.86" calcext:value-type="float">
            <text:p>14.86</text:p>
          </table:table-cell>
          <table:covered-table-cell table:number-columns-repeated="3" table:style-name="ce2"/>
          <table:table-cell table:style-name="ce39" table:formula="of:=SUM(([$TABLE_4.G12]*[$TABLE_4.I12]*[.D30]/3600) + ([.C29]*[$TABLE_4.L12]*[.D30]/3600))" office:value-type="float" office:value="0.0123338" calcext:value-type="float">
            <text:p>0.0123</text:p>
          </table:table-cell>
          <table:covered-table-cell table:number-columns-repeated="5" table:style-name="ce2"/>
          <table:table-cell table:style-name="ce4" office:value-type="float" office:value="15.11" calcext:value-type="float">
            <text:p>15.11</text:p>
          </table:table-cell>
          <table:covered-table-cell table:number-columns-repeated="3" table:style-name="ce2"/>
          <table:table-cell table:style-name="ce39" table:formula="of:=SUM(([$TABLE_4.G12]*[$TABLE_4.I12]*[.N30]/3600) + ([.M29]*[$TABLE_4.L12]*[.N30]/3600))" office:value-type="float" office:value="0.013599" calcext:value-type="float">
            <text:p>0.0136</text:p>
          </table:table-cell>
          <table:covered-table-cell table:number-columns-repeated="7" table:style-name="ce2"/>
          <table:table-cell table:style-name="ce4" office:value-type="float" office:value="15.22" calcext:value-type="float">
            <text:p>15.22</text:p>
          </table:table-cell>
          <table:covered-table-cell table:number-columns-repeated="3" table:style-name="ce2"/>
          <table:table-cell table:style-name="ce39" table:formula="of:=SUM(([$TABLE_4.G12]*[$TABLE_4.I12]*[.Z30]/3600) + ([.Y29]*[$TABLE_4.L12]*[.Z30]/3600))" office:value-type="float" office:value="0.0168942" calcext:value-type="float">
            <text:p>0.0169</text:p>
          </table:table-cell>
          <table:covered-table-cell table:number-columns-repeated="5" table:style-name="ce2"/>
          <table:table-cell table:style-name="ce4" office:value-type="float" office:value="18.05" calcext:value-type="float">
            <text:p>18.05</text:p>
          </table:table-cell>
          <table:covered-table-cell table:number-columns-repeated="3" table:style-name="ce2"/>
          <table:table-cell table:style-name="ce39" table:formula="of:=SUM(([$TABLE_4.G12]*[$TABLE_4.I12]*[.AJ30]/3600) + ([.AI29]*[$TABLE_4.L12]*[.AJ30]/3600))" office:value-type="float" office:value="0.0124545" calcext:value-type="float">
            <text:p>0.0125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4.75" calcext:value-type="float">
            <text:p>14.75</text:p>
          </table:table-cell>
          <table:covered-table-cell table:number-columns-repeated="3" table:style-name="ce3"/>
          <table:table-cell table:style-name="ce39" table:formula="of:=SUM(([$TABLE_4.G12]*[$TABLE_4.I12]*[.D31]/3600) + ([.C29]*[$TABLE_4.L12]*[.D31]/3600))" office:value-type="float" office:value="0.0122425" calcext:value-type="float">
            <text:p>0.0122</text:p>
          </table:table-cell>
          <table:covered-table-cell table:number-columns-repeated="5" table:style-name="ce3"/>
          <table:table-cell table:style-name="ce4" office:value-type="float" office:value="14.52" calcext:value-type="float">
            <text:p>14.52</text:p>
          </table:table-cell>
          <table:covered-table-cell table:number-columns-repeated="3" table:style-name="ce3"/>
          <table:table-cell table:style-name="ce39" table:formula="of:=SUM(([$TABLE_4.G12]*[$TABLE_4.I12]*[.N31]/3600) + ([.M29]*[$TABLE_4.L12]*[.N31]/3600))" office:value-type="float" office:value="0.013068" calcext:value-type="float">
            <text:p>0.0131</text:p>
          </table:table-cell>
          <table:covered-table-cell table:number-columns-repeated="7" table:style-name="ce3"/>
          <table:table-cell table:style-name="ce4" office:value-type="float" office:value="15.25" calcext:value-type="float">
            <text:p>15.25</text:p>
          </table:table-cell>
          <table:covered-table-cell table:number-columns-repeated="3" table:style-name="ce3"/>
          <table:table-cell table:style-name="ce39" table:formula="of:=SUM(([$TABLE_4.G12]*[$TABLE_4.I12]*[.Z31]/3600) + ([.Y29]*[$TABLE_4.L12]*[.Z31]/3600))" office:value-type="float" office:value="0.0169275" calcext:value-type="float">
            <text:p>0.0169</text:p>
          </table:table-cell>
          <table:covered-table-cell table:number-columns-repeated="5" table:style-name="ce3"/>
          <table:table-cell table:style-name="ce4" office:value-type="float" office:value="17.37" calcext:value-type="float">
            <text:p>17.37</text:p>
          </table:table-cell>
          <table:covered-table-cell table:number-columns-repeated="3" table:style-name="ce3"/>
          <table:table-cell table:style-name="ce39" table:formula="of:=SUM(([$TABLE_4.G12]*[$TABLE_4.I12]*[.AJ31]/3600) + ([.AI29]*[$TABLE_4.L12]*[.AJ31]/3600))" office:value-type="float" office:value="0.0119853" calcext:value-type="float">
            <text:p>0.0120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0</text:p>
          </table:table-cell>
          <table:table-cell table:style-name="ce34" office:value-type="float" office:value="144" calcext:value-type="float" table:number-columns-spanned="1" table:number-rows-spanned="3">
            <text:p>144</text:p>
          </table:table-cell>
          <table:table-cell table:style-name="ce34" table:formula="of:=COM.MICROSOFT.CEILING([.B32]/[$TABLE_4.K13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15.55" calcext:value-type="float">
            <text:p>15.55</text:p>
          </table:table-cell>
          <table:table-cell table:style-name="ce35" table:formula="of:=AVERAGE([.D32:.D34])" office:value-type="float" office:value="14.61" calcext:value-type="float" table:number-columns-spanned="1" table:number-rows-spanned="3">
            <text:p>14.61</text:p>
          </table:table-cell>
          <table:table-cell table:style-name="ce25" table:formula="of:=STDEV([.D32:.D34])" office:value-type="float" office:value="0.8432674546" calcext:value-type="float" table:number-columns-spanned="1" table:number-rows-spanned="3">
            <text:p>0.84</text:p>
          </table:table-cell>
          <table:table-cell table:style-name="ce36" table:formula="of:=(ROUND([.F32]/ABS([.E32]);4))*100" office:value-type="float" office:value="5.77" calcext:value-type="float" table:number-columns-spanned="1" table:number-rows-spanned="3">
            <text:p>5.77</text:p>
          </table:table-cell>
          <table:table-cell table:style-name="ce39" table:formula="of:=SUM(([$TABLE_4.G13]*[$TABLE_4.I13]*[.D32]/3600) + ([.C32]*[$TABLE_4.L13]*[.D32]/3600))" office:value-type="float" office:value="0.067487" calcext:value-type="float">
            <text:p>0.0675</text:p>
          </table:table-cell>
          <table:table-cell table:style-name="ce35" table:formula="of:=AVERAGE([.H32:.H34])" office:value-type="float" office:value="0.0634074" calcext:value-type="float" table:number-columns-spanned="1" table:number-rows-spanned="3">
            <text:p>0.06</text:p>
          </table:table-cell>
          <table:table-cell table:style-name="ce39" table:formula="of:=STDEV([.H32:.H34])" office:value-type="float" office:value="0.003659780753" calcext:value-type="float" table:number-columns-spanned="1" table:number-rows-spanned="3">
            <text:p>0.0037</text:p>
          </table:table-cell>
          <table:table-cell table:style-name="ce36" table:formula="of:=(ROUND([.J32]/ABS([.I32]);4))*100" office:value-type="float" office:value="5.77" calcext:value-type="float" table:number-columns-spanned="1" table:number-rows-spanned="3">
            <text:p>5.77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L32]/[$TABLE_4.K13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3.39" calcext:value-type="float">
            <text:p>13.39</text:p>
          </table:table-cell>
          <table:table-cell table:style-name="ce35" table:formula="of:=AVERAGE([.N32:.N34])" office:value-type="float" office:value="13.05666667" calcext:value-type="float" table:number-columns-spanned="1" table:number-rows-spanned="3">
            <text:p>13.06</text:p>
          </table:table-cell>
          <table:table-cell table:style-name="ce25" table:formula="of:=STDEV([.N32:.N34])" office:value-type="float" office:value="0.3300505012" calcext:value-type="float" table:number-columns-spanned="1" table:number-rows-spanned="3">
            <text:p>0.33</text:p>
          </table:table-cell>
          <table:table-cell table:style-name="ce36" table:formula="of:=(ROUND([.P32]/ABS([.O32]);4))*100" office:value-type="float" office:value="2.53" calcext:value-type="float" table:number-columns-spanned="1" table:number-rows-spanned="3">
            <text:p>2.53</text:p>
          </table:table-cell>
          <table:table-cell table:style-name="ce39" table:formula="of:=SUM(([$TABLE_4.G13]*[$TABLE_4.I13]*[.N32]/3600) + ([.M32]*[$TABLE_4.L13]*[.N32]/3600))" office:value-type="float" office:value="0.0166036" calcext:value-type="float">
            <text:p>0.0166</text:p>
          </table:table-cell>
          <table:table-cell table:style-name="ce35" table:formula="of:=AVERAGE([.R32:.R34])" office:value-type="float" office:value="0.01619026667" calcext:value-type="float" table:number-columns-spanned="1" table:number-rows-spanned="3">
            <text:p>0.02</text:p>
          </table:table-cell>
          <table:table-cell table:style-name="ce39" table:formula="of:=STDEV([.R32:.R34])" office:value-type="float" office:value="0.0004092626215" calcext:value-type="float" table:number-columns-spanned="1" table:number-rows-spanned="3">
            <text:p>0.0004</text:p>
          </table:table-cell>
          <table:table-cell table:style-name="ce36" table:formula="of:=(ROUND([.T32]/ABS([.S32]);4))*100" office:value-type="float" office:value="2.53" calcext:value-type="float" table:number-columns-spanned="1" table:number-rows-spanned="3">
            <text:p>2.53</text:p>
          </table:table-cell>
          <table:table-cell table:style-name="ce37" table:formula="of:=(ROUND([.O32]-[.E32];2)/[.E32])*100" office:value-type="float" office:value="-10.6091718" calcext:value-type="float" table:number-columns-spanned="1" table:number-rows-spanned="3">
            <text:p>-10.61</text:p>
          </table:table-cell>
          <table:table-cell table:style-name="ce37" table:formula="of:=(ROUND([.S32]-[.I32];4)/[.I32])*100" office:value-type="float" office:value="-74.43926103" calcext:value-type="float" table:number-columns-spanned="1" table:number-rows-spanned="3">
            <text:p>-74.44</text:p>
          </table:table-cell>
          <table:table-cell table:style-name="ce34" office:value-type="float" office:value="192" calcext:value-type="float" table:number-columns-spanned="1" table:number-rows-spanned="3">
            <text:p>192</text:p>
          </table:table-cell>
          <table:table-cell table:style-name="ce34" table:formula="of:=COM.MICROSOFT.CEILING([.X32]/[$TABLE_4.K13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13.69" calcext:value-type="float">
            <text:p>13.69</text:p>
          </table:table-cell>
          <table:table-cell table:style-name="ce35" table:formula="of:=AVERAGE([.Z32:.Z34])" office:value-type="float" office:value="13.79333333" calcext:value-type="float" table:number-columns-spanned="1" table:number-rows-spanned="3">
            <text:p>13.79</text:p>
          </table:table-cell>
          <table:table-cell table:style-name="ce25" table:formula="of:=STDEV([.Z32:.Z34])" office:value-type="float" office:value="0.2797022226" calcext:value-type="float" table:number-columns-spanned="1" table:number-rows-spanned="3">
            <text:p>0.28</text:p>
          </table:table-cell>
          <table:table-cell table:style-name="ce36" table:formula="of:=(ROUND([.AB32]/ABS([.AA32]);4))*100" office:value-type="float" office:value="2.03" calcext:value-type="float" table:number-columns-spanned="1" table:number-rows-spanned="3">
            <text:p>2.03</text:p>
          </table:table-cell>
          <table:table-cell table:style-name="ce39" table:formula="of:=SUM(([$TABLE_4.G13]*[$TABLE_4.I13]*[.Z32]/3600) + ([.Y32]*[$TABLE_4.L13]*[.Z32]/3600))" office:value-type="float" office:value="0.0763902" calcext:value-type="float">
            <text:p>0.0764</text:p>
          </table:table-cell>
          <table:table-cell table:style-name="ce35" table:formula="of:=AVERAGE([.AD32:.AD34])" office:value-type="float" office:value="0.0769668" calcext:value-type="float" table:number-columns-spanned="1" table:number-rows-spanned="3">
            <text:p>0.08</text:p>
          </table:table-cell>
          <table:table-cell table:style-name="ce39" table:formula="of:=STDEV([.AD32:.AD34])" office:value-type="float" office:value="0.001560738402" calcext:value-type="float" table:number-columns-spanned="1" table:number-rows-spanned="3">
            <text:p>0.0016</text:p>
          </table:table-cell>
          <table:table-cell table:style-name="ce36" table:formula="of:=(ROUND([.AF32]/ABS([.AE32]);4))*100" office:value-type="float" office:value="2.03" calcext:value-type="float" table:number-columns-spanned="1" table:number-rows-spanned="3">
            <text:p>2.03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AH32]/[$TABLE_4.K13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2.55" calcext:value-type="float">
            <text:p>12.55</text:p>
          </table:table-cell>
          <table:table-cell table:style-name="ce35" table:formula="of:=AVERAGE([.AJ32:.AJ34])" office:value-type="float" office:value="12.98666667" calcext:value-type="float" table:number-columns-spanned="1" table:number-rows-spanned="3">
            <text:p>12.99</text:p>
          </table:table-cell>
          <table:table-cell table:style-name="ce25" table:formula="of:=STDEV([.AJ32:.AJ34])" office:value-type="float" office:value="0.4921720566" calcext:value-type="float" table:number-columns-spanned="1" table:number-rows-spanned="3">
            <text:p>0.49</text:p>
          </table:table-cell>
          <table:table-cell table:style-name="ce36" table:formula="of:=(ROUND([.AL32]/ABS([.AK32]);4))*100" office:value-type="float" office:value="3.79" calcext:value-type="float" table:number-columns-spanned="1" table:number-rows-spanned="3">
            <text:p>3.79</text:p>
          </table:table-cell>
          <table:table-cell table:style-name="ce39" table:formula="of:=SUM(([$TABLE_4.G13]*[$TABLE_4.I13]*[.AJ32]/3600) + ([.AI32]*[$TABLE_4.L13]*[.AJ32]/3600))" office:value-type="float" office:value="0.015562" calcext:value-type="float">
            <text:p>0.0156</text:p>
          </table:table-cell>
          <table:table-cell table:style-name="ce35" table:formula="of:=AVERAGE([.AN32:.AN34])" office:value-type="float" office:value="0.01610346667" calcext:value-type="float" table:number-columns-spanned="1" table:number-rows-spanned="3">
            <text:p>0.02</text:p>
          </table:table-cell>
          <table:table-cell table:style-name="ce39" table:formula="of:=STDEV([.AN32:.AN34])" office:value-type="float" office:value="0.0006102933502" calcext:value-type="float" table:number-columns-spanned="1" table:number-rows-spanned="3">
            <text:p>0.0006</text:p>
          </table:table-cell>
          <table:table-cell table:style-name="ce36" table:formula="of:=ROUND([.AP32]/ABS([.AO32]);4)*100" office:value-type="float" office:value="3.79" calcext:value-type="float" table:number-columns-spanned="1" table:number-rows-spanned="3">
            <text:p>3.79</text:p>
          </table:table-cell>
          <table:table-cell table:style-name="ce37" table:formula="of:=(ROUND([.AK32]-[.AA32];2)/[.AA32])*100" office:value-type="float" office:value="-5.872402127" calcext:value-type="float" table:number-columns-spanned="1" table:number-rows-spanned="3">
            <text:p>-5.87</text:p>
          </table:table-cell>
          <table:table-cell table:style-name="ce37" table:formula="of:=(ROUND([.AO32]-[.AE32];4)/[.AE32])*100" office:value-type="float" office:value="-79.12502534" calcext:value-type="float" table:number-columns-spanned="1" table:number-rows-spanned="3">
            <text:p>-79.13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3.92" calcext:value-type="float">
            <text:p>13.92</text:p>
          </table:table-cell>
          <table:covered-table-cell table:number-columns-repeated="3" table:style-name="ce2"/>
          <table:table-cell table:style-name="ce39" table:formula="of:=SUM(([$TABLE_4.G13]*[$TABLE_4.I13]*[.D33]/3600) + ([.C32]*[$TABLE_4.L13]*[.D33]/3600))" office:value-type="float" office:value="0.0604128" calcext:value-type="float">
            <text:p>0.0604</text:p>
          </table:table-cell>
          <table:covered-table-cell table:number-columns-repeated="5" table:style-name="ce2"/>
          <table:table-cell table:style-name="ce4" office:value-type="float" office:value="13.05" calcext:value-type="float">
            <text:p>13.05</text:p>
          </table:table-cell>
          <table:covered-table-cell table:number-columns-repeated="3" table:style-name="ce2"/>
          <table:table-cell table:style-name="ce39" table:formula="of:=SUM(([$TABLE_4.G13]*[$TABLE_4.I13]*[.N33]/3600) + ([.M32]*[$TABLE_4.L13]*[.N33]/3600))" office:value-type="float" office:value="0.016182" calcext:value-type="float">
            <text:p>0.0162</text:p>
          </table:table-cell>
          <table:covered-table-cell table:number-columns-repeated="7" table:style-name="ce2"/>
          <table:table-cell table:style-name="ce4" office:value-type="float" office:value="14.11" calcext:value-type="float">
            <text:p>14.11</text:p>
          </table:table-cell>
          <table:covered-table-cell table:number-columns-repeated="3" table:style-name="ce2"/>
          <table:table-cell table:style-name="ce39" table:formula="of:=SUM(([$TABLE_4.G13]*[$TABLE_4.I13]*[.Z33]/3600) + ([.Y32]*[$TABLE_4.L13]*[.Z33]/3600))" office:value-type="float" office:value="0.0787338" calcext:value-type="float">
            <text:p>0.0787</text:p>
          </table:table-cell>
          <table:covered-table-cell table:number-columns-repeated="5" table:style-name="ce2"/>
          <table:table-cell table:style-name="ce4" office:value-type="float" office:value="12.89" calcext:value-type="float">
            <text:p>12.89</text:p>
          </table:table-cell>
          <table:covered-table-cell table:number-columns-repeated="3" table:style-name="ce2"/>
          <table:table-cell table:style-name="ce39" table:formula="of:=SUM(([$TABLE_4.G13]*[$TABLE_4.I13]*[.AJ33]/3600) + ([.AI32]*[$TABLE_4.L13]*[.AJ33]/3600))" office:value-type="float" office:value="0.0159836" calcext:value-type="float">
            <text:p>0.0160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4.36" calcext:value-type="float">
            <text:p>14.36</text:p>
          </table:table-cell>
          <table:covered-table-cell table:number-columns-repeated="3" table:style-name="ce3"/>
          <table:table-cell table:style-name="ce39" table:formula="of:=SUM(([$TABLE_4.G13]*[$TABLE_4.I13]*[.D34]/3600) + ([.C32]*[$TABLE_4.L13]*[.D34]/3600))" office:value-type="float" office:value="0.0623224" calcext:value-type="float">
            <text:p>0.0623</text:p>
          </table:table-cell>
          <table:covered-table-cell table:number-columns-repeated="5" table:style-name="ce3"/>
          <table:table-cell table:style-name="ce4" office:value-type="float" office:value="12.73" calcext:value-type="float">
            <text:p>12.73</text:p>
          </table:table-cell>
          <table:covered-table-cell table:number-columns-repeated="3" table:style-name="ce3"/>
          <table:table-cell table:style-name="ce39" table:formula="of:=SUM(([$TABLE_4.G13]*[$TABLE_4.I13]*[.N34]/3600) + ([.M32]*[$TABLE_4.L13]*[.N34]/3600))" office:value-type="float" office:value="0.0157852" calcext:value-type="float">
            <text:p>0.0158</text:p>
          </table:table-cell>
          <table:covered-table-cell table:number-columns-repeated="7" table:style-name="ce3"/>
          <table:table-cell table:style-name="ce4" office:value-type="float" office:value="13.58" calcext:value-type="float">
            <text:p>13.58</text:p>
          </table:table-cell>
          <table:covered-table-cell table:number-columns-repeated="3" table:style-name="ce3"/>
          <table:table-cell table:style-name="ce39" table:formula="of:=SUM(([$TABLE_4.G13]*[$TABLE_4.I13]*[.Z34]/3600) + ([.Y32]*[$TABLE_4.L13]*[.Z34]/3600))" office:value-type="float" office:value="0.0757764" calcext:value-type="float">
            <text:p>0.0758</text:p>
          </table:table-cell>
          <table:covered-table-cell table:number-columns-repeated="5" table:style-name="ce3"/>
          <table:table-cell table:style-name="ce4" office:value-type="float" office:value="13.52" calcext:value-type="float">
            <text:p>13.52</text:p>
          </table:table-cell>
          <table:covered-table-cell table:number-columns-repeated="3" table:style-name="ce3"/>
          <table:table-cell table:style-name="ce39" table:formula="of:=SUM(([$TABLE_4.G13]*[$TABLE_4.I13]*[.AJ34]/3600) + ([.AI32]*[$TABLE_4.L13]*[.AJ34]/3600))" office:value-type="float" office:value="0.0167648" calcext:value-type="float">
            <text:p>0.0168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1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B35]/[$TABLE_4.K14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16.96" calcext:value-type="float">
            <text:p>16.96</text:p>
          </table:table-cell>
          <table:table-cell table:style-name="ce35" table:formula="of:=AVERAGE([.D35:.D37])" office:value-type="float" office:value="17.25333333" calcext:value-type="float" table:number-columns-spanned="1" table:number-rows-spanned="3">
            <text:p>17.25</text:p>
          </table:table-cell>
          <table:table-cell table:style-name="ce25" table:formula="of:=STDEV([.D35:.D37])" office:value-type="float" office:value="0.336055551" calcext:value-type="float" table:number-columns-spanned="1" table:number-rows-spanned="3">
            <text:p>0.34</text:p>
          </table:table-cell>
          <table:table-cell table:style-name="ce36" table:formula="of:=(ROUND([.F35]/ABS([.E35]);4))*100" office:value-type="float" office:value="1.95" calcext:value-type="float" table:number-columns-spanned="1" table:number-rows-spanned="3">
            <text:p>1.95</text:p>
          </table:table-cell>
          <table:table-cell table:style-name="ce39" table:formula="of:=SUM(([$TABLE_4.G14]*[$TABLE_4.I14]*[.D35]/3600) + ([.C35]*[$TABLE_4.L14]*[.D35]/3600))" office:value-type="float" office:value="0.0210304" calcext:value-type="float">
            <text:p>0.0210</text:p>
          </table:table-cell>
          <table:table-cell table:style-name="ce35" table:formula="of:=AVERAGE([.H35:.H37])" office:value-type="float" office:value="0.02139413333" calcext:value-type="float" table:number-columns-spanned="1" table:number-rows-spanned="3">
            <text:p>0.02</text:p>
          </table:table-cell>
          <table:table-cell table:style-name="ce39" table:formula="of:=STDEV([.H35:.H37])" office:value-type="float" office:value="0.0004167088832" calcext:value-type="float" table:number-columns-spanned="1" table:number-rows-spanned="3">
            <text:p>0.0004</text:p>
          </table:table-cell>
          <table:table-cell table:style-name="ce36" table:formula="of:=(ROUND([.J35]/ABS([.I35]);4))*100" office:value-type="float" office:value="1.95" calcext:value-type="float" table:number-columns-spanned="1" table:number-rows-spanned="3">
            <text:p>1.95</text:p>
          </table:table-cell>
          <table:table-cell table:style-name="ce34" office:value-type="float" office:value="34" calcext:value-type="float" table:number-columns-spanned="1" table:number-rows-spanned="3">
            <text:p>34</text:p>
          </table:table-cell>
          <table:table-cell table:style-name="ce34" table:formula="of:=COM.MICROSOFT.CEILING([.L35]/[$TABLE_4.K14];1)" office:value-type="float" office:value="9" calcext:value-type="float" table:number-columns-spanned="1" table:number-rows-spanned="3">
            <text:p>9</text:p>
          </table:table-cell>
          <table:table-cell table:style-name="ce4" office:value-type="float" office:value="16.98" calcext:value-type="float">
            <text:p>16.98</text:p>
          </table:table-cell>
          <table:table-cell table:style-name="ce35" table:formula="of:=AVERAGE([.N35:.N37])" office:value-type="float" office:value="17.46333333" calcext:value-type="float" table:number-columns-spanned="1" table:number-rows-spanned="3">
            <text:p>17.46</text:p>
          </table:table-cell>
          <table:table-cell table:style-name="ce25" table:formula="of:=STDEV([.N35:.N37])" office:value-type="float" office:value="0.485008591" calcext:value-type="float" table:number-columns-spanned="1" table:number-rows-spanned="3">
            <text:p>0.49</text:p>
          </table:table-cell>
          <table:table-cell table:style-name="ce36" table:formula="of:=(ROUND([.P35]/ABS([.O35]);4))*100" office:value-type="float" office:value="2.78" calcext:value-type="float" table:number-columns-spanned="1" table:number-rows-spanned="3">
            <text:p>2.78</text:p>
          </table:table-cell>
          <table:table-cell table:style-name="ce39" table:formula="of:=SUM(([$TABLE_4.G14]*[$TABLE_4.I14]*[.N35]/3600) + ([.M35]*[$TABLE_4.L14]*[.N35]/3600))" office:value-type="float" office:value="0.026319" calcext:value-type="float">
            <text:p>0.0263</text:p>
          </table:table-cell>
          <table:table-cell table:style-name="ce35" table:formula="of:=AVERAGE([.R35:.R37])" office:value-type="float" office:value="0.02706816667" calcext:value-type="float" table:number-columns-spanned="1" table:number-rows-spanned="3">
            <text:p>0.03</text:p>
          </table:table-cell>
          <table:table-cell table:style-name="ce39" table:formula="of:=STDEV([.R35:.R37])" office:value-type="float" office:value="0.000751763316" calcext:value-type="float" table:number-columns-spanned="1" table:number-rows-spanned="3">
            <text:p>0.0008</text:p>
          </table:table-cell>
          <table:table-cell table:style-name="ce36" table:formula="of:=(ROUND([.T35]/ABS([.S35]);4))*100" office:value-type="float" office:value="2.78" calcext:value-type="float" table:number-columns-spanned="1" table:number-rows-spanned="3">
            <text:p>2.78</text:p>
          </table:table-cell>
          <table:table-cell table:style-name="ce37" table:formula="of:=(ROUND([.O35]-[.E35];2)/[.E35])*100" office:value-type="float" office:value="1.217156105" calcext:value-type="float" table:number-columns-spanned="1" table:number-rows-spanned="3">
            <text:p>1.22</text:p>
          </table:table-cell>
          <table:table-cell table:style-name="ce37" table:formula="of:=(ROUND([.S35]-[.I35];4)/[.I35])*100" office:value-type="float" office:value="26.64281797" calcext:value-type="float" table:number-columns-spanned="1" table:number-rows-spanned="3">
            <text:p>26.64</text:p>
          </table:table-cell>
          <table:table-cell table:style-name="ce34" office:value-type="float" office:value="20" calcext:value-type="float" table:number-columns-spanned="1" table:number-rows-spanned="3">
            <text:p>20</text:p>
          </table:table-cell>
          <table:table-cell table:style-name="ce34" table:formula="of:=COM.MICROSOFT.CEILING([.X35]/[$TABLE_4.K14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16.87" calcext:value-type="float">
            <text:p>16.87</text:p>
          </table:table-cell>
          <table:table-cell table:style-name="ce35" table:formula="of:=AVERAGE([.Z35:.Z37])" office:value-type="float" office:value="17.36666667" calcext:value-type="float" table:number-columns-spanned="1" table:number-rows-spanned="3">
            <text:p>17.37</text:p>
          </table:table-cell>
          <table:table-cell table:style-name="ce25" table:formula="of:=STDEV([.Z35:.Z37])" office:value-type="float" office:value="0.5105226081" calcext:value-type="float" table:number-columns-spanned="1" table:number-rows-spanned="3">
            <text:p>0.51</text:p>
          </table:table-cell>
          <table:table-cell table:style-name="ce36" table:formula="of:=(ROUND([.AB35]/ABS([.AA35]);4))*100" office:value-type="float" office:value="2.94" calcext:value-type="float" table:number-columns-spanned="1" table:number-rows-spanned="3">
            <text:p>2.94</text:p>
          </table:table-cell>
          <table:table-cell table:style-name="ce39" table:formula="of:=SUM(([$TABLE_4.G14]*[$TABLE_4.I14]*[.Z35]/3600) + ([.Y35]*[$TABLE_4.L14]*[.Z35]/3600))" office:value-type="float" office:value="0.01917556667" calcext:value-type="float">
            <text:p>0.0192</text:p>
          </table:table-cell>
          <table:table-cell table:style-name="ce35" table:formula="of:=AVERAGE([.AD35:.AD37])" office:value-type="float" office:value="0.01974011111" calcext:value-type="float" table:number-columns-spanned="1" table:number-rows-spanned="3">
            <text:p>0.02</text:p>
          </table:table-cell>
          <table:table-cell table:style-name="ce39" table:formula="of:=STDEV([.AD35:.AD37])" office:value-type="float" office:value="0.0005802940312" calcext:value-type="float" table:number-columns-spanned="1" table:number-rows-spanned="3">
            <text:p>0.0006</text:p>
          </table:table-cell>
          <table:table-cell table:style-name="ce36" table:formula="of:=(ROUND([.AF35]/ABS([.AE35]);4))*100" office:value-type="float" office:value="2.94" calcext:value-type="float" table:number-columns-spanned="1" table:number-rows-spanned="3">
            <text:p>2.94</text:p>
          </table:table-cell>
          <table:table-cell table:style-name="ce34" office:value-type="float" office:value="4" calcext:value-type="float" table:number-columns-spanned="1" table:number-rows-spanned="3">
            <text:p>4</text:p>
          </table:table-cell>
          <table:table-cell table:style-name="ce34" table:formula="of:=COM.MICROSOFT.CEILING([.AH35]/[$TABLE_4.K14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3.55" calcext:value-type="float">
            <text:p>23.55</text:p>
          </table:table-cell>
          <table:table-cell table:style-name="ce35" table:formula="of:=AVERAGE([.AJ35:.AJ37])" office:value-type="float" office:value="24.55666667" calcext:value-type="float" table:number-columns-spanned="1" table:number-rows-spanned="3">
            <text:p>24.56</text:p>
          </table:table-cell>
          <table:table-cell table:style-name="ce25" table:formula="of:=STDEV([.AJ35:.AJ37])" office:value-type="float" office:value="1.036162793" calcext:value-type="float" table:number-columns-spanned="1" table:number-rows-spanned="3">
            <text:p>1.04</text:p>
          </table:table-cell>
          <table:table-cell table:style-name="ce36" table:formula="of:=(ROUND([.AL35]/ABS([.AK35]);4))*100" office:value-type="float" office:value="4.22" calcext:value-type="float" table:number-columns-spanned="1" table:number-rows-spanned="3">
            <text:p>4.22</text:p>
          </table:table-cell>
          <table:table-cell table:style-name="ce39" table:formula="of:=SUM(([$TABLE_4.G14]*[$TABLE_4.I14]*[.AJ35]/3600) + ([.AI35]*[$TABLE_4.L14]*[.AJ35]/3600))" office:value-type="float" office:value="0.0170345" calcext:value-type="float">
            <text:p>0.0170</text:p>
          </table:table-cell>
          <table:table-cell table:style-name="ce35" table:formula="of:=AVERAGE([.AN35:.AN37])" office:value-type="float" office:value="0.01776265556" calcext:value-type="float" table:number-columns-spanned="1" table:number-rows-spanned="3">
            <text:p>0.02</text:p>
          </table:table-cell>
          <table:table-cell table:style-name="ce39" table:formula="of:=STDEV([.AN35:.AN37])" office:value-type="float" office:value="0.0007494910868" calcext:value-type="float" table:number-columns-spanned="1" table:number-rows-spanned="3">
            <text:p>0.0007</text:p>
          </table:table-cell>
          <table:table-cell table:style-name="ce36" table:formula="of:=ROUND([.AP35]/ABS([.AO35]);4)*100" office:value-type="float" office:value="4.22" calcext:value-type="float" table:number-columns-spanned="1" table:number-rows-spanned="3">
            <text:p>4.22</text:p>
          </table:table-cell>
          <table:table-cell table:style-name="ce37" table:formula="of:=(ROUND([.AK35]-[.AA35];2)/[.AA35])*100" office:value-type="float" office:value="41.40115163" calcext:value-type="float" table:number-columns-spanned="1" table:number-rows-spanned="3">
            <text:p>41.40</text:p>
          </table:table-cell>
          <table:table-cell table:style-name="ce37" table:formula="of:=(ROUND([.AO35]-[.AE35];4)/[.AE35])*100" office:value-type="float" office:value="-10.13165523" calcext:value-type="float" table:number-columns-spanned="1" table:number-rows-spanned="3">
            <text:p>-10.13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7.18" calcext:value-type="float">
            <text:p>17.18</text:p>
          </table:table-cell>
          <table:covered-table-cell table:number-columns-repeated="3" table:style-name="ce2"/>
          <table:table-cell table:style-name="ce39" table:formula="of:=SUM(([$TABLE_4.G14]*[$TABLE_4.I14]*[.D36]/3600) + ([.C35]*[$TABLE_4.L14]*[.D36]/3600))" office:value-type="float" office:value="0.0213032" calcext:value-type="float">
            <text:p>0.0213</text:p>
          </table:table-cell>
          <table:covered-table-cell table:number-columns-repeated="5" table:style-name="ce2"/>
          <table:table-cell table:style-name="ce4" office:value-type="float" office:value="17.46" calcext:value-type="float">
            <text:p>17.46</text:p>
          </table:table-cell>
          <table:covered-table-cell table:number-columns-repeated="3" table:style-name="ce2"/>
          <table:table-cell table:style-name="ce39" table:formula="of:=SUM(([$TABLE_4.G14]*[$TABLE_4.I14]*[.N36]/3600) + ([.M35]*[$TABLE_4.L14]*[.N36]/3600))" office:value-type="float" office:value="0.027063" calcext:value-type="float">
            <text:p>0.0271</text:p>
          </table:table-cell>
          <table:covered-table-cell table:number-columns-repeated="7" table:style-name="ce2"/>
          <table:table-cell table:style-name="ce4" office:value-type="float" office:value="17.34" calcext:value-type="float">
            <text:p>17.34</text:p>
          </table:table-cell>
          <table:covered-table-cell table:number-columns-repeated="3" table:style-name="ce2"/>
          <table:table-cell table:style-name="ce39" table:formula="of:=SUM(([$TABLE_4.G14]*[$TABLE_4.I14]*[.Z36]/3600) + ([.Y35]*[$TABLE_4.L14]*[.Z36]/3600))" office:value-type="float" office:value="0.0197098" calcext:value-type="float">
            <text:p>0.0197</text:p>
          </table:table-cell>
          <table:covered-table-cell table:number-columns-repeated="5" table:style-name="ce2"/>
          <table:table-cell table:style-name="ce4" office:value-type="float" office:value="24.5" calcext:value-type="float">
            <text:p>24.5</text:p>
          </table:table-cell>
          <table:covered-table-cell table:number-columns-repeated="3" table:style-name="ce2"/>
          <table:table-cell table:style-name="ce39" table:formula="of:=SUM(([$TABLE_4.G14]*[$TABLE_4.I14]*[.AJ36]/3600) + ([.AI35]*[$TABLE_4.L14]*[.AJ36]/3600))" office:value-type="float" office:value="0.01772166667" calcext:value-type="float">
            <text:p>0.0177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7.62" calcext:value-type="float">
            <text:p>17.62</text:p>
          </table:table-cell>
          <table:covered-table-cell table:number-columns-repeated="3" table:style-name="ce3"/>
          <table:table-cell table:style-name="ce39" table:formula="of:=SUM(([$TABLE_4.G14]*[$TABLE_4.I14]*[.D37]/3600) + ([.C35]*[$TABLE_4.L14]*[.D37]/3600))" office:value-type="float" office:value="0.0218488" calcext:value-type="float">
            <text:p>0.0218</text:p>
          </table:table-cell>
          <table:covered-table-cell table:number-columns-repeated="5" table:style-name="ce3"/>
          <table:table-cell table:style-name="ce4" office:value-type="float" office:value="17.95" calcext:value-type="float">
            <text:p>17.95</text:p>
          </table:table-cell>
          <table:covered-table-cell table:number-columns-repeated="3" table:style-name="ce3"/>
          <table:table-cell table:style-name="ce39" table:formula="of:=SUM(([$TABLE_4.G14]*[$TABLE_4.I14]*[.N37]/3600) + ([.M35]*[$TABLE_4.L14]*[.N37]/3600))" office:value-type="float" office:value="0.0278225" calcext:value-type="float">
            <text:p>0.0278</text:p>
          </table:table-cell>
          <table:covered-table-cell table:number-columns-repeated="7" table:style-name="ce3"/>
          <table:table-cell table:style-name="ce4" office:value-type="float" office:value="17.89" calcext:value-type="float">
            <text:p>17.89</text:p>
          </table:table-cell>
          <table:covered-table-cell table:number-columns-repeated="3" table:style-name="ce3"/>
          <table:table-cell table:style-name="ce39" table:formula="of:=SUM(([$TABLE_4.G14]*[$TABLE_4.I14]*[.Z37]/3600) + ([.Y35]*[$TABLE_4.L14]*[.Z37]/3600))" office:value-type="float" office:value="0.02033496667" calcext:value-type="float">
            <text:p>0.0203</text:p>
          </table:table-cell>
          <table:covered-table-cell table:number-columns-repeated="5" table:style-name="ce3"/>
          <table:table-cell table:style-name="ce4" office:value-type="float" office:value="25.62" calcext:value-type="float">
            <text:p>25.62</text:p>
          </table:table-cell>
          <table:covered-table-cell table:number-columns-repeated="3" table:style-name="ce3"/>
          <table:table-cell table:style-name="ce39" table:formula="of:=SUM(([$TABLE_4.G14]*[$TABLE_4.I14]*[.AJ37]/3600) + ([.AI35]*[$TABLE_4.L14]*[.AJ37]/3600))" office:value-type="float" office:value="0.0185318" calcext:value-type="float">
            <text:p>0.0185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2</text:p>
          </table:table-cell>
          <table:table-cell table:style-name="ce34" office:value-type="float" office:value="96" calcext:value-type="float" table:number-columns-spanned="1" table:number-rows-spanned="3">
            <text:p>96</text:p>
          </table:table-cell>
          <table:table-cell table:style-name="ce34" table:formula="of:=COM.MICROSOFT.CEILING([.B38]/[$TABLE_4.K15];1)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5" table:formula="of:=AVERAGE([.D38:.D40])" office:value-type="float" office:value="15.66" calcext:value-type="float" table:number-columns-spanned="1" table:number-rows-spanned="3">
            <text:p>15.66</text:p>
          </table:table-cell>
          <table:table-cell table:style-name="ce25" table:formula="of:=STDEV([.D38:.D40])" office:value-type="float" office:value="0.5566866264" calcext:value-type="float" table:number-columns-spanned="1" table:number-rows-spanned="3">
            <text:p>0.56</text:p>
          </table:table-cell>
          <table:table-cell table:style-name="ce36" table:formula="of:=(ROUND([.F38]/ABS([.E38]);4))*100" office:value-type="float" office:value="3.55" calcext:value-type="float" table:number-columns-spanned="1" table:number-rows-spanned="3">
            <text:p>3.55</text:p>
          </table:table-cell>
          <table:table-cell table:style-name="ce39" table:formula="of:=SUM(([$TABLE_4.G15]*[$TABLE_4.I15]*[.D38]/3600) + ([.C38]*[$TABLE_4.L15]*[.D38]/3600))" office:value-type="float" office:value="0.050189" calcext:value-type="float">
            <text:p>0.0502</text:p>
          </table:table-cell>
          <table:table-cell table:style-name="ce35" table:formula="of:=AVERAGE([.H38:.H40])" office:value-type="float" office:value="0.048546" calcext:value-type="float" table:number-columns-spanned="1" table:number-rows-spanned="3">
            <text:p>0.05</text:p>
          </table:table-cell>
          <table:table-cell table:style-name="ce39" table:formula="of:=STDEV([.H38:.H40])" office:value-type="float" office:value="0.001725728542" calcext:value-type="float" table:number-columns-spanned="1" table:number-rows-spanned="3">
            <text:p>0.0017</text:p>
          </table:table-cell>
          <table:table-cell table:style-name="ce36" table:formula="of:=(ROUND([.J38]/ABS([.I38]);4))*100" office:value-type="float" office:value="3.55" calcext:value-type="float" table:number-columns-spanned="1" table:number-rows-spanned="3">
            <text:p>3.55</text:p>
          </table:table-cell>
          <table:table-cell table:style-name="ce34" office:value-type="float" office:value="34" calcext:value-type="float" table:number-columns-spanned="1" table:number-rows-spanned="3">
            <text:p>34</text:p>
          </table:table-cell>
          <table:table-cell table:style-name="ce34" table:formula="of:=COM.MICROSOFT.CEILING([.L38]/[$TABLE_4.K15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4.97" calcext:value-type="float">
            <text:p>14.97</text:p>
          </table:table-cell>
          <table:table-cell table:style-name="ce35" table:formula="of:=AVERAGE([.N38:.N40])" office:value-type="float" office:value="15.23" calcext:value-type="float" table:number-columns-spanned="1" table:number-rows-spanned="3">
            <text:p>15.23</text:p>
          </table:table-cell>
          <table:table-cell table:style-name="ce25" table:formula="of:=STDEV([.N38:.N40])" office:value-type="float" office:value="0.3364520768" calcext:value-type="float" table:number-columns-spanned="1" table:number-rows-spanned="3">
            <text:p>0.34</text:p>
          </table:table-cell>
          <table:table-cell table:style-name="ce36" table:formula="of:=(ROUND([.P38]/ABS([.O38]);4))*100" office:value-type="float" office:value="2.21" calcext:value-type="float" table:number-columns-spanned="1" table:number-rows-spanned="3">
            <text:p>2.21</text:p>
          </table:table-cell>
          <table:table-cell table:style-name="ce39" table:formula="of:=SUM(([$TABLE_4.G15]*[$TABLE_4.I15]*[.N38]/3600) + ([.M38]*[$TABLE_4.L15]*[.N38]/3600))" office:value-type="float" office:value="0.0278442" calcext:value-type="float">
            <text:p>0.0278</text:p>
          </table:table-cell>
          <table:table-cell table:style-name="ce35" table:formula="of:=AVERAGE([.R38:.R40])" office:value-type="float" office:value="0.0283278" calcext:value-type="float" table:number-columns-spanned="1" table:number-rows-spanned="3">
            <text:p>0.03</text:p>
          </table:table-cell>
          <table:table-cell table:style-name="ce39" table:formula="of:=STDEV([.R38:.R40])" office:value-type="float" office:value="0.0006258008629" calcext:value-type="float" table:number-columns-spanned="1" table:number-rows-spanned="3">
            <text:p>0.0006</text:p>
          </table:table-cell>
          <table:table-cell table:style-name="ce36" table:formula="of:=(ROUND([.T38]/ABS([.S38]);4))*100" office:value-type="float" office:value="2.21" calcext:value-type="float" table:number-columns-spanned="1" table:number-rows-spanned="3">
            <text:p>2.21</text:p>
          </table:table-cell>
          <table:table-cell table:style-name="ce37" table:formula="of:=(ROUND([.O38]-[.E38];2)/[.E38])*100" office:value-type="float" office:value="-2.745849298" calcext:value-type="float" table:number-columns-spanned="1" table:number-rows-spanned="3">
            <text:p>-2.75</text:p>
          </table:table-cell>
          <table:table-cell table:style-name="ce37" table:formula="of:=(ROUND([.S38]-[.I38];4)/[.I38])*100" office:value-type="float" office:value="-41.61001936" calcext:value-type="float" table:number-columns-spanned="1" table:number-rows-spanned="3">
            <text:p>-41.61</text:p>
          </table:table-cell>
          <table:table-cell table:style-name="ce34" office:value-type="float" office:value="216" calcext:value-type="float" table:number-columns-spanned="1" table:number-rows-spanned="3">
            <text:p>216</text:p>
          </table:table-cell>
          <table:table-cell table:style-name="ce34" table:formula="of:=COM.MICROSOFT.CEILING([.X38]/[$TABLE_4.K15];1)" office:value-type="float" office:value="9" calcext:value-type="float" table:number-columns-spanned="1" table:number-rows-spanned="3">
            <text:p>9</text:p>
          </table:table-cell>
          <table:table-cell table:style-name="ce4" office:value-type="float" office:value="16.01" calcext:value-type="float">
            <text:p>16.01</text:p>
          </table:table-cell>
          <table:table-cell table:style-name="ce35" table:formula="of:=AVERAGE([.Z38:.Z40])" office:value-type="float" office:value="16.12" calcext:value-type="float" table:number-columns-spanned="1" table:number-rows-spanned="3">
            <text:p>16.12</text:p>
          </table:table-cell>
          <table:table-cell table:style-name="ce25" table:formula="of:=STDEV([.Z38:.Z40])" office:value-type="float" office:value="0.1417744688" calcext:value-type="float" table:number-columns-spanned="1" table:number-rows-spanned="3">
            <text:p>0.14</text:p>
          </table:table-cell>
          <table:table-cell table:style-name="ce36" table:formula="of:=(ROUND([.AB38]/ABS([.AA38]);4))*100" office:value-type="float" office:value="0.88" calcext:value-type="float" table:number-columns-spanned="1" table:number-rows-spanned="3">
            <text:p>0.88</text:p>
          </table:table-cell>
          <table:table-cell table:style-name="ce39" table:formula="of:=SUM(([$TABLE_4.G15]*[$TABLE_4.I15]*[.Z38]/3600) + ([.Y38]*[$TABLE_4.L15]*[.Z38]/3600))" office:value-type="float" office:value="0.099262" calcext:value-type="float">
            <text:p>0.0993</text:p>
          </table:table-cell>
          <table:table-cell table:style-name="ce35" table:formula="of:=AVERAGE([.AD38:.AD40])" office:value-type="float" office:value="0.099944" calcext:value-type="float" table:number-columns-spanned="1" table:number-rows-spanned="3">
            <text:p>0.10</text:p>
          </table:table-cell>
          <table:table-cell table:style-name="ce39" table:formula="of:=STDEV([.AD38:.AD40])" office:value-type="float" office:value="0.0008790017065" calcext:value-type="float" table:number-columns-spanned="1" table:number-rows-spanned="3">
            <text:p>0.0009</text:p>
          </table:table-cell>
          <table:table-cell table:style-name="ce36" table:formula="of:=(ROUND([.AF38]/ABS([.AE38]);4))*100" office:value-type="float" office:value="0.88" calcext:value-type="float" table:number-columns-spanned="1" table:number-rows-spanned="3">
            <text:p>0.88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AH38]/[$TABLE_4.K15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5.01" calcext:value-type="float">
            <text:p>15.01</text:p>
          </table:table-cell>
          <table:table-cell table:style-name="ce35" table:formula="of:=AVERAGE([.AJ38:.AJ40])" office:value-type="float" office:value="15.37333333" calcext:value-type="float" table:number-columns-spanned="1" table:number-rows-spanned="3">
            <text:p>15.37</text:p>
          </table:table-cell>
          <table:table-cell table:style-name="ce25" table:formula="of:=STDEV([.AJ38:.AJ40])" office:value-type="float" office:value="0.3755440498" calcext:value-type="float" table:number-columns-spanned="1" table:number-rows-spanned="3">
            <text:p>0.38</text:p>
          </table:table-cell>
          <table:table-cell table:style-name="ce36" table:formula="of:=(ROUND([.AL38]/ABS([.AK38]);4))*100" office:value-type="float" office:value="2.44" calcext:value-type="float" table:number-columns-spanned="1" table:number-rows-spanned="3">
            <text:p>2.44</text:p>
          </table:table-cell>
          <table:table-cell table:style-name="ce39" table:formula="of:=SUM(([$TABLE_4.G15]*[$TABLE_4.I15]*[.AJ38]/3600) + ([.AI38]*[$TABLE_4.L15]*[.AJ38]/3600))" office:value-type="float" office:value="0.0186124" calcext:value-type="float">
            <text:p>0.0186</text:p>
          </table:table-cell>
          <table:table-cell table:style-name="ce35" table:formula="of:=AVERAGE([.AN38:.AN40])" office:value-type="float" office:value="0.01906293333" calcext:value-type="float" table:number-columns-spanned="1" table:number-rows-spanned="3">
            <text:p>0.02</text:p>
          </table:table-cell>
          <table:table-cell table:style-name="ce39" table:formula="of:=STDEV([.AN38:.AN40])" office:value-type="float" office:value="0.0004656746217" calcext:value-type="float" table:number-columns-spanned="1" table:number-rows-spanned="3">
            <text:p>0.0005</text:p>
          </table:table-cell>
          <table:table-cell table:style-name="ce36" table:formula="of:=ROUND([.AP38]/ABS([.AO38]);4)*100" office:value-type="float" office:value="2.44" calcext:value-type="float" table:number-columns-spanned="1" table:number-rows-spanned="3">
            <text:p>2.44</text:p>
          </table:table-cell>
          <table:table-cell table:style-name="ce37" table:formula="of:=(ROUND([.AK38]-[.AA38];2)/[.AA38])*100" office:value-type="float" office:value="-4.652605459" calcext:value-type="float" table:number-columns-spanned="1" table:number-rows-spanned="3">
            <text:p>-4.65</text:p>
          </table:table-cell>
          <table:table-cell table:style-name="ce37" table:formula="of:=(ROUND([.AO38]-[.AE38];4)/[.AE38])*100" office:value-type="float" office:value="-80.94532938" calcext:value-type="float" table:number-columns-spanned="1" table:number-rows-spanned="3">
            <text:p>-80.95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5.08" calcext:value-type="float">
            <text:p>15.08</text:p>
          </table:table-cell>
          <table:covered-table-cell table:number-columns-repeated="3" table:style-name="ce2"/>
          <table:table-cell table:style-name="ce39" table:formula="of:=SUM(([$TABLE_4.G15]*[$TABLE_4.I15]*[.D39]/3600) + ([.C38]*[$TABLE_4.L15]*[.D39]/3600))" office:value-type="float" office:value="0.046748" calcext:value-type="float">
            <text:p>0.0467</text:p>
          </table:table-cell>
          <table:covered-table-cell table:number-columns-repeated="5" table:style-name="ce2"/>
          <table:table-cell table:style-name="ce4" office:value-type="float" office:value="15.61" calcext:value-type="float">
            <text:p>15.61</text:p>
          </table:table-cell>
          <table:covered-table-cell table:number-columns-repeated="3" table:style-name="ce2"/>
          <table:table-cell table:style-name="ce39" table:formula="of:=SUM(([$TABLE_4.G15]*[$TABLE_4.I15]*[.N39]/3600) + ([.M38]*[$TABLE_4.L15]*[.N39]/3600))" office:value-type="float" office:value="0.0290346" calcext:value-type="float">
            <text:p>0.0290</text:p>
          </table:table-cell>
          <table:covered-table-cell table:number-columns-repeated="7" table:style-name="ce2"/>
          <table:table-cell table:style-name="ce4" office:value-type="float" office:value="16.28" calcext:value-type="float">
            <text:p>16.28</text:p>
          </table:table-cell>
          <table:covered-table-cell table:number-columns-repeated="3" table:style-name="ce2"/>
          <table:table-cell table:style-name="ce39" table:formula="of:=SUM(([$TABLE_4.G15]*[$TABLE_4.I15]*[.Z39]/3600) + ([.Y38]*[$TABLE_4.L15]*[.Z39]/3600))" office:value-type="float" office:value="0.100936" calcext:value-type="float">
            <text:p>0.1009</text:p>
          </table:table-cell>
          <table:covered-table-cell table:number-columns-repeated="5" table:style-name="ce2"/>
          <table:table-cell table:style-name="ce4" office:value-type="float" office:value="15.35" calcext:value-type="float">
            <text:p>15.35</text:p>
          </table:table-cell>
          <table:covered-table-cell table:number-columns-repeated="3" table:style-name="ce2"/>
          <table:table-cell table:style-name="ce39" table:formula="of:=SUM(([$TABLE_4.G15]*[$TABLE_4.I15]*[.AJ39]/3600) + ([.AI38]*[$TABLE_4.L15]*[.AJ39]/3600))" office:value-type="float" office:value="0.019034" calcext:value-type="float">
            <text:p>0.0190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5.71" calcext:value-type="float">
            <text:p>15.71</text:p>
          </table:table-cell>
          <table:covered-table-cell table:number-columns-repeated="3" table:style-name="ce3"/>
          <table:table-cell table:style-name="ce39" table:formula="of:=SUM(([$TABLE_4.G15]*[$TABLE_4.I15]*[.D40]/3600) + ([.C38]*[$TABLE_4.L15]*[.D40]/3600))" office:value-type="float" office:value="0.048701" calcext:value-type="float">
            <text:p>0.0487</text:p>
          </table:table-cell>
          <table:covered-table-cell table:number-columns-repeated="5" table:style-name="ce3"/>
          <table:table-cell table:style-name="ce4" office:value-type="float" office:value="15.11" calcext:value-type="float">
            <text:p>15.11</text:p>
          </table:table-cell>
          <table:covered-table-cell table:number-columns-repeated="3" table:style-name="ce3"/>
          <table:table-cell table:style-name="ce39" table:formula="of:=SUM(([$TABLE_4.G15]*[$TABLE_4.I15]*[.N40]/3600) + ([.M38]*[$TABLE_4.L15]*[.N40]/3600))" office:value-type="float" office:value="0.0281046" calcext:value-type="float">
            <text:p>0.0281</text:p>
          </table:table-cell>
          <table:covered-table-cell table:number-columns-repeated="7" table:style-name="ce3"/>
          <table:table-cell table:style-name="ce4" office:value-type="float" office:value="16.07" calcext:value-type="float">
            <text:p>16.07</text:p>
          </table:table-cell>
          <table:covered-table-cell table:number-columns-repeated="3" table:style-name="ce3"/>
          <table:table-cell table:style-name="ce39" table:formula="of:=SUM(([$TABLE_4.G15]*[$TABLE_4.I15]*[.Z40]/3600) + ([.Y38]*[$TABLE_4.L15]*[.Z40]/3600))" office:value-type="float" office:value="0.099634" calcext:value-type="float">
            <text:p>0.0996</text:p>
          </table:table-cell>
          <table:covered-table-cell table:number-columns-repeated="5" table:style-name="ce3"/>
          <table:table-cell table:style-name="ce4" office:value-type="float" office:value="15.76" calcext:value-type="float">
            <text:p>15.76</text:p>
          </table:table-cell>
          <table:covered-table-cell table:number-columns-repeated="3" table:style-name="ce3"/>
          <table:table-cell table:style-name="ce39" table:formula="of:=SUM(([$TABLE_4.G15]*[$TABLE_4.I15]*[.AJ40]/3600) + ([.AI38]*[$TABLE_4.L15]*[.AJ40]/3600))" office:value-type="float" office:value="0.0195424" calcext:value-type="float">
            <text:p>0.0195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3</text:p>
          </table:table-cell>
          <table:table-cell table:style-name="ce34" office:value-type="float" office:value="32" calcext:value-type="float" table:number-columns-spanned="1" table:number-rows-spanned="3">
            <text:p>32</text:p>
          </table:table-cell>
          <table:table-cell table:style-name="ce34" table:formula="of:=COM.MICROSOFT.CEILING([.B41]/[$TABLE_4.K16];1)" office:value-type="float" office:value="4" calcext:value-type="float" table:number-columns-spanned="1" table:number-rows-spanned="3">
            <text:p>4</text:p>
          </table:table-cell>
          <table:table-cell table:style-name="ce4" office:value-type="float" office:value="22.02" calcext:value-type="float">
            <text:p>22.02</text:p>
          </table:table-cell>
          <table:table-cell table:style-name="ce35" table:formula="of:=AVERAGE([.D41:.D43])" office:value-type="float" office:value="22.18" calcext:value-type="float" table:number-columns-spanned="1" table:number-rows-spanned="3">
            <text:p>22.18</text:p>
          </table:table-cell>
          <table:table-cell table:style-name="ce25" table:formula="of:=STDEV([.D41:.D43])" office:value-type="float" office:value="0.5671860365" calcext:value-type="float" table:number-columns-spanned="1" table:number-rows-spanned="3">
            <text:p>0.57</text:p>
          </table:table-cell>
          <table:table-cell table:style-name="ce36" table:formula="of:=(ROUND([.F41]/ABS([.E41]);4))*100" office:value-type="float" office:value="2.56" calcext:value-type="float" table:number-columns-spanned="1" table:number-rows-spanned="3">
            <text:p>2.56</text:p>
          </table:table-cell>
          <table:table-cell table:style-name="ce39" table:formula="of:=SUM(([$TABLE_4.G16]*[$TABLE_4.I16]*[.D41]/3600) + ([.C41]*[$TABLE_4.L16]*[.D41]/3600))" office:value-type="float" office:value="0.0259836" calcext:value-type="float">
            <text:p>0.0260</text:p>
          </table:table-cell>
          <table:table-cell table:style-name="ce35" table:formula="of:=AVERAGE([.H41:.H43])" office:value-type="float" office:value="0.0261724" calcext:value-type="float" table:number-columns-spanned="1" table:number-rows-spanned="3">
            <text:p>0.03</text:p>
          </table:table-cell>
          <table:table-cell table:style-name="ce39" table:formula="of:=STDEV([.H41:.H43])" office:value-type="float" office:value="0.0006692795231" calcext:value-type="float" table:number-columns-spanned="1" table:number-rows-spanned="3">
            <text:p>0.0007</text:p>
          </table:table-cell>
          <table:table-cell table:style-name="ce36" table:formula="of:=(ROUND([.J41]/ABS([.I41]);4))*100" office:value-type="float" office:value="2.56" calcext:value-type="float" table:number-columns-spanned="1" table:number-rows-spanned="3">
            <text:p>2.56</text:p>
          </table:table-cell>
          <table:table-cell table:style-name="ce34" office:value-type="float" office:value="61" calcext:value-type="float" table:number-columns-spanned="1" table:number-rows-spanned="3">
            <text:p>61</text:p>
          </table:table-cell>
          <table:table-cell table:style-name="ce34" table:formula="of:=COM.MICROSOFT.CEILING([.L41]/[$TABLE_4.K16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22.37" calcext:value-type="float">
            <text:p>22.37</text:p>
          </table:table-cell>
          <table:table-cell table:style-name="ce35" table:formula="of:=AVERAGE([.N41:.N43])" office:value-type="float" office:value="22.22" calcext:value-type="float" table:number-columns-spanned="1" table:number-rows-spanned="3">
            <text:p>22.22</text:p>
          </table:table-cell>
          <table:table-cell table:style-name="ce25" table:formula="of:=STDEV([.N41:.N43])" office:value-type="float" office:value="0.3223352292" calcext:value-type="float" table:number-columns-spanned="1" table:number-rows-spanned="3">
            <text:p>0.32</text:p>
          </table:table-cell>
          <table:table-cell table:style-name="ce36" table:formula="of:=(ROUND([.P41]/ABS([.O41]);4))*100" office:value-type="float" office:value="1.45" calcext:value-type="float" table:number-columns-spanned="1" table:number-rows-spanned="3">
            <text:p>1.45</text:p>
          </table:table-cell>
          <table:table-cell table:style-name="ce39" table:formula="of:=SUM(([$TABLE_4.G16]*[$TABLE_4.I16]*[.N41]/3600) + ([.M41]*[$TABLE_4.L16]*[.N41]/3600))" office:value-type="float" office:value="0.0389238" calcext:value-type="float">
            <text:p>0.0389</text:p>
          </table:table-cell>
          <table:table-cell table:style-name="ce35" table:formula="of:=AVERAGE([.R41:.R43])" office:value-type="float" office:value="0.0386628" calcext:value-type="float" table:number-columns-spanned="1" table:number-rows-spanned="3">
            <text:p>0.04</text:p>
          </table:table-cell>
          <table:table-cell table:style-name="ce39" table:formula="of:=STDEV([.R41:.R43])" office:value-type="float" office:value="0.0005608632989" calcext:value-type="float" table:number-columns-spanned="1" table:number-rows-spanned="3">
            <text:p>0.0006</text:p>
          </table:table-cell>
          <table:table-cell table:style-name="ce36" table:formula="of:=(ROUND([.T41]/ABS([.S41]);4))*100" office:value-type="float" office:value="1.45" calcext:value-type="float" table:number-columns-spanned="1" table:number-rows-spanned="3">
            <text:p>1.45</text:p>
          </table:table-cell>
          <table:table-cell table:style-name="ce37" table:formula="of:=(ROUND([.O41]-[.E41];2)/[.E41])*100" office:value-type="float" office:value="0.180342651" calcext:value-type="float" table:number-columns-spanned="1" table:number-rows-spanned="3">
            <text:p>0.18</text:p>
          </table:table-cell>
          <table:table-cell table:style-name="ce37" table:formula="of:=(ROUND([.S41]-[.I41];4)/[.I41])*100" office:value-type="float" office:value="47.76023597" calcext:value-type="float" table:number-columns-spanned="1" table:number-rows-spanned="3">
            <text:p>47.76</text:p>
          </table:table-cell>
          <table:table-cell table:style-name="ce34" office:value-type="float" office:value="24" calcext:value-type="float" table:number-columns-spanned="1" table:number-rows-spanned="3">
            <text:p>24</text:p>
          </table:table-cell>
          <table:table-cell table:style-name="ce34" table:formula="of:=COM.MICROSOFT.CEILING([.X41]/[$TABLE_4.K16];1)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21.35" calcext:value-type="float">
            <text:p>21.35</text:p>
          </table:table-cell>
          <table:table-cell table:style-name="ce35" table:formula="of:=AVERAGE([.Z41:.Z43])" office:value-type="float" office:value="22.03666667" calcext:value-type="float" table:number-columns-spanned="1" table:number-rows-spanned="3">
            <text:p>22.04</text:p>
          </table:table-cell>
          <table:table-cell table:style-name="ce25" table:formula="of:=STDEV([.Z41:.Z43])" office:value-type="float" office:value="0.7003808488" calcext:value-type="float" table:number-columns-spanned="1" table:number-rows-spanned="3">
            <text:p>0.70</text:p>
          </table:table-cell>
          <table:table-cell table:style-name="ce36" table:formula="of:=(ROUND([.AB41]/ABS([.AA41]);4))*100" office:value-type="float" office:value="3.18" calcext:value-type="float" table:number-columns-spanned="1" table:number-rows-spanned="3">
            <text:p>3.18</text:p>
          </table:table-cell>
          <table:table-cell table:style-name="ce39" table:formula="of:=SUM(([$TABLE_4.G16]*[$TABLE_4.I16]*[.Z41]/3600) + ([.Y41]*[$TABLE_4.L16]*[.Z41]/3600))" office:value-type="float" office:value="0.022204" calcext:value-type="float">
            <text:p>0.0222</text:p>
          </table:table-cell>
          <table:table-cell table:style-name="ce35" table:formula="of:=AVERAGE([.AD41:.AD43])" office:value-type="float" office:value="0.02291813333" calcext:value-type="float" table:number-columns-spanned="1" table:number-rows-spanned="3">
            <text:p>0.02</text:p>
          </table:table-cell>
          <table:table-cell table:style-name="ce39" table:formula="of:=STDEV([.AD41:.AD43])" office:value-type="float" office:value="0.0007283960827" calcext:value-type="float" table:number-columns-spanned="1" table:number-rows-spanned="3">
            <text:p>0.0007</text:p>
          </table:table-cell>
          <table:table-cell table:style-name="ce36" table:formula="of:=(ROUND([.AF41]/ABS([.AE41]);4))*100" office:value-type="float" office:value="3.18" calcext:value-type="float" table:number-columns-spanned="1" table:number-rows-spanned="3">
            <text:p>3.18</text:p>
          </table:table-cell>
          <table:table-cell table:style-name="ce34" office:value-type="float" office:value="8" calcext:value-type="float" table:number-columns-spanned="1" table:number-rows-spanned="3">
            <text:p>8</text:p>
          </table:table-cell>
          <table:table-cell table:style-name="ce34" table:formula="of:=COM.MICROSOFT.CEILING([.AH41]/[$TABLE_4.K16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6.88" calcext:value-type="float">
            <text:p>26.88</text:p>
          </table:table-cell>
          <table:table-cell table:style-name="ce35" table:formula="of:=AVERAGE([.AJ41:.AJ43])" office:value-type="float" office:value="27.28" calcext:value-type="float" table:number-columns-spanned="1" table:number-rows-spanned="3">
            <text:p>27.28</text:p>
          </table:table-cell>
          <table:table-cell table:style-name="ce25" table:formula="of:=STDEV([.AJ41:.AJ43])" office:value-type="float" office:value="0.65" calcext:value-type="float" table:number-columns-spanned="1" table:number-rows-spanned="3">
            <text:p>0.65</text:p>
          </table:table-cell>
          <table:table-cell table:style-name="ce36" table:formula="of:=(ROUND([.AL41]/ABS([.AK41]);4))*100" office:value-type="float" office:value="2.38" calcext:value-type="float" table:number-columns-spanned="1" table:number-rows-spanned="3">
            <text:p>2.38</text:p>
          </table:table-cell>
          <table:table-cell table:style-name="ce39" table:formula="of:=SUM(([$TABLE_4.G16]*[$TABLE_4.I16]*[.AJ41]/3600) + ([.AI41]*[$TABLE_4.L16]*[.AJ41]/3600))" office:value-type="float" office:value="0.0204288" calcext:value-type="float">
            <text:p>0.0204</text:p>
          </table:table-cell>
          <table:table-cell table:style-name="ce35" table:formula="of:=AVERAGE([.AN41:.AN43])" office:value-type="float" office:value="0.0207328" calcext:value-type="float" table:number-columns-spanned="1" table:number-rows-spanned="3">
            <text:p>0.02</text:p>
          </table:table-cell>
          <table:table-cell table:style-name="ce39" table:formula="of:=STDEV([.AN41:.AN43])" office:value-type="float" office:value="0.000494" calcext:value-type="float" table:number-columns-spanned="1" table:number-rows-spanned="3">
            <text:p>0.0005</text:p>
          </table:table-cell>
          <table:table-cell table:style-name="ce36" table:formula="of:=ROUND([.AP41]/ABS([.AO41]);4)*100" office:value-type="float" office:value="2.38" calcext:value-type="float" table:number-columns-spanned="1" table:number-rows-spanned="3">
            <text:p>2.38</text:p>
          </table:table-cell>
          <table:table-cell table:style-name="ce37" table:formula="of:=(ROUND([.AK41]-[.AA41];2)/[.AA41])*100" office:value-type="float" office:value="23.7785509" calcext:value-type="float" table:number-columns-spanned="1" table:number-rows-spanned="3">
            <text:p>23.78</text:p>
          </table:table-cell>
          <table:table-cell table:style-name="ce37" table:formula="of:=(ROUND([.AO41]-[.AE41];4)/[.AE41])*100" office:value-type="float" office:value="-9.599385639" calcext:value-type="float" table:number-columns-spanned="1" table:number-rows-spanned="3">
            <text:p>-9.60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22.81" calcext:value-type="float">
            <text:p>22.81</text:p>
          </table:table-cell>
          <table:covered-table-cell table:number-columns-repeated="3" table:style-name="ce2"/>
          <table:table-cell table:style-name="ce39" table:formula="of:=SUM(([$TABLE_4.G16]*[$TABLE_4.I16]*[.D42]/3600) + ([.C41]*[$TABLE_4.L16]*[.D42]/3600))" office:value-type="float" office:value="0.0269158" calcext:value-type="float">
            <text:p>0.0269</text:p>
          </table:table-cell>
          <table:covered-table-cell table:number-columns-repeated="5" table:style-name="ce2"/>
          <table:table-cell table:style-name="ce4" office:value-type="float" office:value="22.44" calcext:value-type="float">
            <text:p>22.44</text:p>
          </table:table-cell>
          <table:covered-table-cell table:number-columns-repeated="3" table:style-name="ce2"/>
          <table:table-cell table:style-name="ce39" table:formula="of:=SUM(([$TABLE_4.G16]*[$TABLE_4.I16]*[.N42]/3600) + ([.M41]*[$TABLE_4.L16]*[.N42]/3600))" office:value-type="float" office:value="0.0390456" calcext:value-type="float">
            <text:p>0.0390</text:p>
          </table:table-cell>
          <table:covered-table-cell table:number-columns-repeated="7" table:style-name="ce2"/>
          <table:table-cell table:style-name="ce4" office:value-type="float" office:value="22.01" calcext:value-type="float">
            <text:p>22.01</text:p>
          </table:table-cell>
          <table:covered-table-cell table:number-columns-repeated="3" table:style-name="ce2"/>
          <table:table-cell table:style-name="ce39" table:formula="of:=SUM(([$TABLE_4.G16]*[$TABLE_4.I16]*[.Z42]/3600) + ([.Y41]*[$TABLE_4.L16]*[.Z42]/3600))" office:value-type="float" office:value="0.0228904" calcext:value-type="float">
            <text:p>0.0229</text:p>
          </table:table-cell>
          <table:covered-table-cell table:number-columns-repeated="5" table:style-name="ce2"/>
          <table:table-cell table:style-name="ce4" office:value-type="float" office:value="26.93" calcext:value-type="float">
            <text:p>26.93</text:p>
          </table:table-cell>
          <table:covered-table-cell table:number-columns-repeated="3" table:style-name="ce2"/>
          <table:table-cell table:style-name="ce39" table:formula="of:=SUM(([$TABLE_4.G16]*[$TABLE_4.I16]*[.AJ42]/3600) + ([.AI41]*[$TABLE_4.L16]*[.AJ42]/3600))" office:value-type="float" office:value="0.0204668" calcext:value-type="float">
            <text:p>0.0205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21.71" calcext:value-type="float">
            <text:p>21.71</text:p>
          </table:table-cell>
          <table:covered-table-cell table:number-columns-repeated="3" table:style-name="ce3"/>
          <table:table-cell table:style-name="ce39" table:formula="of:=SUM(([$TABLE_4.G16]*[$TABLE_4.I16]*[.D43]/3600) + ([.C41]*[$TABLE_4.L16]*[.D43]/3600))" office:value-type="float" office:value="0.0256178" calcext:value-type="float">
            <text:p>0.0256</text:p>
          </table:table-cell>
          <table:covered-table-cell table:number-columns-repeated="5" table:style-name="ce3"/>
          <table:table-cell table:style-name="ce4" office:value-type="float" office:value="21.85" calcext:value-type="float">
            <text:p>21.85</text:p>
          </table:table-cell>
          <table:covered-table-cell table:number-columns-repeated="3" table:style-name="ce3"/>
          <table:table-cell table:style-name="ce39" table:formula="of:=SUM(([$TABLE_4.G16]*[$TABLE_4.I16]*[.N43]/3600) + ([.M41]*[$TABLE_4.L16]*[.N43]/3600))" office:value-type="float" office:value="0.038019" calcext:value-type="float">
            <text:p>0.0380</text:p>
          </table:table-cell>
          <table:covered-table-cell table:number-columns-repeated="7" table:style-name="ce3"/>
          <table:table-cell table:style-name="ce4" office:value-type="float" office:value="22.75" calcext:value-type="float">
            <text:p>22.75</text:p>
          </table:table-cell>
          <table:covered-table-cell table:number-columns-repeated="3" table:style-name="ce3"/>
          <table:table-cell table:style-name="ce39" table:formula="of:=SUM(([$TABLE_4.G16]*[$TABLE_4.I16]*[.Z43]/3600) + ([.Y41]*[$TABLE_4.L16]*[.Z43]/3600))" office:value-type="float" office:value="0.02366" calcext:value-type="float">
            <text:p>0.0237</text:p>
          </table:table-cell>
          <table:covered-table-cell table:number-columns-repeated="5" table:style-name="ce3"/>
          <table:table-cell table:style-name="ce4" office:value-type="float" office:value="28.03" calcext:value-type="float">
            <text:p>28.03</text:p>
          </table:table-cell>
          <table:covered-table-cell table:number-columns-repeated="3" table:style-name="ce3"/>
          <table:table-cell table:style-name="ce39" table:formula="of:=SUM(([$TABLE_4.G16]*[$TABLE_4.I16]*[.AJ43]/3600) + ([.AI41]*[$TABLE_4.L16]*[.AJ43]/3600))" office:value-type="float" office:value="0.0213028" calcext:value-type="float">
            <text:p>0.0213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4</text:p>
          </table:table-cell>
          <table:table-cell table:style-name="ce34" office:value-type="float" office:value="96" calcext:value-type="float" table:number-columns-spanned="1" table:number-rows-spanned="3">
            <text:p>96</text:p>
          </table:table-cell>
          <table:table-cell table:style-name="ce34" table:formula="of:=COM.MICROSOFT.CEILING([.B44]/[$TABLE_4.K17];1)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22.21" calcext:value-type="float">
            <text:p>22.21</text:p>
          </table:table-cell>
          <table:table-cell table:style-name="ce35" table:formula="of:=AVERAGE([.D44:.D46])" office:value-type="float" office:value="21.13333333" calcext:value-type="float" table:number-columns-spanned="1" table:number-rows-spanned="3">
            <text:p>21.13</text:p>
          </table:table-cell>
          <table:table-cell table:style-name="ce25" table:formula="of:=STDEV([.D44:.D46])" office:value-type="float" office:value="1.024711341" calcext:value-type="float" table:number-columns-spanned="1" table:number-rows-spanned="3">
            <text:p>1.02</text:p>
          </table:table-cell>
          <table:table-cell table:style-name="ce36" table:formula="of:=(ROUND([.F44]/ABS([.E44]);4))*100" office:value-type="float" office:value="4.85" calcext:value-type="float" table:number-columns-spanned="1" table:number-rows-spanned="3">
            <text:p>4.85</text:p>
          </table:table-cell>
          <table:table-cell table:style-name="ce39" table:formula="of:=SUM(([$TABLE_4.G17]*[$TABLE_4.I17]*[.D44]/3600) + ([.C44]*[$TABLE_4.L17]*[.D44]/3600))" office:value-type="float" office:value="0.051083" calcext:value-type="float">
            <text:p>0.0511</text:p>
          </table:table-cell>
          <table:table-cell table:style-name="ce35" table:formula="of:=AVERAGE([.H44:.H46])" office:value-type="float" office:value="0.04860666667" calcext:value-type="float" table:number-columns-spanned="1" table:number-rows-spanned="3">
            <text:p>0.05</text:p>
          </table:table-cell>
          <table:table-cell table:style-name="ce39" table:formula="of:=STDEV([.H44:.H46])" office:value-type="float" office:value="0.002356836085" calcext:value-type="float" table:number-columns-spanned="1" table:number-rows-spanned="3">
            <text:p>0.0024</text:p>
          </table:table-cell>
          <table:table-cell table:style-name="ce36" table:formula="of:=(ROUND([.J44]/ABS([.I44]);4))*100" office:value-type="float" office:value="4.85" calcext:value-type="float" table:number-columns-spanned="1" table:number-rows-spanned="3">
            <text:p>4.85</text:p>
          </table:table-cell>
          <table:table-cell table:style-name="ce34" office:value-type="float" office:value="61" calcext:value-type="float" table:number-columns-spanned="1" table:number-rows-spanned="3">
            <text:p>61</text:p>
          </table:table-cell>
          <table:table-cell table:style-name="ce34" table:formula="of:=COM.MICROSOFT.CEILING([.L44]/[$TABLE_4.K17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22.05" calcext:value-type="float">
            <text:p>22.05</text:p>
          </table:table-cell>
          <table:table-cell table:style-name="ce35" table:formula="of:=AVERAGE([.N44:.N46])" office:value-type="float" office:value="21.61" calcext:value-type="float" table:number-columns-spanned="1" table:number-rows-spanned="3">
            <text:p>21.61</text:p>
          </table:table-cell>
          <table:table-cell table:style-name="ce25" table:formula="of:=STDEV([.N44:.N46])" office:value-type="float" office:value="0.45033321" calcext:value-type="float" table:number-columns-spanned="1" table:number-rows-spanned="3">
            <text:p>0.45</text:p>
          </table:table-cell>
          <table:table-cell table:style-name="ce36" table:formula="of:=(ROUND([.P44]/ABS([.O44]);4))*100" office:value-type="float" office:value="2.08" calcext:value-type="float" table:number-columns-spanned="1" table:number-rows-spanned="3">
            <text:p>2.08</text:p>
          </table:table-cell>
          <table:table-cell table:style-name="ce39" table:formula="of:=SUM(([$TABLE_4.G17]*[$TABLE_4.I17]*[.N44]/3600) + ([.M44]*[$TABLE_4.L17]*[.N44]/3600))" office:value-type="float" office:value="0.038367" calcext:value-type="float">
            <text:p>0.0384</text:p>
          </table:table-cell>
          <table:table-cell table:style-name="ce35" table:formula="of:=AVERAGE([.R44:.R46])" office:value-type="float" office:value="0.0376014" calcext:value-type="float" table:number-columns-spanned="1" table:number-rows-spanned="3">
            <text:p>0.04</text:p>
          </table:table-cell>
          <table:table-cell table:style-name="ce39" table:formula="of:=STDEV([.R44:.R46])" office:value-type="float" office:value="0.0007835797853" calcext:value-type="float" table:number-columns-spanned="1" table:number-rows-spanned="3">
            <text:p>0.0008</text:p>
          </table:table-cell>
          <table:table-cell table:style-name="ce36" table:formula="of:=(ROUND([.T44]/ABS([.S44]);4))*100" office:value-type="float" office:value="2.08" calcext:value-type="float" table:number-columns-spanned="1" table:number-rows-spanned="3">
            <text:p>2.08</text:p>
          </table:table-cell>
          <table:table-cell table:style-name="ce37" table:formula="of:=(ROUND([.O44]-[.E44];2)/[.E44])*100" office:value-type="float" office:value="2.271293375" calcext:value-type="float" table:number-columns-spanned="1" table:number-rows-spanned="3">
            <text:p>2.27</text:p>
          </table:table-cell>
          <table:table-cell table:style-name="ce37" table:formula="of:=(ROUND([.S44]-[.I44];4)/[.I44])*100" office:value-type="float" office:value="-22.63064052" calcext:value-type="float" table:number-columns-spanned="1" table:number-rows-spanned="3">
            <text:p>-22.63</text:p>
          </table:table-cell>
          <table:table-cell table:style-name="ce34" office:value-type="float" office:value="288" calcext:value-type="float" table:number-columns-spanned="1" table:number-rows-spanned="3">
            <text:p>288</text:p>
          </table:table-cell>
          <table:table-cell table:style-name="ce34" table:formula="of:=COM.MICROSOFT.CEILING([.X44]/[$TABLE_4.K17];1)" office:value-type="float" office:value="9" calcext:value-type="float" table:number-columns-spanned="1" table:number-rows-spanned="3">
            <text:p>9</text:p>
          </table:table-cell>
          <table:table-cell table:style-name="ce4" office:value-type="float" office:value="20.99" calcext:value-type="float">
            <text:p>20.99</text:p>
          </table:table-cell>
          <table:table-cell table:style-name="ce35" table:formula="of:=AVERAGE([.Z44:.Z46])" office:value-type="float" office:value="21.39666667" calcext:value-type="float" table:number-columns-spanned="1" table:number-rows-spanned="3">
            <text:p>21.40</text:p>
          </table:table-cell>
          <table:table-cell table:style-name="ce25" table:formula="of:=STDEV([.Z44:.Z46])" office:value-type="float" office:value="0.431895049" calcext:value-type="float" table:number-columns-spanned="1" table:number-rows-spanned="3">
            <text:p>0.43</text:p>
          </table:table-cell>
          <table:table-cell table:style-name="ce36" table:formula="of:=(ROUND([.AB44]/ABS([.AA44]);4))*100" office:value-type="float" office:value="2.02" calcext:value-type="float" table:number-columns-spanned="1" table:number-rows-spanned="3">
            <text:p>2.02</text:p>
          </table:table-cell>
          <table:table-cell table:style-name="ce39" table:formula="of:=SUM(([$TABLE_4.G17]*[$TABLE_4.I17]*[.Z44]/3600) + ([.Y44]*[$TABLE_4.L17]*[.Z44]/3600))" office:value-type="float" office:value="0.1188034" calcext:value-type="float">
            <text:p>0.1188</text:p>
          </table:table-cell>
          <table:table-cell table:style-name="ce35" table:formula="of:=AVERAGE([.AD44:.AD46])" office:value-type="float" office:value="0.1211051333" calcext:value-type="float" table:number-columns-spanned="1" table:number-rows-spanned="3">
            <text:p>0.12</text:p>
          </table:table-cell>
          <table:table-cell table:style-name="ce39" table:formula="of:=STDEV([.AD44:.AD46])" office:value-type="float" office:value="0.002444525977" calcext:value-type="float" table:number-columns-spanned="1" table:number-rows-spanned="3">
            <text:p>0.0024</text:p>
          </table:table-cell>
          <table:table-cell table:style-name="ce36" table:formula="of:=(ROUND([.AF44]/ABS([.AE44]);4))*100" office:value-type="float" office:value="2.02" calcext:value-type="float" table:number-columns-spanned="1" table:number-rows-spanned="3">
            <text:p>2.02</text:p>
          </table:table-cell>
          <table:table-cell table:style-name="ce34" office:value-type="float" office:value="32" calcext:value-type="float" table:number-columns-spanned="1" table:number-rows-spanned="3">
            <text:p>32</text:p>
          </table:table-cell>
          <table:table-cell table:style-name="ce34" table:formula="of:=COM.MICROSOFT.CEILING([.AH44]/[$TABLE_4.K17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0.08" calcext:value-type="float">
            <text:p>20.08</text:p>
          </table:table-cell>
          <table:table-cell table:style-name="ce35" table:formula="of:=AVERAGE([.AJ44:.AJ46])" office:value-type="float" office:value="21.74666667" calcext:value-type="float" table:number-columns-spanned="1" table:number-rows-spanned="3">
            <text:p>21.75</text:p>
          </table:table-cell>
          <table:table-cell table:style-name="ce25" table:formula="of:=STDEV([.AJ44:.AJ46])" office:value-type="float" office:value="1.458572361" calcext:value-type="float" table:number-columns-spanned="1" table:number-rows-spanned="3">
            <text:p>1.46</text:p>
          </table:table-cell>
          <table:table-cell table:style-name="ce36" table:formula="of:=(ROUND([.AL44]/ABS([.AK44]);4))*100" office:value-type="float" office:value="6.71" calcext:value-type="float" table:number-columns-spanned="1" table:number-rows-spanned="3">
            <text:p>6.71</text:p>
          </table:table-cell>
          <table:table-cell table:style-name="ce39" table:formula="of:=SUM(([$TABLE_4.G17]*[$TABLE_4.I17]*[.AJ44]/3600) + ([.AI44]*[$TABLE_4.L17]*[.AJ44]/3600))" office:value-type="float" office:value="0.0236944" calcext:value-type="float">
            <text:p>0.0237</text:p>
          </table:table-cell>
          <table:table-cell table:style-name="ce35" table:formula="of:=AVERAGE([.AN44:.AN46])" office:value-type="float" office:value="0.02566106667" calcext:value-type="float" table:number-columns-spanned="1" table:number-rows-spanned="3">
            <text:p>0.03</text:p>
          </table:table-cell>
          <table:table-cell table:style-name="ce39" table:formula="of:=STDEV([.AN44:.AN46])" office:value-type="float" office:value="0.001721115386" calcext:value-type="float" table:number-columns-spanned="1" table:number-rows-spanned="3">
            <text:p>0.0017</text:p>
          </table:table-cell>
          <table:table-cell table:style-name="ce36" table:formula="of:=ROUND([.AP44]/ABS([.AO44]);4)*100" office:value-type="float" office:value="6.71" calcext:value-type="float" table:number-columns-spanned="1" table:number-rows-spanned="3">
            <text:p>6.71</text:p>
          </table:table-cell>
          <table:table-cell table:style-name="ce37" table:formula="of:=(ROUND([.AK44]-[.AA44];2)/[.AA44])*100" office:value-type="float" office:value="1.635768811" calcext:value-type="float" table:number-columns-spanned="1" table:number-rows-spanned="3">
            <text:p>1.64</text:p>
          </table:table-cell>
          <table:table-cell table:style-name="ce37" table:formula="of:=(ROUND([.AO44]-[.AE44];4)/[.AE44])*100" office:value-type="float" office:value="-78.77453034" calcext:value-type="float" table:number-columns-spanned="1" table:number-rows-spanned="3">
            <text:p>-78.77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21.02" calcext:value-type="float">
            <text:p>21.02</text:p>
          </table:table-cell>
          <table:covered-table-cell table:number-columns-repeated="3" table:style-name="ce2"/>
          <table:table-cell table:style-name="ce39" table:formula="of:=SUM(([$TABLE_4.G17]*[$TABLE_4.I17]*[.D45]/3600) + ([.C44]*[$TABLE_4.L17]*[.D45]/3600))" office:value-type="float" office:value="0.048346" calcext:value-type="float">
            <text:p>0.0483</text:p>
          </table:table-cell>
          <table:covered-table-cell table:number-columns-repeated="5" table:style-name="ce2"/>
          <table:table-cell table:style-name="ce4" office:value-type="float" office:value="21.63" calcext:value-type="float">
            <text:p>21.63</text:p>
          </table:table-cell>
          <table:covered-table-cell table:number-columns-repeated="3" table:style-name="ce2"/>
          <table:table-cell table:style-name="ce39" table:formula="of:=SUM(([$TABLE_4.G17]*[$TABLE_4.I17]*[.N45]/3600) + ([.M44]*[$TABLE_4.L17]*[.N45]/3600))" office:value-type="float" office:value="0.0376362" calcext:value-type="float">
            <text:p>0.0376</text:p>
          </table:table-cell>
          <table:covered-table-cell table:number-columns-repeated="7" table:style-name="ce2"/>
          <table:table-cell table:style-name="ce4" office:value-type="float" office:value="21.35" calcext:value-type="float">
            <text:p>21.35</text:p>
          </table:table-cell>
          <table:covered-table-cell table:number-columns-repeated="3" table:style-name="ce2"/>
          <table:table-cell table:style-name="ce39" table:formula="of:=SUM(([$TABLE_4.G17]*[$TABLE_4.I17]*[.Z45]/3600) + ([.Y44]*[$TABLE_4.L17]*[.Z45]/3600))" office:value-type="float" office:value="0.120841" calcext:value-type="float">
            <text:p>0.1208</text:p>
          </table:table-cell>
          <table:covered-table-cell table:number-columns-repeated="5" table:style-name="ce2"/>
          <table:table-cell table:style-name="ce4" office:value-type="float" office:value="22.37" calcext:value-type="float">
            <text:p>22.37</text:p>
          </table:table-cell>
          <table:covered-table-cell table:number-columns-repeated="3" table:style-name="ce2"/>
          <table:table-cell table:style-name="ce39" table:formula="of:=SUM(([$TABLE_4.G17]*[$TABLE_4.I17]*[.AJ45]/3600) + ([.AI44]*[$TABLE_4.L17]*[.AJ45]/3600))" office:value-type="float" office:value="0.0263966" calcext:value-type="float">
            <text:p>0.0264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20.17" calcext:value-type="float">
            <text:p>20.17</text:p>
          </table:table-cell>
          <table:covered-table-cell table:number-columns-repeated="3" table:style-name="ce3"/>
          <table:table-cell table:style-name="ce39" table:formula="of:=SUM(([$TABLE_4.G17]*[$TABLE_4.I17]*[.D46]/3600) + ([.C44]*[$TABLE_4.L17]*[.D46]/3600))" office:value-type="float" office:value="0.046391" calcext:value-type="float">
            <text:p>0.0464</text:p>
          </table:table-cell>
          <table:covered-table-cell table:number-columns-repeated="5" table:style-name="ce3"/>
          <table:table-cell table:style-name="ce4" office:value-type="float" office:value="21.15" calcext:value-type="float">
            <text:p>21.15</text:p>
          </table:table-cell>
          <table:covered-table-cell table:number-columns-repeated="3" table:style-name="ce3"/>
          <table:table-cell table:style-name="ce39" table:formula="of:=SUM(([$TABLE_4.G17]*[$TABLE_4.I17]*[.N46]/3600) + ([.M44]*[$TABLE_4.L17]*[.N46]/3600))" office:value-type="float" office:value="0.036801" calcext:value-type="float">
            <text:p>0.0368</text:p>
          </table:table-cell>
          <table:covered-table-cell table:number-columns-repeated="7" table:style-name="ce3"/>
          <table:table-cell table:style-name="ce4" office:value-type="float" office:value="21.85" calcext:value-type="float">
            <text:p>21.85</text:p>
          </table:table-cell>
          <table:covered-table-cell table:number-columns-repeated="3" table:style-name="ce3"/>
          <table:table-cell table:style-name="ce39" table:formula="of:=SUM(([$TABLE_4.G17]*[$TABLE_4.I17]*[.Z46]/3600) + ([.Y44]*[$TABLE_4.L17]*[.Z46]/3600))" office:value-type="float" office:value="0.123671" calcext:value-type="float">
            <text:p>0.1237</text:p>
          </table:table-cell>
          <table:covered-table-cell table:number-columns-repeated="5" table:style-name="ce3"/>
          <table:table-cell table:style-name="ce4" office:value-type="float" office:value="22.79" calcext:value-type="float">
            <text:p>22.79</text:p>
          </table:table-cell>
          <table:covered-table-cell table:number-columns-repeated="3" table:style-name="ce3"/>
          <table:table-cell table:style-name="ce39" table:formula="of:=SUM(([$TABLE_4.G17]*[$TABLE_4.I17]*[.AJ46]/3600) + ([.AI44]*[$TABLE_4.L17]*[.AJ46]/3600))" office:value-type="float" office:value="0.0268922" calcext:value-type="float">
            <text:p>0.0269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5</text:p>
          </table:table-cell>
          <table:table-cell table:style-name="ce34" office:value-type="float" office:value="8" calcext:value-type="float" table:number-columns-spanned="1" table:number-rows-spanned="3">
            <text:p>8</text:p>
          </table:table-cell>
          <table:table-cell table:style-name="ce34" table:formula="of:=COM.MICROSOFT.CEILING([.B47]/[$TABLE_4.K18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0.87" calcext:value-type="float">
            <text:p>40.87</text:p>
          </table:table-cell>
          <table:table-cell table:style-name="ce35" table:formula="of:=AVERAGE([.D47:.D49])" office:value-type="float" office:value="41.72666667" calcext:value-type="float" table:number-columns-spanned="1" table:number-rows-spanned="3">
            <text:p>41.73</text:p>
          </table:table-cell>
          <table:table-cell table:style-name="ce25" table:formula="of:=STDEV([.D47:.D49])" office:value-type="float" office:value="0.8600193796" calcext:value-type="float" table:number-columns-spanned="1" table:number-rows-spanned="3">
            <text:p>0.86</text:p>
          </table:table-cell>
          <table:table-cell table:style-name="ce36" table:formula="of:=(ROUND([.F47]/ABS([.E47]);4))*100" office:value-type="float" office:value="2.06" calcext:value-type="float" table:number-columns-spanned="1" table:number-rows-spanned="3">
            <text:p>2.06</text:p>
          </table:table-cell>
          <table:table-cell table:style-name="ce39" table:formula="of:=SUM(([$TABLE_4.G18]*[$TABLE_4.I18]*[.D47]/3600) + ([.C47]*[$TABLE_4.L18]*[.D47]/3600))" office:value-type="float" office:value="0.0310612" calcext:value-type="float">
            <text:p>0.0311</text:p>
          </table:table-cell>
          <table:table-cell table:style-name="ce35" table:formula="of:=AVERAGE([.H47:.H49])" office:value-type="float" office:value="0.03171226667" calcext:value-type="float" table:number-columns-spanned="1" table:number-rows-spanned="3">
            <text:p>0.03</text:p>
          </table:table-cell>
          <table:table-cell table:style-name="ce39" table:formula="of:=STDEV([.H47:.H49])" office:value-type="float" office:value="0.0006536147285" calcext:value-type="float" table:number-columns-spanned="1" table:number-rows-spanned="3">
            <text:p>0.0007</text:p>
          </table:table-cell>
          <table:table-cell table:style-name="ce36" table:formula="of:=(ROUND([.J47]/ABS([.I47]);4))*100" office:value-type="float" office:value="2.06" calcext:value-type="float" table:number-columns-spanned="1" table:number-rows-spanned="3">
            <text:p>2.06</text:p>
          </table:table-cell>
          <table:table-cell table:style-name="ce34" office:value-type="float" office:value="80" calcext:value-type="float" table:number-columns-spanned="1" table:number-rows-spanned="3">
            <text:p>80</text:p>
          </table:table-cell>
          <table:table-cell table:style-name="ce34" table:formula="of:=COM.MICROSOFT.CEILING([.L47]/[$TABLE_4.K18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36.97" calcext:value-type="float">
            <text:p>36.97</text:p>
          </table:table-cell>
          <table:table-cell table:style-name="ce35" table:formula="of:=AVERAGE([.N47:.N49])" office:value-type="float" office:value="35.95" calcext:value-type="float" table:number-columns-spanned="1" table:number-rows-spanned="3">
            <text:p>35.95</text:p>
          </table:table-cell>
          <table:table-cell table:style-name="ce25" table:formula="of:=STDEV([.N47:.N49])" office:value-type="float" office:value="0.9913626985" calcext:value-type="float" table:number-columns-spanned="1" table:number-rows-spanned="3">
            <text:p>0.99</text:p>
          </table:table-cell>
          <table:table-cell table:style-name="ce36" table:formula="of:=(ROUND([.P47]/ABS([.O47]);4))*100" office:value-type="float" office:value="2.76" calcext:value-type="float" table:number-columns-spanned="1" table:number-rows-spanned="3">
            <text:p>2.76</text:p>
          </table:table-cell>
          <table:table-cell table:style-name="ce39" table:formula="of:=SUM(([$TABLE_4.G18]*[$TABLE_4.I18]*[.N47]/3600) + ([.M47]*[$TABLE_4.L18]*[.N47]/3600))" office:value-type="float" office:value="0.0746794" calcext:value-type="float">
            <text:p>0.0747</text:p>
          </table:table-cell>
          <table:table-cell table:style-name="ce35" table:formula="of:=AVERAGE([.R47:.R49])" office:value-type="float" office:value="0.072619" calcext:value-type="float" table:number-columns-spanned="1" table:number-rows-spanned="3">
            <text:p>0.07</text:p>
          </table:table-cell>
          <table:table-cell table:style-name="ce39" table:formula="of:=STDEV([.R47:.R49])" office:value-type="float" office:value="0.002002552651" calcext:value-type="float" table:number-columns-spanned="1" table:number-rows-spanned="3">
            <text:p>0.0020</text:p>
          </table:table-cell>
          <table:table-cell table:style-name="ce36" table:formula="of:=(ROUND([.T47]/ABS([.S47]);4))*100" office:value-type="float" office:value="2.76" calcext:value-type="float" table:number-columns-spanned="1" table:number-rows-spanned="3">
            <text:p>2.76</text:p>
          </table:table-cell>
          <table:table-cell table:style-name="ce37" table:formula="of:=(ROUND([.O47]-[.E47];2)/[.E47])*100" office:value-type="float" office:value="-13.85205304" calcext:value-type="float" table:number-columns-spanned="1" table:number-rows-spanned="3">
            <text:p>-13.85</text:p>
          </table:table-cell>
          <table:table-cell table:style-name="ce37" table:formula="of:=(ROUND([.S47]-[.I47];4)/[.I47])*100" office:value-type="float" office:value="128.9721748" calcext:value-type="float" table:number-columns-spanned="1" table:number-rows-spanned="3">
            <text:p>128.97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X47]/[$TABLE_4.K18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36.15" calcext:value-type="float">
            <text:p>36.15</text:p>
          </table:table-cell>
          <table:table-cell table:style-name="ce35" table:formula="of:=AVERAGE([.Z47:.Z49])" office:value-type="float" office:value="36.42" calcext:value-type="float" table:number-columns-spanned="1" table:number-rows-spanned="3">
            <text:p>36.42</text:p>
          </table:table-cell>
          <table:table-cell table:style-name="ce25" table:formula="of:=STDEV([.Z47:.Z49])" office:value-type="float" office:value="0.3244996148" calcext:value-type="float" table:number-columns-spanned="1" table:number-rows-spanned="3">
            <text:p>0.32</text:p>
          </table:table-cell>
          <table:table-cell table:style-name="ce36" table:formula="of:=(ROUND([.AB47]/ABS([.AA47]);4))*100" office:value-type="float" office:value="0.89" calcext:value-type="float" table:number-columns-spanned="1" table:number-rows-spanned="3">
            <text:p>0.89</text:p>
          </table:table-cell>
          <table:table-cell table:style-name="ce39" table:formula="of:=SUM(([$TABLE_4.G18]*[$TABLE_4.I18]*[.Z47]/3600) + ([.Y47]*[$TABLE_4.L18]*[.Z47]/3600))" office:value-type="float" office:value="0.052779" calcext:value-type="float">
            <text:p>0.0528</text:p>
          </table:table-cell>
          <table:table-cell table:style-name="ce35" table:formula="of:=AVERAGE([.AD47:.AD49])" office:value-type="float" office:value="0.0531732" calcext:value-type="float" table:number-columns-spanned="1" table:number-rows-spanned="3">
            <text:p>0.05</text:p>
          </table:table-cell>
          <table:table-cell table:style-name="ce39" table:formula="of:=STDEV([.AD47:.AD49])" office:value-type="float" office:value="0.0004737694376" calcext:value-type="float" table:number-columns-spanned="1" table:number-rows-spanned="3">
            <text:p>0.0005</text:p>
          </table:table-cell>
          <table:table-cell table:style-name="ce36" table:formula="of:=(ROUND([.AF47]/ABS([.AE47]);4))*100" office:value-type="float" office:value="0.89" calcext:value-type="float" table:number-columns-spanned="1" table:number-rows-spanned="3">
            <text:p>0.89</text:p>
          </table:table-cell>
          <table:table-cell table:style-name="ce34" office:value-type="float" office:value="8" calcext:value-type="float" table:number-columns-spanned="1" table:number-rows-spanned="3">
            <text:p>8</text:p>
          </table:table-cell>
          <table:table-cell table:style-name="ce34" table:formula="of:=COM.MICROSOFT.CEILING([.AH47]/[$TABLE_4.K18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0.15" calcext:value-type="float">
            <text:p>40.15</text:p>
          </table:table-cell>
          <table:table-cell table:style-name="ce35" table:formula="of:=AVERAGE([.AJ47:.AJ49])" office:value-type="float" office:value="41.34" calcext:value-type="float" table:number-columns-spanned="1" table:number-rows-spanned="3">
            <text:p>41.34</text:p>
          </table:table-cell>
          <table:table-cell table:style-name="ce25" table:formula="of:=STDEV([.AJ47:.AJ49])" office:value-type="float" office:value="1.103675677" calcext:value-type="float" table:number-columns-spanned="1" table:number-rows-spanned="3">
            <text:p>1.10</text:p>
          </table:table-cell>
          <table:table-cell table:style-name="ce36" table:formula="of:=(ROUND([.AL47]/ABS([.AK47]);4))*100" office:value-type="float" office:value="2.67" calcext:value-type="float" table:number-columns-spanned="1" table:number-rows-spanned="3">
            <text:p>2.67</text:p>
          </table:table-cell>
          <table:table-cell table:style-name="ce39" table:formula="of:=SUM(([$TABLE_4.G18]*[$TABLE_4.I18]*[.AJ47]/3600) + ([.AI47]*[$TABLE_4.L18]*[.AJ47]/3600))" office:value-type="float" office:value="0.030514" calcext:value-type="float">
            <text:p>0.0305</text:p>
          </table:table-cell>
          <table:table-cell table:style-name="ce35" table:formula="of:=AVERAGE([.AN47:.AN49])" office:value-type="float" office:value="0.0314184" calcext:value-type="float" table:number-columns-spanned="1" table:number-rows-spanned="3">
            <text:p>0.03</text:p>
          </table:table-cell>
          <table:table-cell table:style-name="ce39" table:formula="of:=STDEV([.AN47:.AN49])" office:value-type="float" office:value="0.0008387935145" calcext:value-type="float" table:number-columns-spanned="1" table:number-rows-spanned="3">
            <text:p>0.0008</text:p>
          </table:table-cell>
          <table:table-cell table:style-name="ce36" table:formula="of:=ROUND([.AP47]/ABS([.AO47]);4)*100" office:value-type="float" office:value="2.67" calcext:value-type="float" table:number-columns-spanned="1" table:number-rows-spanned="3">
            <text:p>2.67</text:p>
          </table:table-cell>
          <table:table-cell table:style-name="ce37" table:formula="of:=(ROUND([.AK47]-[.AA47];2)/[.AA47])*100" office:value-type="float" office:value="13.50906096" calcext:value-type="float" table:number-columns-spanned="1" table:number-rows-spanned="3">
            <text:p>13.51</text:p>
          </table:table-cell>
          <table:table-cell table:style-name="ce37" table:formula="of:=(ROUND([.AO47]-[.AE47];4)/[.AE47])*100" office:value-type="float" office:value="-40.99809679" calcext:value-type="float" table:number-columns-spanned="1" table:number-rows-spanned="3">
            <text:p>-41.00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41.72" calcext:value-type="float">
            <text:p>41.72</text:p>
          </table:table-cell>
          <table:covered-table-cell table:number-columns-repeated="3" table:style-name="ce2"/>
          <table:table-cell table:style-name="ce39" table:formula="of:=SUM(([$TABLE_4.G18]*[$TABLE_4.I18]*[.D48]/3600) + ([.C47]*[$TABLE_4.L18]*[.D48]/3600))" office:value-type="float" office:value="0.0317072" calcext:value-type="float">
            <text:p>0.0317</text:p>
          </table:table-cell>
          <table:covered-table-cell table:number-columns-repeated="5" table:style-name="ce2"/>
          <table:table-cell table:style-name="ce4" office:value-type="float" office:value="34.99" calcext:value-type="float">
            <text:p>34.99</text:p>
          </table:table-cell>
          <table:covered-table-cell table:number-columns-repeated="3" table:style-name="ce2"/>
          <table:table-cell table:style-name="ce39" table:formula="of:=SUM(([$TABLE_4.G18]*[$TABLE_4.I18]*[.N48]/3600) + ([.M47]*[$TABLE_4.L18]*[.N48]/3600))" office:value-type="float" office:value="0.0706798" calcext:value-type="float">
            <text:p>0.0707</text:p>
          </table:table-cell>
          <table:covered-table-cell table:number-columns-repeated="7" table:style-name="ce2"/>
          <table:table-cell table:style-name="ce4" office:value-type="float" office:value="36.33" calcext:value-type="float">
            <text:p>36.33</text:p>
          </table:table-cell>
          <table:covered-table-cell table:number-columns-repeated="3" table:style-name="ce2"/>
          <table:table-cell table:style-name="ce39" table:formula="of:=SUM(([$TABLE_4.G18]*[$TABLE_4.I18]*[.Z48]/3600) + ([.Y47]*[$TABLE_4.L18]*[.Z48]/3600))" office:value-type="float" office:value="0.0530418" calcext:value-type="float">
            <text:p>0.0530</text:p>
          </table:table-cell>
          <table:covered-table-cell table:number-columns-repeated="5" table:style-name="ce2"/>
          <table:table-cell table:style-name="ce4" office:value-type="float" office:value="42.33" calcext:value-type="float">
            <text:p>42.33</text:p>
          </table:table-cell>
          <table:covered-table-cell table:number-columns-repeated="3" table:style-name="ce2"/>
          <table:table-cell table:style-name="ce39" table:formula="of:=SUM(([$TABLE_4.G18]*[$TABLE_4.I18]*[.AJ48]/3600) + ([.AI47]*[$TABLE_4.L18]*[.AJ48]/3600))" office:value-type="float" office:value="0.0321708" calcext:value-type="float">
            <text:p>0.0322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42.59" calcext:value-type="float">
            <text:p>42.59</text:p>
          </table:table-cell>
          <table:covered-table-cell table:number-columns-repeated="3" table:style-name="ce3"/>
          <table:table-cell table:style-name="ce39" table:formula="of:=SUM(([$TABLE_4.G18]*[$TABLE_4.I18]*[.D49]/3600) + ([.C47]*[$TABLE_4.L18]*[.D49]/3600))" office:value-type="float" office:value="0.0323684" calcext:value-type="float">
            <text:p>0.0324</text:p>
          </table:table-cell>
          <table:covered-table-cell table:number-columns-repeated="5" table:style-name="ce3"/>
          <table:table-cell table:style-name="ce4" office:value-type="float" office:value="35.89" calcext:value-type="float">
            <text:p>35.89</text:p>
          </table:table-cell>
          <table:covered-table-cell table:number-columns-repeated="3" table:style-name="ce3"/>
          <table:table-cell table:style-name="ce39" table:formula="of:=SUM(([$TABLE_4.G18]*[$TABLE_4.I18]*[.N49]/3600) + ([.M47]*[$TABLE_4.L18]*[.N49]/3600))" office:value-type="float" office:value="0.0724978" calcext:value-type="float">
            <text:p>0.0725</text:p>
          </table:table-cell>
          <table:covered-table-cell table:number-columns-repeated="7" table:style-name="ce3"/>
          <table:table-cell table:style-name="ce4" office:value-type="float" office:value="36.78" calcext:value-type="float">
            <text:p>36.78</text:p>
          </table:table-cell>
          <table:covered-table-cell table:number-columns-repeated="3" table:style-name="ce3"/>
          <table:table-cell table:style-name="ce39" table:formula="of:=SUM(([$TABLE_4.G18]*[$TABLE_4.I18]*[.Z49]/3600) + ([.Y47]*[$TABLE_4.L18]*[.Z49]/3600))" office:value-type="float" office:value="0.0536988" calcext:value-type="float">
            <text:p>0.0537</text:p>
          </table:table-cell>
          <table:covered-table-cell table:number-columns-repeated="5" table:style-name="ce3"/>
          <table:table-cell table:style-name="ce4" office:value-type="float" office:value="41.54" calcext:value-type="float">
            <text:p>41.54</text:p>
          </table:table-cell>
          <table:covered-table-cell table:number-columns-repeated="3" table:style-name="ce3"/>
          <table:table-cell table:style-name="ce39" table:formula="of:=SUM(([$TABLE_4.G18]*[$TABLE_4.I18]*[.AJ49]/3600) + ([.AI47]*[$TABLE_4.L18]*[.AJ49]/3600))" office:value-type="float" office:value="0.0315704" calcext:value-type="float">
            <text:p>0.0316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6</text:p>
          </table:table-cell>
          <table:table-cell table:style-name="ce34" office:value-type="float" office:value="192" calcext:value-type="float" table:number-columns-spanned="1" table:number-rows-spanned="3">
            <text:p>192</text:p>
          </table:table-cell>
          <table:table-cell table:style-name="ce34" table:formula="of:=COM.MICROSOFT.CEILING([.B50]/[$TABLE_4.K19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35.45" calcext:value-type="float">
            <text:p>35.45</text:p>
          </table:table-cell>
          <table:table-cell table:style-name="ce35" table:formula="of:=AVERAGE([.D50:.D52])" office:value-type="float" office:value="36.00666667" calcext:value-type="float" table:number-columns-spanned="1" table:number-rows-spanned="3">
            <text:p>36.01</text:p>
          </table:table-cell>
          <table:table-cell table:style-name="ce25" table:formula="of:=STDEV([.D50:.D52])" office:value-type="float" office:value="0.5095422783" calcext:value-type="float" table:number-columns-spanned="1" table:number-rows-spanned="3">
            <text:p>0.51</text:p>
          </table:table-cell>
          <table:table-cell table:style-name="ce36" table:formula="of:=(ROUND([.F50]/ABS([.E50]);4))*100" office:value-type="float" office:value="1.42" calcext:value-type="float" table:number-columns-spanned="1" table:number-rows-spanned="3">
            <text:p>1.42</text:p>
          </table:table-cell>
          <table:table-cell table:style-name="ce39" table:formula="of:=SUM(([$TABLE_4.G19]*[$TABLE_4.I19]*[.D50]/3600) + ([.C50]*[$TABLE_4.L19]*[.D50]/3600))" office:value-type="float" office:value="0.141091" calcext:value-type="float">
            <text:p>0.1411</text:p>
          </table:table-cell>
          <table:table-cell table:style-name="ce35" table:formula="of:=AVERAGE([.H50:.H52])" office:value-type="float" office:value="0.1433065333" calcext:value-type="float" table:number-columns-spanned="1" table:number-rows-spanned="3">
            <text:p>0.14</text:p>
          </table:table-cell>
          <table:table-cell table:style-name="ce39" table:formula="of:=STDEV([.H50:.H52])" office:value-type="float" office:value="0.002027978267" calcext:value-type="float" table:number-columns-spanned="1" table:number-rows-spanned="3">
            <text:p>0.0020</text:p>
          </table:table-cell>
          <table:table-cell table:style-name="ce36" table:formula="of:=(ROUND([.J50]/ABS([.I50]);4))*100" office:value-type="float" office:value="1.42" calcext:value-type="float" table:number-columns-spanned="1" table:number-rows-spanned="3">
            <text:p>1.42</text:p>
          </table:table-cell>
          <table:table-cell table:style-name="ce34" office:value-type="float" office:value="141" calcext:value-type="float" table:number-columns-spanned="1" table:number-rows-spanned="3">
            <text:p>141</text:p>
          </table:table-cell>
          <table:table-cell table:style-name="ce34" table:formula="of:=COM.MICROSOFT.CEILING([.L50]/[$TABLE_4.K19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34.93" calcext:value-type="float">
            <text:p>34.93</text:p>
          </table:table-cell>
          <table:table-cell table:style-name="ce35" table:formula="of:=AVERAGE([.N50:.N52])" office:value-type="float" office:value="35.57666667" calcext:value-type="float" table:number-columns-spanned="1" table:number-rows-spanned="3">
            <text:p>35.58</text:p>
          </table:table-cell>
          <table:table-cell table:style-name="ce25" table:formula="of:=STDEV([.N50:.N52])" office:value-type="float" office:value="0.5608327142" calcext:value-type="float" table:number-columns-spanned="1" table:number-rows-spanned="3">
            <text:p>0.56</text:p>
          </table:table-cell>
          <table:table-cell table:style-name="ce36" table:formula="of:=(ROUND([.P50]/ABS([.O50]);4))*100" office:value-type="float" office:value="1.58" calcext:value-type="float" table:number-columns-spanned="1" table:number-rows-spanned="3">
            <text:p>1.58</text:p>
          </table:table-cell>
          <table:table-cell table:style-name="ce39" table:formula="of:=SUM(([$TABLE_4.G19]*[$TABLE_4.I19]*[.N50]/3600) + ([.M50]*[$TABLE_4.L19]*[.N50]/3600))" office:value-type="float" office:value="0.1194606" calcext:value-type="float">
            <text:p>0.1195</text:p>
          </table:table-cell>
          <table:table-cell table:style-name="ce35" table:formula="of:=AVERAGE([.R50:.R52])" office:value-type="float" office:value="0.1216722" calcext:value-type="float" table:number-columns-spanned="1" table:number-rows-spanned="3">
            <text:p>0.12</text:p>
          </table:table-cell>
          <table:table-cell table:style-name="ce39" table:formula="of:=STDEV([.R50:.R52])" office:value-type="float" office:value="0.001918047883" calcext:value-type="float" table:number-columns-spanned="1" table:number-rows-spanned="3">
            <text:p>0.0019</text:p>
          </table:table-cell>
          <table:table-cell table:style-name="ce36" table:formula="of:=(ROUND([.T50]/ABS([.S50]);4))*100" office:value-type="float" office:value="1.58" calcext:value-type="float" table:number-columns-spanned="1" table:number-rows-spanned="3">
            <text:p>1.58</text:p>
          </table:table-cell>
          <table:table-cell table:style-name="ce37" table:formula="of:=(ROUND([.O50]-[.E50];2)/[.E50])*100" office:value-type="float" office:value="-1.194223292" calcext:value-type="float" table:number-columns-spanned="1" table:number-rows-spanned="3">
            <text:p>-1.19</text:p>
          </table:table-cell>
          <table:table-cell table:style-name="ce37" table:formula="of:=(ROUND([.S50]-[.I50];4)/[.I50])*100" office:value-type="float" office:value="-15.07258566" calcext:value-type="float" table:number-columns-spanned="1" table:number-rows-spanned="3">
            <text:p>-15.07</text:p>
          </table:table-cell>
          <table:table-cell table:style-name="ce34" office:value-type="float" office:value="224" calcext:value-type="float" table:number-columns-spanned="1" table:number-rows-spanned="3">
            <text:p>224</text:p>
          </table:table-cell>
          <table:table-cell table:style-name="ce34" table:formula="of:=COM.MICROSOFT.CEILING([.X50]/[$TABLE_4.K19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35.64" calcext:value-type="float">
            <text:p>35.64</text:p>
          </table:table-cell>
          <table:table-cell table:style-name="ce35" table:formula="of:=AVERAGE([.Z50:.Z52])" office:value-type="float" office:value="36.00666667" calcext:value-type="float" table:number-columns-spanned="1" table:number-rows-spanned="3">
            <text:p>36.01</text:p>
          </table:table-cell>
          <table:table-cell table:style-name="ce25" table:formula="of:=STDEV([.Z50:.Z52])" office:value-type="float" office:value="0.375277675" calcext:value-type="float" table:number-columns-spanned="1" table:number-rows-spanned="3">
            <text:p>0.38</text:p>
          </table:table-cell>
          <table:table-cell table:style-name="ce36" table:formula="of:=(ROUND([.AB50]/ABS([.AA50]);4))*100" office:value-type="float" office:value="1.04" calcext:value-type="float" table:number-columns-spanned="1" table:number-rows-spanned="3">
            <text:p>1.04</text:p>
          </table:table-cell>
          <table:table-cell table:style-name="ce39" table:formula="of:=SUM(([$TABLE_4.G19]*[$TABLE_4.I19]*[.Z50]/3600) + ([.Y50]*[$TABLE_4.L19]*[.Z50]/3600))" office:value-type="float" office:value="0.1618056" calcext:value-type="float">
            <text:p>0.1618</text:p>
          </table:table-cell>
          <table:table-cell table:style-name="ce35" table:formula="of:=AVERAGE([.AD50:.AD52])" office:value-type="float" office:value="0.1634702667" calcext:value-type="float" table:number-columns-spanned="1" table:number-rows-spanned="3">
            <text:p>0.16</text:p>
          </table:table-cell>
          <table:table-cell table:style-name="ce39" table:formula="of:=STDEV([.AD50:.AD52])" office:value-type="float" office:value="0.001703760644" calcext:value-type="float" table:number-columns-spanned="1" table:number-rows-spanned="3">
            <text:p>0.0017</text:p>
          </table:table-cell>
          <table:table-cell table:style-name="ce36" table:formula="of:=(ROUND([.AF50]/ABS([.AE50]);4))*100" office:value-type="float" office:value="1.04" calcext:value-type="float" table:number-columns-spanned="1" table:number-rows-spanned="3">
            <text:p>1.04</text:p>
          </table:table-cell>
          <table:table-cell table:style-name="ce34" office:value-type="float" office:value="32" calcext:value-type="float" table:number-columns-spanned="1" table:number-rows-spanned="3">
            <text:p>32</text:p>
          </table:table-cell>
          <table:table-cell table:style-name="ce34" table:formula="of:=COM.MICROSOFT.CEILING([.AH50]/[$TABLE_4.K19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35.87" calcext:value-type="float">
            <text:p>35.87</text:p>
          </table:table-cell>
          <table:table-cell table:style-name="ce35" table:formula="of:=AVERAGE([.AJ50:.AJ52])" office:value-type="float" office:value="35.61333333" calcext:value-type="float" table:number-columns-spanned="1" table:number-rows-spanned="3">
            <text:p>35.61</text:p>
          </table:table-cell>
          <table:table-cell table:style-name="ce25" table:formula="of:=STDEV([.AJ50:.AJ52])" office:value-type="float" office:value="0.5517547764" calcext:value-type="float" table:number-columns-spanned="1" table:number-rows-spanned="3">
            <text:p>0.55</text:p>
          </table:table-cell>
          <table:table-cell table:style-name="ce36" table:formula="of:=(ROUND([.AL50]/ABS([.AK50]);4))*100" office:value-type="float" office:value="1.55" calcext:value-type="float" table:number-columns-spanned="1" table:number-rows-spanned="3">
            <text:p>1.55</text:p>
          </table:table-cell>
          <table:table-cell table:style-name="ce39" table:formula="of:=SUM(([$TABLE_4.G19]*[$TABLE_4.I19]*[.AJ50]/3600) + ([.AI50]*[$TABLE_4.L19]*[.AJ50]/3600))" office:value-type="float" office:value="0.0423266" calcext:value-type="float">
            <text:p>0.0423</text:p>
          </table:table-cell>
          <table:table-cell table:style-name="ce35" table:formula="of:=AVERAGE([.AN50:.AN52])" office:value-type="float" office:value="0.04202373333" calcext:value-type="float" table:number-columns-spanned="1" table:number-rows-spanned="3">
            <text:p>0.04</text:p>
          </table:table-cell>
          <table:table-cell table:style-name="ce39" table:formula="of:=STDEV([.AN50:.AN52])" office:value-type="float" office:value="0.0006510706362" calcext:value-type="float" table:number-columns-spanned="1" table:number-rows-spanned="3">
            <text:p>0.0007</text:p>
          </table:table-cell>
          <table:table-cell table:style-name="ce36" table:formula="of:=ROUND([.AP50]/ABS([.AO50]);4)*100" office:value-type="float" office:value="1.55" calcext:value-type="float" table:number-columns-spanned="1" table:number-rows-spanned="3">
            <text:p>1.55</text:p>
          </table:table-cell>
          <table:table-cell table:style-name="ce37" table:formula="of:=(ROUND([.AK50]-[.AA50];2)/[.AA50])*100" office:value-type="float" office:value="-1.083132753" calcext:value-type="float" table:number-columns-spanned="1" table:number-rows-spanned="3">
            <text:p>-1.08</text:p>
          </table:table-cell>
          <table:table-cell table:style-name="ce37" table:formula="of:=(ROUND([.AO50]-[.AE50];4)/[.AE50])*100" office:value-type="float" office:value="-74.26426987" calcext:value-type="float" table:number-columns-spanned="1" table:number-rows-spanned="3">
            <text:p>-74.26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36.12" calcext:value-type="float">
            <text:p>36.12</text:p>
          </table:table-cell>
          <table:covered-table-cell table:number-columns-repeated="3" table:style-name="ce2"/>
          <table:table-cell table:style-name="ce39" table:formula="of:=SUM(([$TABLE_4.G19]*[$TABLE_4.I19]*[.D51]/3600) + ([.C50]*[$TABLE_4.L19]*[.D51]/3600))" office:value-type="float" office:value="0.1437576" calcext:value-type="float">
            <text:p>0.1438</text:p>
          </table:table-cell>
          <table:covered-table-cell table:number-columns-repeated="5" table:style-name="ce2"/>
          <table:table-cell table:style-name="ce4" office:value-type="float" office:value="35.93" calcext:value-type="float">
            <text:p>35.93</text:p>
          </table:table-cell>
          <table:covered-table-cell table:number-columns-repeated="3" table:style-name="ce2"/>
          <table:table-cell table:style-name="ce39" table:formula="of:=SUM(([$TABLE_4.G19]*[$TABLE_4.I19]*[.N51]/3600) + ([.M50]*[$TABLE_4.L19]*[.N51]/3600))" office:value-type="float" office:value="0.1228806" calcext:value-type="float">
            <text:p>0.1229</text:p>
          </table:table-cell>
          <table:covered-table-cell table:number-columns-repeated="7" table:style-name="ce2"/>
          <table:table-cell table:style-name="ce4" office:value-type="float" office:value="35.99" calcext:value-type="float">
            <text:p>35.99</text:p>
          </table:table-cell>
          <table:covered-table-cell table:number-columns-repeated="3" table:style-name="ce2"/>
          <table:table-cell table:style-name="ce39" table:formula="of:=SUM(([$TABLE_4.G19]*[$TABLE_4.I19]*[.Z51]/3600) + ([.Y50]*[$TABLE_4.L19]*[.Z51]/3600))" office:value-type="float" office:value="0.1633946" calcext:value-type="float">
            <text:p>0.1634</text:p>
          </table:table-cell>
          <table:covered-table-cell table:number-columns-repeated="5" table:style-name="ce2"/>
          <table:table-cell table:style-name="ce4" office:value-type="float" office:value="34.98" calcext:value-type="float">
            <text:p>34.98</text:p>
          </table:table-cell>
          <table:covered-table-cell table:number-columns-repeated="3" table:style-name="ce2"/>
          <table:table-cell table:style-name="ce39" table:formula="of:=SUM(([$TABLE_4.G19]*[$TABLE_4.I19]*[.AJ51]/3600) + ([.AI50]*[$TABLE_4.L19]*[.AJ51]/3600))" office:value-type="float" office:value="0.0412764" calcext:value-type="float">
            <text:p>0.0413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36.45" calcext:value-type="float">
            <text:p>36.45</text:p>
          </table:table-cell>
          <table:covered-table-cell table:number-columns-repeated="3" table:style-name="ce3"/>
          <table:table-cell table:style-name="ce39" table:formula="of:=SUM(([$TABLE_4.G19]*[$TABLE_4.I19]*[.D52]/3600) + ([.C50]*[$TABLE_4.L19]*[.D52]/3600))" office:value-type="float" office:value="0.145071" calcext:value-type="float">
            <text:p>0.1451</text:p>
          </table:table-cell>
          <table:covered-table-cell table:number-columns-repeated="5" table:style-name="ce3"/>
          <table:table-cell table:style-name="ce4" office:value-type="float" office:value="35.87" calcext:value-type="float">
            <text:p>35.87</text:p>
          </table:table-cell>
          <table:covered-table-cell table:number-columns-repeated="3" table:style-name="ce3"/>
          <table:table-cell table:style-name="ce39" table:formula="of:=SUM(([$TABLE_4.G19]*[$TABLE_4.I19]*[.N52]/3600) + ([.M50]*[$TABLE_4.L19]*[.N52]/3600))" office:value-type="float" office:value="0.1226754" calcext:value-type="float">
            <text:p>0.1227</text:p>
          </table:table-cell>
          <table:covered-table-cell table:number-columns-repeated="7" table:style-name="ce3"/>
          <table:table-cell table:style-name="ce4" office:value-type="float" office:value="36.39" calcext:value-type="float">
            <text:p>36.39</text:p>
          </table:table-cell>
          <table:covered-table-cell table:number-columns-repeated="3" table:style-name="ce3"/>
          <table:table-cell table:style-name="ce39" table:formula="of:=SUM(([$TABLE_4.G19]*[$TABLE_4.I19]*[.Z52]/3600) + ([.Y50]*[$TABLE_4.L19]*[.Z52]/3600))" office:value-type="float" office:value="0.1652106" calcext:value-type="float">
            <text:p>0.1652</text:p>
          </table:table-cell>
          <table:covered-table-cell table:number-columns-repeated="5" table:style-name="ce3"/>
          <table:table-cell table:style-name="ce4" office:value-type="float" office:value="35.99" calcext:value-type="float">
            <text:p>35.99</text:p>
          </table:table-cell>
          <table:covered-table-cell table:number-columns-repeated="3" table:style-name="ce3"/>
          <table:table-cell table:style-name="ce39" table:formula="of:=SUM(([$TABLE_4.G19]*[$TABLE_4.I19]*[.AJ52]/3600) + ([.AI50]*[$TABLE_4.L19]*[.AJ52]/3600))" office:value-type="float" office:value="0.0424682" calcext:value-type="float">
            <text:p>0.0425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7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B53]/[$TABLE_4.K20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61.01" calcext:value-type="float">
            <text:p>61.01</text:p>
          </table:table-cell>
          <table:table-cell table:style-name="ce35" table:formula="of:=AVERAGE([.D53:.D55])" office:value-type="float" office:value="59.43666667" calcext:value-type="float" table:number-columns-spanned="1" table:number-rows-spanned="3">
            <text:p>59.44</text:p>
          </table:table-cell>
          <table:table-cell table:style-name="ce25" table:formula="of:=STDEV([.D53:.D55])" office:value-type="float" office:value="1.465651164" calcext:value-type="float" table:number-columns-spanned="1" table:number-rows-spanned="3">
            <text:p>1.47</text:p>
          </table:table-cell>
          <table:table-cell table:style-name="ce36" table:formula="of:=(ROUND([.F53]/ABS([.E53]);4))*100" office:value-type="float" office:value="2.47" calcext:value-type="float" table:number-columns-spanned="1" table:number-rows-spanned="3">
            <text:p>2.47</text:p>
          </table:table-cell>
          <table:table-cell table:style-name="ce39" table:formula="of:=SUM(([$TABLE_4.G20]*[$TABLE_4.I20]*[.D53]/3600) + ([.C53]*[$TABLE_4.L20]*[.D53]/3600))" office:value-type="float" office:value="0.1134786" calcext:value-type="float">
            <text:p>0.1135</text:p>
          </table:table-cell>
          <table:table-cell table:style-name="ce35" table:formula="of:=AVERAGE([.H53:.H55])" office:value-type="float" office:value="0.1105522" calcext:value-type="float" table:number-columns-spanned="1" table:number-rows-spanned="3">
            <text:p>0.11</text:p>
          </table:table-cell>
          <table:table-cell table:style-name="ce39" table:formula="of:=STDEV([.H53:.H55])" office:value-type="float" office:value="0.002726111164" calcext:value-type="float" table:number-columns-spanned="1" table:number-rows-spanned="3">
            <text:p>0.0027</text:p>
          </table:table-cell>
          <table:table-cell table:style-name="ce36" table:formula="of:=(ROUND([.J53]/ABS([.I53]);4))*100" office:value-type="float" office:value="2.47" calcext:value-type="float" table:number-columns-spanned="1" table:number-rows-spanned="3">
            <text:p>2.47</text:p>
          </table:table-cell>
          <table:table-cell table:style-name="ce34" office:value-type="float" office:value="80" calcext:value-type="float" table:number-columns-spanned="1" table:number-rows-spanned="3">
            <text:p>80</text:p>
          </table:table-cell>
          <table:table-cell table:style-name="ce34" table:formula="of:=COM.MICROSOFT.CEILING([.L53]/[$TABLE_4.K20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60.27" calcext:value-type="float">
            <text:p>60.27</text:p>
          </table:table-cell>
          <table:table-cell table:style-name="ce35" table:formula="of:=AVERAGE([.N53:.N55])" office:value-type="float" office:value="58.68333333" calcext:value-type="float" table:number-columns-spanned="1" table:number-rows-spanned="3">
            <text:p>58.68</text:p>
          </table:table-cell>
          <table:table-cell table:style-name="ce25" table:formula="of:=STDEV([.N53:.N55])" office:value-type="float" office:value="1.374093641" calcext:value-type="float" table:number-columns-spanned="1" table:number-rows-spanned="3">
            <text:p>1.37</text:p>
          </table:table-cell>
          <table:table-cell table:style-name="ce36" table:formula="of:=(ROUND([.P53]/ABS([.O53]);4))*100" office:value-type="float" office:value="2.34" calcext:value-type="float" table:number-columns-spanned="1" table:number-rows-spanned="3">
            <text:p>2.34</text:p>
          </table:table-cell>
          <table:table-cell table:style-name="ce39" table:formula="of:=SUM(([$TABLE_4.G20]*[$TABLE_4.I20]*[.N53]/3600) + ([.M53]*[$TABLE_4.L20]*[.N53]/3600))" office:value-type="float" office:value="0.1619254" calcext:value-type="float">
            <text:p>0.1619</text:p>
          </table:table-cell>
          <table:table-cell table:style-name="ce35" table:formula="of:=AVERAGE([.R53:.R55])" office:value-type="float" office:value="0.1576625556" calcext:value-type="float" table:number-columns-spanned="1" table:number-rows-spanned="3">
            <text:p>0.16</text:p>
          </table:table-cell>
          <table:table-cell table:style-name="ce39" table:formula="of:=STDEV([.R53:.R55])" office:value-type="float" office:value="0.003691731581" calcext:value-type="float" table:number-columns-spanned="1" table:number-rows-spanned="3">
            <text:p>0.0037</text:p>
          </table:table-cell>
          <table:table-cell table:style-name="ce36" table:formula="of:=(ROUND([.T53]/ABS([.S53]);4))*100" office:value-type="float" office:value="2.34" calcext:value-type="float" table:number-columns-spanned="1" table:number-rows-spanned="3">
            <text:p>2.34</text:p>
          </table:table-cell>
          <table:table-cell table:style-name="ce37" table:formula="of:=(ROUND([.O53]-[.E53];2)/[.E53])*100" office:value-type="float" office:value="-1.261847345" calcext:value-type="float" table:number-columns-spanned="1" table:number-rows-spanned="3">
            <text:p>-1.26</text:p>
          </table:table-cell>
          <table:table-cell table:style-name="ce37" table:formula="of:=(ROUND([.S53]-[.I53];4)/[.I53])*100" office:value-type="float" office:value="42.60430819" calcext:value-type="float" table:number-columns-spanned="1" table:number-rows-spanned="3">
            <text:p>42.60</text:p>
          </table:table-cell>
          <table:table-cell table:style-name="ce34" office:value-type="float" office:value="56" calcext:value-type="float" table:number-columns-spanned="1" table:number-rows-spanned="3">
            <text:p>56</text:p>
          </table:table-cell>
          <table:table-cell table:style-name="ce34" table:formula="of:=COM.MICROSOFT.CEILING([.X53]/[$TABLE_4.K20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58.45" calcext:value-type="float">
            <text:p>58.45</text:p>
          </table:table-cell>
          <table:table-cell table:style-name="ce35" table:formula="of:=AVERAGE([.Z53:.Z55])" office:value-type="float" office:value="59.39333333" calcext:value-type="float" table:number-columns-spanned="1" table:number-rows-spanned="3">
            <text:p>59.39</text:p>
          </table:table-cell>
          <table:table-cell table:style-name="ce25" table:formula="of:=STDEV([.Z53:.Z55])" office:value-type="float" office:value="0.8792231419" calcext:value-type="float" table:number-columns-spanned="1" table:number-rows-spanned="3">
            <text:p>0.88</text:p>
          </table:table-cell>
          <table:table-cell table:style-name="ce36" table:formula="of:=(ROUND([.AB53]/ABS([.AA53]);4))*100" office:value-type="float" office:value="1.48" calcext:value-type="float" table:number-columns-spanned="1" table:number-rows-spanned="3">
            <text:p>1.48</text:p>
          </table:table-cell>
          <table:table-cell table:style-name="ce39" table:formula="of:=SUM(([$TABLE_4.G20]*[$TABLE_4.I20]*[.Z53]/3600) + ([.Y53]*[$TABLE_4.L20]*[.Z53]/3600))" office:value-type="float" office:value="0.1207966667" calcext:value-type="float">
            <text:p>0.1208</text:p>
          </table:table-cell>
          <table:table-cell table:style-name="ce35" table:formula="of:=AVERAGE([.AD53:.AD55])" office:value-type="float" office:value="0.1227462222" calcext:value-type="float" table:number-columns-spanned="1" table:number-rows-spanned="3">
            <text:p>0.12</text:p>
          </table:table-cell>
          <table:table-cell table:style-name="ce39" table:formula="of:=STDEV([.AD53:.AD55])" office:value-type="float" office:value="0.00181706116" calcext:value-type="float" table:number-columns-spanned="1" table:number-rows-spanned="3">
            <text:p>0.0018</text:p>
          </table:table-cell>
          <table:table-cell table:style-name="ce36" table:formula="of:=(ROUND([.AF53]/ABS([.AE53]);4))*100" office:value-type="float" office:value="1.48" calcext:value-type="float" table:number-columns-spanned="1" table:number-rows-spanned="3">
            <text:p>1.48</text:p>
          </table:table-cell>
          <table:table-cell table:style-name="ce34" office:value-type="float" office:value="8" calcext:value-type="float" table:number-columns-spanned="1" table:number-rows-spanned="3">
            <text:p>8</text:p>
          </table:table-cell>
          <table:table-cell table:style-name="ce34" table:formula="of:=COM.MICROSOFT.CEILING([.AH53]/[$TABLE_4.K20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65.95" calcext:value-type="float">
            <text:p>65.95</text:p>
          </table:table-cell>
          <table:table-cell table:style-name="ce35" table:formula="of:=AVERAGE([.AJ53:.AJ55])" office:value-type="float" office:value="66.85666667" calcext:value-type="float" table:number-columns-spanned="1" table:number-rows-spanned="3">
            <text:p>66.86</text:p>
          </table:table-cell>
          <table:table-cell table:style-name="ce25" table:formula="of:=STDEV([.AJ53:.AJ55])" office:value-type="float" office:value="0.9202898094" calcext:value-type="float" table:number-columns-spanned="1" table:number-rows-spanned="3">
            <text:p>0.92</text:p>
          </table:table-cell>
          <table:table-cell table:style-name="ce36" table:formula="of:=(ROUND([.AL53]/ABS([.AK53]);4))*100" office:value-type="float" office:value="1.38" calcext:value-type="float" table:number-columns-spanned="1" table:number-rows-spanned="3">
            <text:p>1.38</text:p>
          </table:table-cell>
          <table:table-cell table:style-name="ce39" table:formula="of:=SUM(([$TABLE_4.G20]*[$TABLE_4.I20]*[.AJ53]/3600) + ([.AI53]*[$TABLE_4.L20]*[.AJ53]/3600))" office:value-type="float" office:value="0.05451866667" calcext:value-type="float">
            <text:p>0.0545</text:p>
          </table:table-cell>
          <table:table-cell table:style-name="ce35" table:formula="of:=AVERAGE([.AN53:.AN55])" office:value-type="float" office:value="0.05526817778" calcext:value-type="float" table:number-columns-spanned="1" table:number-rows-spanned="3">
            <text:p>0.06</text:p>
          </table:table-cell>
          <table:table-cell table:style-name="ce39" table:formula="of:=STDEV([.AN53:.AN55])" office:value-type="float" office:value="0.0007607729091" calcext:value-type="float" table:number-columns-spanned="1" table:number-rows-spanned="3">
            <text:p>0.0008</text:p>
          </table:table-cell>
          <table:table-cell table:style-name="ce36" table:formula="of:=ROUND([.AP53]/ABS([.AO53]);4)*100" office:value-type="float" office:value="1.38" calcext:value-type="float" table:number-columns-spanned="1" table:number-rows-spanned="3">
            <text:p>1.38</text:p>
          </table:table-cell>
          <table:table-cell table:style-name="ce37" table:formula="of:=(ROUND([.AK53]-[.AA53];2)/[.AA53])*100" office:value-type="float" office:value="12.56033225" calcext:value-type="float" table:number-columns-spanned="1" table:number-rows-spanned="3">
            <text:p>12.56</text:p>
          </table:table-cell>
          <table:table-cell table:style-name="ce37" table:formula="of:=(ROUND([.AO53]-[.AE53];4)/[.AE53])*100" office:value-type="float" office:value="-54.99150913" calcext:value-type="float" table:number-columns-spanned="1" table:number-rows-spanned="3">
            <text:p>-54.99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58.11" calcext:value-type="float">
            <text:p>58.11</text:p>
          </table:table-cell>
          <table:covered-table-cell table:number-columns-repeated="3" table:style-name="ce2"/>
          <table:table-cell table:style-name="ce39" table:formula="of:=SUM(([$TABLE_4.G20]*[$TABLE_4.I20]*[.D54]/3600) + ([.C53]*[$TABLE_4.L20]*[.D54]/3600))" office:value-type="float" office:value="0.1080846" calcext:value-type="float">
            <text:p>0.1081</text:p>
          </table:table-cell>
          <table:covered-table-cell table:number-columns-repeated="5" table:style-name="ce2"/>
          <table:table-cell table:style-name="ce4" office:value-type="float" office:value="57.89" calcext:value-type="float">
            <text:p>57.89</text:p>
          </table:table-cell>
          <table:covered-table-cell table:number-columns-repeated="3" table:style-name="ce2"/>
          <table:table-cell table:style-name="ce39" table:formula="of:=SUM(([$TABLE_4.G20]*[$TABLE_4.I20]*[.N54]/3600) + ([.M53]*[$TABLE_4.L20]*[.N54]/3600))" office:value-type="float" office:value="0.1555311333" calcext:value-type="float">
            <text:p>0.1555</text:p>
          </table:table-cell>
          <table:covered-table-cell table:number-columns-repeated="7" table:style-name="ce2"/>
          <table:table-cell table:style-name="ce4" office:value-type="float" office:value="59.54" calcext:value-type="float">
            <text:p>59.54</text:p>
          </table:table-cell>
          <table:covered-table-cell table:number-columns-repeated="3" table:style-name="ce2"/>
          <table:table-cell table:style-name="ce39" table:formula="of:=SUM(([$TABLE_4.G20]*[$TABLE_4.I20]*[.Z54]/3600) + ([.Y53]*[$TABLE_4.L20]*[.Z54]/3600))" office:value-type="float" office:value="0.1230493333" calcext:value-type="float">
            <text:p>0.1230</text:p>
          </table:table-cell>
          <table:covered-table-cell table:number-columns-repeated="5" table:style-name="ce2"/>
          <table:table-cell table:style-name="ce4" office:value-type="float" office:value="66.83" calcext:value-type="float">
            <text:p>66.83</text:p>
          </table:table-cell>
          <table:covered-table-cell table:number-columns-repeated="3" table:style-name="ce2"/>
          <table:table-cell table:style-name="ce39" table:formula="of:=SUM(([$TABLE_4.G20]*[$TABLE_4.I20]*[.AJ54]/3600) + ([.AI53]*[$TABLE_4.L20]*[.AJ54]/3600))" office:value-type="float" office:value="0.05524613333" calcext:value-type="float">
            <text:p>0.0552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59.19" calcext:value-type="float">
            <text:p>59.19</text:p>
          </table:table-cell>
          <table:covered-table-cell table:number-columns-repeated="3" table:style-name="ce3"/>
          <table:table-cell table:style-name="ce39" table:formula="of:=SUM(([$TABLE_4.G20]*[$TABLE_4.I20]*[.D55]/3600) + ([.C53]*[$TABLE_4.L20]*[.D55]/3600))" office:value-type="float" office:value="0.1100934" calcext:value-type="float">
            <text:p>0.1101</text:p>
          </table:table-cell>
          <table:covered-table-cell table:number-columns-repeated="5" table:style-name="ce3"/>
          <table:table-cell table:style-name="ce4" office:value-type="float" office:value="57.89" calcext:value-type="float">
            <text:p>57.89</text:p>
          </table:table-cell>
          <table:covered-table-cell table:number-columns-repeated="3" table:style-name="ce3"/>
          <table:table-cell table:style-name="ce39" table:formula="of:=SUM(([$TABLE_4.G20]*[$TABLE_4.I20]*[.N55]/3600) + ([.M53]*[$TABLE_4.L20]*[.N55]/3600))" office:value-type="float" office:value="0.1555311333" calcext:value-type="float">
            <text:p>0.1555</text:p>
          </table:table-cell>
          <table:covered-table-cell table:number-columns-repeated="7" table:style-name="ce3"/>
          <table:table-cell table:style-name="ce4" office:value-type="float" office:value="60.19" calcext:value-type="float">
            <text:p>60.19</text:p>
          </table:table-cell>
          <table:covered-table-cell table:number-columns-repeated="3" table:style-name="ce3"/>
          <table:table-cell table:style-name="ce39" table:formula="of:=SUM(([$TABLE_4.G20]*[$TABLE_4.I20]*[.Z55]/3600) + ([.Y53]*[$TABLE_4.L20]*[.Z55]/3600))" office:value-type="float" office:value="0.1243926667" calcext:value-type="float">
            <text:p>0.1244</text:p>
          </table:table-cell>
          <table:covered-table-cell table:number-columns-repeated="5" table:style-name="ce3"/>
          <table:table-cell table:style-name="ce4" office:value-type="float" office:value="67.79" calcext:value-type="float">
            <text:p>67.79</text:p>
          </table:table-cell>
          <table:covered-table-cell table:number-columns-repeated="3" table:style-name="ce3"/>
          <table:table-cell table:style-name="ce39" table:formula="of:=SUM(([$TABLE_4.G20]*[$TABLE_4.I20]*[.AJ55]/3600) + ([.AI53]*[$TABLE_4.L20]*[.AJ55]/3600))" office:value-type="float" office:value="0.05603973333" calcext:value-type="float">
            <text:p>0.0560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8</text:p>
          </table:table-cell>
          <table:table-cell table:style-name="ce34" office:value-type="float" office:value="160" calcext:value-type="float" table:number-columns-spanned="1" table:number-rows-spanned="3">
            <text:p>160</text:p>
          </table:table-cell>
          <table:table-cell table:style-name="ce34" table:formula="of:=COM.MICROSOFT.CEILING([.B56]/[$TABLE_4.K21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59.69" calcext:value-type="float">
            <text:p>59.69</text:p>
          </table:table-cell>
          <table:table-cell table:style-name="ce35" table:formula="of:=AVERAGE([.D56:.D58])" office:value-type="float" office:value="58.30333333" calcext:value-type="float" table:number-columns-spanned="1" table:number-rows-spanned="3">
            <text:p>58.30</text:p>
          </table:table-cell>
          <table:table-cell table:style-name="ce25" table:formula="of:=STDEV([.D56:.D58])" office:value-type="float" office:value="1.278957909" calcext:value-type="float" table:number-columns-spanned="1" table:number-rows-spanned="3">
            <text:p>1.28</text:p>
          </table:table-cell>
          <table:table-cell table:style-name="ce36" table:formula="of:=(ROUND([.F56]/ABS([.E56]);4))*100" office:value-type="float" office:value="2.19" calcext:value-type="float" table:number-columns-spanned="1" table:number-rows-spanned="3">
            <text:p>2.19</text:p>
          </table:table-cell>
          <table:table-cell table:style-name="ce39" table:formula="of:=SUM(([$TABLE_4.G21]*[$TABLE_4.I21]*[.D56]/3600) + ([.C56]*[$TABLE_4.L21]*[.D56]/3600))" office:value-type="float" office:value="0.2041398" calcext:value-type="float">
            <text:p>0.2041</text:p>
          </table:table-cell>
          <table:table-cell table:style-name="ce35" table:formula="of:=AVERAGE([.H56:.H58])" office:value-type="float" office:value="0.1993974" calcext:value-type="float" table:number-columns-spanned="1" table:number-rows-spanned="3">
            <text:p>0.20</text:p>
          </table:table-cell>
          <table:table-cell table:style-name="ce39" table:formula="of:=STDEV([.H56:.H58])" office:value-type="float" office:value="0.004374036049" calcext:value-type="float" table:number-columns-spanned="1" table:number-rows-spanned="3">
            <text:p>0.0044</text:p>
          </table:table-cell>
          <table:table-cell table:style-name="ce36" table:formula="of:=(ROUND([.J56]/ABS([.I56]);4))*100" office:value-type="float" office:value="2.19" calcext:value-type="float" table:number-columns-spanned="1" table:number-rows-spanned="3">
            <text:p>2.19</text:p>
          </table:table-cell>
          <table:table-cell table:style-name="ce34" office:value-type="float" office:value="254" calcext:value-type="float" table:number-columns-spanned="1" table:number-rows-spanned="3">
            <text:p>254</text:p>
          </table:table-cell>
          <table:table-cell table:style-name="ce34" table:formula="of:=COM.MICROSOFT.CEILING([.L56]/[$TABLE_4.K21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57.74" calcext:value-type="float">
            <text:p>57.74</text:p>
          </table:table-cell>
          <table:table-cell table:style-name="ce35" table:formula="of:=AVERAGE([.N56:.N58])" office:value-type="float" office:value="58.28" calcext:value-type="float" table:number-columns-spanned="1" table:number-rows-spanned="3">
            <text:p>58.28</text:p>
          </table:table-cell>
          <table:table-cell table:style-name="ce25" table:formula="of:=STDEV([.N56:.N58])" office:value-type="float" office:value="0.480416486" calcext:value-type="float" table:number-columns-spanned="1" table:number-rows-spanned="3">
            <text:p>0.48</text:p>
          </table:table-cell>
          <table:table-cell table:style-name="ce36" table:formula="of:=(ROUND([.P56]/ABS([.O56]);4))*100" office:value-type="float" office:value="0.82" calcext:value-type="float" table:number-columns-spanned="1" table:number-rows-spanned="3">
            <text:p>0.82</text:p>
          </table:table-cell>
          <table:table-cell table:style-name="ce39" table:formula="of:=SUM(([$TABLE_4.G21]*[$TABLE_4.I21]*[.N56]/3600) + ([.M56]*[$TABLE_4.L21]*[.N56]/3600))" office:value-type="float" office:value="0.294474" calcext:value-type="float">
            <text:p>0.2945</text:p>
          </table:table-cell>
          <table:table-cell table:style-name="ce35" table:formula="of:=AVERAGE([.R56:.R58])" office:value-type="float" office:value="0.297228" calcext:value-type="float" table:number-columns-spanned="1" table:number-rows-spanned="3">
            <text:p>0.30</text:p>
          </table:table-cell>
          <table:table-cell table:style-name="ce39" table:formula="of:=STDEV([.R56:.R58])" office:value-type="float" office:value="0.002450124078" calcext:value-type="float" table:number-columns-spanned="1" table:number-rows-spanned="3">
            <text:p>0.0025</text:p>
          </table:table-cell>
          <table:table-cell table:style-name="ce36" table:formula="of:=(ROUND([.T56]/ABS([.S56]);4))*100" office:value-type="float" office:value="0.82" calcext:value-type="float" table:number-columns-spanned="1" table:number-rows-spanned="3">
            <text:p>0.82</text:p>
          </table:table-cell>
          <table:table-cell table:style-name="ce37" table:formula="of:=(ROUND([.O56]-[.E56];2)/[.E56])*100" office:value-type="float" office:value="-0.03430335601" calcext:value-type="float" table:number-columns-spanned="1" table:number-rows-spanned="3">
            <text:p>-0.03</text:p>
          </table:table-cell>
          <table:table-cell table:style-name="ce37" table:formula="of:=(ROUND([.S56]-[.I56];4)/[.I56])*100" office:value-type="float" office:value="49.04778096" calcext:value-type="float" table:number-columns-spanned="1" table:number-rows-spanned="3">
            <text:p>49.05</text:p>
          </table:table-cell>
          <table:table-cell table:style-name="ce34" office:value-type="float" office:value="256" calcext:value-type="float" table:number-columns-spanned="1" table:number-rows-spanned="3">
            <text:p>256</text:p>
          </table:table-cell>
          <table:table-cell table:style-name="ce34" table:formula="of:=COM.MICROSOFT.CEILING([.X56]/[$TABLE_4.K21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59.11" calcext:value-type="float">
            <text:p>59.11</text:p>
          </table:table-cell>
          <table:table-cell table:style-name="ce35" table:formula="of:=AVERAGE([.Z56:.Z58])" office:value-type="float" office:value="58.51333333" calcext:value-type="float" table:number-columns-spanned="1" table:number-rows-spanned="3">
            <text:p>58.51</text:p>
          </table:table-cell>
          <table:table-cell table:style-name="ce25" table:formula="of:=STDEV([.Z56:.Z58])" office:value-type="float" office:value="0.874090003" calcext:value-type="float" table:number-columns-spanned="1" table:number-rows-spanned="3">
            <text:p>0.87</text:p>
          </table:table-cell>
          <table:table-cell table:style-name="ce36" table:formula="of:=(ROUND([.AB56]/ABS([.AA56]);4))*100" office:value-type="float" office:value="1.49" calcext:value-type="float" table:number-columns-spanned="1" table:number-rows-spanned="3">
            <text:p>1.49</text:p>
          </table:table-cell>
          <table:table-cell table:style-name="ce39" table:formula="of:=SUM(([$TABLE_4.G21]*[$TABLE_4.I21]*[.Z56]/3600) + ([.Y56]*[$TABLE_4.L21]*[.Z56]/3600))" office:value-type="float" office:value="0.301461" calcext:value-type="float">
            <text:p>0.3015</text:p>
          </table:table-cell>
          <table:table-cell table:style-name="ce35" table:formula="of:=AVERAGE([.AD56:.AD58])" office:value-type="float" office:value="0.298418" calcext:value-type="float" table:number-columns-spanned="1" table:number-rows-spanned="3">
            <text:p>0.30</text:p>
          </table:table-cell>
          <table:table-cell table:style-name="ce39" table:formula="of:=STDEV([.AD56:.AD58])" office:value-type="float" office:value="0.004457859015" calcext:value-type="float" table:number-columns-spanned="1" table:number-rows-spanned="3">
            <text:p>0.0045</text:p>
          </table:table-cell>
          <table:table-cell table:style-name="ce36" table:formula="of:=(ROUND([.AF56]/ABS([.AE56]);4))*100" office:value-type="float" office:value="1.49" calcext:value-type="float" table:number-columns-spanned="1" table:number-rows-spanned="3">
            <text:p>1.49</text:p>
          </table:table-cell>
          <table:table-cell table:style-name="ce34" office:value-type="float" office:value="32" calcext:value-type="float" table:number-columns-spanned="1" table:number-rows-spanned="3">
            <text:p>32</text:p>
          </table:table-cell>
          <table:table-cell table:style-name="ce34" table:formula="of:=COM.MICROSOFT.CEILING([.AH56]/[$TABLE_4.K21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57.86" calcext:value-type="float">
            <text:p>57.86</text:p>
          </table:table-cell>
          <table:table-cell table:style-name="ce35" table:formula="of:=AVERAGE([.AJ56:.AJ58])" office:value-type="float" office:value="58.44666667" calcext:value-type="float" table:number-columns-spanned="1" table:number-rows-spanned="3">
            <text:p>58.45</text:p>
          </table:table-cell>
          <table:table-cell table:style-name="ce25" table:formula="of:=STDEV([.AJ56:.AJ58])" office:value-type="float" office:value="1.077326939" calcext:value-type="float" table:number-columns-spanned="1" table:number-rows-spanned="3">
            <text:p>1.08</text:p>
          </table:table-cell>
          <table:table-cell table:style-name="ce36" table:formula="of:=(ROUND([.AL56]/ABS([.AK56]);4))*100" office:value-type="float" office:value="1.84" calcext:value-type="float" table:number-columns-spanned="1" table:number-rows-spanned="3">
            <text:p>1.84</text:p>
          </table:table-cell>
          <table:table-cell table:style-name="ce39" table:formula="of:=SUM(([$TABLE_4.G21]*[$TABLE_4.I21]*[.AJ56]/3600) + ([.AI56]*[$TABLE_4.L21]*[.AJ56]/3600))" office:value-type="float" office:value="0.0682748" calcext:value-type="float">
            <text:p>0.0683</text:p>
          </table:table-cell>
          <table:table-cell table:style-name="ce35" table:formula="of:=AVERAGE([.AN56:.AN58])" office:value-type="float" office:value="0.06896706667" calcext:value-type="float" table:number-columns-spanned="1" table:number-rows-spanned="3">
            <text:p>0.07</text:p>
          </table:table-cell>
          <table:table-cell table:style-name="ce39" table:formula="of:=STDEV([.AN56:.AN58])" office:value-type="float" office:value="0.001271245788" calcext:value-type="float" table:number-columns-spanned="1" table:number-rows-spanned="3">
            <text:p>0.0013</text:p>
          </table:table-cell>
          <table:table-cell table:style-name="ce36" table:formula="of:=ROUND([.AP56]/ABS([.AO56]);4)*100" office:value-type="float" office:value="1.84" calcext:value-type="float" table:number-columns-spanned="1" table:number-rows-spanned="3">
            <text:p>1.84</text:p>
          </table:table-cell>
          <table:table-cell table:style-name="ce37" table:formula="of:=(ROUND([.AK56]-[.AA56];2)/[.AA56])*100" office:value-type="float" office:value="-0.1196308534" calcext:value-type="float" table:number-columns-spanned="1" table:number-rows-spanned="3">
            <text:p>-0.12</text:p>
          </table:table-cell>
          <table:table-cell table:style-name="ce37" table:formula="of:=(ROUND([.AO56]-[.AE56];4)/[.AE56])*100" office:value-type="float" office:value="-76.90554859" calcext:value-type="float" table:number-columns-spanned="1" table:number-rows-spanned="3">
            <text:p>-76.91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58.05" calcext:value-type="float">
            <text:p>58.05</text:p>
          </table:table-cell>
          <table:covered-table-cell table:number-columns-repeated="3" table:style-name="ce2"/>
          <table:table-cell table:style-name="ce39" table:formula="of:=SUM(([$TABLE_4.G21]*[$TABLE_4.I21]*[.D57]/3600) + ([.C56]*[$TABLE_4.L21]*[.D57]/3600))" office:value-type="float" office:value="0.198531" calcext:value-type="float">
            <text:p>0.1985</text:p>
          </table:table-cell>
          <table:covered-table-cell table:number-columns-repeated="5" table:style-name="ce2"/>
          <table:table-cell table:style-name="ce4" office:value-type="float" office:value="58.66" calcext:value-type="float">
            <text:p>58.66</text:p>
          </table:table-cell>
          <table:covered-table-cell table:number-columns-repeated="3" table:style-name="ce2"/>
          <table:table-cell table:style-name="ce39" table:formula="of:=SUM(([$TABLE_4.G21]*[$TABLE_4.I21]*[.N57]/3600) + ([.M56]*[$TABLE_4.L21]*[.N57]/3600))" office:value-type="float" office:value="0.299166" calcext:value-type="float">
            <text:p>0.2992</text:p>
          </table:table-cell>
          <table:covered-table-cell table:number-columns-repeated="7" table:style-name="ce2"/>
          <table:table-cell table:style-name="ce4" office:value-type="float" office:value="58.92" calcext:value-type="float">
            <text:p>58.92</text:p>
          </table:table-cell>
          <table:covered-table-cell table:number-columns-repeated="3" table:style-name="ce2"/>
          <table:table-cell table:style-name="ce39" table:formula="of:=SUM(([$TABLE_4.G21]*[$TABLE_4.I21]*[.Z57]/3600) + ([.Y56]*[$TABLE_4.L21]*[.Z57]/3600))" office:value-type="float" office:value="0.300492" calcext:value-type="float">
            <text:p>0.3005</text:p>
          </table:table-cell>
          <table:covered-table-cell table:number-columns-repeated="5" table:style-name="ce2"/>
          <table:table-cell table:style-name="ce4" office:value-type="float" office:value="57.79" calcext:value-type="float">
            <text:p>57.79</text:p>
          </table:table-cell>
          <table:covered-table-cell table:number-columns-repeated="3" table:style-name="ce2"/>
          <table:table-cell table:style-name="ce39" table:formula="of:=SUM(([$TABLE_4.G21]*[$TABLE_4.I21]*[.AJ57]/3600) + ([.AI56]*[$TABLE_4.L21]*[.AJ57]/3600))" office:value-type="float" office:value="0.0681922" calcext:value-type="float">
            <text:p>0.0682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57.17" calcext:value-type="float">
            <text:p>57.17</text:p>
          </table:table-cell>
          <table:covered-table-cell table:number-columns-repeated="3" table:style-name="ce3"/>
          <table:table-cell table:style-name="ce39" table:formula="of:=SUM(([$TABLE_4.G21]*[$TABLE_4.I21]*[.D58]/3600) + ([.C56]*[$TABLE_4.L21]*[.D58]/3600))" office:value-type="float" office:value="0.1955214" calcext:value-type="float">
            <text:p>0.1955</text:p>
          </table:table-cell>
          <table:covered-table-cell table:number-columns-repeated="5" table:style-name="ce3"/>
          <table:table-cell table:style-name="ce4" office:value-type="float" office:value="58.44" calcext:value-type="float">
            <text:p>58.44</text:p>
          </table:table-cell>
          <table:covered-table-cell table:number-columns-repeated="3" table:style-name="ce3"/>
          <table:table-cell table:style-name="ce39" table:formula="of:=SUM(([$TABLE_4.G21]*[$TABLE_4.I21]*[.N58]/3600) + ([.M56]*[$TABLE_4.L21]*[.N58]/3600))" office:value-type="float" office:value="0.298044" calcext:value-type="float">
            <text:p>0.2980</text:p>
          </table:table-cell>
          <table:covered-table-cell table:number-columns-repeated="7" table:style-name="ce3"/>
          <table:table-cell table:style-name="ce4" office:value-type="float" office:value="57.51" calcext:value-type="float">
            <text:p>57.51</text:p>
          </table:table-cell>
          <table:covered-table-cell table:number-columns-repeated="3" table:style-name="ce3"/>
          <table:table-cell table:style-name="ce39" table:formula="of:=SUM(([$TABLE_4.G21]*[$TABLE_4.I21]*[.Z58]/3600) + ([.Y56]*[$TABLE_4.L21]*[.Z58]/3600))" office:value-type="float" office:value="0.293301" calcext:value-type="float">
            <text:p>0.2933</text:p>
          </table:table-cell>
          <table:covered-table-cell table:number-columns-repeated="5" table:style-name="ce3"/>
          <table:table-cell table:style-name="ce4" office:value-type="float" office:value="59.69" calcext:value-type="float">
            <text:p>59.69</text:p>
          </table:table-cell>
          <table:covered-table-cell table:number-columns-repeated="3" table:style-name="ce3"/>
          <table:table-cell table:style-name="ce39" table:formula="of:=SUM(([$TABLE_4.G21]*[$TABLE_4.I21]*[.AJ58]/3600) + ([.AI56]*[$TABLE_4.L21]*[.AJ58]/3600))" office:value-type="float" office:value="0.0704342" calcext:value-type="float">
            <text:p>0.0704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19</text:p>
          </table:table-cell>
          <table:table-cell table:style-name="ce34" office:value-type="float" office:value="96" calcext:value-type="float" table:number-columns-spanned="1" table:number-rows-spanned="3">
            <text:p>96</text:p>
          </table:table-cell>
          <table:table-cell table:style-name="ce34" table:formula="of:=COM.MICROSOFT.CEILING([.B59]/[$TABLE_4.K22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124.65" calcext:value-type="float">
            <text:p>124.65</text:p>
          </table:table-cell>
          <table:table-cell table:style-name="ce35" table:formula="of:=AVERAGE([.D59:.D61])" office:value-type="float" office:value="125.9566667" calcext:value-type="float" table:number-columns-spanned="1" table:number-rows-spanned="3">
            <text:p>125.96</text:p>
          </table:table-cell>
          <table:table-cell table:style-name="ce25" table:formula="of:=STDEV([.D59:.D61])" office:value-type="float" office:value="1.708488611" calcext:value-type="float" table:number-columns-spanned="1" table:number-rows-spanned="3">
            <text:p>1.71</text:p>
          </table:table-cell>
          <table:table-cell table:style-name="ce36" table:formula="of:=(ROUND([.F59]/ABS([.E59]);4))*100" office:value-type="float" office:value="1.36" calcext:value-type="float" table:number-columns-spanned="1" table:number-rows-spanned="3">
            <text:p>1.36</text:p>
          </table:table-cell>
          <table:table-cell table:style-name="ce39" table:formula="of:=SUM(([$TABLE_4.G22]*[$TABLE_4.I22]*[.D59]/3600) + ([.C59]*[$TABLE_4.L22]*[.D59]/3600))" office:value-type="float" office:value="0.386415" calcext:value-type="float">
            <text:p>0.3864</text:p>
          </table:table-cell>
          <table:table-cell table:style-name="ce35" table:formula="of:=AVERAGE([.H59:.H61])" office:value-type="float" office:value="0.3904656667" calcext:value-type="float" table:number-columns-spanned="1" table:number-rows-spanned="3">
            <text:p>0.39</text:p>
          </table:table-cell>
          <table:table-cell table:style-name="ce39" table:formula="of:=STDEV([.H59:.H61])" office:value-type="float" office:value="0.005296314694" calcext:value-type="float" table:number-columns-spanned="1" table:number-rows-spanned="3">
            <text:p>0.0053</text:p>
          </table:table-cell>
          <table:table-cell table:style-name="ce36" table:formula="of:=(ROUND([.J59]/ABS([.I59]);4))*100" office:value-type="float" office:value="1.36" calcext:value-type="float" table:number-columns-spanned="1" table:number-rows-spanned="3">
            <text:p>1.36</text:p>
          </table:table-cell>
          <table:table-cell table:style-name="ce34" office:value-type="float" office:value="120" calcext:value-type="float" table:number-columns-spanned="1" table:number-rows-spanned="3">
            <text:p>120</text:p>
          </table:table-cell>
          <table:table-cell table:style-name="ce34" table:formula="of:=COM.MICROSOFT.CEILING([.L59]/[$TABLE_4.K22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128.06" calcext:value-type="float">
            <text:p>128.06</text:p>
          </table:table-cell>
          <table:table-cell table:style-name="ce35" table:formula="of:=AVERAGE([.N59:.N61])" office:value-type="float" office:value="126.7933333" calcext:value-type="float" table:number-columns-spanned="1" table:number-rows-spanned="3">
            <text:p>126.79</text:p>
          </table:table-cell>
          <table:table-cell table:style-name="ce25" table:formula="of:=STDEV([.N59:.N61])" office:value-type="float" office:value="1.21397419" calcext:value-type="float" table:number-columns-spanned="1" table:number-rows-spanned="3">
            <text:p>1.21</text:p>
          </table:table-cell>
          <table:table-cell table:style-name="ce36" table:formula="of:=(ROUND([.P59]/ABS([.O59]);4))*100" office:value-type="float" office:value="0.96" calcext:value-type="float" table:number-columns-spanned="1" table:number-rows-spanned="3">
            <text:p>0.96</text:p>
          </table:table-cell>
          <table:table-cell table:style-name="ce39" table:formula="of:=SUM(([$TABLE_4.G22]*[$TABLE_4.I22]*[.N59]/3600) + ([.M59]*[$TABLE_4.L22]*[.N59]/3600))" office:value-type="float" office:value="0.4763832" calcext:value-type="float">
            <text:p>0.4764</text:p>
          </table:table-cell>
          <table:table-cell table:style-name="ce35" table:formula="of:=AVERAGE([.R59:.R61])" office:value-type="float" office:value="0.4716712" calcext:value-type="float" table:number-columns-spanned="1" table:number-rows-spanned="3">
            <text:p>0.47</text:p>
          </table:table-cell>
          <table:table-cell table:style-name="ce39" table:formula="of:=STDEV([.R59:.R61])" office:value-type="float" office:value="0.004515983986" calcext:value-type="float" table:number-columns-spanned="1" table:number-rows-spanned="3">
            <text:p>0.0045</text:p>
          </table:table-cell>
          <table:table-cell table:style-name="ce36" table:formula="of:=(ROUND([.T59]/ABS([.S59]);4))*100" office:value-type="float" office:value="0.96" calcext:value-type="float" table:number-columns-spanned="1" table:number-rows-spanned="3">
            <text:p>0.96</text:p>
          </table:table-cell>
          <table:table-cell table:style-name="ce37" table:formula="of:=(ROUND([.O59]-[.E59];2)/[.E59])*100" office:value-type="float" office:value="0.6668960224" calcext:value-type="float" table:number-columns-spanned="1" table:number-rows-spanned="3">
            <text:p>0.67</text:p>
          </table:table-cell>
          <table:table-cell table:style-name="ce37" table:formula="of:=(ROUND([.S59]-[.I59];4)/[.I59])*100" office:value-type="float" office:value="20.79568242" calcext:value-type="float" table:number-columns-spanned="1" table:number-rows-spanned="3">
            <text:p>20.80</text:p>
          </table:table-cell>
          <table:table-cell table:style-name="ce34" office:value-type="float" office:value="96" calcext:value-type="float" table:number-columns-spanned="1" table:number-rows-spanned="3">
            <text:p>96</text:p>
          </table:table-cell>
          <table:table-cell table:style-name="ce34" table:formula="of:=COM.MICROSOFT.CEILING([.X59]/[$TABLE_4.K22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127.17" calcext:value-type="float">
            <text:p>127.17</text:p>
          </table:table-cell>
          <table:table-cell table:style-name="ce35" table:formula="of:=AVERAGE([.Z59:.Z61])" office:value-type="float" office:value="126.5333333" calcext:value-type="float" table:number-columns-spanned="1" table:number-rows-spanned="3">
            <text:p>126.53</text:p>
          </table:table-cell>
          <table:table-cell table:style-name="ce25" table:formula="of:=STDEV([.Z59:.Z61])" office:value-type="float" office:value="1.120104162" calcext:value-type="float" table:number-columns-spanned="1" table:number-rows-spanned="3">
            <text:p>1.12</text:p>
          </table:table-cell>
          <table:table-cell table:style-name="ce36" table:formula="of:=(ROUND([.AB59]/ABS([.AA59]);4))*100" office:value-type="float" office:value="0.89" calcext:value-type="float" table:number-columns-spanned="1" table:number-rows-spanned="3">
            <text:p>0.89</text:p>
          </table:table-cell>
          <table:table-cell table:style-name="ce39" table:formula="of:=SUM(([$TABLE_4.G22]*[$TABLE_4.I22]*[.Z59]/3600) + ([.Y59]*[$TABLE_4.L22]*[.Z59]/3600))" office:value-type="float" office:value="0.394227" calcext:value-type="float">
            <text:p>0.3942</text:p>
          </table:table-cell>
          <table:table-cell table:style-name="ce35" table:formula="of:=AVERAGE([.AD59:.AD61])" office:value-type="float" office:value="0.3922533333" calcext:value-type="float" table:number-columns-spanned="1" table:number-rows-spanned="3">
            <text:p>0.39</text:p>
          </table:table-cell>
          <table:table-cell table:style-name="ce39" table:formula="of:=STDEV([.AD59:.AD61])" office:value-type="float" office:value="0.003472322902" calcext:value-type="float" table:number-columns-spanned="1" table:number-rows-spanned="3">
            <text:p>0.0035</text:p>
          </table:table-cell>
          <table:table-cell table:style-name="ce36" table:formula="of:=(ROUND([.AF59]/ABS([.AE59]);4))*100" office:value-type="float" office:value="0.89" calcext:value-type="float" table:number-columns-spanned="1" table:number-rows-spanned="3">
            <text:p>0.89</text:p>
          </table:table-cell>
          <table:table-cell table:style-name="ce34" office:value-type="float" office:value="12" calcext:value-type="float" table:number-columns-spanned="1" table:number-rows-spanned="3">
            <text:p>12</text:p>
          </table:table-cell>
          <table:table-cell table:style-name="ce34" table:formula="of:=COM.MICROSOFT.CEILING([.AH59]/[$TABLE_4.K22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33.55" calcext:value-type="float">
            <text:p>133.55</text:p>
          </table:table-cell>
          <table:table-cell table:style-name="ce35" table:formula="of:=AVERAGE([.AJ59:.AJ61])" office:value-type="float" office:value="133.64" calcext:value-type="float" table:number-columns-spanned="1" table:number-rows-spanned="3">
            <text:p>133.64</text:p>
          </table:table-cell>
          <table:table-cell table:style-name="ce25" table:formula="of:=STDEV([.AJ59:.AJ61])" office:value-type="float" office:value="0.4419275959" calcext:value-type="float" table:number-columns-spanned="1" table:number-rows-spanned="3">
            <text:p>0.44</text:p>
          </table:table-cell>
          <table:table-cell table:style-name="ce36" table:formula="of:=(ROUND([.AL59]/ABS([.AK59]);4))*100" office:value-type="float" office:value="0.33" calcext:value-type="float" table:number-columns-spanned="1" table:number-rows-spanned="3">
            <text:p>0.33</text:p>
          </table:table-cell>
          <table:table-cell table:style-name="ce39" table:formula="of:=SUM(([$TABLE_4.G22]*[$TABLE_4.I22]*[.AJ59]/3600) + ([.AI59]*[$TABLE_4.L22]*[.AJ59]/3600))" office:value-type="float" office:value="0.1242015" calcext:value-type="float">
            <text:p>0.1242</text:p>
          </table:table-cell>
          <table:table-cell table:style-name="ce35" table:formula="of:=AVERAGE([.AN59:.AN61])" office:value-type="float" office:value="0.1242852" calcext:value-type="float" table:number-columns-spanned="1" table:number-rows-spanned="3">
            <text:p>0.12</text:p>
          </table:table-cell>
          <table:table-cell table:style-name="ce39" table:formula="of:=STDEV([.AN59:.AN61])" office:value-type="float" office:value="0.0004109926642" calcext:value-type="float" table:number-columns-spanned="1" table:number-rows-spanned="3">
            <text:p>0.0004</text:p>
          </table:table-cell>
          <table:table-cell table:style-name="ce36" table:formula="of:=ROUND([.AP59]/ABS([.AO59]);4)*100" office:value-type="float" office:value="0.33" calcext:value-type="float" table:number-columns-spanned="1" table:number-rows-spanned="3">
            <text:p>0.33</text:p>
          </table:table-cell>
          <table:table-cell table:style-name="ce37" table:formula="of:=(ROUND([.AK59]-[.AA59];2)/[.AA59])*100" office:value-type="float" office:value="5.619072708" calcext:value-type="float" table:number-columns-spanned="1" table:number-rows-spanned="3">
            <text:p>5.62</text:p>
          </table:table-cell>
          <table:table-cell table:style-name="ce37" table:formula="of:=(ROUND([.AO59]-[.AE59];4)/[.AE59])*100" office:value-type="float" office:value="-68.32319249" calcext:value-type="float" table:number-columns-spanned="1" table:number-rows-spanned="3">
            <text:p>-68.32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25.33" calcext:value-type="float">
            <text:p>125.33</text:p>
          </table:table-cell>
          <table:covered-table-cell table:number-columns-repeated="3" table:style-name="ce2"/>
          <table:table-cell table:style-name="ce39" table:formula="of:=SUM(([$TABLE_4.G22]*[$TABLE_4.I22]*[.D60]/3600) + ([.C59]*[$TABLE_4.L22]*[.D60]/3600))" office:value-type="float" office:value="0.388523" calcext:value-type="float">
            <text:p>0.3885</text:p>
          </table:table-cell>
          <table:covered-table-cell table:number-columns-repeated="5" table:style-name="ce2"/>
          <table:table-cell table:style-name="ce4" office:value-type="float" office:value="126.68" calcext:value-type="float">
            <text:p>126.68</text:p>
          </table:table-cell>
          <table:covered-table-cell table:number-columns-repeated="3" table:style-name="ce2"/>
          <table:table-cell table:style-name="ce39" table:formula="of:=SUM(([$TABLE_4.G22]*[$TABLE_4.I22]*[.N60]/3600) + ([.M59]*[$TABLE_4.L22]*[.N60]/3600))" office:value-type="float" office:value="0.4712496" calcext:value-type="float">
            <text:p>0.4712</text:p>
          </table:table-cell>
          <table:covered-table-cell table:number-columns-repeated="7" table:style-name="ce2"/>
          <table:table-cell table:style-name="ce4" office:value-type="float" office:value="127.19" calcext:value-type="float">
            <text:p>127.19</text:p>
          </table:table-cell>
          <table:covered-table-cell table:number-columns-repeated="3" table:style-name="ce2"/>
          <table:table-cell table:style-name="ce39" table:formula="of:=SUM(([$TABLE_4.G22]*[$TABLE_4.I22]*[.Z60]/3600) + ([.Y59]*[$TABLE_4.L22]*[.Z60]/3600))" office:value-type="float" office:value="0.394289" calcext:value-type="float">
            <text:p>0.3943</text:p>
          </table:table-cell>
          <table:covered-table-cell table:number-columns-repeated="5" table:style-name="ce2"/>
          <table:table-cell table:style-name="ce4" office:value-type="float" office:value="134.12" calcext:value-type="float">
            <text:p>134.12</text:p>
          </table:table-cell>
          <table:covered-table-cell table:number-columns-repeated="3" table:style-name="ce2"/>
          <table:table-cell table:style-name="ce39" table:formula="of:=SUM(([$TABLE_4.G22]*[$TABLE_4.I22]*[.AJ60]/3600) + ([.AI59]*[$TABLE_4.L22]*[.AJ60]/3600))" office:value-type="float" office:value="0.1247316" calcext:value-type="float">
            <text:p>0.1247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27.89" calcext:value-type="float">
            <text:p>127.89</text:p>
          </table:table-cell>
          <table:covered-table-cell table:number-columns-repeated="3" table:style-name="ce3"/>
          <table:table-cell table:style-name="ce39" table:formula="of:=SUM(([$TABLE_4.G22]*[$TABLE_4.I22]*[.D61]/3600) + ([.C59]*[$TABLE_4.L22]*[.D61]/3600))" office:value-type="float" office:value="0.396459" calcext:value-type="float">
            <text:p>0.3965</text:p>
          </table:table-cell>
          <table:covered-table-cell table:number-columns-repeated="5" table:style-name="ce3"/>
          <table:table-cell table:style-name="ce4" office:value-type="float" office:value="125.64" calcext:value-type="float">
            <text:p>125.64</text:p>
          </table:table-cell>
          <table:covered-table-cell table:number-columns-repeated="3" table:style-name="ce3"/>
          <table:table-cell table:style-name="ce39" table:formula="of:=SUM(([$TABLE_4.G22]*[$TABLE_4.I22]*[.N61]/3600) + ([.M59]*[$TABLE_4.L22]*[.N61]/3600))" office:value-type="float" office:value="0.4673808" calcext:value-type="float">
            <text:p>0.4674</text:p>
          </table:table-cell>
          <table:covered-table-cell table:number-columns-repeated="7" table:style-name="ce3"/>
          <table:table-cell table:style-name="ce4" office:value-type="float" office:value="125.24" calcext:value-type="float">
            <text:p>125.24</text:p>
          </table:table-cell>
          <table:covered-table-cell table:number-columns-repeated="3" table:style-name="ce3"/>
          <table:table-cell table:style-name="ce39" table:formula="of:=SUM(([$TABLE_4.G22]*[$TABLE_4.I22]*[.Z61]/3600) + ([.Y59]*[$TABLE_4.L22]*[.Z61]/3600))" office:value-type="float" office:value="0.388244" calcext:value-type="float">
            <text:p>0.3882</text:p>
          </table:table-cell>
          <table:covered-table-cell table:number-columns-repeated="5" table:style-name="ce3"/>
          <table:table-cell table:style-name="ce4" office:value-type="float" office:value="133.25" calcext:value-type="float">
            <text:p>133.25</text:p>
          </table:table-cell>
          <table:covered-table-cell table:number-columns-repeated="3" table:style-name="ce3"/>
          <table:table-cell table:style-name="ce39" table:formula="of:=SUM(([$TABLE_4.G22]*[$TABLE_4.I22]*[.AJ61]/3600) + ([.AI59]*[$TABLE_4.L22]*[.AJ61]/3600))" office:value-type="float" office:value="0.1239225" calcext:value-type="float">
            <text:p>0.1239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20</text:p>
          </table:table-cell>
          <table:table-cell table:style-name="ce34" office:value-type="float" office:value="96" calcext:value-type="float" table:number-columns-spanned="1" table:number-rows-spanned="3">
            <text:p>96</text:p>
          </table:table-cell>
          <table:table-cell table:style-name="ce34" table:formula="of:=COM.MICROSOFT.CEILING([.B62]/[$TABLE_4.K23];1)" office:value-type="float" office:value="2" calcext:value-type="float" table:number-columns-spanned="1" table:number-rows-spanned="3">
            <text:p>2</text:p>
          </table:table-cell>
          <table:table-cell table:style-name="ce4" office:value-type="float" office:value="126.93" calcext:value-type="float">
            <text:p>126.93</text:p>
          </table:table-cell>
          <table:table-cell table:style-name="ce35" table:formula="of:=AVERAGE([.D62:.D64])" office:value-type="float" office:value="126.7233333" calcext:value-type="float" table:number-columns-spanned="1" table:number-rows-spanned="3">
            <text:p>126.72</text:p>
          </table:table-cell>
          <table:table-cell table:style-name="ce25" table:formula="of:=STDEV([.D62:.D64])" office:value-type="float" office:value="0.829538024" calcext:value-type="float" table:number-columns-spanned="1" table:number-rows-spanned="3">
            <text:p>0.83</text:p>
          </table:table-cell>
          <table:table-cell table:style-name="ce36" table:formula="of:=(ROUND([.F62]/ABS([.E62]);4))*100" office:value-type="float" office:value="0.65" calcext:value-type="float" table:number-columns-spanned="1" table:number-rows-spanned="3">
            <text:p>0.65</text:p>
          </table:table-cell>
          <table:table-cell table:style-name="ce39" table:formula="of:=SUM(([$TABLE_4.G23]*[$TABLE_4.I23]*[.D62]/3600) + ([.C62]*[$TABLE_4.L23]*[.D62]/3600))" office:value-type="float" office:value="0.291939" calcext:value-type="float">
            <text:p>0.2919</text:p>
          </table:table-cell>
          <table:table-cell table:style-name="ce35" table:formula="of:=AVERAGE([.H62:.H64])" office:value-type="float" office:value="0.2914636667" calcext:value-type="float" table:number-columns-spanned="1" table:number-rows-spanned="3">
            <text:p>0.29</text:p>
          </table:table-cell>
          <table:table-cell table:style-name="ce39" table:formula="of:=STDEV([.H62:.H64])" office:value-type="float" office:value="0.001907937455" calcext:value-type="float" table:number-columns-spanned="1" table:number-rows-spanned="3">
            <text:p>0.0019</text:p>
          </table:table-cell>
          <table:table-cell table:style-name="ce36" table:formula="of:=(ROUND([.J62]/ABS([.I62]);4))*100" office:value-type="float" office:value="0.65" calcext:value-type="float" table:number-columns-spanned="1" table:number-rows-spanned="3">
            <text:p>0.65</text:p>
          </table:table-cell>
          <table:table-cell table:style-name="ce34" office:value-type="float" office:value="480" calcext:value-type="float" table:number-columns-spanned="1" table:number-rows-spanned="3">
            <text:p>480</text:p>
          </table:table-cell>
          <table:table-cell table:style-name="ce34" table:formula="of:=COM.MICROSOFT.CEILING([.L62]/[$TABLE_4.K23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130.21" calcext:value-type="float">
            <text:p>130.21</text:p>
          </table:table-cell>
          <table:table-cell table:style-name="ce35" table:formula="of:=AVERAGE([.N62:.N64])" office:value-type="float" office:value="126.8233333" calcext:value-type="float" table:number-columns-spanned="1" table:number-rows-spanned="3">
            <text:p>126.82</text:p>
          </table:table-cell>
          <table:table-cell table:style-name="ce25" table:formula="of:=STDEV([.N62:.N64])" office:value-type="float" office:value="3.370123638" calcext:value-type="float" table:number-columns-spanned="1" table:number-rows-spanned="3">
            <text:p>3.37</text:p>
          </table:table-cell>
          <table:table-cell table:style-name="ce36" table:formula="of:=(ROUND([.P62]/ABS([.O62]);4))*100" office:value-type="float" office:value="2.66" calcext:value-type="float" table:number-columns-spanned="1" table:number-rows-spanned="3">
            <text:p>2.66</text:p>
          </table:table-cell>
          <table:table-cell table:style-name="ce39" table:formula="of:=SUM(([$TABLE_4.G23]*[$TABLE_4.I23]*[.N62]/3600) + ([.M62]*[$TABLE_4.L23]*[.N62]/3600))" office:value-type="float" office:value="1.1744942" calcext:value-type="float">
            <text:p>1.1745</text:p>
          </table:table-cell>
          <table:table-cell table:style-name="ce35" table:formula="of:=AVERAGE([.R62:.R64])" office:value-type="float" office:value="1.143946467" calcext:value-type="float" table:number-columns-spanned="1" table:number-rows-spanned="3">
            <text:p>1.14</text:p>
          </table:table-cell>
          <table:table-cell table:style-name="ce39" table:formula="of:=STDEV([.R62:.R64])" office:value-type="float" office:value="0.03039851521" calcext:value-type="float" table:number-columns-spanned="1" table:number-rows-spanned="3">
            <text:p>0.0304</text:p>
          </table:table-cell>
          <table:table-cell table:style-name="ce36" table:formula="of:=(ROUND([.T62]/ABS([.S62]);4))*100" office:value-type="float" office:value="2.66" calcext:value-type="float" table:number-columns-spanned="1" table:number-rows-spanned="3">
            <text:p>2.66</text:p>
          </table:table-cell>
          <table:table-cell table:style-name="ce37" table:formula="of:=(ROUND([.O62]-[.E62];2)/[.E62])*100" office:value-type="float" office:value="0.07891206565" calcext:value-type="float" table:number-columns-spanned="1" table:number-rows-spanned="3">
            <text:p>0.08</text:p>
          </table:table-cell>
          <table:table-cell table:style-name="ce37" table:formula="of:=(ROUND([.S62]-[.I62];4)/[.I62])*100" office:value-type="float" office:value="292.4892868" calcext:value-type="float" table:number-columns-spanned="1" table:number-rows-spanned="3">
            <text:p>292.49</text:p>
          </table:table-cell>
          <table:table-cell table:style-name="ce34" office:value-type="float" office:value="336" calcext:value-type="float" table:number-columns-spanned="1" table:number-rows-spanned="3">
            <text:p>336</text:p>
          </table:table-cell>
          <table:table-cell table:style-name="ce34" table:formula="of:=COM.MICROSOFT.CEILING([.X62]/[$TABLE_4.K23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126.65" calcext:value-type="float">
            <text:p>126.65</text:p>
          </table:table-cell>
          <table:table-cell table:style-name="ce35" table:formula="of:=AVERAGE([.Z62:.Z64])" office:value-type="float" office:value="126.89" calcext:value-type="float" table:number-columns-spanned="1" table:number-rows-spanned="3">
            <text:p>126.89</text:p>
          </table:table-cell>
          <table:table-cell table:style-name="ce25" table:formula="of:=STDEV([.Z62:.Z64])" office:value-type="float" office:value="0.3407345007" calcext:value-type="float" table:number-columns-spanned="1" table:number-rows-spanned="3">
            <text:p>0.34</text:p>
          </table:table-cell>
          <table:table-cell table:style-name="ce36" table:formula="of:=(ROUND([.AB62]/ABS([.AA62]);4))*100" office:value-type="float" office:value="0.27" calcext:value-type="float" table:number-columns-spanned="1" table:number-rows-spanned="3">
            <text:p>0.27</text:p>
          </table:table-cell>
          <table:table-cell table:style-name="ce39" table:formula="of:=SUM(([$TABLE_4.G23]*[$TABLE_4.I23]*[.Z62]/3600) + ([.Y62]*[$TABLE_4.L23]*[.Z62]/3600))" office:value-type="float" office:value="0.823225" calcext:value-type="float">
            <text:p>0.8232</text:p>
          </table:table-cell>
          <table:table-cell table:style-name="ce35" table:formula="of:=AVERAGE([.AD62:.AD64])" office:value-type="float" office:value="0.824785" calcext:value-type="float" table:number-columns-spanned="1" table:number-rows-spanned="3">
            <text:p>0.82</text:p>
          </table:table-cell>
          <table:table-cell table:style-name="ce39" table:formula="of:=STDEV([.AD62:.AD64])" office:value-type="float" office:value="0.002214774255" calcext:value-type="float" table:number-columns-spanned="1" table:number-rows-spanned="3">
            <text:p>0.0022</text:p>
          </table:table-cell>
          <table:table-cell table:style-name="ce36" table:formula="of:=(ROUND([.AF62]/ABS([.AE62]);4))*100" office:value-type="float" office:value="0.27" calcext:value-type="float" table:number-columns-spanned="1" table:number-rows-spanned="3">
            <text:p>0.27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AH62]/[$TABLE_4.K23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127.91" calcext:value-type="float">
            <text:p>127.91</text:p>
          </table:table-cell>
          <table:table-cell table:style-name="ce35" table:formula="of:=AVERAGE([.AJ62:.AJ64])" office:value-type="float" office:value="127.8533333" calcext:value-type="float" table:number-columns-spanned="1" table:number-rows-spanned="3">
            <text:p>127.85</text:p>
          </table:table-cell>
          <table:table-cell table:style-name="ce25" table:formula="of:=STDEV([.AJ62:.AJ64])" office:value-type="float" office:value="1.036162793" calcext:value-type="float" table:number-columns-spanned="1" table:number-rows-spanned="3">
            <text:p>1.04</text:p>
          </table:table-cell>
          <table:table-cell table:style-name="ce36" table:formula="of:=(ROUND([.AL62]/ABS([.AK62]);4))*100" office:value-type="float" office:value="0.81" calcext:value-type="float" table:number-columns-spanned="1" table:number-rows-spanned="3">
            <text:p>0.81</text:p>
          </table:table-cell>
          <table:table-cell table:style-name="ce39" table:formula="of:=SUM(([$TABLE_4.G23]*[$TABLE_4.I23]*[.AJ62]/3600) + ([.AI62]*[$TABLE_4.L23]*[.AJ62]/3600))" office:value-type="float" office:value="0.1867486" calcext:value-type="float">
            <text:p>0.1867</text:p>
          </table:table-cell>
          <table:table-cell table:style-name="ce35" table:formula="of:=AVERAGE([.AN62:.AN64])" office:value-type="float" office:value="0.1866658667" calcext:value-type="float" table:number-columns-spanned="1" table:number-rows-spanned="3">
            <text:p>0.19</text:p>
          </table:table-cell>
          <table:table-cell table:style-name="ce39" table:formula="of:=STDEV([.AN62:.AN64])" office:value-type="float" office:value="0.001512797678" calcext:value-type="float" table:number-columns-spanned="1" table:number-rows-spanned="3">
            <text:p>0.0015</text:p>
          </table:table-cell>
          <table:table-cell table:style-name="ce36" table:formula="of:=ROUND([.AP62]/ABS([.AO62]);4)*100" office:value-type="float" office:value="0.81" calcext:value-type="float" table:number-columns-spanned="1" table:number-rows-spanned="3">
            <text:p>0.81</text:p>
          </table:table-cell>
          <table:table-cell table:style-name="ce37" table:formula="of:=(ROUND([.AK62]-[.AA62];2)/[.AA62])*100" office:value-type="float" office:value="0.7565608007" calcext:value-type="float" table:number-columns-spanned="1" table:number-rows-spanned="3">
            <text:p>0.76</text:p>
          </table:table-cell>
          <table:table-cell table:style-name="ce37" table:formula="of:=(ROUND([.AO62]-[.AE62];4)/[.AE62])*100" office:value-type="float" office:value="-77.36561649" calcext:value-type="float" table:number-columns-spanned="1" table:number-rows-spanned="3">
            <text:p>-77.37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125.81" calcext:value-type="float">
            <text:p>125.81</text:p>
          </table:table-cell>
          <table:covered-table-cell table:number-columns-repeated="3" table:style-name="ce2"/>
          <table:table-cell table:style-name="ce39" table:formula="of:=SUM(([$TABLE_4.G23]*[$TABLE_4.I23]*[.D63]/3600) + ([.C62]*[$TABLE_4.L23]*[.D63]/3600))" office:value-type="float" office:value="0.289363" calcext:value-type="float">
            <text:p>0.2894</text:p>
          </table:table-cell>
          <table:covered-table-cell table:number-columns-repeated="5" table:style-name="ce2"/>
          <table:table-cell table:style-name="ce4" office:value-type="float" office:value="123.47" calcext:value-type="float">
            <text:p>123.47</text:p>
          </table:table-cell>
          <table:covered-table-cell table:number-columns-repeated="3" table:style-name="ce2"/>
          <table:table-cell table:style-name="ce39" table:formula="of:=SUM(([$TABLE_4.G23]*[$TABLE_4.I23]*[.N63]/3600) + ([.M62]*[$TABLE_4.L23]*[.N63]/3600))" office:value-type="float" office:value="1.1136994" calcext:value-type="float">
            <text:p>1.1137</text:p>
          </table:table-cell>
          <table:covered-table-cell table:number-columns-repeated="7" table:style-name="ce2"/>
          <table:table-cell table:style-name="ce4" office:value-type="float" office:value="127.28" calcext:value-type="float">
            <text:p>127.28</text:p>
          </table:table-cell>
          <table:covered-table-cell table:number-columns-repeated="3" table:style-name="ce2"/>
          <table:table-cell table:style-name="ce39" table:formula="of:=SUM(([$TABLE_4.G23]*[$TABLE_4.I23]*[.Z63]/3600) + ([.Y62]*[$TABLE_4.L23]*[.Z63]/3600))" office:value-type="float" office:value="0.82732" calcext:value-type="float">
            <text:p>0.8273</text:p>
          </table:table-cell>
          <table:covered-table-cell table:number-columns-repeated="5" table:style-name="ce2"/>
          <table:table-cell table:style-name="ce4" office:value-type="float" office:value="126.79" calcext:value-type="float">
            <text:p>126.79</text:p>
          </table:table-cell>
          <table:covered-table-cell table:number-columns-repeated="3" table:style-name="ce2"/>
          <table:table-cell table:style-name="ce39" table:formula="of:=SUM(([$TABLE_4.G23]*[$TABLE_4.I23]*[.AJ63]/3600) + ([.AI62]*[$TABLE_4.L23]*[.AJ63]/3600))" office:value-type="float" office:value="0.1851134" calcext:value-type="float">
            <text:p>0.1851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127.43" calcext:value-type="float">
            <text:p>127.43</text:p>
          </table:table-cell>
          <table:covered-table-cell table:number-columns-repeated="3" table:style-name="ce3"/>
          <table:table-cell table:style-name="ce39" table:formula="of:=SUM(([$TABLE_4.G23]*[$TABLE_4.I23]*[.D64]/3600) + ([.C62]*[$TABLE_4.L23]*[.D64]/3600))" office:value-type="float" office:value="0.293089" calcext:value-type="float">
            <text:p>0.2931</text:p>
          </table:table-cell>
          <table:covered-table-cell table:number-columns-repeated="5" table:style-name="ce3"/>
          <table:table-cell table:style-name="ce4" office:value-type="float" office:value="126.79" calcext:value-type="float">
            <text:p>126.79</text:p>
          </table:table-cell>
          <table:covered-table-cell table:number-columns-repeated="3" table:style-name="ce3"/>
          <table:table-cell table:style-name="ce39" table:formula="of:=SUM(([$TABLE_4.G23]*[$TABLE_4.I23]*[.N64]/3600) + ([.M62]*[$TABLE_4.L23]*[.N64]/3600))" office:value-type="float" office:value="1.1436458" calcext:value-type="float">
            <text:p>1.1436</text:p>
          </table:table-cell>
          <table:covered-table-cell table:number-columns-repeated="7" table:style-name="ce3"/>
          <table:table-cell table:style-name="ce4" office:value-type="float" office:value="126.74" calcext:value-type="float">
            <text:p>126.74</text:p>
          </table:table-cell>
          <table:covered-table-cell table:number-columns-repeated="3" table:style-name="ce3"/>
          <table:table-cell table:style-name="ce39" table:formula="of:=SUM(([$TABLE_4.G23]*[$TABLE_4.I23]*[.Z64]/3600) + ([.Y62]*[$TABLE_4.L23]*[.Z64]/3600))" office:value-type="float" office:value="0.82381" calcext:value-type="float">
            <text:p>0.8238</text:p>
          </table:table-cell>
          <table:covered-table-cell table:number-columns-repeated="5" table:style-name="ce3"/>
          <table:table-cell table:style-name="ce4" office:value-type="float" office:value="128.86" calcext:value-type="float">
            <text:p>128.86</text:p>
          </table:table-cell>
          <table:covered-table-cell table:number-columns-repeated="3" table:style-name="ce3"/>
          <table:table-cell table:style-name="ce39" table:formula="of:=SUM(([$TABLE_4.G23]*[$TABLE_4.I23]*[.AJ64]/3600) + ([.AI62]*[$TABLE_4.L23]*[.AJ64]/3600))" office:value-type="float" office:value="0.1881356" calcext:value-type="float">
            <text:p>0.1881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21</text:p>
          </table:table-cell>
          <table:table-cell table:style-name="ce34" office:value-type="float" office:value="84" calcext:value-type="float" table:number-columns-spanned="1" table:number-rows-spanned="3">
            <text:p>84</text:p>
          </table:table-cell>
          <table:table-cell table:style-name="ce34" table:formula="of:=COM.MICROSOFT.CEILING([.B65]/[$TABLE_4.K24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225.74" calcext:value-type="float">
            <text:p>225.74</text:p>
          </table:table-cell>
          <table:table-cell table:style-name="ce35" table:formula="of:=AVERAGE([.D65:.D67])" office:value-type="float" office:value="227.26" calcext:value-type="float" table:number-columns-spanned="1" table:number-rows-spanned="3">
            <text:p>227.26</text:p>
          </table:table-cell>
          <table:table-cell table:style-name="ce25" table:formula="of:=STDEV([.D65:.D67])" office:value-type="float" office:value="1.741378764" calcext:value-type="float" table:number-columns-spanned="1" table:number-rows-spanned="3">
            <text:p>1.74</text:p>
          </table:table-cell>
          <table:table-cell table:style-name="ce36" table:formula="of:=(ROUND([.F65]/ABS([.E65]);4))*100" office:value-type="float" office:value="0.77" calcext:value-type="float" table:number-columns-spanned="1" table:number-rows-spanned="3">
            <text:p>0.77</text:p>
          </table:table-cell>
          <table:table-cell table:style-name="ce39" table:formula="of:=SUM(([$TABLE_4.G24]*[$TABLE_4.I24]*[.D65]/3600) + ([.C65]*[$TABLE_4.L24]*[.D65]/3600))" office:value-type="float" office:value="0.6298146" calcext:value-type="float">
            <text:p>0.6298</text:p>
          </table:table-cell>
          <table:table-cell table:style-name="ce35" table:formula="of:=AVERAGE([.H65:.H67])" office:value-type="float" office:value="0.6340554" calcext:value-type="float" table:number-columns-spanned="1" table:number-rows-spanned="3">
            <text:p>0.63</text:p>
          </table:table-cell>
          <table:table-cell table:style-name="ce39" table:formula="of:=STDEV([.H65:.H67])" office:value-type="float" office:value="0.004858446752" calcext:value-type="float" table:number-columns-spanned="1" table:number-rows-spanned="3">
            <text:p>0.0049</text:p>
          </table:table-cell>
          <table:table-cell table:style-name="ce36" table:formula="of:=(ROUND([.J65]/ABS([.I65]);4))*100" office:value-type="float" office:value="0.77" calcext:value-type="float" table:number-columns-spanned="1" table:number-rows-spanned="3">
            <text:p>0.77</text:p>
          </table:table-cell>
          <table:table-cell table:style-name="ce34" office:value-type="float" office:value="120" calcext:value-type="float" table:number-columns-spanned="1" table:number-rows-spanned="3">
            <text:p>120</text:p>
          </table:table-cell>
          <table:table-cell table:style-name="ce34" table:formula="of:=COM.MICROSOFT.CEILING([.L65]/[$TABLE_4.K24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239.42" calcext:value-type="float">
            <text:p>239.42</text:p>
          </table:table-cell>
          <table:table-cell table:style-name="ce35" table:formula="of:=AVERAGE([.N65:.N67])" office:value-type="float" office:value="239.72" calcext:value-type="float" table:number-columns-spanned="1" table:number-rows-spanned="3">
            <text:p>239.72</text:p>
          </table:table-cell>
          <table:table-cell table:style-name="ce25" table:formula="of:=STDEV([.N65:.N67])" office:value-type="float" office:value="0.3" calcext:value-type="float" table:number-columns-spanned="1" table:number-rows-spanned="3">
            <text:p>0.30</text:p>
          </table:table-cell>
          <table:table-cell table:style-name="ce36" table:formula="of:=(ROUND([.P65]/ABS([.O65]);4))*100" office:value-type="float" office:value="0.13" calcext:value-type="float" table:number-columns-spanned="1" table:number-rows-spanned="3">
            <text:p>0.13</text:p>
          </table:table-cell>
          <table:table-cell table:style-name="ce39" table:formula="of:=SUM(([$TABLE_4.G24]*[$TABLE_4.I24]*[.N65]/3600) + ([.M65]*[$TABLE_4.L24]*[.N65]/3600))" office:value-type="float" office:value="0.8906424" calcext:value-type="float">
            <text:p>0.8906</text:p>
          </table:table-cell>
          <table:table-cell table:style-name="ce35" table:formula="of:=AVERAGE([.R65:.R67])" office:value-type="float" office:value="0.8917584" calcext:value-type="float" table:number-columns-spanned="1" table:number-rows-spanned="3">
            <text:p>0.89</text:p>
          </table:table-cell>
          <table:table-cell table:style-name="ce39" table:formula="of:=STDEV([.R65:.R67])" office:value-type="float" office:value="0.001116" calcext:value-type="float" table:number-columns-spanned="1" table:number-rows-spanned="3">
            <text:p>0.0011</text:p>
          </table:table-cell>
          <table:table-cell table:style-name="ce36" table:formula="of:=(ROUND([.T65]/ABS([.S65]);4))*100" office:value-type="float" office:value="0.13" calcext:value-type="float" table:number-columns-spanned="1" table:number-rows-spanned="3">
            <text:p>0.13</text:p>
          </table:table-cell>
          <table:table-cell table:style-name="ce37" table:formula="of:=(ROUND([.O65]-[.E65];2)/[.E65])*100" office:value-type="float" office:value="5.482707032" calcext:value-type="float" table:number-columns-spanned="1" table:number-rows-spanned="3">
            <text:p>5.48</text:p>
          </table:table-cell>
          <table:table-cell table:style-name="ce37" table:formula="of:=(ROUND([.S65]-[.I65];4)/[.I65])*100" office:value-type="float" office:value="40.64313623" calcext:value-type="float" table:number-columns-spanned="1" table:number-rows-spanned="3">
            <text:p>40.64</text:p>
          </table:table-cell>
          <table:table-cell table:style-name="ce34" office:value-type="float" office:value="60" calcext:value-type="float" table:number-columns-spanned="1" table:number-rows-spanned="3">
            <text:p>60</text:p>
          </table:table-cell>
          <table:table-cell table:style-name="ce34" table:formula="of:=COM.MICROSOFT.CEILING([.X65]/[$TABLE_4.K24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26.89" calcext:value-type="float">
            <text:p>226.89</text:p>
          </table:table-cell>
          <table:table-cell table:style-name="ce35" table:formula="of:=AVERAGE([.Z65:.Z67])" office:value-type="float" office:value="226.84" calcext:value-type="float" table:number-columns-spanned="1" table:number-rows-spanned="3">
            <text:p>226.84</text:p>
          </table:table-cell>
          <table:table-cell table:style-name="ce25" table:formula="of:=STDEV([.Z65:.Z67])" office:value-type="float" office:value="0.05567764363" calcext:value-type="float" table:number-columns-spanned="1" table:number-rows-spanned="3">
            <text:p>0.06</text:p>
          </table:table-cell>
          <table:table-cell table:style-name="ce36" table:formula="of:=(ROUND([.AB65]/ABS([.AA65]);4))*100" office:value-type="float" office:value="0.02" calcext:value-type="float" table:number-columns-spanned="1" table:number-rows-spanned="3">
            <text:p>0.02</text:p>
          </table:table-cell>
          <table:table-cell table:style-name="ce39" table:formula="of:=SUM(([$TABLE_4.G24]*[$TABLE_4.I24]*[.Z65]/3600) + ([.Y65]*[$TABLE_4.L24]*[.Z65]/3600))" office:value-type="float" office:value="0.4923513" calcext:value-type="float">
            <text:p>0.4924</text:p>
          </table:table-cell>
          <table:table-cell table:style-name="ce35" table:formula="of:=AVERAGE([.AD65:.AD67])" office:value-type="float" office:value="0.4922428" calcext:value-type="float" table:number-columns-spanned="1" table:number-rows-spanned="3">
            <text:p>0.49</text:p>
          </table:table-cell>
          <table:table-cell table:style-name="ce39" table:formula="of:=STDEV([.AD65:.AD67])" office:value-type="float" office:value="0.0001208204867" calcext:value-type="float" table:number-columns-spanned="1" table:number-rows-spanned="3">
            <text:p>0.0001</text:p>
          </table:table-cell>
          <table:table-cell table:style-name="ce36" table:formula="of:=(ROUND([.AF65]/ABS([.AE65]);4))*100" office:value-type="float" office:value="0.02" calcext:value-type="float" table:number-columns-spanned="1" table:number-rows-spanned="3">
            <text:p>0.02</text:p>
          </table:table-cell>
          <table:table-cell table:style-name="ce34" office:value-type="float" office:value="12" calcext:value-type="float" table:number-columns-spanned="1" table:number-rows-spanned="3">
            <text:p>12</text:p>
          </table:table-cell>
          <table:table-cell table:style-name="ce34" table:formula="of:=COM.MICROSOFT.CEILING([.AH65]/[$TABLE_4.K24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35.72" calcext:value-type="float">
            <text:p>235.72</text:p>
          </table:table-cell>
          <table:table-cell table:style-name="ce35" table:formula="of:=AVERAGE([.AJ65:.AJ67])" office:value-type="float" office:value="236.4366667" calcext:value-type="float" table:number-columns-spanned="1" table:number-rows-spanned="3">
            <text:p>236.44</text:p>
          </table:table-cell>
          <table:table-cell table:style-name="ce25" table:formula="of:=STDEV([.AJ65:.AJ67])" office:value-type="float" office:value="1.249973333" calcext:value-type="float" table:number-columns-spanned="1" table:number-rows-spanned="3">
            <text:p>1.25</text:p>
          </table:table-cell>
          <table:table-cell table:style-name="ce36" table:formula="of:=(ROUND([.AL65]/ABS([.AK65]);4))*100" office:value-type="float" office:value="0.53" calcext:value-type="float" table:number-columns-spanned="1" table:number-rows-spanned="3">
            <text:p>0.53</text:p>
          </table:table-cell>
          <table:table-cell table:style-name="ce39" table:formula="of:=SUM(([$TABLE_4.G24]*[$TABLE_4.I24]*[.AJ65]/3600) + ([.AI65]*[$TABLE_4.L24]*[.AJ65]/3600))" office:value-type="float" office:value="0.2192196" calcext:value-type="float">
            <text:p>0.2192</text:p>
          </table:table-cell>
          <table:table-cell table:style-name="ce35" table:formula="of:=AVERAGE([.AN65:.AN67])" office:value-type="float" office:value="0.2198861" calcext:value-type="float" table:number-columns-spanned="1" table:number-rows-spanned="3">
            <text:p>0.22</text:p>
          </table:table-cell>
          <table:table-cell table:style-name="ce39" table:formula="of:=STDEV([.AN65:.AN67])" office:value-type="float" office:value="0.0011624752" calcext:value-type="float" table:number-columns-spanned="1" table:number-rows-spanned="3">
            <text:p>0.0012</text:p>
          </table:table-cell>
          <table:table-cell table:style-name="ce36" table:formula="of:=ROUND([.AP65]/ABS([.AO65]);4)*100" office:value-type="float" office:value="0.53" calcext:value-type="float" table:number-columns-spanned="1" table:number-rows-spanned="3">
            <text:p>0.53</text:p>
          </table:table-cell>
          <table:table-cell table:style-name="ce37" table:formula="of:=(ROUND([.AK65]-[.AA65];2)/[.AA65])*100" office:value-type="float" office:value="4.232057838" calcext:value-type="float" table:number-columns-spanned="1" table:number-rows-spanned="3">
            <text:p>4.23</text:p>
          </table:table-cell>
          <table:table-cell table:style-name="ce37" table:formula="of:=(ROUND([.AO65]-[.AE65];4)/[.AE65])*100" office:value-type="float" office:value="-55.33854431" calcext:value-type="float" table:number-columns-spanned="1" table:number-rows-spanned="3">
            <text:p>-55.34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226.88" calcext:value-type="float">
            <text:p>226.88</text:p>
          </table:table-cell>
          <table:covered-table-cell table:number-columns-repeated="3" table:style-name="ce2"/>
          <table:table-cell table:style-name="ce39" table:formula="of:=SUM(([$TABLE_4.G24]*[$TABLE_4.I24]*[.D66]/3600) + ([.C65]*[$TABLE_4.L24]*[.D66]/3600))" office:value-type="float" office:value="0.6329952" calcext:value-type="float">
            <text:p>0.6330</text:p>
          </table:table-cell>
          <table:covered-table-cell table:number-columns-repeated="5" table:style-name="ce2"/>
          <table:table-cell table:style-name="ce4" office:value-type="float" office:value="240.02" calcext:value-type="float">
            <text:p>240.02</text:p>
          </table:table-cell>
          <table:covered-table-cell table:number-columns-repeated="3" table:style-name="ce2"/>
          <table:table-cell table:style-name="ce39" table:formula="of:=SUM(([$TABLE_4.G24]*[$TABLE_4.I24]*[.N66]/3600) + ([.M65]*[$TABLE_4.L24]*[.N66]/3600))" office:value-type="float" office:value="0.8928744" calcext:value-type="float">
            <text:p>0.8929</text:p>
          </table:table-cell>
          <table:covered-table-cell table:number-columns-repeated="7" table:style-name="ce2"/>
          <table:table-cell table:style-name="ce4" office:value-type="float" office:value="226.78" calcext:value-type="float">
            <text:p>226.78</text:p>
          </table:table-cell>
          <table:covered-table-cell table:number-columns-repeated="3" table:style-name="ce2"/>
          <table:table-cell table:style-name="ce39" table:formula="of:=SUM(([$TABLE_4.G24]*[$TABLE_4.I24]*[.Z66]/3600) + ([.Y65]*[$TABLE_4.L24]*[.Z66]/3600))" office:value-type="float" office:value="0.4921126" calcext:value-type="float">
            <text:p>0.4921</text:p>
          </table:table-cell>
          <table:covered-table-cell table:number-columns-repeated="5" table:style-name="ce2"/>
          <table:table-cell table:style-name="ce4" office:value-type="float" office:value="235.71" calcext:value-type="float">
            <text:p>235.71</text:p>
          </table:table-cell>
          <table:covered-table-cell table:number-columns-repeated="3" table:style-name="ce2"/>
          <table:table-cell table:style-name="ce39" table:formula="of:=SUM(([$TABLE_4.G24]*[$TABLE_4.I24]*[.AJ66]/3600) + ([.AI65]*[$TABLE_4.L24]*[.AJ66]/3600))" office:value-type="float" office:value="0.2192103" calcext:value-type="float">
            <text:p>0.2192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229.16" calcext:value-type="float">
            <text:p>229.16</text:p>
          </table:table-cell>
          <table:covered-table-cell table:number-columns-repeated="3" table:style-name="ce3"/>
          <table:table-cell table:style-name="ce39" table:formula="of:=SUM(([$TABLE_4.G24]*[$TABLE_4.I24]*[.D67]/3600) + ([.C65]*[$TABLE_4.L24]*[.D67]/3600))" office:value-type="float" office:value="0.6393564" calcext:value-type="float">
            <text:p>0.6394</text:p>
          </table:table-cell>
          <table:covered-table-cell table:number-columns-repeated="5" table:style-name="ce3"/>
          <table:table-cell table:style-name="ce4" office:value-type="float" office:value="239.72" calcext:value-type="float">
            <text:p>239.72</text:p>
          </table:table-cell>
          <table:covered-table-cell table:number-columns-repeated="3" table:style-name="ce3"/>
          <table:table-cell table:style-name="ce39" table:formula="of:=SUM(([$TABLE_4.G24]*[$TABLE_4.I24]*[.N67]/3600) + ([.M65]*[$TABLE_4.L24]*[.N67]/3600))" office:value-type="float" office:value="0.8917584" calcext:value-type="float">
            <text:p>0.8918</text:p>
          </table:table-cell>
          <table:covered-table-cell table:number-columns-repeated="7" table:style-name="ce3"/>
          <table:table-cell table:style-name="ce4" office:value-type="float" office:value="226.85" calcext:value-type="float">
            <text:p>226.85</text:p>
          </table:table-cell>
          <table:covered-table-cell table:number-columns-repeated="3" table:style-name="ce3"/>
          <table:table-cell table:style-name="ce39" table:formula="of:=SUM(([$TABLE_4.G24]*[$TABLE_4.I24]*[.Z67]/3600) + ([.Y65]*[$TABLE_4.L24]*[.Z67]/3600))" office:value-type="float" office:value="0.4922645" calcext:value-type="float">
            <text:p>0.4923</text:p>
          </table:table-cell>
          <table:covered-table-cell table:number-columns-repeated="5" table:style-name="ce3"/>
          <table:table-cell table:style-name="ce4" office:value-type="float" office:value="237.88" calcext:value-type="float">
            <text:p>237.88</text:p>
          </table:table-cell>
          <table:covered-table-cell table:number-columns-repeated="3" table:style-name="ce3"/>
          <table:table-cell table:style-name="ce39" table:formula="of:=SUM(([$TABLE_4.G24]*[$TABLE_4.I24]*[.AJ67]/3600) + ([.AI65]*[$TABLE_4.L24]*[.AJ67]/3600))" office:value-type="float" office:value="0.2212284" calcext:value-type="float">
            <text:p>0.2212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22</text:p>
          </table:table-cell>
          <table:table-cell table:style-name="ce34" office:value-type="float" office:value="336" calcext:value-type="float" table:number-columns-spanned="1" table:number-rows-spanned="3">
            <text:p>336</text:p>
          </table:table-cell>
          <table:table-cell table:style-name="ce34" table:formula="of:=COM.MICROSOFT.CEILING([.B68]/[$TABLE_4.K25];1)" office:value-type="float" office:value="7" calcext:value-type="float" table:number-columns-spanned="1" table:number-rows-spanned="3">
            <text:p>7</text:p>
          </table:table-cell>
          <table:table-cell table:style-name="ce4" office:value-type="float" office:value="224.17" calcext:value-type="float">
            <text:p>224.17</text:p>
          </table:table-cell>
          <table:table-cell table:style-name="ce35" table:formula="of:=AVERAGE([.D68:.D70])" office:value-type="float" office:value="224.0333333" calcext:value-type="float" table:number-columns-spanned="1" table:number-rows-spanned="3">
            <text:p>224.03</text:p>
          </table:table-cell>
          <table:table-cell table:style-name="ce25" table:formula="of:=STDEV([.D68:.D70])" office:value-type="float" office:value="0.130511813" calcext:value-type="float" table:number-columns-spanned="1" table:number-rows-spanned="3">
            <text:p>0.13</text:p>
          </table:table-cell>
          <table:table-cell table:style-name="ce36" table:formula="of:=(ROUND([.F68]/ABS([.E68]);4))*100" office:value-type="float" office:value="0.06" calcext:value-type="float" table:number-columns-spanned="1" table:number-rows-spanned="3">
            <text:p>0.06</text:p>
          </table:table-cell>
          <table:table-cell table:style-name="ce39" table:formula="of:=SUM(([$TABLE_4.G25]*[$TABLE_4.I25]*[.D68]/3600) + ([.C68]*[$TABLE_4.L25]*[.D68]/3600))" office:value-type="float" office:value="1.457105" calcext:value-type="float">
            <text:p>1.4571</text:p>
          </table:table-cell>
          <table:table-cell table:style-name="ce35" table:formula="of:=AVERAGE([.H68:.H70])" office:value-type="float" office:value="1.456216667" calcext:value-type="float" table:number-columns-spanned="1" table:number-rows-spanned="3">
            <text:p>1.46</text:p>
          </table:table-cell>
          <table:table-cell table:style-name="ce39" table:formula="of:=STDEV([.H68:.H70])" office:value-type="float" office:value="0.0008483267845" calcext:value-type="float" table:number-columns-spanned="1" table:number-rows-spanned="3">
            <text:p>0.0008</text:p>
          </table:table-cell>
          <table:table-cell table:style-name="ce36" table:formula="of:=(ROUND([.J68]/ABS([.I68]);4))*100" office:value-type="float" office:value="0.06" calcext:value-type="float" table:number-columns-spanned="1" table:number-rows-spanned="3">
            <text:p>0.06</text:p>
          </table:table-cell>
          <table:table-cell table:style-name="ce34" office:value-type="float" office:value="480" calcext:value-type="float" table:number-columns-spanned="1" table:number-rows-spanned="3">
            <text:p>480</text:p>
          </table:table-cell>
          <table:table-cell table:style-name="ce34" table:formula="of:=COM.MICROSOFT.CEILING([.L68]/[$TABLE_4.K25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234.63" calcext:value-type="float">
            <text:p>234.63</text:p>
          </table:table-cell>
          <table:table-cell table:style-name="ce35" table:formula="of:=AVERAGE([.N68:.N70])" office:value-type="float" office:value="233.7933333" calcext:value-type="float" table:number-columns-spanned="1" table:number-rows-spanned="3">
            <text:p>233.79</text:p>
          </table:table-cell>
          <table:table-cell table:style-name="ce25" table:formula="of:=STDEV([.N68:.N70])" office:value-type="float" office:value="0.761730486" calcext:value-type="float" table:number-columns-spanned="1" table:number-rows-spanned="3">
            <text:p>0.76</text:p>
          </table:table-cell>
          <table:table-cell table:style-name="ce36" table:formula="of:=(ROUND([.P68]/ABS([.O68]);4))*100" office:value-type="float" office:value="0.33" calcext:value-type="float" table:number-columns-spanned="1" table:number-rows-spanned="3">
            <text:p>0.33</text:p>
          </table:table-cell>
          <table:table-cell table:style-name="ce39" table:formula="of:=SUM(([$TABLE_4.G25]*[$TABLE_4.I25]*[.N68]/3600) + ([.M68]*[$TABLE_4.L25]*[.N68]/3600))" office:value-type="float" office:value="2.1163626" calcext:value-type="float">
            <text:p>2.1164</text:p>
          </table:table-cell>
          <table:table-cell table:style-name="ce35" table:formula="of:=AVERAGE([.R68:.R70])" office:value-type="float" office:value="2.108815867" calcext:value-type="float" table:number-columns-spanned="1" table:number-rows-spanned="3">
            <text:p>2.11</text:p>
          </table:table-cell>
          <table:table-cell table:style-name="ce39" table:formula="of:=STDEV([.R68:.R70])" office:value-type="float" office:value="0.006870808984" calcext:value-type="float" table:number-columns-spanned="1" table:number-rows-spanned="3">
            <text:p>0.0069</text:p>
          </table:table-cell>
          <table:table-cell table:style-name="ce36" table:formula="of:=(ROUND([.T68]/ABS([.S68]);4))*100" office:value-type="float" office:value="0.33" calcext:value-type="float" table:number-columns-spanned="1" table:number-rows-spanned="3">
            <text:p>0.33</text:p>
          </table:table-cell>
          <table:table-cell table:style-name="ce37" table:formula="of:=(ROUND([.O68]-[.E68];2)/[.E68])*100" office:value-type="float" office:value="4.356494569" calcext:value-type="float" table:number-columns-spanned="1" table:number-rows-spanned="3">
            <text:p>4.36</text:p>
          </table:table-cell>
          <table:table-cell table:style-name="ce37" table:formula="of:=(ROUND([.S68]-[.I68];4)/[.I68])*100" office:value-type="float" office:value="44.81475971" calcext:value-type="float" table:number-columns-spanned="1" table:number-rows-spanned="3">
            <text:p>44.81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X68]/[$TABLE_4.K25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37.59" calcext:value-type="float">
            <text:p>237.59</text:p>
          </table:table-cell>
          <table:table-cell table:style-name="ce35" table:formula="of:=AVERAGE([.Z68:.Z70])" office:value-type="float" office:value="236.9766667" calcext:value-type="float" table:number-columns-spanned="1" table:number-rows-spanned="3">
            <text:p>236.98</text:p>
          </table:table-cell>
          <table:table-cell table:style-name="ce25" table:formula="of:=STDEV([.Z68:.Z70])" office:value-type="float" office:value="0.5711683931" calcext:value-type="float" table:number-columns-spanned="1" table:number-rows-spanned="3">
            <text:p>0.57</text:p>
          </table:table-cell>
          <table:table-cell table:style-name="ce36" table:formula="of:=(ROUND([.AB68]/ABS([.AA68]);4))*100" office:value-type="float" office:value="0.24" calcext:value-type="float" table:number-columns-spanned="1" table:number-rows-spanned="3">
            <text:p>0.24</text:p>
          </table:table-cell>
          <table:table-cell table:style-name="ce39" table:formula="of:=SUM(([$TABLE_4.G25]*[$TABLE_4.I25]*[.Z68]/3600) + ([.Y68]*[$TABLE_4.L25]*[.Z68]/3600))" office:value-type="float" office:value="0.3468814" calcext:value-type="float">
            <text:p>0.3469</text:p>
          </table:table-cell>
          <table:table-cell table:style-name="ce35" table:formula="of:=AVERAGE([.AD68:.AD70])" office:value-type="float" office:value="0.3459859333" calcext:value-type="float" table:number-columns-spanned="1" table:number-rows-spanned="3">
            <text:p>0.35</text:p>
          </table:table-cell>
          <table:table-cell table:style-name="ce39" table:formula="of:=STDEV([.AD68:.AD70])" office:value-type="float" office:value="0.000833905854" calcext:value-type="float" table:number-columns-spanned="1" table:number-rows-spanned="3">
            <text:p>0.0008</text:p>
          </table:table-cell>
          <table:table-cell table:style-name="ce36" table:formula="of:=(ROUND([.AF68]/ABS([.AE68]);4))*100" office:value-type="float" office:value="0.24" calcext:value-type="float" table:number-columns-spanned="1" table:number-rows-spanned="3">
            <text:p>0.24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AH68]/[$TABLE_4.K25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37.88" calcext:value-type="float">
            <text:p>237.88</text:p>
          </table:table-cell>
          <table:table-cell table:style-name="ce35" table:formula="of:=AVERAGE([.AJ68:.AJ70])" office:value-type="float" office:value="238.6" calcext:value-type="float" table:number-columns-spanned="1" table:number-rows-spanned="3">
            <text:p>238.60</text:p>
          </table:table-cell>
          <table:table-cell table:style-name="ce25" table:formula="of:=STDEV([.AJ68:.AJ70])" office:value-type="float" office:value="1.204034883" calcext:value-type="float" table:number-columns-spanned="1" table:number-rows-spanned="3">
            <text:p>1.20</text:p>
          </table:table-cell>
          <table:table-cell table:style-name="ce36" table:formula="of:=(ROUND([.AL68]/ABS([.AK68]);4))*100" office:value-type="float" office:value="0.5" calcext:value-type="float" table:number-columns-spanned="1" table:number-rows-spanned="3">
            <text:p>0.50</text:p>
          </table:table-cell>
          <table:table-cell table:style-name="ce39" table:formula="of:=SUM(([$TABLE_4.G25]*[$TABLE_4.I25]*[.AJ68]/3600) + ([.AI68]*[$TABLE_4.L25]*[.AJ68]/3600))" office:value-type="float" office:value="0.3473048" calcext:value-type="float">
            <text:p>0.3473</text:p>
          </table:table-cell>
          <table:table-cell table:style-name="ce35" table:formula="of:=AVERAGE([.AN68:.AN70])" office:value-type="float" office:value="0.348356" calcext:value-type="float" table:number-columns-spanned="1" table:number-rows-spanned="3">
            <text:p>0.35</text:p>
          </table:table-cell>
          <table:table-cell table:style-name="ce39" table:formula="of:=STDEV([.AN68:.AN70])" office:value-type="float" office:value="0.001757890929" calcext:value-type="float" table:number-columns-spanned="1" table:number-rows-spanned="3">
            <text:p>0.0018</text:p>
          </table:table-cell>
          <table:table-cell table:style-name="ce36" table:formula="of:=ROUND([.AP68]/ABS([.AO68]);4)*100" office:value-type="float" office:value="0.5" calcext:value-type="float" table:number-columns-spanned="1" table:number-rows-spanned="3">
            <text:p>0.50</text:p>
          </table:table-cell>
          <table:table-cell table:style-name="ce37" table:formula="of:=(ROUND([.AK68]-[.AA68];2)/[.AA68])*100" office:value-type="float" office:value="0.6836116073" calcext:value-type="float" table:number-columns-spanned="1" table:number-rows-spanned="3">
            <text:p>0.68</text:p>
          </table:table-cell>
          <table:table-cell table:style-name="ce37" table:formula="of:=(ROUND([.AO68]-[.AE68];4)/[.AE68])*100" office:value-type="float" office:value="0.6936698197" calcext:value-type="float" table:number-columns-spanned="1" table:number-rows-spanned="3">
            <text:p>0.69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223.91" calcext:value-type="float">
            <text:p>223.91</text:p>
          </table:table-cell>
          <table:covered-table-cell table:number-columns-repeated="3" table:style-name="ce2"/>
          <table:table-cell table:style-name="ce39" table:formula="of:=SUM(([$TABLE_4.G25]*[$TABLE_4.I25]*[.D69]/3600) + ([.C68]*[$TABLE_4.L25]*[.D69]/3600))" office:value-type="float" office:value="1.455415" calcext:value-type="float">
            <text:p>1.4554</text:p>
          </table:table-cell>
          <table:covered-table-cell table:number-columns-repeated="5" table:style-name="ce2"/>
          <table:table-cell table:style-name="ce4" office:value-type="float" office:value="233.14" calcext:value-type="float">
            <text:p>233.14</text:p>
          </table:table-cell>
          <table:covered-table-cell table:number-columns-repeated="3" table:style-name="ce2"/>
          <table:table-cell table:style-name="ce39" table:formula="of:=SUM(([$TABLE_4.G25]*[$TABLE_4.I25]*[.N69]/3600) + ([.M68]*[$TABLE_4.L25]*[.N69]/3600))" office:value-type="float" office:value="2.1029228" calcext:value-type="float">
            <text:p>2.1029</text:p>
          </table:table-cell>
          <table:covered-table-cell table:number-columns-repeated="7" table:style-name="ce2"/>
          <table:table-cell table:style-name="ce4" office:value-type="float" office:value="236.88" calcext:value-type="float">
            <text:p>236.88</text:p>
          </table:table-cell>
          <table:covered-table-cell table:number-columns-repeated="3" table:style-name="ce2"/>
          <table:table-cell table:style-name="ce39" table:formula="of:=SUM(([$TABLE_4.G25]*[$TABLE_4.I25]*[.Z69]/3600) + ([.Y68]*[$TABLE_4.L25]*[.Z69]/3600))" office:value-type="float" office:value="0.3458448" calcext:value-type="float">
            <text:p>0.3458</text:p>
          </table:table-cell>
          <table:covered-table-cell table:number-columns-repeated="5" table:style-name="ce2"/>
          <table:table-cell table:style-name="ce4" office:value-type="float" office:value="237.93" calcext:value-type="float">
            <text:p>237.93</text:p>
          </table:table-cell>
          <table:covered-table-cell table:number-columns-repeated="3" table:style-name="ce2"/>
          <table:table-cell table:style-name="ce39" table:formula="of:=SUM(([$TABLE_4.G25]*[$TABLE_4.I25]*[.AJ69]/3600) + ([.AI68]*[$TABLE_4.L25]*[.AJ69]/3600))" office:value-type="float" office:value="0.3473778" calcext:value-type="float">
            <text:p>0.3474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224.02" calcext:value-type="float">
            <text:p>224.02</text:p>
          </table:table-cell>
          <table:covered-table-cell table:number-columns-repeated="3" table:style-name="ce3"/>
          <table:table-cell table:style-name="ce39" table:formula="of:=SUM(([$TABLE_4.G25]*[$TABLE_4.I25]*[.D70]/3600) + ([.C68]*[$TABLE_4.L25]*[.D70]/3600))" office:value-type="float" office:value="1.45613" calcext:value-type="float">
            <text:p>1.4561</text:p>
          </table:table-cell>
          <table:covered-table-cell table:number-columns-repeated="5" table:style-name="ce3"/>
          <table:table-cell table:style-name="ce4" office:value-type="float" office:value="233.61" calcext:value-type="float">
            <text:p>233.61</text:p>
          </table:table-cell>
          <table:covered-table-cell table:number-columns-repeated="3" table:style-name="ce3"/>
          <table:table-cell table:style-name="ce39" table:formula="of:=SUM(([$TABLE_4.G25]*[$TABLE_4.I25]*[.N70]/3600) + ([.M68]*[$TABLE_4.L25]*[.N70]/3600))" office:value-type="float" office:value="2.1071622" calcext:value-type="float">
            <text:p>2.1072</text:p>
          </table:table-cell>
          <table:covered-table-cell table:number-columns-repeated="7" table:style-name="ce3"/>
          <table:table-cell table:style-name="ce4" office:value-type="float" office:value="236.46" calcext:value-type="float">
            <text:p>236.46</text:p>
          </table:table-cell>
          <table:covered-table-cell table:number-columns-repeated="3" table:style-name="ce3"/>
          <table:table-cell table:style-name="ce39" table:formula="of:=SUM(([$TABLE_4.G25]*[$TABLE_4.I25]*[.Z70]/3600) + ([.Y68]*[$TABLE_4.L25]*[.Z70]/3600))" office:value-type="float" office:value="0.3452316" calcext:value-type="float">
            <text:p>0.3452</text:p>
          </table:table-cell>
          <table:covered-table-cell table:number-columns-repeated="5" table:style-name="ce3"/>
          <table:table-cell table:style-name="ce4" office:value-type="float" office:value="239.99" calcext:value-type="float">
            <text:p>239.99</text:p>
          </table:table-cell>
          <table:covered-table-cell table:number-columns-repeated="3" table:style-name="ce3"/>
          <table:table-cell table:style-name="ce39" table:formula="of:=SUM(([$TABLE_4.G25]*[$TABLE_4.I25]*[.AJ70]/3600) + ([.AI68]*[$TABLE_4.L25]*[.AJ70]/3600))" office:value-type="float" office:value="0.3503854" calcext:value-type="float">
            <text:p>0.3504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23</text:p>
          </table:table-cell>
          <table:table-cell table:style-name="ce34" office:value-type="float" office:value="60" calcext:value-type="float" table:number-columns-spanned="1" table:number-rows-spanned="3">
            <text:p>60</text:p>
          </table:table-cell>
          <table:table-cell table:style-name="ce34" table:formula="of:=COM.MICROSOFT.CEILING([.B71]/[$TABLE_4.K26];1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551.89" calcext:value-type="float">
            <text:p>551.89</text:p>
          </table:table-cell>
          <table:table-cell table:style-name="ce35" table:formula="of:=AVERAGE([.D71:.D73])" office:value-type="float" office:value="552.28" calcext:value-type="float" table:number-columns-spanned="1" table:number-rows-spanned="3">
            <text:p>552.28</text:p>
          </table:table-cell>
          <table:table-cell table:style-name="ce25" table:formula="of:=STDEV([.D71:.D73])" office:value-type="float" office:value="0.4757099957" calcext:value-type="float" table:number-columns-spanned="1" table:number-rows-spanned="3">
            <text:p>0.48</text:p>
          </table:table-cell>
          <table:table-cell table:style-name="ce36" table:formula="of:=(ROUND([.F71]/ABS([.E71]);4))*100" office:value-type="float" office:value="0.09" calcext:value-type="float" table:number-columns-spanned="1" table:number-rows-spanned="3">
            <text:p>0.09</text:p>
          </table:table-cell>
          <table:table-cell table:style-name="ce39" table:formula="of:=SUM(([$TABLE_4.G26]*[$TABLE_4.I26]*[.D71]/3600) + ([.C71]*[$TABLE_4.L26]*[.D71]/3600))" office:value-type="float" office:value="1.1976013" calcext:value-type="float">
            <text:p>1.1976</text:p>
          </table:table-cell>
          <table:table-cell table:style-name="ce35" table:formula="of:=AVERAGE([.H71:.H73])" office:value-type="float" office:value="1.1984476" calcext:value-type="float" table:number-columns-spanned="1" table:number-rows-spanned="3">
            <text:p>1.20</text:p>
          </table:table-cell>
          <table:table-cell table:style-name="ce39" table:formula="of:=STDEV([.H71:.H73])" office:value-type="float" office:value="0.001032290691" calcext:value-type="float" table:number-columns-spanned="1" table:number-rows-spanned="3">
            <text:p>0.0010</text:p>
          </table:table-cell>
          <table:table-cell table:style-name="ce36" table:formula="of:=(ROUND([.J71]/ABS([.I71]);4))*100" office:value-type="float" office:value="0.09" calcext:value-type="float" table:number-columns-spanned="1" table:number-rows-spanned="3">
            <text:p>0.09</text:p>
          </table:table-cell>
          <table:table-cell table:style-name="ce34" office:value-type="float" office:value="120" calcext:value-type="float" table:number-columns-spanned="1" table:number-rows-spanned="3">
            <text:p>120</text:p>
          </table:table-cell>
          <table:table-cell table:style-name="ce34" table:formula="of:=COM.MICROSOFT.CEILING([.L71]/[$TABLE_4.K26];1)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554.04" calcext:value-type="float">
            <text:p>554.04</text:p>
          </table:table-cell>
          <table:table-cell table:style-name="ce35" table:formula="of:=AVERAGE([.N71:.N73])" office:value-type="float" office:value="551.8333333" calcext:value-type="float" table:number-columns-spanned="1" table:number-rows-spanned="3">
            <text:p>551.83</text:p>
          </table:table-cell>
          <table:table-cell table:style-name="ce25" table:formula="of:=STDEV([.N71:.N73])" office:value-type="float" office:value="2.374896489" calcext:value-type="float" table:number-columns-spanned="1" table:number-rows-spanned="3">
            <text:p>2.37</text:p>
          </table:table-cell>
          <table:table-cell table:style-name="ce36" table:formula="of:=(ROUND([.P71]/ABS([.O71]);4))*100" office:value-type="float" office:value="0.43" calcext:value-type="float" table:number-columns-spanned="1" table:number-rows-spanned="3">
            <text:p>0.43</text:p>
          </table:table-cell>
          <table:table-cell table:style-name="ce39" table:formula="of:=SUM(([$TABLE_4.G26]*[$TABLE_4.I26]*[.N71]/3600) + ([.M71]*[$TABLE_4.L26]*[.N71]/3600))" office:value-type="float" office:value="2.0610288" calcext:value-type="float">
            <text:p>2.0610</text:p>
          </table:table-cell>
          <table:table-cell table:style-name="ce35" table:formula="of:=AVERAGE([.R71:.R73])" office:value-type="float" office:value="2.05282" calcext:value-type="float" table:number-columns-spanned="1" table:number-rows-spanned="3">
            <text:p>2.05</text:p>
          </table:table-cell>
          <table:table-cell table:style-name="ce39" table:formula="of:=STDEV([.R71:.R73])" office:value-type="float" office:value="0.008834614939" calcext:value-type="float" table:number-columns-spanned="1" table:number-rows-spanned="3">
            <text:p>0.0088</text:p>
          </table:table-cell>
          <table:table-cell table:style-name="ce36" table:formula="of:=(ROUND([.T71]/ABS([.S71]);4))*100" office:value-type="float" office:value="0.43" calcext:value-type="float" table:number-columns-spanned="1" table:number-rows-spanned="3">
            <text:p>0.43</text:p>
          </table:table-cell>
          <table:table-cell table:style-name="ce37" table:formula="of:=(ROUND([.O71]-[.E71];2)/[.E71])*100" office:value-type="float" office:value="-0.08148040849" calcext:value-type="float" table:number-columns-spanned="1" table:number-rows-spanned="3">
            <text:p>-0.08</text:p>
          </table:table-cell>
          <table:table-cell table:style-name="ce37" table:formula="of:=(ROUND([.S71]-[.I71];4)/[.I71])*100" office:value-type="float" office:value="71.29222838" calcext:value-type="float" table:number-columns-spanned="1" table:number-rows-spanned="3">
            <text:p>71.29</text:p>
          </table:table-cell>
          <table:table-cell table:style-name="ce34" office:value-type="float" office:value="72" calcext:value-type="float" table:number-columns-spanned="1" table:number-rows-spanned="3">
            <text:p>72</text:p>
          </table:table-cell>
          <table:table-cell table:style-name="ce34" table:formula="of:=COM.MICROSOFT.CEILING([.X71]/[$TABLE_4.K26];1)" office:value-type="float" office:value="6" calcext:value-type="float" table:number-columns-spanned="1" table:number-rows-spanned="3">
            <text:p>6</text:p>
          </table:table-cell>
          <table:table-cell table:style-name="ce4" office:value-type="float" office:value="558.16" calcext:value-type="float">
            <text:p>558.16</text:p>
          </table:table-cell>
          <table:table-cell table:style-name="ce35" table:formula="of:=AVERAGE([.Z71:.Z73])" office:value-type="float" office:value="559" calcext:value-type="float" table:number-columns-spanned="1" table:number-rows-spanned="3">
            <text:p>559.00</text:p>
          </table:table-cell>
          <table:table-cell table:style-name="ce25" table:formula="of:=STDEV([.Z71:.Z73])" office:value-type="float" office:value="0.8553946458" calcext:value-type="float" table:number-columns-spanned="1" table:number-rows-spanned="3">
            <text:p>0.86</text:p>
          </table:table-cell>
          <table:table-cell table:style-name="ce36" table:formula="of:=(ROUND([.AB71]/ABS([.AA71]);4))*100" office:value-type="float" office:value="0.15" calcext:value-type="float" table:number-columns-spanned="1" table:number-rows-spanned="3">
            <text:p>0.15</text:p>
          </table:table-cell>
          <table:table-cell table:style-name="ce39" table:formula="of:=SUM(([$TABLE_4.G26]*[$TABLE_4.I26]*[.Z71]/3600) + ([.Y71]*[$TABLE_4.L26]*[.Z71]/3600))" office:value-type="float" office:value="1.3842368" calcext:value-type="float">
            <text:p>1.3842</text:p>
          </table:table-cell>
          <table:table-cell table:style-name="ce35" table:formula="of:=AVERAGE([.AD71:.AD73])" office:value-type="float" office:value="1.38632" calcext:value-type="float" table:number-columns-spanned="1" table:number-rows-spanned="3">
            <text:p>1.39</text:p>
          </table:table-cell>
          <table:table-cell table:style-name="ce39" table:formula="of:=STDEV([.AD71:.AD73])" office:value-type="float" office:value="0.002121378721" calcext:value-type="float" table:number-columns-spanned="1" table:number-rows-spanned="3">
            <text:p>0.0021</text:p>
          </table:table-cell>
          <table:table-cell table:style-name="ce36" table:formula="of:=(ROUND([.AF71]/ABS([.AE71]);4))*100" office:value-type="float" office:value="0.15" calcext:value-type="float" table:number-columns-spanned="1" table:number-rows-spanned="3">
            <text:p>0.15</text:p>
          </table:table-cell>
          <table:table-cell table:style-name="ce34" office:value-type="float" office:value="12" calcext:value-type="float" table:number-columns-spanned="1" table:number-rows-spanned="3">
            <text:p>12</text:p>
          </table:table-cell>
          <table:table-cell table:style-name="ce34" table:formula="of:=COM.MICROSOFT.CEILING([.AH71]/[$TABLE_4.K26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92.75" calcext:value-type="float">
            <text:p>492.75</text:p>
          </table:table-cell>
          <table:table-cell table:style-name="ce35" table:formula="of:=AVERAGE([.AJ71:.AJ73])" office:value-type="float" office:value="496.7133333" calcext:value-type="float" table:number-columns-spanned="1" table:number-rows-spanned="3">
            <text:p>496.71</text:p>
          </table:table-cell>
          <table:table-cell table:style-name="ce25" table:formula="of:=STDEV([.AJ71:.AJ73])" office:value-type="float" office:value="3.661506976" calcext:value-type="float" table:number-columns-spanned="1" table:number-rows-spanned="3">
            <text:p>3.66</text:p>
          </table:table-cell>
          <table:table-cell table:style-name="ce36" table:formula="of:=(ROUND([.AL71]/ABS([.AK71]);4))*100" office:value-type="float" office:value="0.74" calcext:value-type="float" table:number-columns-spanned="1" table:number-rows-spanned="3">
            <text:p>0.74</text:p>
          </table:table-cell>
          <table:table-cell table:style-name="ce39" table:formula="of:=SUM(([$TABLE_4.G26]*[$TABLE_4.I26]*[.AJ71]/3600) + ([.AI71]*[$TABLE_4.L26]*[.AJ71]/3600))" office:value-type="float" office:value="0.4582575" calcext:value-type="float">
            <text:p>0.4583</text:p>
          </table:table-cell>
          <table:table-cell table:style-name="ce35" table:formula="of:=AVERAGE([.AN71:.AN73])" office:value-type="float" office:value="0.4619434" calcext:value-type="float" table:number-columns-spanned="1" table:number-rows-spanned="3">
            <text:p>0.46</text:p>
          </table:table-cell>
          <table:table-cell table:style-name="ce39" table:formula="of:=STDEV([.AN71:.AN73])" office:value-type="float" office:value="0.003405201487" calcext:value-type="float" table:number-columns-spanned="1" table:number-rows-spanned="3">
            <text:p>0.0034</text:p>
          </table:table-cell>
          <table:table-cell table:style-name="ce36" table:formula="of:=ROUND([.AP71]/ABS([.AO71]);4)*100" office:value-type="float" office:value="0.74" calcext:value-type="float" table:number-columns-spanned="1" table:number-rows-spanned="3">
            <text:p>0.74</text:p>
          </table:table-cell>
          <table:table-cell table:style-name="ce37" table:formula="of:=(ROUND([.AK71]-[.AA71];2)/[.AA71])*100" office:value-type="float" office:value="-11.1431127" calcext:value-type="float" table:number-columns-spanned="1" table:number-rows-spanned="3">
            <text:p>-11.14</text:p>
          </table:table-cell>
          <table:table-cell table:style-name="ce37" table:formula="of:=(ROUND([.AO71]-[.AE71];4)/[.AE71])*100" office:value-type="float" office:value="-66.68013157" calcext:value-type="float" table:number-columns-spanned="1" table:number-rows-spanned="3">
            <text:p>-66.68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552.81" calcext:value-type="float">
            <text:p>552.81</text:p>
          </table:table-cell>
          <table:covered-table-cell table:number-columns-repeated="3" table:style-name="ce2"/>
          <table:table-cell table:style-name="ce39" table:formula="of:=SUM(([$TABLE_4.G26]*[$TABLE_4.I26]*[.D72]/3600) + ([.C71]*[$TABLE_4.L26]*[.D72]/3600))" office:value-type="float" office:value="1.1995977" calcext:value-type="float">
            <text:p>1.1996</text:p>
          </table:table-cell>
          <table:covered-table-cell table:number-columns-repeated="5" table:style-name="ce2"/>
          <table:table-cell table:style-name="ce4" office:value-type="float" office:value="552.14" calcext:value-type="float">
            <text:p>552.14</text:p>
          </table:table-cell>
          <table:covered-table-cell table:number-columns-repeated="3" table:style-name="ce2"/>
          <table:table-cell table:style-name="ce39" table:formula="of:=SUM(([$TABLE_4.G26]*[$TABLE_4.I26]*[.N72]/3600) + ([.M71]*[$TABLE_4.L26]*[.N72]/3600))" office:value-type="float" office:value="2.0539608" calcext:value-type="float">
            <text:p>2.0540</text:p>
          </table:table-cell>
          <table:covered-table-cell table:number-columns-repeated="7" table:style-name="ce2"/>
          <table:table-cell table:style-name="ce4" office:value-type="float" office:value="559.87" calcext:value-type="float">
            <text:p>559.87</text:p>
          </table:table-cell>
          <table:covered-table-cell table:number-columns-repeated="3" table:style-name="ce2"/>
          <table:table-cell table:style-name="ce39" table:formula="of:=SUM(([$TABLE_4.G26]*[$TABLE_4.I26]*[.Z72]/3600) + ([.Y71]*[$TABLE_4.L26]*[.Z72]/3600))" office:value-type="float" office:value="1.3884776" calcext:value-type="float">
            <text:p>1.3885</text:p>
          </table:table-cell>
          <table:covered-table-cell table:number-columns-repeated="5" table:style-name="ce2"/>
          <table:table-cell table:style-name="ce4" office:value-type="float" office:value="497.42" calcext:value-type="float">
            <text:p>497.42</text:p>
          </table:table-cell>
          <table:covered-table-cell table:number-columns-repeated="3" table:style-name="ce2"/>
          <table:table-cell table:style-name="ce39" table:formula="of:=SUM(([$TABLE_4.G26]*[$TABLE_4.I26]*[.AJ72]/3600) + ([.AI71]*[$TABLE_4.L26]*[.AJ72]/3600))" office:value-type="float" office:value="0.4626006" calcext:value-type="float">
            <text:p>0.4626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552.14" calcext:value-type="float">
            <text:p>552.14</text:p>
          </table:table-cell>
          <table:covered-table-cell table:number-columns-repeated="3" table:style-name="ce3"/>
          <table:table-cell table:style-name="ce39" table:formula="of:=SUM(([$TABLE_4.G26]*[$TABLE_4.I26]*[.D73]/3600) + ([.C71]*[$TABLE_4.L26]*[.D73]/3600))" office:value-type="float" office:value="1.1981438" calcext:value-type="float">
            <text:p>1.1981</text:p>
          </table:table-cell>
          <table:covered-table-cell table:number-columns-repeated="5" table:style-name="ce3"/>
          <table:table-cell table:style-name="ce4" office:value-type="float" office:value="549.32" calcext:value-type="float">
            <text:p>549.32</text:p>
          </table:table-cell>
          <table:covered-table-cell table:number-columns-repeated="3" table:style-name="ce3"/>
          <table:table-cell table:style-name="ce39" table:formula="of:=SUM(([$TABLE_4.G26]*[$TABLE_4.I26]*[.N73]/3600) + ([.M71]*[$TABLE_4.L26]*[.N73]/3600))" office:value-type="float" office:value="2.0434704" calcext:value-type="float">
            <text:p>2.0435</text:p>
          </table:table-cell>
          <table:covered-table-cell table:number-columns-repeated="7" table:style-name="ce3"/>
          <table:table-cell table:style-name="ce4" office:value-type="float" office:value="558.97" calcext:value-type="float">
            <text:p>558.97</text:p>
          </table:table-cell>
          <table:covered-table-cell table:number-columns-repeated="3" table:style-name="ce3"/>
          <table:table-cell table:style-name="ce39" table:formula="of:=SUM(([$TABLE_4.G26]*[$TABLE_4.I26]*[.Z73]/3600) + ([.Y71]*[$TABLE_4.L26]*[.Z73]/3600))" office:value-type="float" office:value="1.3862456" calcext:value-type="float">
            <text:p>1.3862</text:p>
          </table:table-cell>
          <table:covered-table-cell table:number-columns-repeated="5" table:style-name="ce3"/>
          <table:table-cell table:style-name="ce4" office:value-type="float" office:value="499.97" calcext:value-type="float">
            <text:p>499.97</text:p>
          </table:table-cell>
          <table:covered-table-cell table:number-columns-repeated="3" table:style-name="ce3"/>
          <table:table-cell table:style-name="ce39" table:formula="of:=SUM(([$TABLE_4.G26]*[$TABLE_4.I26]*[.AJ73]/3600) + ([.AI71]*[$TABLE_4.L26]*[.AJ73]/3600))" office:value-type="float" office:value="0.4649721" calcext:value-type="float">
            <text:p>0.4650</text:p>
          </table:table-cell>
          <table:covered-table-cell table:number-columns-repeated="5" table:style-name="ce3"/>
          <table:table-cell table:number-columns-repeated="979"/>
        </table:table-row>
        <table:table-row table:style-name="ro4">
          <table:table-cell table:style-name="ce4" office:value-type="string" calcext:value-type="string" table:number-columns-spanned="1" table:number-rows-spanned="3">
            <text:p>ES_24</text:p>
          </table:table-cell>
          <table:table-cell table:style-name="ce34" office:value-type="float" office:value="384" calcext:value-type="float" table:number-columns-spanned="1" table:number-rows-spanned="3">
            <text:p>384</text:p>
          </table:table-cell>
          <table:table-cell table:style-name="ce34" table:formula="of:=COM.MICROSOFT.CEILING([.B74]/[$TABLE_4.K27];1)" office:value-type="float" office:value="8" calcext:value-type="float" table:number-columns-spanned="1" table:number-rows-spanned="3">
            <text:p>8</text:p>
          </table:table-cell>
          <table:table-cell table:style-name="ce4" office:value-type="float" office:value="561.61" calcext:value-type="float">
            <text:p>561.61</text:p>
          </table:table-cell>
          <table:table-cell table:style-name="ce35" table:formula="of:=AVERAGE([.D74:.D76])" office:value-type="float" office:value="557.8966667" calcext:value-type="float" table:number-columns-spanned="1" table:number-rows-spanned="3">
            <text:p>557.90</text:p>
          </table:table-cell>
          <table:table-cell table:style-name="ce25" table:formula="of:=STDEV([.D74:.D76])" office:value-type="float" office:value="3.846262255" calcext:value-type="float" table:number-columns-spanned="1" table:number-rows-spanned="3">
            <text:p>3.85</text:p>
          </table:table-cell>
          <table:table-cell table:style-name="ce36" table:formula="of:=(ROUND([.F74]/ABS([.E74]);4))*100" office:value-type="float" office:value="0.69" calcext:value-type="float" table:number-columns-spanned="1" table:number-rows-spanned="3">
            <text:p>0.69</text:p>
          </table:table-cell>
          <table:table-cell table:style-name="ce39" table:formula="of:=SUM(([$TABLE_4.G27]*[$TABLE_4.I27]*[.D74]/3600) + ([.C74]*[$TABLE_4.L27]*[.D74]/3600))" office:value-type="float" office:value="5.9193694" calcext:value-type="float">
            <text:p>5.9194</text:p>
          </table:table-cell>
          <table:table-cell table:style-name="ce35" table:formula="of:=AVERAGE([.H74:.H76])" office:value-type="float" office:value="5.880230867" calcext:value-type="float" table:number-columns-spanned="1" table:number-rows-spanned="3">
            <text:p>5.88</text:p>
          </table:table-cell>
          <table:table-cell table:style-name="ce39" table:formula="of:=STDEV([.H74:.H76])" office:value-type="float" office:value="0.04053960417" calcext:value-type="float" table:number-columns-spanned="1" table:number-rows-spanned="3">
            <text:p>0.0405</text:p>
          </table:table-cell>
          <table:table-cell table:style-name="ce36" table:formula="of:=(ROUND([.J74]/ABS([.I74]);4))*100" office:value-type="float" office:value="0.69" calcext:value-type="float" table:number-columns-spanned="1" table:number-rows-spanned="3">
            <text:p>0.69</text:p>
          </table:table-cell>
          <table:table-cell table:style-name="ce34" office:value-type="float" office:value="144" calcext:value-type="float" table:number-columns-spanned="1" table:number-rows-spanned="3">
            <text:p>144</text:p>
          </table:table-cell>
          <table:table-cell table:style-name="ce34" table:formula="of:=COM.MICROSOFT.CEILING([.L74]/[$TABLE_4.K27];1)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537.89" calcext:value-type="float">
            <text:p>537.89</text:p>
          </table:table-cell>
          <table:table-cell table:style-name="ce35" table:formula="of:=AVERAGE([.N74:.N76])" office:value-type="float" office:value="530.1133333" calcext:value-type="float" table:number-columns-spanned="1" table:number-rows-spanned="3">
            <text:p>530.11</text:p>
          </table:table-cell>
          <table:table-cell table:style-name="ce25" table:formula="of:=STDEV([.N74:.N76])" office:value-type="float" office:value="7.338571614" calcext:value-type="float" table:number-columns-spanned="1" table:number-rows-spanned="3">
            <text:p>7.34</text:p>
          </table:table-cell>
          <table:table-cell table:style-name="ce36" table:formula="of:=(ROUND([.P74]/ABS([.O74]);4))*100" office:value-type="float" office:value="1.38" calcext:value-type="float" table:number-columns-spanned="1" table:number-rows-spanned="3">
            <text:p>1.38</text:p>
          </table:table-cell>
          <table:table-cell table:style-name="ce39" table:formula="of:=SUM(([$TABLE_4.G27]*[$TABLE_4.I27]*[.N74]/3600) + ([.M74]*[$TABLE_4.L27]*[.N74]/3600))" office:value-type="float" office:value="2.3344426" calcext:value-type="float">
            <text:p>2.3344</text:p>
          </table:table-cell>
          <table:table-cell table:style-name="ce35" table:formula="of:=AVERAGE([.R74:.R76])" office:value-type="float" office:value="2.300691867" calcext:value-type="float" table:number-columns-spanned="1" table:number-rows-spanned="3">
            <text:p>2.30</text:p>
          </table:table-cell>
          <table:table-cell table:style-name="ce39" table:formula="of:=STDEV([.R74:.R76])" office:value-type="float" office:value="0.0318494008" calcext:value-type="float" table:number-columns-spanned="1" table:number-rows-spanned="3">
            <text:p>0.0318</text:p>
          </table:table-cell>
          <table:table-cell table:style-name="ce36" table:formula="of:=(ROUND([.T74]/ABS([.S74]);4))*100" office:value-type="float" office:value="1.38" calcext:value-type="float" table:number-columns-spanned="1" table:number-rows-spanned="3">
            <text:p>1.38</text:p>
          </table:table-cell>
          <table:table-cell table:style-name="ce37" table:formula="of:=(ROUND([.O74]-[.E74];2)/[.E74])*100" office:value-type="float" office:value="-4.979416738" calcext:value-type="float" table:number-columns-spanned="1" table:number-rows-spanned="3">
            <text:p>-4.98</text:p>
          </table:table-cell>
          <table:table-cell table:style-name="ce37" table:formula="of:=(ROUND([.S74]-[.I74];4)/[.I74])*100" office:value-type="float" office:value="-60.87346026" calcext:value-type="float" table:number-columns-spanned="1" table:number-rows-spanned="3">
            <text:p>-60.87</text:p>
          </table:table-cell>
          <table:table-cell table:style-name="ce34" office:value-type="float" office:value="432" calcext:value-type="float" table:number-columns-spanned="1" table:number-rows-spanned="3">
            <text:p>432</text:p>
          </table:table-cell>
          <table:table-cell table:style-name="ce34" table:formula="of:=COM.MICROSOFT.CEILING([.X74]/[$TABLE_4.K27];1)" office:value-type="float" office:value="9" calcext:value-type="float" table:number-columns-spanned="1" table:number-rows-spanned="3">
            <text:p>9</text:p>
          </table:table-cell>
          <table:table-cell table:style-name="ce4" office:value-type="float" office:value="558.91" calcext:value-type="float">
            <text:p>558.91</text:p>
          </table:table-cell>
          <table:table-cell table:style-name="ce35" table:formula="of:=AVERAGE([.Z74:.Z76])" office:value-type="float" office:value="559.6366667" calcext:value-type="float" table:number-columns-spanned="1" table:number-rows-spanned="3">
            <text:p>559.64</text:p>
          </table:table-cell>
          <table:table-cell table:style-name="ce25" table:formula="of:=STDEV([.Z74:.Z76])" office:value-type="float" office:value="0.6425988899" calcext:value-type="float" table:number-columns-spanned="1" table:number-rows-spanned="3">
            <text:p>0.64</text:p>
          </table:table-cell>
          <table:table-cell table:style-name="ce36" table:formula="of:=(ROUND([.AB74]/ABS([.AA74]);4))*100" office:value-type="float" office:value="0.11" calcext:value-type="float" table:number-columns-spanned="1" table:number-rows-spanned="3">
            <text:p>0.11</text:p>
          </table:table-cell>
          <table:table-cell table:style-name="ce39" table:formula="of:=SUM(([$TABLE_4.G27]*[$TABLE_4.I27]*[.Z74]/3600) + ([.Y74]*[$TABLE_4.L27]*[.Z74]/3600))" office:value-type="float" office:value="6.5839598" calcext:value-type="float">
            <text:p>6.5840</text:p>
          </table:table-cell>
          <table:table-cell table:style-name="ce35" table:formula="of:=AVERAGE([.AD74:.AD76])" office:value-type="float" office:value="6.592519933" calcext:value-type="float" table:number-columns-spanned="1" table:number-rows-spanned="3">
            <text:p>6.59</text:p>
          </table:table-cell>
          <table:table-cell table:style-name="ce39" table:formula="of:=STDEV([.AD74:.AD76])" office:value-type="float" office:value="0.007569814923" calcext:value-type="float" table:number-columns-spanned="1" table:number-rows-spanned="3">
            <text:p>0.0076</text:p>
          </table:table-cell>
          <table:table-cell table:style-name="ce36" table:formula="of:=(ROUND([.AF74]/ABS([.AE74]);4))*100" office:value-type="float" office:value="0.11" calcext:value-type="float" table:number-columns-spanned="1" table:number-rows-spanned="3">
            <text:p>0.11</text:p>
          </table:table-cell>
          <table:table-cell table:style-name="ce34" office:value-type="float" office:value="48" calcext:value-type="float" table:number-columns-spanned="1" table:number-rows-spanned="3">
            <text:p>48</text:p>
          </table:table-cell>
          <table:table-cell table:style-name="ce34" table:formula="of:=COM.MICROSOFT.CEILING([.AH74]/[$TABLE_4.K27];1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553.56" calcext:value-type="float">
            <text:p>553.56</text:p>
          </table:table-cell>
          <table:table-cell table:style-name="ce35" table:formula="of:=AVERAGE([.AJ74:.AJ76])" office:value-type="float" office:value="554.0066667" calcext:value-type="float" table:number-columns-spanned="1" table:number-rows-spanned="3">
            <text:p>554.01</text:p>
          </table:table-cell>
          <table:table-cell table:style-name="ce25" table:formula="of:=STDEV([.AJ74:.AJ76])" office:value-type="float" office:value="0.4266536456" calcext:value-type="float" table:number-columns-spanned="1" table:number-rows-spanned="3">
            <text:p>0.43</text:p>
          </table:table-cell>
          <table:table-cell table:style-name="ce36" table:formula="of:=(ROUND([.AL74]/ABS([.AK74]);4))*100" office:value-type="float" office:value="0.08" calcext:value-type="float" table:number-columns-spanned="1" table:number-rows-spanned="3">
            <text:p>0.08</text:p>
          </table:table-cell>
          <table:table-cell table:style-name="ce39" table:formula="of:=SUM(([$TABLE_4.G27]*[$TABLE_4.I27]*[.AJ74]/3600) + ([.AI74]*[$TABLE_4.L27]*[.AJ74]/3600))" office:value-type="float" office:value="1.0296216" calcext:value-type="float">
            <text:p>1.0296</text:p>
          </table:table-cell>
          <table:table-cell table:style-name="ce35" table:formula="of:=AVERAGE([.AN74:.AN76])" office:value-type="float" office:value="1.0304524" calcext:value-type="float" table:number-columns-spanned="1" table:number-rows-spanned="3">
            <text:p>1.03</text:p>
          </table:table-cell>
          <table:table-cell table:style-name="ce39" table:formula="of:=STDEV([.AN74:.AN76])" office:value-type="float" office:value="0.0007935757809" calcext:value-type="float" table:number-columns-spanned="1" table:number-rows-spanned="3">
            <text:p>0.0008</text:p>
          </table:table-cell>
          <table:table-cell table:style-name="ce36" table:formula="of:=ROUND([.AP74]/ABS([.AO74]);4)*100" office:value-type="float" office:value="0.08" calcext:value-type="float" table:number-columns-spanned="1" table:number-rows-spanned="3">
            <text:p>0.08</text:p>
          </table:table-cell>
          <table:table-cell table:style-name="ce37" table:formula="of:=(ROUND([.AK74]-[.AA74];2)/[.AA74])*100" office:value-type="float" office:value="-1.006009852" calcext:value-type="float" table:number-columns-spanned="1" table:number-rows-spanned="3">
            <text:p>-1.01</text:p>
          </table:table-cell>
          <table:table-cell table:style-name="ce37" table:formula="of:=(ROUND([.AO74]-[.AE74];4)/[.AE74])*100" office:value-type="float" office:value="-84.36986245" calcext:value-type="float" table:number-columns-spanned="1" table:number-rows-spanned="3">
            <text:p>-84.37</text:p>
          </table:table-cell>
          <table:table-cell table:number-columns-repeated="979"/>
        </table:table-row>
        <table:table-row table:style-name="ro4">
          <table:covered-table-cell table:number-columns-repeated="3" table:style-name="ce2"/>
          <table:table-cell table:style-name="ce4" office:value-type="float" office:value="553.93" calcext:value-type="float">
            <text:p>553.93</text:p>
          </table:table-cell>
          <table:covered-table-cell table:number-columns-repeated="3" table:style-name="ce2"/>
          <table:table-cell table:style-name="ce39" table:formula="of:=SUM(([$TABLE_4.G27]*[$TABLE_4.I27]*[.D75]/3600) + ([.C74]*[$TABLE_4.L27]*[.D75]/3600))" office:value-type="float" office:value="5.8384222" calcext:value-type="float">
            <text:p>5.8384</text:p>
          </table:table-cell>
          <table:covered-table-cell table:number-columns-repeated="5" table:style-name="ce2"/>
          <table:table-cell table:style-name="ce4" office:value-type="float" office:value="523.31" calcext:value-type="float">
            <text:p>523.31</text:p>
          </table:table-cell>
          <table:covered-table-cell table:number-columns-repeated="3" table:style-name="ce2"/>
          <table:table-cell table:style-name="ce39" table:formula="of:=SUM(([$TABLE_4.G27]*[$TABLE_4.I27]*[.N75]/3600) + ([.M74]*[$TABLE_4.L27]*[.N75]/3600))" office:value-type="float" office:value="2.2711654" calcext:value-type="float">
            <text:p>2.2712</text:p>
          </table:table-cell>
          <table:covered-table-cell table:number-columns-repeated="7" table:style-name="ce2"/>
          <table:table-cell table:style-name="ce4" office:value-type="float" office:value="559.87" calcext:value-type="float">
            <text:p>559.87</text:p>
          </table:table-cell>
          <table:covered-table-cell table:number-columns-repeated="3" table:style-name="ce2"/>
          <table:table-cell table:style-name="ce39" table:formula="of:=SUM(([$TABLE_4.G27]*[$TABLE_4.I27]*[.Z75]/3600) + ([.Y74]*[$TABLE_4.L27]*[.Z75]/3600))" office:value-type="float" office:value="6.5952686" calcext:value-type="float">
            <text:p>6.5953</text:p>
          </table:table-cell>
          <table:covered-table-cell table:number-columns-repeated="5" table:style-name="ce2"/>
          <table:table-cell table:style-name="ce4" office:value-type="float" office:value="554.41" calcext:value-type="float">
            <text:p>554.41</text:p>
          </table:table-cell>
          <table:covered-table-cell table:number-columns-repeated="3" table:style-name="ce2"/>
          <table:table-cell table:style-name="ce39" table:formula="of:=SUM(([$TABLE_4.G27]*[$TABLE_4.I27]*[.AJ75]/3600) + ([.AI74]*[$TABLE_4.L27]*[.AJ75]/3600))" office:value-type="float" office:value="1.0312026" calcext:value-type="float">
            <text:p>1.0312</text:p>
          </table:table-cell>
          <table:covered-table-cell table:number-columns-repeated="5" table:style-name="ce2"/>
          <table:table-cell table:number-columns-repeated="979"/>
        </table:table-row>
        <table:table-row table:style-name="ro4">
          <table:covered-table-cell table:number-columns-repeated="3" table:style-name="ce3"/>
          <table:table-cell table:style-name="ce4" office:value-type="float" office:value="558.15" calcext:value-type="float">
            <text:p>558.15</text:p>
          </table:table-cell>
          <table:covered-table-cell table:number-columns-repeated="3" table:style-name="ce3"/>
          <table:table-cell table:style-name="ce39" table:formula="of:=SUM(([$TABLE_4.G27]*[$TABLE_4.I27]*[.D76]/3600) + ([.C74]*[$TABLE_4.L27]*[.D76]/3600))" office:value-type="float" office:value="5.882901" calcext:value-type="float">
            <text:p>5.8829</text:p>
          </table:table-cell>
          <table:covered-table-cell table:number-columns-repeated="5" table:style-name="ce3"/>
          <table:table-cell table:style-name="ce4" office:value-type="float" office:value="529.14" calcext:value-type="float">
            <text:p>529.14</text:p>
          </table:table-cell>
          <table:covered-table-cell table:number-columns-repeated="3" table:style-name="ce3"/>
          <table:table-cell table:style-name="ce39" table:formula="of:=SUM(([$TABLE_4.G27]*[$TABLE_4.I27]*[.N76]/3600) + ([.M74]*[$TABLE_4.L27]*[.N76]/3600))" office:value-type="float" office:value="2.2964676" calcext:value-type="float">
            <text:p>2.2965</text:p>
          </table:table-cell>
          <table:covered-table-cell table:number-columns-repeated="7" table:style-name="ce3"/>
          <table:table-cell table:style-name="ce4" office:value-type="float" office:value="560.13" calcext:value-type="float">
            <text:p>560.13</text:p>
          </table:table-cell>
          <table:covered-table-cell table:number-columns-repeated="3" table:style-name="ce3"/>
          <table:table-cell table:style-name="ce39" table:formula="of:=SUM(([$TABLE_4.G27]*[$TABLE_4.I27]*[.Z76]/3600) + ([.Y74]*[$TABLE_4.L27]*[.Z76]/3600))" office:value-type="float" office:value="6.5983314" calcext:value-type="float">
            <text:p>6.5983</text:p>
          </table:table-cell>
          <table:covered-table-cell table:number-columns-repeated="5" table:style-name="ce3"/>
          <table:table-cell table:style-name="ce4" office:value-type="float" office:value="554.05" calcext:value-type="float">
            <text:p>554.05</text:p>
          </table:table-cell>
          <table:covered-table-cell table:number-columns-repeated="3" table:style-name="ce3"/>
          <table:table-cell table:style-name="ce39" table:formula="of:=SUM(([$TABLE_4.G27]*[$TABLE_4.I27]*[.AJ76]/3600) + ([.AI74]*[$TABLE_4.L27]*[.AJ76]/3600))" office:value-type="float" office:value="1.030533" calcext:value-type="float">
            <text:p>1.0305</text:p>
          </table:table-cell>
          <table:covered-table-cell table:number-columns-repeated="5" table:style-name="ce3"/>
          <table:table-cell table:number-columns-repeated="979"/>
        </table:table-row>
        <table:table-row table:style-name="ro3">
          <table:table-cell table:style-name="ce20" table:number-columns-spanned="45" table:number-rows-spanned="1"/>
          <table:covered-table-cell table:number-columns-repeated="44"/>
          <table:table-cell table:number-columns-repeated="979"/>
        </table:table-row>
        <table:table-row table:style-name="ro4">
          <table:table-cell table:style-name="ce33"/>
          <table:table-cell table:style-name="ce22" table:number-columns-repeated="4"/>
          <table:table-cell table:style-name="ce34" office:value-type="string" calcext:value-type="string">
            <text:p>MIN</text:p>
          </table:table-cell>
          <table:table-cell table:style-name="ce37" table:formula="of:=MIN([.G5:.G76])" office:value-type="float" office:value="0.06" calcext:value-type="float">
            <text:p>0.06</text:p>
          </table:table-cell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34" office:value-type="string" calcext:value-type="string">
            <text:p>MIN</text:p>
          </table:table-cell>
          <table:table-cell table:style-name="ce37" table:formula="of:=MIN([.Q5:.Q76])" office:value-type="float" office:value="0.13" calcext:value-type="float">
            <text:p>0.13</text:p>
          </table:table-cell>
          <table:table-cell table:style-name="ce43" office:value-type="string" calcext:value-type="string" table:number-columns-spanned="4" table:number-rows-spanned="1">
            <text:p>Advantag. AVG % Change (Time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AVERAGE(IF([.V5:.V76]&lt;0;[.V5:.V76]))" office:value-type="float" office:value="-6.30122931021875" calcext:value-type="float">
            <text:p>-6.30</text:p>
          </table:table-cell>
          <table:table-cell table:style-name="ce35" table:number-matrix-columns-spanned="1" table:number-matrix-rows-spanned="1" table:formula="of:=AVERAGE(IF([.V5:.V76]&lt;0;[.W5:.W76]))" office:value-type="float" office:value="-10.224629538625" calcext:value-type="float">
            <text:p>-10.22</text:p>
          </table:table-cell>
          <table:table-cell table:style-name="ce22" table:number-columns-repeated="4"/>
          <table:table-cell table:style-name="ce34" office:value-type="string" calcext:value-type="string">
            <text:p>MIN</text:p>
          </table:table-cell>
          <table:table-cell table:style-name="ce37" table:formula="of:=MIN([.AC5:.AC76])" office:value-type="float" office:value="0.02" calcext:value-type="float">
            <text:p>0.02</text:p>
          </table:table-cell>
          <table:table-cell table:style-name="ce22" table:number-columns-repeated="7"/>
          <table:table-cell/>
          <table:table-cell table:style-name="ce34" office:value-type="string" calcext:value-type="string">
            <text:p>MIN</text:p>
          </table:table-cell>
          <table:table-cell table:style-name="ce37" table:formula="of:=MIN([.AM5:.AM76])" office:value-type="float" office:value="0.08" calcext:value-type="float">
            <text:p>0.08</text:p>
          </table:table-cell>
          <table:table-cell table:style-name="ce43" office:value-type="string" calcext:value-type="string" table:number-columns-spanned="4" table:number-rows-spanned="1">
            <text:p>Advantag. AVG % Change (Cost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AVERAGE(IF([.AS5:.AS76]&lt;0;[.AR5:.AR76]))" office:value-type="float" office:value="3.30313903446818" calcext:value-type="float">
            <text:p>3.30</text:p>
          </table:table-cell>
          <table:table-cell table:style-name="ce35" table:number-matrix-columns-spanned="1" table:number-matrix-rows-spanned="1" table:formula="of:=AVERAGE(IF([.AS5:.AS76]&lt;0;[.AS5:.AS76]))" office:value-type="float" office:value="-53.2341424723636" calcext:value-type="float">
            <text:p>-53.23</text:p>
          </table:table-cell>
          <table:table-cell table:number-columns-repeated="979"/>
        </table:table-row>
        <table:table-row table:style-name="ro4">
          <table:table-cell table:style-name="ce22" table:number-columns-repeated="3"/>
          <table:table-cell table:style-name="ce33"/>
          <table:table-cell table:style-name="ce22"/>
          <table:table-cell table:style-name="ce34" office:value-type="string" calcext:value-type="string">
            <text:p>MAX</text:p>
          </table:table-cell>
          <table:table-cell table:style-name="ce37" table:formula="of:=MAX([.G5:.G76])" office:value-type="float" office:value="5.77" calcext:value-type="float">
            <text:p>5.77</text:p>
          </table:table-cell>
          <table:table-cell table:style-name="ce41"/>
          <table:table-cell table:style-name="ce22"/>
          <table:table-cell table:style-name="ce40"/>
          <table:table-cell table:style-name="ce22" table:number-columns-repeated="4"/>
          <table:table-cell/>
          <table:table-cell table:style-name="ce34" office:value-type="string" calcext:value-type="string">
            <text:p>MAX</text:p>
          </table:table-cell>
          <table:table-cell table:style-name="ce37" table:formula="of:=MAX([.Q5:.Q76])" office:value-type="float" office:value="5.13" calcext:value-type="float">
            <text:p>5.13</text:p>
          </table:table-cell>
          <table:table-cell table:style-name="ce43" office:value-type="string" calcext:value-type="string" table:number-columns-spanned="4" table:number-rows-spanned="1">
            <text:p>Advantag. MIN % Change (Time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IN(IF([.V5:.V76]&lt;0;[.V5:.V76]))" office:value-type="float" office:value="-29.48805461" calcext:value-type="float">
            <text:p>-29.49</text:p>
          </table:table-cell>
          <table:table-cell table:style-name="ce35" table:number-matrix-columns-spanned="1" table:number-matrix-rows-spanned="1" table:formula="of:=MIN(IF([.V5:.V76]&lt;0;[.W5:.W76]))" office:value-type="float" office:value="-74.43926103" calcext:value-type="float">
            <text:p>-74.44</text:p>
          </table:table-cell>
          <table:table-cell table:style-name="ce22" table:number-columns-repeated="4"/>
          <table:table-cell table:style-name="ce34" office:value-type="string" calcext:value-type="string">
            <text:p>MAX</text:p>
          </table:table-cell>
          <table:table-cell table:style-name="ce37" table:formula="of:=MAX([.AC5:.AC76])" office:value-type="float" office:value="6.77" calcext:value-type="float">
            <text:p>6.77</text:p>
          </table:table-cell>
          <table:table-cell table:style-name="ce22" table:number-columns-repeated="7"/>
          <table:table-cell/>
          <table:table-cell table:style-name="ce34" office:value-type="string" calcext:value-type="string">
            <text:p>MAX</text:p>
          </table:table-cell>
          <table:table-cell table:style-name="ce37" table:formula="of:=MAX([.AM5:.AM76])" office:value-type="float" office:value="7.59" calcext:value-type="float">
            <text:p>7.59</text:p>
          </table:table-cell>
          <table:table-cell table:style-name="ce43" office:value-type="string" calcext:value-type="string" table:number-columns-spanned="4" table:number-rows-spanned="1">
            <text:p>Advantag. MIN % Change (Cost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IN(IF([.AS5:.AS76]&lt;0;[.AR5:.AR76]))" office:value-type="float" office:value="-14.35643564" calcext:value-type="float">
            <text:p>-14.36</text:p>
          </table:table-cell>
          <table:table-cell table:style-name="ce35" table:number-matrix-columns-spanned="1" table:number-matrix-rows-spanned="1" table:formula="of:=MIN(IF([.AS5:.AS76]&lt;0;[.AS5:.AS76]))" office:value-type="float" office:value="-84.36986245" calcext:value-type="float">
            <text:p>-84.37</text:p>
          </table:table-cell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Advantag. MAX % Change (Time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AX(IF([.V5:.V76]&lt;0;[.V5:.V76]))" office:value-type="float" office:value="-0.03430335601" calcext:value-type="float">
            <text:p>-0.03</text:p>
          </table:table-cell>
          <table:table-cell table:style-name="ce35" table:number-matrix-columns-spanned="1" table:number-matrix-rows-spanned="1" table:formula="of:=MAX(IF([.V5:.V76]&lt;0;[.W5:.W76]))" office:value-type="float" office:value="128.9721748" calcext:value-type="float">
            <text:p>128.97</text:p>
          </table:table-cell>
          <table:table-cell table:style-name="ce22" table:number-columns-repeated="13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Advantag. MAX % Change (Cost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AX(IF([.AS5:.AS76]&lt;0;[.AR5:.AR76]))" office:value-type="float" office:value="41.40115163" calcext:value-type="float">
            <text:p>41.40</text:p>
          </table:table-cell>
          <table:table-cell table:style-name="ce35" table:number-matrix-columns-spanned="1" table:number-matrix-rows-spanned="1" table:formula="of:=MAX(IF([.AS5:.AS76]&lt;0;[.AS5:.AS76]))" office:value-type="float" office:value="-5.789382273" calcext:value-type="float">
            <text:p>-5.79</text:p>
          </table:table-cell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Advantag. STD % Change (Time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STDEV(IF([.V5:.V76]&lt;0;[.V5:.V76]))" office:value-type="float" office:value="7.29336217323721" calcext:value-type="float">
            <text:p>7.29</text:p>
          </table:table-cell>
          <table:table-cell table:style-name="ce35" table:number-matrix-columns-spanned="1" table:number-matrix-rows-spanned="1" table:formula="of:=STDEV(IF([.V5:.V76]&lt;0;[.W5:.W76]))" office:value-type="float" office:value="56.4169808404194" calcext:value-type="float">
            <text:p>56.42</text:p>
          </table:table-cell>
          <table:table-cell table:style-name="ce22" table:number-columns-repeated="13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Advantag. STD % Change (Cost &lt;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STDEV(IF([.AS5:.AS76]&lt;0;[.AR5:.AR76]))" office:value-type="float" office:value="12.6066912425609" calcext:value-type="float">
            <text:p>12.61</text:p>
          </table:table-cell>
          <table:table-cell table:style-name="ce35" table:number-matrix-columns-spanned="1" table:number-matrix-rows-spanned="1" table:formula="of:=STDEV(IF([.AS5:.AS76]&lt;0;[.AS5:.AS76]))" office:value-type="float" office:value="27.5615054995322" calcext:value-type="float">
            <text:p>27.56</text:p>
          </table:table-cell>
          <table:table-cell table:number-columns-repeated="979"/>
        </table:table-row>
        <table:table-row table:style-name="ro3">
          <table:table-cell table:style-name="ce20" table:number-columns-spanned="45" table:number-rows-spanned="1"/>
          <table:covered-table-cell table:number-columns-repeated="44"/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AVG % Change (Time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AVERAGE(IF([.V5:.V76]&gt;=0;[.V5:.V76]))" office:value-type="float" office:value="1.7917039395875" calcext:value-type="float">
            <text:p>1.79</text:p>
          </table:table-cell>
          <table:table-cell table:style-name="ce35" table:number-matrix-columns-spanned="1" table:number-matrix-rows-spanned="1" table:formula="of:=AVERAGE(IF([.V5:.V76]&gt;=0;[.W5:.W76]))" office:value-type="float" office:value="55.735933759875" calcext:value-type="float">
            <text:p>55.74</text:p>
          </table:table-cell>
          <table:table-cell table:style-name="ce22" table:number-columns-repeated="13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AVG % Change (Cost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AVERAGE(IF([.AS5:.AS76]&gt;=0;[.AR5:.AR76]))" office:value-type="float" office:value="1.80734580915" calcext:value-type="float">
            <text:p>1.81</text:p>
          </table:table-cell>
          <table:table-cell table:style-name="ce35" table:number-matrix-columns-spanned="1" table:number-matrix-rows-spanned="1" table:formula="of:=AVERAGE(IF([.AS5:.AS76]&gt;=0;[.AS5:.AS76]))" office:value-type="float" office:value="1.55627580535" calcext:value-type="float">
            <text:p>1.56</text:p>
          </table:table-cell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MIN % Change (Time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IN(IF([.V5:.V76]&gt;=0;[.V5:.V76]))" office:value-type="float" office:value="0.07891206565" calcext:value-type="float">
            <text:p>0.08</text:p>
          </table:table-cell>
          <table:table-cell table:style-name="ce35" table:number-matrix-columns-spanned="1" table:number-matrix-rows-spanned="1" table:formula="of:=MIN(IF([.V5:.V76]&gt;=0;[.W5:.W76]))" office:value-type="float" office:value="-22.63064052" calcext:value-type="float">
            <text:p>-22.63</text:p>
          </table:table-cell>
          <table:table-cell table:style-name="ce22" table:number-columns-repeated="13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MIN % Change (Cost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IN(IF([.AS5:.AS76]&gt;=0;[.AR5:.AR76]))" office:value-type="float" office:value="0.6836116073" calcext:value-type="float">
            <text:p>0.68</text:p>
          </table:table-cell>
          <table:table-cell table:style-name="ce35" table:number-matrix-columns-spanned="1" table:number-matrix-rows-spanned="1" table:formula="of:=MIN(IF([.AS5:.AS76]&gt;=0;[.AS5:.AS76]))" office:value-type="float" office:value="0.6936698197" calcext:value-type="float">
            <text:p>0.69</text:p>
          </table:table-cell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MAX % Change (Time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AX(IF([.V5:.V76]&gt;=0;[.V5:.V76]))" office:value-type="float" office:value="5.482707032" calcext:value-type="float">
            <text:p>5.48</text:p>
          </table:table-cell>
          <table:table-cell table:style-name="ce35" table:number-matrix-columns-spanned="1" table:number-matrix-rows-spanned="1" table:formula="of:=MAX(IF([.V5:.V76]&gt;=0;[.W5:.W76]))" office:value-type="float" office:value="292.4892868" calcext:value-type="float">
            <text:p>292.49</text:p>
          </table:table-cell>
          <table:table-cell table:style-name="ce22" table:number-columns-repeated="13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MAX % Change (Cost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MAX(IF([.AS5:.AS76]&gt;=0;[.AR5:.AR76]))" office:value-type="float" office:value="2.931080011" calcext:value-type="float">
            <text:p>2.93</text:p>
          </table:table-cell>
          <table:table-cell table:style-name="ce35" table:number-matrix-columns-spanned="1" table:number-matrix-rows-spanned="1" table:formula="of:=MAX(IF([.AS5:.AS76]&gt;=0;[.AS5:.AS76]))" office:value-type="float" office:value="2.418881791" calcext:value-type="float">
            <text:p>2.42</text:p>
          </table:table-cell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4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STD % Change (Time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STDEV(IF([.V5:.V76]&gt;=0;[.V5:.V76]))" office:value-type="float" office:value="2.0869531284248" calcext:value-type="float">
            <text:p>2.09</text:p>
          </table:table-cell>
          <table:table-cell table:style-name="ce35" table:number-matrix-columns-spanned="1" table:number-matrix-rows-spanned="1" table:formula="of:=STDEV(IF([.V5:.V76]&gt;=0;[.W5:.W76]))" office:value-type="float" office:value="98.7892116760589" calcext:value-type="float">
            <text:p>98.79</text:p>
          </table:table-cell>
          <table:table-cell table:style-name="ce22" table:number-columns-repeated="13"/>
          <table:table-cell/>
          <table:table-cell table:style-name="ce42" table:number-columns-repeated="2"/>
          <table:table-cell table:style-name="ce43" office:value-type="string" calcext:value-type="string" table:number-columns-spanned="4" table:number-rows-spanned="1">
            <text:p>Disadvant. STD % Change (Cost &gt;= 0%)</text:p>
          </table:table-cell>
          <table:covered-table-cell table:number-columns-repeated="2" table:style-name="ce7"/>
          <table:covered-table-cell table:style-name="ce8"/>
          <table:table-cell table:style-name="ce35" table:number-matrix-columns-spanned="1" table:number-matrix-rows-spanned="1" table:formula="of:=STDEV(IF([.AS5:.AS76]&gt;=0;[.AR5:.AR76]))" office:value-type="float" office:value="1.58920014875878" calcext:value-type="float">
            <text:p>1.59</text:p>
          </table:table-cell>
          <table:table-cell table:style-name="ce35" table:number-matrix-columns-spanned="1" table:number-matrix-rows-spanned="1" table:formula="of:=STDEV(IF([.AS5:.AS76]&gt;=0;[.AS5:.AS76]))" office:value-type="float" office:value="1.21990908389044" calcext:value-type="float">
            <text:p>1.22</text:p>
          </table:table-cell>
          <table:table-cell table:number-columns-repeated="979"/>
        </table:table-row>
        <table:table-row table:style-name="ro4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35"/>
          <table:table-cell table:number-columns-repeated="979"/>
        </table:table-row>
        <table:table-row table:style-name="ro4" table:number-rows-repeated="911">
          <table:table-cell table:style-name="ce22" table:number-columns-repeated="7"/>
          <table:table-cell table:style-name="ce40"/>
          <table:table-cell table:style-name="ce22"/>
          <table:table-cell table:style-name="ce40"/>
          <table:table-cell table:style-name="ce22" table:number-columns-repeated="35"/>
          <table:table-cell table:number-columns-repeated="97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_6" table:style-name="ta5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20" table:number-columns-repeated="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number-columns-repeated="2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0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4" table:default-cell-style-name="Default"/>
        <table:table-column table:style-name="co13" table:number-columns-repeated="997" table:default-cell-style-name="Default"/>
        <table:table-row table:style-name="ro1">
          <table:table-cell table:style-name="ce10" office:value-type="string" calcext:value-type="string" table:number-columns-spanned="1" table:number-rows-spanned="3">
            <text:p>n</text:p>
          </table:table-cell>
          <table:table-cell table:style-name="ce6" office:value-type="string" calcext:value-type="string" table:number-columns-spanned="1" table:number-rows-spanned="3">
            <text:p>𝐷𝑎</text:p>
          </table:table-cell>
          <table:table-cell table:style-name="ce10" office:value-type="string" calcext:value-type="string" table:number-columns-spanned="1" table:number-rows-spanned="3">
            <text:p>M</text:p>
          </table:table-cell>
          <table:table-cell table:style-name="ce10" office:value-type="string" calcext:value-type="string" table:number-columns-spanned="1" table:number-rows-spanned="3">
            <text:p>R</text:p>
          </table:table-cell>
          <table:table-cell table:style-name="ce6" office:value-type="string" calcext:value-type="string" table:number-columns-spanned="6" table:number-rows-spanned="1">
            <text:p>ON-DEMAND WORKERS</text:p>
          </table:table-cell>
          <table:covered-table-cell table:number-columns-repeated="4" table:style-name="ce7"/>
          <table:covered-table-cell table:style-name="ce8"/>
          <table:table-cell table:style-name="ce6" office:value-type="string" calcext:value-type="string" table:number-columns-spanned="11" table:number-rows-spanned="1">
            <text:p>SPOT WORKERS SIMULATED REVOCATIONS</text:p>
          </table:table-cell>
          <table:covered-table-cell table:number-columns-repeated="9" table:style-name="ce7"/>
          <table:covered-table-cell table:style-name="ce8"/>
          <table:table-cell table:style-name="ce1" office:value-type="string" calcext:value-type="string" table:number-columns-spanned="2" table:number-rows-spanned="1">
            <text:p>PERCENTAGE</text:p>
            <text:p>CHANGE</text:p>
          </table:table-cell>
          <table:covered-table-cell table:style-name="ce8"/>
          <table:table-cell table:style-name="ce22" table:number-columns-repeated="4"/>
          <table:table-cell table:number-columns-repeated="997"/>
        </table:table-row>
        <table:table-row table:style-name="ro1">
          <table:covered-table-cell table:number-columns-repeated="4" table:style-name="ce2"/>
          <table:table-cell table:style-name="ce6" office:value-type="string" calcext:value-type="string" table:number-columns-spanned="3" table:number-rows-spanned="1">
            <text:p>Runtime (s)</text:p>
          </table:table-cell>
          <table:covered-table-cell table:style-name="ce7"/>
          <table:covered-table-cell table:style-name="ce8"/>
          <table:table-cell table:style-name="ce6" office:value-type="string" calcext:value-type="string" table:number-columns-spanned="3" table:number-rows-spanned="1">
            <text:p>Cost (USD)</text:p>
          </table:table-cell>
          <table:covered-table-cell table:style-name="ce7"/>
          <table:covered-table-cell table:style-name="ce8"/>
          <table:table-cell table:style-name="ce6" office:value-type="string" calcext:value-type="string" table:number-columns-spanned="1" table:number-rows-spanned="2">
            <text:p>Scenario</text:p>
          </table:table-cell>
          <table:table-cell table:style-name="ce6" office:value-type="string" calcext:value-type="string" table:number-columns-spanned="4" table:number-rows-spanned="1">
            <text:p>Revoked Vms</text:p>
          </table:table-cell>
          <table:covered-table-cell table:number-columns-repeated="2" table:style-name="ce7"/>
          <table:covered-table-cell table:style-name="ce8"/>
          <table:table-cell table:style-name="ce6" office:value-type="string" calcext:value-type="string" table:number-columns-spanned="3" table:number-rows-spanned="1">
            <text:p>Runtime (s)</text:p>
          </table:table-cell>
          <table:covered-table-cell table:style-name="ce7"/>
          <table:covered-table-cell table:style-name="ce8"/>
          <table:table-cell table:style-name="ce6" office:value-type="string" calcext:value-type="string" table:number-columns-spanned="3" table:number-rows-spanned="1">
            <text:p>Cost (USD)</text:p>
          </table:table-cell>
          <table:covered-table-cell table:style-name="ce7"/>
          <table:covered-table-cell table:style-name="ce8"/>
          <table:table-cell table:style-name="ce6" office:value-type="string" calcext:value-type="string" table:number-columns-spanned="1" table:number-rows-spanned="2">
            <text:p>Time</text:p>
          </table:table-cell>
          <table:table-cell table:style-name="ce6" office:value-type="string" calcext:value-type="string" table:number-columns-spanned="1" table:number-rows-spanned="2">
            <text:p>Cost</text:p>
          </table:table-cell>
          <table:table-cell table:style-name="ce22" table:number-columns-repeated="4"/>
          <table:table-cell table:number-columns-repeated="997"/>
        </table:table-row>
        <table:table-row table:style-name="ro1">
          <table:covered-table-cell table:number-columns-repeated="4" table:style-name="ce3"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t}</text:p>
          </table:table-cell>
          <table:table-cell table:style-name="ce6" office:value-type="string" calcext:value-type="string">
            <text:p>s_{t}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c}</text:p>
          </table:table-cell>
          <table:table-cell table:style-name="ce6" office:value-type="string" calcext:value-type="string">
            <text:p>s_{c}</text:p>
          </table:table-cell>
          <table:covered-table-cell table:style-name="ce3"/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Revocation Occurrences Times (s)</text:p>
          </table:table-cell>
          <table:table-cell table:style-name="ce6" office:value-type="string" calcext:value-type="string">
            <text:p>bar_{r}</text:p>
          </table:table-cell>
          <table:table-cell table:style-name="ce6" office:value-type="string" calcext:value-type="string">
            <text:p>s_{r}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t}</text:p>
          </table:table-cell>
          <table:table-cell table:style-name="ce6" office:value-type="string" calcext:value-type="string">
            <text:p>s_{t}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bar_{c}</text:p>
          </table:table-cell>
          <table:table-cell table:style-name="ce6" office:value-type="string" calcext:value-type="string">
            <text:p>s_{c}</text:p>
          </table:table-cell>
          <table:covered-table-cell table:number-columns-repeated="2" table:style-name="ce3"/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4" office:value-type="float" office:value="64" calcext:value-type="float" table:number-columns-spanned="1" table:number-rows-spanned="9">
            <text:p>64</text:p>
          </table:table-cell>
          <table:table-cell table:style-name="ce4" table:formula="of:=([.A4]*([.A4]-1)/2)" office:value-type="float" office:value="2016" calcext:value-type="float" table:number-columns-spanned="1" table:number-rows-spanned="9">
            <text:p>2016</text:p>
          </table:table-cell>
          <table:table-cell table:style-name="ce4" table:formula="of:=(2*[.B4])" office:value-type="float" office:value="4032" calcext:value-type="float" table:number-columns-spanned="1" table:number-rows-spanned="9">
            <text:p>4032</text:p>
          </table:table-cell>
          <table:table-cell table:style-name="ce4" table:formula="of:=(1*[.B4])" office:value-type="float" office:value="2016" calcext:value-type="float" table:number-columns-spanned="1" table:number-rows-spanned="9">
            <text:p>2016</text:p>
          </table:table-cell>
          <table:table-cell table:style-name="ce25" office:value-type="float" office:value="214.0892" calcext:value-type="float">
            <text:p>214.09</text:p>
          </table:table-cell>
          <table:table-cell table:style-name="ce35" table:formula="of:=AVERAGE([.E4:.E6])" office:value-type="float" office:value="214.3000667" calcext:value-type="float" table:number-columns-spanned="1" table:number-rows-spanned="3">
            <text:p>214.30</text:p>
          </table:table-cell>
          <table:table-cell table:style-name="ce35" table:formula="of:=STDEV([.E4:.E6])" office:value-type="float" office:value="0.5460418696" calcext:value-type="float" table:number-columns-spanned="1" table:number-rows-spanned="3">
            <text:p>0.55</text:p>
          </table:table-cell>
          <table:table-cell table:style-name="ce25" table:formula="of:=SUM((([.E4]/3600)*1*[.G42])+(([.E4]/3600)*8*[.G43]))" office:value-type="float" office:value="0.3097157093" calcext:value-type="float">
            <text:p>0.31</text:p>
          </table:table-cell>
          <table:table-cell table:style-name="ce35" table:formula="of:=AVERAGE([.H4:.H6])" office:value-type="float" office:value="0.3100207631" calcext:value-type="float" table:number-columns-spanned="1" table:number-rows-spanned="3">
            <text:p>0.31</text:p>
          </table:table-cell>
          <table:table-cell table:style-name="ce45" table:formula="of:=STDEV([.H4:.H6])" office:value-type="float" office:value="0.0007899405713" calcext:value-type="float" table:number-columns-spanned="1" table:number-rows-spanned="3">
            <text:p>0.001</text:p>
          </table:table-cell>
          <table:table-cell table:style-name="ce46" office:value-type="string" calcext:value-type="string" table:number-columns-spanned="1" table:number-rows-spanned="3">
            <text:p>RS₁</text:p>
          </table:table-cell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table-cell table:style-name="ce35" table:formula="of:=AVERAGE([.L4:.L6])" office:value-type="float" office:value="0.3333333333" calcext:value-type="float" table:number-columns-spanned="1" table:number-rows-spanned="3">
            <text:p>0.33</text:p>
          </table:table-cell>
          <table:table-cell table:style-name="ce35" table:formula="of:=STDEV([.L4:.L6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216.955" calcext:value-type="float">
            <text:p>216.96</text:p>
          </table:table-cell>
          <table:table-cell table:style-name="ce35" table:formula="of:=AVERAGE([.P4:.P6])" office:value-type="float" office:value="215.8951" calcext:value-type="float" table:number-columns-spanned="1" table:number-rows-spanned="3">
            <text:p>215.90</text:p>
          </table:table-cell>
          <table:table-cell table:style-name="ce35" table:formula="of:=STDEV([.P4:.P6])" office:value-type="float" office:value="1.657348186" calcext:value-type="float" table:number-columns-spanned="1" table:number-rows-spanned="3">
            <text:p>1.66</text:p>
          </table:table-cell>
          <table:table-cell table:style-name="ce25" table:formula="of:=SUM((([.P4]/3600)*1*[.G42])+(([.P4]/3600)*8*[.G44]))" office:value-type="float" office:value="0.2039377" calcext:value-type="float">
            <text:p>0.20</text:p>
          </table:table-cell>
          <table:table-cell table:style-name="ce35" table:formula="of:=AVERAGE([.S4:.S6])" office:value-type="float" office:value="0.2009119167" calcext:value-type="float" table:number-columns-spanned="1" table:number-rows-spanned="3">
            <text:p>0.20</text:p>
          </table:table-cell>
          <table:table-cell table:style-name="ce45" table:formula="of:=STDEV([.S4:.S6])" office:value-type="float" office:value="0.003149405136" calcext:value-type="float" table:number-columns-spanned="1" table:number-rows-spanned="3">
            <text:p>0.003</text:p>
          </table:table-cell>
          <table:table-cell table:style-name="ce37" table:formula="of:=(ROUND([.Q4]-[.F4];2)/[.F4])*100" office:value-type="float" office:value="0.7466166599" calcext:value-type="float" table:number-columns-spanned="1" table:number-rows-spanned="3">
            <text:p>0.75</text:p>
          </table:table-cell>
          <table:table-cell table:style-name="ce37" table:formula="of:=(ROUND([.T4]-[.I4];2)/[.I4])*100" office:value-type="float" office:value="-35.4814945" calcext:value-type="float" table:number-columns-spanned="1" table:number-rows-spanned="3">
            <text:p>-35.48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214.9201" calcext:value-type="float">
            <text:p>214.92</text:p>
          </table:table-cell>
          <table:covered-table-cell table:number-columns-repeated="2" table:style-name="ce2"/>
          <table:table-cell table:style-name="ce25" table:formula="of:=SUM((([.E5]/3600)*1*[.G42])+(([.E5]/3600)*8*[.G43]))" office:value-type="float" office:value="0.3109177447" calcext:value-type="float">
            <text:p>0.31</text:p>
          </table:table-cell>
          <table:covered-table-cell table:number-columns-repeated="3" table:style-name="ce2"/>
          <table:table-cell table:style-name="ce4" office:value-type="float" office:value="1" calcext:value-type="float">
            <text:p>1</text:p>
          </table:table-cell>
          <table:table-cell table:style-name="ce44" office:value-type="float" office:value="64.5" calcext:value-type="float">
            <text:p>64.5</text:p>
          </table:table-cell>
          <table:covered-table-cell table:number-columns-repeated="2" table:style-name="ce2"/>
          <table:table-cell table:style-name="ce25" office:value-type="float" office:value="216.7451" calcext:value-type="float">
            <text:p>216.75</text:p>
          </table:table-cell>
          <table:covered-table-cell table:number-columns-repeated="2" table:style-name="ce2"/>
          <table:table-cell table:style-name="ce25" table:formula="of:=SUM((([.P5]/3600)*1*[.G42])+((64.5/3600)*8*[.G44])+((152.25/3600)*7*[.G44]))" office:value-type="float" office:value="0.197651962" calcext:value-type="float">
            <text:p>0.20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213.8909" calcext:value-type="float">
            <text:p>213.89</text:p>
          </table:table-cell>
          <table:covered-table-cell table:number-columns-repeated="2" table:style-name="ce3"/>
          <table:table-cell table:style-name="ce25" table:formula="of:=SUM((([.E6]/3600)*1*[.G42])+(([.E6]/3600)*8*[.G43]))" office:value-type="float" office:value="0.3094288353" calcext:value-type="float">
            <text:p>0.31</text:p>
          </table:table-cell>
          <table:covered-table-cell table:number-columns-repeated="3" table:style-name="ce3"/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covered-table-cell table:number-columns-repeated="2" table:style-name="ce3"/>
          <table:table-cell table:style-name="ce25" office:value-type="float" office:value="213.9852" calcext:value-type="float">
            <text:p>213.99</text:p>
          </table:table-cell>
          <table:covered-table-cell table:number-columns-repeated="2" table:style-name="ce3"/>
          <table:table-cell table:style-name="ce25" table:formula="of:=SUM((([.P6]/3600)*1*[.G42])+(([.P6]/3600)*8*[.G44]))" office:value-type="float" office:value="0.201146088" calcext:value-type="float">
            <text:p>0.20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₂</text:p>
          </table:table-cell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table-cell table:style-name="ce48" table:formula="of:=AVERAGE([.L7:.L9])" office:value-type="float" office:value="0" calcext:value-type="float" table:number-columns-spanned="1" table:number-rows-spanned="3">
            <text:p>0</text:p>
          </table:table-cell>
          <table:table-cell table:style-name="ce48" table:formula="of:=STDEV([.L7:.L9])" office:value-type="float" office:value="0" calcext:value-type="float" table:number-columns-spanned="1" table:number-rows-spanned="3">
            <text:p>0</text:p>
          </table:table-cell>
          <table:table-cell table:style-name="ce25" office:value-type="float" office:value="213.738" calcext:value-type="float">
            <text:p>213.74</text:p>
          </table:table-cell>
          <table:table-cell table:style-name="ce35" table:formula="of:=AVERAGE([.P7:.P9])" office:value-type="float" office:value="215.9429667" calcext:value-type="float" table:number-columns-spanned="1" table:number-rows-spanned="3">
            <text:p>215.94</text:p>
          </table:table-cell>
          <table:table-cell table:style-name="ce35" table:formula="of:=STDEV([.P7:.P9])" office:value-type="float" office:value="3.496867999" calcext:value-type="float" table:number-columns-spanned="1" table:number-rows-spanned="3">
            <text:p>3.50</text:p>
          </table:table-cell>
          <table:table-cell table:style-name="ce25" table:formula="of:=SUM((([.P7]/3600)*1*[.G42])+(([.P7]/3600)*8*[.G44]))" office:value-type="float" office:value="0.20091372" calcext:value-type="float">
            <text:p>0.20</text:p>
          </table:table-cell>
          <table:table-cell table:style-name="ce35" table:formula="of:=AVERAGE([.S7:.S9])" office:value-type="float" office:value="0.2029863887" calcext:value-type="float" table:number-columns-spanned="1" table:number-rows-spanned="3">
            <text:p>0.20</text:p>
          </table:table-cell>
          <table:table-cell table:style-name="ce45" table:formula="of:=STDEV([.S7:.S9])" office:value-type="float" office:value="0.003287055919" calcext:value-type="float" table:number-columns-spanned="1" table:number-rows-spanned="3">
            <text:p>0.003</text:p>
          </table:table-cell>
          <table:table-cell table:style-name="ce37" table:formula="of:=(ROUND([.Q7]-[.F4];2)/[.F4])*100" office:value-type="float" office:value="0.7652820764" calcext:value-type="float" table:number-columns-spanned="1" table:number-rows-spanned="3">
            <text:p>0.77</text:p>
          </table:table-cell>
          <table:table-cell table:style-name="ce37" table:formula="of:=(ROUND([.T7]-[.I4];2)/[.I4])*100" office:value-type="float" office:value="-35.4814945" calcext:value-type="float" table:number-columns-spanned="1" table:number-rows-spanned="3">
            <text:p>-35.48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covered-table-cell table:number-columns-repeated="2" table:style-name="ce2"/>
          <table:table-cell table:style-name="ce25" office:value-type="float" office:value="214.116" calcext:value-type="float">
            <text:p>214.12</text:p>
          </table:table-cell>
          <table:covered-table-cell table:number-columns-repeated="2" table:style-name="ce2"/>
          <table:table-cell table:style-name="ce25" table:formula="of:=SUM((([.P8]/3600)*1*[.G42])+(([.P8]/3600)*8*[.G44]))" office:value-type="float" office:value="0.20126904" calcext:value-type="float">
            <text:p>0.20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covered-table-cell table:number-columns-repeated="2" table:style-name="ce3"/>
          <table:table-cell table:style-name="ce25" office:value-type="float" office:value="219.9749" calcext:value-type="float">
            <text:p>219.97</text:p>
          </table:table-cell>
          <table:covered-table-cell table:number-columns-repeated="2" table:style-name="ce3"/>
          <table:table-cell table:style-name="ce25" table:formula="of:=SUM((([.P9]/3600)*1*[.G42])+(([.P9]/3600)*8*[.G44]))" office:value-type="float" office:value="0.206776406" calcext:value-type="float">
            <text:p>0.21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₃</text:p>
          </table:table-cell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table-cell table:style-name="ce35" table:formula="of:=AVERAGE([.L10:.L12])" office:value-type="float" office:value="0.6666666667" calcext:value-type="float" table:number-columns-spanned="1" table:number-rows-spanned="3">
            <text:p>0.67</text:p>
          </table:table-cell>
          <table:table-cell table:style-name="ce35" table:formula="of:=STDEV([.L10:.L12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217.4779" calcext:value-type="float">
            <text:p>217.48</text:p>
          </table:table-cell>
          <table:table-cell table:style-name="ce35" table:formula="of:=AVERAGE([.P10:.P12])" office:value-type="float" office:value="216.2078" calcext:value-type="float" table:number-columns-spanned="1" table:number-rows-spanned="3">
            <text:p>216.21</text:p>
          </table:table-cell>
          <table:table-cell table:style-name="ce35" table:formula="of:=STDEV([.P10:.P12])" office:value-type="float" office:value="1.146340975" calcext:value-type="float" table:number-columns-spanned="1" table:number-rows-spanned="3">
            <text:p>1.15</text:p>
          </table:table-cell>
          <table:table-cell table:style-name="ce25" table:formula="of:=SUM((([.P10]/3600)*1*[.G42])+(([.P10]/3600)*8*[.G44]))" office:value-type="float" office:value="0.204429226" calcext:value-type="float">
            <text:p>0.20</text:p>
          </table:table-cell>
          <table:table-cell table:style-name="ce35" table:formula="of:=AVERAGE([.S10:.S12])" office:value-type="float" office:value="0.1996604787" calcext:value-type="float" table:number-columns-spanned="1" table:number-rows-spanned="3">
            <text:p>0.20</text:p>
          </table:table-cell>
          <table:table-cell table:style-name="ce45" table:formula="of:=STDEV([.S10:.S12])" office:value-type="float" office:value="0.004891658909" calcext:value-type="float" table:number-columns-spanned="1" table:number-rows-spanned="3">
            <text:p>0.005</text:p>
          </table:table-cell>
          <table:table-cell table:style-name="ce37" table:formula="of:=(ROUND([.Q10]-[.F4];2)/[.F4])*100" office:value-type="float" office:value="0.8912736378" calcext:value-type="float" table:number-columns-spanned="1" table:number-rows-spanned="3">
            <text:p>0.89</text:p>
          </table:table-cell>
          <table:table-cell table:style-name="ce37" table:formula="of:=(ROUND([.T10]-[.I4];2)/[.I4])*100" office:value-type="float" office:value="-35.4814945" calcext:value-type="float" table:number-columns-spanned="1" table:number-rows-spanned="3">
            <text:p>-35.48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4" office:value-type="float" office:value="23.24" calcext:value-type="float">
            <text:p>23.24</text:p>
          </table:table-cell>
          <table:covered-table-cell table:number-columns-repeated="2" table:style-name="ce2"/>
          <table:table-cell table:style-name="ce25" office:value-type="float" office:value="215.2499" calcext:value-type="float">
            <text:p>215.25</text:p>
          </table:table-cell>
          <table:covered-table-cell table:number-columns-repeated="2" table:style-name="ce2"/>
          <table:table-cell table:style-name="ce25" table:formula="of:=SUM((([.P11]/3600)*1*[.G42])+((23.24/3600)*8*[.G44])+((192.01/3600)*7*[.G44]))" office:value-type="float" office:value="0.194654538" calcext:value-type="float">
            <text:p>0.19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3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1" calcext:value-type="float">
            <text:p>1</text:p>
          </table:table-cell>
          <table:table-cell table:style-name="ce44" office:value-type="float" office:value="139.76" calcext:value-type="float">
            <text:p>139.76</text:p>
          </table:table-cell>
          <table:covered-table-cell table:number-columns-repeated="2" table:style-name="ce3"/>
          <table:table-cell table:style-name="ce25" office:value-type="float" office:value="215.8956" calcext:value-type="float">
            <text:p>215.90</text:p>
          </table:table-cell>
          <table:covered-table-cell table:number-columns-repeated="2" table:style-name="ce3"/>
          <table:table-cell table:style-name="ce25" table:formula="of:=SUM((([.P12]/3600)*1*[.G42])+((139.76/3600)*8*[.G44])+((76.14/3600)*7*[.G44]))" office:value-type="float" office:value="0.199897672" calcext:value-type="float">
            <text:p>0.20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4" office:value-type="float" office:value="128" calcext:value-type="float" table:number-columns-spanned="1" table:number-rows-spanned="9">
            <text:p>128</text:p>
          </table:table-cell>
          <table:table-cell table:style-name="ce4" table:formula="of:=([.A13]*([.A13]-1)/2)" office:value-type="float" office:value="8128" calcext:value-type="float" table:number-columns-spanned="1" table:number-rows-spanned="9">
            <text:p>8128</text:p>
          </table:table-cell>
          <table:table-cell table:style-name="ce4" table:formula="of:=(2*[.B13])" office:value-type="float" office:value="16256" calcext:value-type="float" table:number-columns-spanned="1" table:number-rows-spanned="9">
            <text:p>16256</text:p>
          </table:table-cell>
          <table:table-cell table:style-name="ce4" table:formula="of:=(1*[.B13])" office:value-type="float" office:value="8128" calcext:value-type="float" table:number-columns-spanned="1" table:number-rows-spanned="9">
            <text:p>8128</text:p>
          </table:table-cell>
          <table:table-cell table:style-name="ce25" office:value-type="float" office:value="813.9531" calcext:value-type="float">
            <text:p>813.95</text:p>
          </table:table-cell>
          <table:table-cell table:style-name="ce35" table:formula="of:=AVERAGE([.E13:.E15])" office:value-type="float" office:value="812.8328" calcext:value-type="float" table:number-columns-spanned="1" table:number-rows-spanned="3">
            <text:p>812.83</text:p>
          </table:table-cell>
          <table:table-cell table:style-name="ce35" table:formula="of:=STDEV([.E13:.E15])" office:value-type="float" office:value="1.226266313" calcext:value-type="float" table:number-columns-spanned="1" table:number-rows-spanned="3">
            <text:p>1.23</text:p>
          </table:table-cell>
          <table:table-cell table:style-name="ce25" table:formula="of:=SUM((([.E13]/3600)*1*[.G42])+(([.E13]/3600)*8*[.G43]))" office:value-type="float" office:value="1.177518818" calcext:value-type="float">
            <text:p>1.18</text:p>
          </table:table-cell>
          <table:table-cell table:style-name="ce35" table:formula="of:=AVERAGE([.H13:.H15])" office:value-type="float" office:value="1.175898117" calcext:value-type="float" table:number-columns-spanned="1" table:number-rows-spanned="3">
            <text:p>1.18</text:p>
          </table:table-cell>
          <table:table-cell table:style-name="ce45" table:formula="of:=STDEV([.H13:.H15])" office:value-type="float" office:value="0.001773998599" calcext:value-type="float" table:number-columns-spanned="1" table:number-rows-spanned="3">
            <text:p>0.002</text:p>
          </table:table-cell>
          <table:table-cell table:style-name="ce46" office:value-type="string" calcext:value-type="string" table:number-columns-spanned="1" table:number-rows-spanned="3">
            <text:p>RS₁</text:p>
          </table:table-cell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table-cell table:style-name="ce48" table:formula="of:=AVERAGE([.L13:.L15])" office:value-type="float" office:value="0" calcext:value-type="float" table:number-columns-spanned="1" table:number-rows-spanned="3">
            <text:p>0</text:p>
          </table:table-cell>
          <table:table-cell table:style-name="ce48" table:formula="of:=STDEV([.L13:.L15])" office:value-type="float" office:value="0" calcext:value-type="float" table:number-columns-spanned="1" table:number-rows-spanned="3">
            <text:p>0</text:p>
          </table:table-cell>
          <table:table-cell table:style-name="ce25" office:value-type="float" office:value="820.2271" calcext:value-type="float">
            <text:p>820.23</text:p>
          </table:table-cell>
          <table:table-cell table:style-name="ce35" table:formula="of:=AVERAGE([.P13:.P15])" office:value-type="float" office:value="816.3057667" calcext:value-type="float" table:number-columns-spanned="1" table:number-rows-spanned="3">
            <text:p>816.31</text:p>
          </table:table-cell>
          <table:table-cell table:style-name="ce35" table:formula="of:=STDEV([.P13:.P15])" office:value-type="float" office:value="3.809424803" calcext:value-type="float" table:number-columns-spanned="1" table:number-rows-spanned="3">
            <text:p>3.81</text:p>
          </table:table-cell>
          <table:table-cell table:style-name="ce25" table:formula="of:=SUM((([.P13]/3600)*1*[.G42])+(([.P13]/3600)*8*[.G44]))" office:value-type="float" office:value="0.771013474" calcext:value-type="float">
            <text:p>0.77</text:p>
          </table:table-cell>
          <table:table-cell table:style-name="ce35" table:formula="of:=AVERAGE([.S13:.S15])" office:value-type="float" office:value="0.7673274207" calcext:value-type="float" table:number-columns-spanned="1" table:number-rows-spanned="3">
            <text:p>0.77</text:p>
          </table:table-cell>
          <table:table-cell table:style-name="ce45" table:formula="of:=STDEV([.S13:.S15])" office:value-type="float" office:value="0.003580859315" calcext:value-type="float" table:number-columns-spanned="1" table:number-rows-spanned="3">
            <text:p>0.004</text:p>
          </table:table-cell>
          <table:table-cell table:style-name="ce37" table:formula="of:=(ROUND([.Q13]-[.F13];2)/[.F13])*100" office:value-type="float" office:value="0.426902064" calcext:value-type="float" table:number-columns-spanned="1" table:number-rows-spanned="3">
            <text:p>0.43</text:p>
          </table:table-cell>
          <table:table-cell table:style-name="ce37" table:formula="of:=(ROUND([.T13]-[.I13];2)/[.I13])*100" office:value-type="float" office:value="-34.86696628" calcext:value-type="float" table:number-columns-spanned="1" table:number-rows-spanned="3">
            <text:p>-34.87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813.0226" calcext:value-type="float">
            <text:p>813.02</text:p>
          </table:table-cell>
          <table:covered-table-cell table:number-columns-repeated="2" table:style-name="ce2"/>
          <table:table-cell table:style-name="ce25" table:formula="of:=SUM((([.E14]/3600)*1*[.G42])+(([.E14]/3600)*8*[.G43]))" office:value-type="float" office:value="1.176172695" calcext:value-type="float">
            <text:p>1.18</text:p>
          </table:table-cell>
          <table:covered-table-cell table:number-columns-repeated="3" table:style-name="ce2"/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covered-table-cell table:number-columns-repeated="2" table:style-name="ce2"/>
          <table:table-cell table:style-name="ce25" office:value-type="float" office:value="816.0711" calcext:value-type="float">
            <text:p>816.07</text:p>
          </table:table-cell>
          <table:covered-table-cell table:number-columns-repeated="2" table:style-name="ce2"/>
          <table:table-cell table:style-name="ce25" table:formula="of:=SUM((([.P14]/3600)*1*[.G42])+(([.P14]/3600)*8*[.G44]))" office:value-type="float" office:value="0.767106834" calcext:value-type="float">
            <text:p>0.77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811.5227" calcext:value-type="float">
            <text:p>811.52</text:p>
          </table:table-cell>
          <table:covered-table-cell table:number-columns-repeated="2" table:style-name="ce3"/>
          <table:table-cell table:style-name="ce25" table:formula="of:=SUM((([.E15]/3600)*1*[.G42])+(([.E15]/3600)*8*[.G43]))" office:value-type="float" office:value="1.174002839" calcext:value-type="float">
            <text:p>1.17</text:p>
          </table:table-cell>
          <table:covered-table-cell table:number-columns-repeated="3" table:style-name="ce3"/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covered-table-cell table:number-columns-repeated="2" table:style-name="ce3"/>
          <table:table-cell table:style-name="ce25" office:value-type="float" office:value="812.6191" calcext:value-type="float">
            <text:p>812.62</text:p>
          </table:table-cell>
          <table:covered-table-cell table:number-columns-repeated="2" table:style-name="ce3"/>
          <table:table-cell table:style-name="ce25" table:formula="of:=SUM((([.P15]/3600)*1*[.G42])+(([.P15]/3600)*8*[.G44]))" office:value-type="float" office:value="0.763861954" calcext:value-type="float">
            <text:p>0.76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₂</text:p>
          </table:table-cell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table-cell table:style-name="ce48" table:formula="of:=AVERAGE([.L16:.L18])" office:value-type="float" office:value="1" calcext:value-type="float" table:number-columns-spanned="1" table:number-rows-spanned="3">
            <text:p>1</text:p>
          </table:table-cell>
          <table:table-cell table:style-name="ce48" table:formula="of:=STDEV([.L16:.L18])" office:value-type="float" office:value="1" calcext:value-type="float" table:number-columns-spanned="1" table:number-rows-spanned="3">
            <text:p>1</text:p>
          </table:table-cell>
          <table:table-cell table:style-name="ce25" office:value-type="float" office:value="813.0555" calcext:value-type="float">
            <text:p>813.06</text:p>
          </table:table-cell>
          <table:table-cell table:style-name="ce35" table:formula="of:=AVERAGE([.P16:.P18])" office:value-type="float" office:value="821.8367" calcext:value-type="float" table:number-columns-spanned="1" table:number-rows-spanned="3">
            <text:p>821.84</text:p>
          </table:table-cell>
          <table:table-cell table:style-name="ce35" table:formula="of:=STDEV([.P16:.P18])" office:value-type="float" office:value="10.40381013" calcext:value-type="float" table:number-columns-spanned="1" table:number-rows-spanned="3">
            <text:p>10.40</text:p>
          </table:table-cell>
          <table:table-cell table:style-name="ce25" table:formula="of:=SUM((([.P16]/3600)*1*[.G42])+(([.P16]/3600)*8*[.G44]))" office:value-type="float" office:value="0.76427217" calcext:value-type="float">
            <text:p>0.76</text:p>
          </table:table-cell>
          <table:table-cell table:style-name="ce35" table:formula="of:=AVERAGE([.S16:.S18])" office:value-type="float" office:value="0.7495481407" calcext:value-type="float" table:number-columns-spanned="1" table:number-rows-spanned="3">
            <text:p>0.75</text:p>
          </table:table-cell>
          <table:table-cell table:style-name="ce45" table:formula="of:=STDEV([.S16:.S18])" office:value-type="float" office:value="0.03429350341" calcext:value-type="float" table:number-columns-spanned="1" table:number-rows-spanned="3">
            <text:p>0.034</text:p>
          </table:table-cell>
          <table:table-cell table:style-name="ce37" table:formula="of:=(ROUND([.Q16]-[.F13];2)/[.F13])*100" office:value-type="float" office:value="1.107238783" calcext:value-type="float" table:number-columns-spanned="1" table:number-rows-spanned="3">
            <text:p>1.11</text:p>
          </table:table-cell>
          <table:table-cell table:style-name="ce37" table:formula="of:=(ROUND([.T16]-[.I13];2)/[.I13])*100" office:value-type="float" office:value="-36.5677939" calcext:value-type="float" table:number-columns-spanned="1" table:number-rows-spanned="3">
            <text:p>-36.57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4" office:value-type="float" office:value="600.64" calcext:value-type="float">
            <text:p>600.64</text:p>
          </table:table-cell>
          <table:covered-table-cell table:number-columns-repeated="2" table:style-name="ce2"/>
          <table:table-cell table:style-name="ce25" office:value-type="float" office:value="833.3271" calcext:value-type="float">
            <text:p>833.33</text:p>
          </table:table-cell>
          <table:covered-table-cell table:number-columns-repeated="2" table:style-name="ce2"/>
          <table:table-cell table:style-name="ce25" table:formula="of:=SUM((([.P17]/3600)*1*[.G42])+((600.64/3600)*8*[.G44])+((232.69/3600)*7*[.G44]))" office:value-type="float" office:value="0.774020802" calcext:value-type="float">
            <text:p>0.77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57.36; 90.17</text:p>
          </table:table-cell>
          <table:covered-table-cell table:number-columns-repeated="2" table:style-name="ce3"/>
          <table:table-cell table:style-name="ce25" office:value-type="float" office:value="819.1275" calcext:value-type="float">
            <text:p>819.13</text:p>
          </table:table-cell>
          <table:covered-table-cell table:number-columns-repeated="2" table:style-name="ce3"/>
          <table:table-cell table:style-name="ce25" table:formula="of:=SUM((([.P18]/3600)*1*[.G42])+((57.36/3600)*8*[.G44])+((32.81/3600)*7*[.G44])+((728.96/3600)*6*[.G44]))" office:value-type="float" office:value="0.71035145" calcext:value-type="float">
            <text:p>0.71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₃</text:p>
          </table:table-cell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table-cell table:style-name="ce35" table:formula="of:=AVERAGE([.L19:.L21])" office:value-type="float" office:value="0.3333333333" calcext:value-type="float" table:number-columns-spanned="1" table:number-rows-spanned="3">
            <text:p>0.33</text:p>
          </table:table-cell>
          <table:table-cell table:style-name="ce35" table:formula="of:=STDEV([.L19:.L21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813.3965" calcext:value-type="float">
            <text:p>813.40</text:p>
          </table:table-cell>
          <table:table-cell table:style-name="ce35" table:formula="of:=AVERAGE([.P19:.P21])" office:value-type="float" office:value="814.212" calcext:value-type="float" table:number-columns-spanned="1" table:number-rows-spanned="3">
            <text:p>814.21</text:p>
          </table:table-cell>
          <table:table-cell table:style-name="ce35" table:formula="of:=STDEV([.P19:.P21])" office:value-type="float" office:value="1.469840158" calcext:value-type="float" table:number-columns-spanned="1" table:number-rows-spanned="3">
            <text:p>1.47</text:p>
          </table:table-cell>
          <table:table-cell table:style-name="ce25" table:formula="of:=SUM((([.P19]/3600)*1*[.G42])+(([.P19]/3600)*8*[.G44]))" office:value-type="float" office:value="0.76459271" calcext:value-type="float">
            <text:p>0.76</text:p>
          </table:table-cell>
          <table:table-cell table:style-name="ce35" table:formula="of:=AVERAGE([.S19:.S21])" office:value-type="float" office:value="0.7551284747" calcext:value-type="float" table:number-columns-spanned="1" table:number-rows-spanned="3">
            <text:p>0.76</text:p>
          </table:table-cell>
          <table:table-cell table:style-name="ce45" table:formula="of:=STDEV([.S19:.S21])" office:value-type="float" office:value="0.01633900032" calcext:value-type="float" table:number-columns-spanned="1" table:number-rows-spanned="3">
            <text:p>0.016</text:p>
          </table:table-cell>
          <table:table-cell table:style-name="ce37" table:formula="of:=(ROUND([.Q19]-[.F13];2)/[.F13])*100" office:value-type="float" office:value="0.1697766133" calcext:value-type="float" table:number-columns-spanned="1" table:number-rows-spanned="3">
            <text:p>0.17</text:p>
          </table:table-cell>
          <table:table-cell table:style-name="ce37" table:formula="of:=(ROUND([.T19]-[.I13];2)/[.I13])*100" office:value-type="float" office:value="-35.71738009" calcext:value-type="float" table:number-columns-spanned="1" table:number-rows-spanned="3">
            <text:p>-35.72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0" calcext:value-type="float">
            <text:p>0</text:p>
          </table:table-cell>
          <table:table-cell table:style-name="ce44" office:value-type="string" calcext:value-type="string">
            <text:p>--------------------------------------------------------------------------------------------</text:p>
          </table:table-cell>
          <table:covered-table-cell table:number-columns-repeated="2" table:style-name="ce2"/>
          <table:table-cell table:style-name="ce25" office:value-type="float" office:value="813.3307" calcext:value-type="float">
            <text:p>813.33</text:p>
          </table:table-cell>
          <table:covered-table-cell table:number-columns-repeated="2" table:style-name="ce2"/>
          <table:table-cell table:style-name="ce25" table:formula="of:=SUM((([.P20]/3600)*1*[.G42])+(([.P20]/3600)*8*[.G44]))" office:value-type="float" office:value="0.764530858" calcext:value-type="float">
            <text:p>0.76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3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1" calcext:value-type="float">
            <text:p>1</text:p>
          </table:table-cell>
          <table:table-cell table:style-name="ce44" office:value-type="float" office:value="48.59" calcext:value-type="float">
            <text:p>48.59</text:p>
          </table:table-cell>
          <table:covered-table-cell table:number-columns-repeated="2" table:style-name="ce3"/>
          <table:table-cell table:style-name="ce25" office:value-type="float" office:value="815.9088" calcext:value-type="float">
            <text:p>815.91</text:p>
          </table:table-cell>
          <table:covered-table-cell table:number-columns-repeated="2" table:style-name="ce3"/>
          <table:table-cell table:style-name="ce25" table:formula="of:=SUM((([.P21]/3600)*1*[.G42])+((48.59/3600)*8*[.G44])+((767.32/3600)*7*[.G44]))" office:value-type="float" office:value="0.736261856" calcext:value-type="float">
            <text:p>0.74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4" office:value-type="float" office:value="256" calcext:value-type="float" table:number-columns-spanned="1" table:number-rows-spanned="9">
            <text:p>256</text:p>
          </table:table-cell>
          <table:table-cell table:style-name="ce4" table:formula="of:=([.A22]*([.A22]-1)/2)" office:value-type="float" office:value="32640" calcext:value-type="float" table:number-columns-spanned="1" table:number-rows-spanned="9">
            <text:p>32640</text:p>
          </table:table-cell>
          <table:table-cell table:style-name="ce4" table:formula="of:=(2*[.B22])" office:value-type="float" office:value="65280" calcext:value-type="float" table:number-columns-spanned="1" table:number-rows-spanned="9">
            <text:p>65280</text:p>
          </table:table-cell>
          <table:table-cell table:style-name="ce4" table:formula="of:=(1*[.B22])" office:value-type="float" office:value="32640" calcext:value-type="float" table:number-columns-spanned="1" table:number-rows-spanned="9">
            <text:p>32640</text:p>
          </table:table-cell>
          <table:table-cell table:style-name="ce25" office:value-type="float" office:value="3218.6338" calcext:value-type="float">
            <text:p>3218.63</text:p>
          </table:table-cell>
          <table:table-cell table:style-name="ce35" table:formula="of:=AVERAGE([.E22:.E24])" office:value-type="float" office:value="3220.958933" calcext:value-type="float" table:number-columns-spanned="1" table:number-rows-spanned="3">
            <text:p>3220.96</text:p>
          </table:table-cell>
          <table:table-cell table:style-name="ce35" table:formula="of:=STDEV([.E22:.E24])" office:value-type="float" office:value="3.690206163" calcext:value-type="float" table:number-columns-spanned="1" table:number-rows-spanned="3">
            <text:p>3.69</text:p>
          </table:table-cell>
          <table:table-cell table:style-name="ce25" table:formula="of:=SUM((([.E22]/3600)*1*[.G42])+(([.E22]/3600)*8*[.G43]))" office:value-type="float" office:value="4.656290231" calcext:value-type="float">
            <text:p>4.66</text:p>
          </table:table-cell>
          <table:table-cell table:style-name="ce35" table:formula="of:=AVERAGE([.H22:.H24])" office:value-type="float" office:value="4.659653924" calcext:value-type="float" table:number-columns-spanned="1" table:number-rows-spanned="3">
            <text:p>4.66</text:p>
          </table:table-cell>
          <table:table-cell table:style-name="ce45" table:formula="of:=STDEV([.H22:.H24])" office:value-type="float" office:value="0.005338498249" calcext:value-type="float" table:number-columns-spanned="1" table:number-rows-spanned="3">
            <text:p>0.005</text:p>
          </table:table-cell>
          <table:table-cell table:style-name="ce46" office:value-type="string" calcext:value-type="string" table:number-columns-spanned="1" table:number-rows-spanned="3">
            <text:p>RS₁</text:p>
          </table:table-cell>
          <table:table-cell table:style-name="ce4" office:value-type="float" office:value="1" calcext:value-type="float">
            <text:p>1</text:p>
          </table:table-cell>
          <table:table-cell table:style-name="ce44" office:value-type="float" office:value="2865.46" calcext:value-type="float">
            <text:p>2865.46</text:p>
          </table:table-cell>
          <table:table-cell table:style-name="ce48" table:formula="of:=AVERAGE([.L22:.L24])" office:value-type="float" office:value="1" calcext:value-type="float" table:number-columns-spanned="1" table:number-rows-spanned="3">
            <text:p>1</text:p>
          </table:table-cell>
          <table:table-cell table:style-name="ce48" table:formula="of:=STDEV([.L22:.L24])" office:value-type="float" office:value="0" calcext:value-type="float" table:number-columns-spanned="1" table:number-rows-spanned="3">
            <text:p>0</text:p>
          </table:table-cell>
          <table:table-cell table:style-name="ce25" office:value-type="float" office:value="3250.9335" calcext:value-type="float">
            <text:p>3250.93</text:p>
          </table:table-cell>
          <table:table-cell table:style-name="ce35" table:formula="of:=AVERAGE([.P22:.P24])" office:value-type="float" office:value="3259.0365" calcext:value-type="float" table:number-columns-spanned="1" table:number-rows-spanned="3">
            <text:p>3259.04</text:p>
          </table:table-cell>
          <table:table-cell table:style-name="ce35" table:formula="of:=STDEV([.P22:.P24])" office:value-type="float" office:value="40.93270929" calcext:value-type="float" table:number-columns-spanned="1" table:number-rows-spanned="3">
            <text:p>40.93</text:p>
          </table:table-cell>
          <table:table-cell table:style-name="ce25" table:formula="of:=SUM((([.P22]/3600)*1*[.G42])+((2865.46/3600)*8*[.G44])+((385.47/3600)*7*[.G44]))" office:value-type="float" office:value="3.04045757" calcext:value-type="float">
            <text:p>3.04</text:p>
          </table:table-cell>
          <table:table-cell table:style-name="ce35" table:formula="of:=AVERAGE([.S22:.S24])" office:value-type="float" office:value="3.004420097" calcext:value-type="float" table:number-columns-spanned="1" table:number-rows-spanned="3">
            <text:p>3.00</text:p>
          </table:table-cell>
          <table:table-cell table:style-name="ce45" table:formula="of:=STDEV([.S22:.S24])" office:value-type="float" office:value="0.08030923866" calcext:value-type="float" table:number-columns-spanned="1" table:number-rows-spanned="3">
            <text:p>0.080</text:p>
          </table:table-cell>
          <table:table-cell table:style-name="ce37" table:formula="of:=(ROUND([.Q22]-[.F22];2)/[.F22])*100" office:value-type="float" office:value="1.182256613" calcext:value-type="float" table:number-columns-spanned="1" table:number-rows-spanned="3">
            <text:p>1.18</text:p>
          </table:table-cell>
          <table:table-cell table:style-name="ce37" table:formula="of:=(ROUND([.T22]-[.I22];2)/[.I22])*100" office:value-type="float" office:value="-35.6249633" calcext:value-type="float" table:number-columns-spanned="1" table:number-rows-spanned="3">
            <text:p>-35.62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3219.0291" calcext:value-type="float">
            <text:p>3219.03</text:p>
          </table:table-cell>
          <table:covered-table-cell table:number-columns-repeated="2" table:style-name="ce2"/>
          <table:table-cell table:style-name="ce25" table:formula="of:=SUM((([.E23]/3600)*1*[.G42])+(([.E23]/3600)*8*[.G43]))" office:value-type="float" office:value="4.656862098" calcext:value-type="float">
            <text:p>4.66</text:p>
          </table:table-cell>
          <table:covered-table-cell table:number-columns-repeated="3" table:style-name="ce2"/>
          <table:table-cell table:style-name="ce4" office:value-type="float" office:value="1" calcext:value-type="float">
            <text:p>1</text:p>
          </table:table-cell>
          <table:table-cell table:style-name="ce44" office:value-type="float" office:value="297.99" calcext:value-type="float">
            <text:p>297.99</text:p>
          </table:table-cell>
          <table:covered-table-cell table:number-columns-repeated="2" table:style-name="ce2"/>
          <table:table-cell table:style-name="ce25" office:value-type="float" office:value="3222.7613" calcext:value-type="float">
            <text:p>3222.76</text:p>
          </table:table-cell>
          <table:covered-table-cell table:number-columns-repeated="2" table:style-name="ce2"/>
          <table:table-cell table:style-name="ce25" table:formula="of:=SUM((([.P23]/3600)*1*[.G42])+((297.99/3600)*8*[.G44])+((2924.77/3600)*7*[.G44]))" office:value-type="float" office:value="2.912404406" calcext:value-type="float">
            <text:p>2.91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3225.2139" calcext:value-type="float">
            <text:p>3225.21</text:p>
          </table:table-cell>
          <table:covered-table-cell table:number-columns-repeated="2" table:style-name="ce3"/>
          <table:table-cell table:style-name="ce25" table:formula="of:=SUM((([.E24]/3600)*1*[.G42])+(([.E24]/3600)*8*[.G43]))" office:value-type="float" office:value="4.665809442" calcext:value-type="float">
            <text:p>4.67</text:p>
          </table:table-cell>
          <table:covered-table-cell table:number-columns-repeated="3" table:style-name="ce3"/>
          <table:table-cell table:style-name="ce4" office:value-type="float" office:value="1" calcext:value-type="float">
            <text:p>1</text:p>
          </table:table-cell>
          <table:table-cell table:style-name="ce44" office:value-type="float" office:value="2183.16" calcext:value-type="float">
            <text:p>2183.16</text:p>
          </table:table-cell>
          <table:covered-table-cell table:number-columns-repeated="2" table:style-name="ce3"/>
          <table:table-cell table:style-name="ce25" office:value-type="float" office:value="3303.4147" calcext:value-type="float">
            <text:p>3303.41</text:p>
          </table:table-cell>
          <table:covered-table-cell table:number-columns-repeated="2" table:style-name="ce3"/>
          <table:table-cell table:style-name="ce25" table:formula="of:=SUM((([.P24]/3600)*1*[.G42])+((2183.16/3600)*8*[.G44])+((1120.25/3600)*7*[.G44]))" office:value-type="float" office:value="3.060398314" calcext:value-type="float">
            <text:p>3.06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₂</text:p>
          </table:table-cell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412.3; 1943.0</text:p>
          </table:table-cell>
          <table:table-cell table:style-name="ce35" table:formula="of:=AVERAGE([.L25:.L27])" office:value-type="float" office:value="2.333333333" calcext:value-type="float" table:number-columns-spanned="1" table:number-rows-spanned="3">
            <text:p>2.33</text:p>
          </table:table-cell>
          <table:table-cell table:style-name="ce35" table:formula="of:=STDEV([.L25:.L27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3664.5714" calcext:value-type="float">
            <text:p>3664.57</text:p>
          </table:table-cell>
          <table:table-cell table:style-name="ce35" table:formula="of:=AVERAGE([.P25:.P27])" office:value-type="float" office:value="3684.087067" calcext:value-type="float" table:number-columns-spanned="1" table:number-rows-spanned="3">
            <text:p>3684.09</text:p>
          </table:table-cell>
          <table:table-cell table:style-name="ce35" table:formula="of:=STDEV([.P25:.P27])" office:value-type="float" office:value="45.39559213" calcext:value-type="float" table:number-columns-spanned="1" table:number-rows-spanned="3">
            <text:p>45.40</text:p>
          </table:table-cell>
          <table:table-cell table:style-name="ce25" table:formula="of:=SUM((([.P25]/3600)*1*[.G42])+((412.3/3600)*8*[.G44])+((1530.7/3600)*7*[.G44])+((1721.57/3600)*6*[.G44]))" office:value-type="float" office:value="3.245743068" calcext:value-type="float">
            <text:p>3.25</text:p>
          </table:table-cell>
          <table:table-cell table:style-name="ce35" table:formula="of:=AVERAGE([.S25:.S27])" office:value-type="float" office:value="3.302689048" calcext:value-type="float" table:number-columns-spanned="1" table:number-rows-spanned="3">
            <text:p>3.30</text:p>
          </table:table-cell>
          <table:table-cell table:style-name="ce45" table:formula="of:=STDEV([.S25:.S27])" office:value-type="float" office:value="0.05261974492" calcext:value-type="float" table:number-columns-spanned="1" table:number-rows-spanned="3">
            <text:p>0.053</text:p>
          </table:table-cell>
          <table:table-cell table:style-name="ce37" table:formula="of:=(ROUND([.Q25]-[.F22];2)/[.F22])*100" office:value-type="float" office:value="14.37863722" calcext:value-type="float" table:number-columns-spanned="1" table:number-rows-spanned="3">
            <text:p>14.38</text:p>
          </table:table-cell>
          <table:table-cell table:style-name="ce37" table:formula="of:=(ROUND([.T25]-[.I22];2)/[.I22])*100" office:value-type="float" office:value="-29.18671692" calcext:value-type="float" table:number-columns-spanned="1" table:number-rows-spanned="3">
            <text:p>-29.19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535.24; 1961.55</text:p>
          </table:table-cell>
          <table:covered-table-cell table:number-columns-repeated="2" table:style-name="ce2"/>
          <table:table-cell table:style-name="ce25" office:value-type="float" office:value="3735.977" calcext:value-type="float">
            <text:p>3735.98</text:p>
          </table:table-cell>
          <table:covered-table-cell table:number-columns-repeated="2" table:style-name="ce2"/>
          <table:table-cell table:style-name="ce25" table:formula="of:=SUM((([.P26]/3600)*1*[.G42])+((535.24/3600)*8*[.G44])+((1426.31/3600)*7*[.G44])+((1774.43/3600)*6*[.G44]))" office:value-type="float" office:value="3.31281254" calcext:value-type="float">
            <text:p>3.31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1843.84; 3409.01; 3624.84</text:p>
          </table:table-cell>
          <table:covered-table-cell table:number-columns-repeated="2" table:style-name="ce3"/>
          <table:table-cell table:style-name="ce25" office:value-type="float" office:value="3651.7128" calcext:value-type="float">
            <text:p>3651.71</text:p>
          </table:table-cell>
          <table:covered-table-cell table:number-columns-repeated="2" table:style-name="ce3"/>
          <table:table-cell table:style-name="ce25" table:formula="of:=SUM((([.P27]/3600)*1*[.G42])+((1843.84/3600)*8*[.G44])+((1565.17/3600)*7*[.G44])+((215.83/3600)*6*[.G44])+((26.87/3600)*5*[.G44]))" office:value-type="float" office:value="3.349511536" calcext:value-type="float">
            <text:p>3.35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₃</text:p>
          </table:table-cell>
          <table:table-cell table:style-name="ce4" office:value-type="float" office:value="4" calcext:value-type="float">
            <text:p>4</text:p>
          </table:table-cell>
          <table:table-cell table:style-name="ce44" office:value-type="string" calcext:value-type="string">
            <text:p>1290.97; 2590.24; 2792.08; 3263.48</text:p>
          </table:table-cell>
          <table:table-cell table:style-name="ce35" table:formula="of:=AVERAGE([.L28:.L30])" office:value-type="float" office:value="3.333333333" calcext:value-type="float" table:number-columns-spanned="1" table:number-rows-spanned="3">
            <text:p>3.33</text:p>
          </table:table-cell>
          <table:table-cell table:style-name="ce35" table:formula="of:=STDEV([.L28:.L30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3649.4207" calcext:value-type="float">
            <text:p>3649.42</text:p>
          </table:table-cell>
          <table:table-cell table:style-name="ce35" table:formula="of:=AVERAGE([.P28:.P30])" office:value-type="float" office:value="3609.9815" calcext:value-type="float" table:number-columns-spanned="1" table:number-rows-spanned="3">
            <text:p>3609.98</text:p>
          </table:table-cell>
          <table:table-cell table:style-name="ce35" table:formula="of:=STDEV([.P28:.P30])" office:value-type="float" office:value="36.16185155" calcext:value-type="float" table:number-columns-spanned="1" table:number-rows-spanned="3">
            <text:p>36.16</text:p>
          </table:table-cell>
          <table:table-cell table:style-name="ce25" table:formula="of:=SUM((([.P28]/3600)*1*[.G42])+((1290.97/3600)*8*[.G44])+((1299.27/3600)*7*[.G44])+((201.84/3600)*6*[.G44])+((471.4/3600)*5*[.G44])+((385.94/3600)*4*[.G44]))" office:value-type="float" office:value="3.244018834" calcext:value-type="float">
            <text:p>3.24</text:p>
          </table:table-cell>
          <table:table-cell table:style-name="ce35" table:formula="of:=AVERAGE([.S28:.S30])" office:value-type="float" office:value="3.201086397" calcext:value-type="float" table:number-columns-spanned="1" table:number-rows-spanned="3">
            <text:p>3.20</text:p>
          </table:table-cell>
          <table:table-cell table:style-name="ce45" table:formula="of:=STDEV([.S28:.S30])" office:value-type="float" office:value="0.03981255899" calcext:value-type="float" table:number-columns-spanned="1" table:number-rows-spanned="3">
            <text:p>0.040</text:p>
          </table:table-cell>
          <table:table-cell table:style-name="ce37" table:formula="of:=(ROUND([.Q28]-[.F22];2)/[.F22])*100" office:value-type="float" office:value="12.07776963" calcext:value-type="float" table:number-columns-spanned="1" table:number-rows-spanned="3">
            <text:p>12.08</text:p>
          </table:table-cell>
          <table:table-cell table:style-name="ce37" table:formula="of:=(ROUND([.T28]-[.I22];2)/[.I22])*100" office:value-type="float" office:value="-31.33279904" calcext:value-type="float" table:number-columns-spanned="1" table:number-rows-spanned="3">
            <text:p>-31.33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1520.69; 2088.83; 2880.02</text:p>
          </table:table-cell>
          <table:covered-table-cell table:number-columns-repeated="2" table:style-name="ce2"/>
          <table:table-cell table:style-name="ce25" office:value-type="float" office:value="3578.3837" calcext:value-type="float">
            <text:p>3578.38</text:p>
          </table:table-cell>
          <table:covered-table-cell table:number-columns-repeated="2" table:style-name="ce2"/>
          <table:table-cell table:style-name="ce25" table:formula="of:=SUM((([.P29]/3600)*1*[.G42])+((1520.69/3600)*8*[.G44])+((568.14/3600)*7*[.G44])+((791.19/3600)*6*[.G44])+((698.36/3600)*5*[.G44]))" office:value-type="float" office:value="3.193855494" calcext:value-type="float">
            <text:p>3.19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3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928.65; 1461.18; 2900.92</text:p>
          </table:table-cell>
          <table:covered-table-cell table:number-columns-repeated="2" table:style-name="ce3"/>
          <table:table-cell table:style-name="ce25" office:value-type="float" office:value="3602.1401" calcext:value-type="float">
            <text:p>3602.14</text:p>
          </table:table-cell>
          <table:covered-table-cell table:number-columns-repeated="2" table:style-name="ce3"/>
          <table:table-cell table:style-name="ce25" table:formula="of:=SUM((([.P30]/3600)*1*[.G42])+((928.65/3600)*8*[.G44])+((532.53/3600)*7*[.G44])+((1439.74/3600)*6*[.G44])+((701.22/3600)*5*[.G44]))" office:value-type="float" office:value="3.165384862" calcext:value-type="float">
            <text:p>3.17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4" office:value-type="float" office:value="384" calcext:value-type="float" table:number-columns-spanned="1" table:number-rows-spanned="9">
            <text:p>384</text:p>
          </table:table-cell>
          <table:table-cell table:style-name="ce4" table:formula="of:=([.A31]*([.A31]-1)/2)" office:value-type="float" office:value="73536" calcext:value-type="float" table:number-columns-spanned="1" table:number-rows-spanned="9">
            <text:p>73536</text:p>
          </table:table-cell>
          <table:table-cell table:style-name="ce4" table:formula="of:=(2*[.B31])" office:value-type="float" office:value="147072" calcext:value-type="float" table:number-columns-spanned="1" table:number-rows-spanned="9">
            <text:p>147072</text:p>
          </table:table-cell>
          <table:table-cell table:style-name="ce4" table:formula="of:=(1*[.B31])" office:value-type="float" office:value="73536" calcext:value-type="float" table:number-columns-spanned="1" table:number-rows-spanned="9">
            <text:p>73536</text:p>
          </table:table-cell>
          <table:table-cell table:style-name="ce25" office:value-type="float" office:value="7187.8731" calcext:value-type="float">
            <text:p>7187.87</text:p>
          </table:table-cell>
          <table:table-cell table:style-name="ce35" table:formula="of:=AVERAGE([.E31:.E33])" office:value-type="float" office:value="7179.355067" calcext:value-type="float" table:number-columns-spanned="1" table:number-rows-spanned="3">
            <text:p>7179.36</text:p>
          </table:table-cell>
          <table:table-cell table:style-name="ce35" table:formula="of:=STDEV([.E31:.E33])" office:value-type="float" office:value="10.4877289" calcext:value-type="float" table:number-columns-spanned="1" table:number-rows-spanned="3">
            <text:p>10.49</text:p>
          </table:table-cell>
          <table:table-cell table:style-name="ce25" table:formula="of:=SUM((([.E31]/3600)*1*[.G42])+(([.E31]/3600)*8*[.G43]))" office:value-type="float" office:value="10.39845642" calcext:value-type="float">
            <text:p>10.40</text:p>
          </table:table-cell>
          <table:table-cell table:style-name="ce35" table:formula="of:=AVERAGE([.H31:.H33])" office:value-type="float" office:value="10.38613366" calcext:value-type="float" table:number-columns-spanned="1" table:number-rows-spanned="3">
            <text:p>10.39</text:p>
          </table:table-cell>
          <table:table-cell table:style-name="ce45" table:formula="of:=STDEV([.H31:.H33])" office:value-type="float" office:value="0.0151722478" calcext:value-type="float" table:number-columns-spanned="1" table:number-rows-spanned="3">
            <text:p>0.015</text:p>
          </table:table-cell>
          <table:table-cell table:style-name="ce46" office:value-type="string" calcext:value-type="string" table:number-columns-spanned="1" table:number-rows-spanned="3">
            <text:p>RS₁</text:p>
          </table:table-cell>
          <table:table-cell table:style-name="ce4" office:value-type="float" office:value="1" calcext:value-type="float">
            <text:p>1</text:p>
          </table:table-cell>
          <table:table-cell table:style-name="ce44" office:value-type="float" office:value="5736.57" calcext:value-type="float">
            <text:p>5736.57</text:p>
          </table:table-cell>
          <table:table-cell table:style-name="ce35" table:formula="of:=AVERAGE([.L31:.L33])" office:value-type="float" office:value="1.666666667" calcext:value-type="float" table:number-columns-spanned="1" table:number-rows-spanned="3">
            <text:p>1.67</text:p>
          </table:table-cell>
          <table:table-cell table:style-name="ce35" table:formula="of:=STDEV([.L31:.L33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7227.1579" calcext:value-type="float">
            <text:p>7227.16</text:p>
          </table:table-cell>
          <table:table-cell table:style-name="ce35" table:formula="of:=AVERAGE([.P31:.P33])" office:value-type="float" office:value="7241.685833" calcext:value-type="float" table:number-columns-spanned="1" table:number-rows-spanned="3">
            <text:p>7241.69</text:p>
          </table:table-cell>
          <table:table-cell table:style-name="ce35" table:formula="of:=STDEV([.P31:.P33])" office:value-type="float" office:value="16.73097885" calcext:value-type="float" table:number-columns-spanned="1" table:number-rows-spanned="3">
            <text:p>16.73</text:p>
          </table:table-cell>
          <table:table-cell table:style-name="ce25" table:formula="of:=SUM((([.P31]/3600)*1*[.G42])+((5736.57/3600)*8*[.G44])+((1490.59/3600)*7*[.G44]))" office:value-type="float" office:value="6.733905498" calcext:value-type="float">
            <text:p>6.73</text:p>
          </table:table-cell>
          <table:table-cell table:style-name="ce35" table:formula="of:=AVERAGE([.S31:.S33])" office:value-type="float" office:value="6.635148505" calcext:value-type="float" table:number-columns-spanned="1" table:number-rows-spanned="3">
            <text:p>6.64</text:p>
          </table:table-cell>
          <table:table-cell table:style-name="ce45" table:formula="of:=STDEV([.S31:.S33])" office:value-type="float" office:value="0.1266987867" calcext:value-type="float" table:number-columns-spanned="1" table:number-rows-spanned="3">
            <text:p>0.127</text:p>
          </table:table-cell>
          <table:table-cell table:style-name="ce37" table:formula="of:=(ROUND([.Q31]-[.F31];2)/[.F31])*100" office:value-type="float" office:value="0.868183833" calcext:value-type="float" table:number-columns-spanned="1" table:number-rows-spanned="3">
            <text:p>0.87</text:p>
          </table:table-cell>
          <table:table-cell table:style-name="ce37" table:formula="of:=(ROUND([.T31]-[.I31];2)/[.I31])*100" office:value-type="float" office:value="-36.10583227" calcext:value-type="float" table:number-columns-spanned="1" table:number-rows-spanned="3">
            <text:p>-36.11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7167.6412" calcext:value-type="float">
            <text:p>7167.64</text:p>
          </table:table-cell>
          <table:covered-table-cell table:number-columns-repeated="2" table:style-name="ce2"/>
          <table:table-cell table:style-name="ce25" table:formula="of:=SUM((([.E32]/3600)*1*[.G42])+(([.E32]/3600)*8*[.G43]))" office:value-type="float" office:value="10.3691876" calcext:value-type="float">
            <text:p>10.37</text:p>
          </table:table-cell>
          <table:covered-table-cell table:number-columns-repeated="3" table:style-name="ce2"/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2161.73; 4056.06</text:p>
          </table:table-cell>
          <table:covered-table-cell table:number-columns-repeated="2" table:style-name="ce2"/>
          <table:table-cell table:style-name="ce25" office:value-type="float" office:value="7259.9784" calcext:value-type="float">
            <text:p>7259.98</text:p>
          </table:table-cell>
          <table:covered-table-cell table:number-columns-repeated="2" table:style-name="ce2"/>
          <table:table-cell table:style-name="ce25" table:formula="of:=SUM((([.P32]/3600)*1*[.G42])+((2161.73/3600)*8*[.G44])+((1894.33/3600)*7*[.G44])+((3203.92/3600)*6*[.G44]))" office:value-type="float" office:value="6.492293408" calcext:value-type="float">
            <text:p>6.49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style-name="ce25" office:value-type="float" office:value="7182.5509" calcext:value-type="float">
            <text:p>7182.55</text:p>
          </table:table-cell>
          <table:covered-table-cell table:number-columns-repeated="2" table:style-name="ce3"/>
          <table:table-cell table:style-name="ce25" table:formula="of:=SUM((([.E33]/3600)*1*[.G42])+(([.E33]/3600)*8*[.G43]))" office:value-type="float" office:value="10.39075697" calcext:value-type="float">
            <text:p>10.39</text:p>
          </table:table-cell>
          <table:covered-table-cell table:number-columns-repeated="3" table:style-name="ce3"/>
          <table:table-cell table:style-name="ce4" office:value-type="float" office:value="2" calcext:value-type="float">
            <text:p>2</text:p>
          </table:table-cell>
          <table:table-cell table:style-name="ce44" office:value-type="string" calcext:value-type="string">
            <text:p>4989.77; 6034.21</text:p>
          </table:table-cell>
          <table:covered-table-cell table:number-columns-repeated="2" table:style-name="ce3"/>
          <table:table-cell table:style-name="ce25" office:value-type="float" office:value="7237.9212" calcext:value-type="float">
            <text:p>7237.92</text:p>
          </table:table-cell>
          <table:covered-table-cell table:number-columns-repeated="2" table:style-name="ce3"/>
          <table:table-cell table:style-name="ce25" table:formula="of:=SUM((([.P32]/3600)*1*[.G42])+((4989.77/3600)*8*[.G44])+((1044.44/3600)*7*[.G44])+((1203.71/3600)*6*[.G44]))" office:value-type="float" office:value="6.679246608" calcext:value-type="float">
            <text:p>6.68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₂</text:p>
          </table:table-cell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1025.16; 1912.21; 3591.97</text:p>
          </table:table-cell>
          <table:table-cell table:style-name="ce35" table:formula="of:=AVERAGE([.L34:.L36])" office:value-type="float" office:value="3.333333333" calcext:value-type="float" table:number-columns-spanned="1" table:number-rows-spanned="3">
            <text:p>3.33</text:p>
          </table:table-cell>
          <table:table-cell table:style-name="ce35" table:formula="of:=STDEV([.L34:.L36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7274.3478" calcext:value-type="float">
            <text:p>7274.35</text:p>
          </table:table-cell>
          <table:table-cell table:style-name="ce35" table:formula="of:=AVERAGE([.P34:.P36])" office:value-type="float" office:value="7242.8826" calcext:value-type="float" table:number-columns-spanned="1" table:number-rows-spanned="3">
            <text:p>7242.88</text:p>
          </table:table-cell>
          <table:table-cell table:style-name="ce35" table:formula="of:=STDEV([.P34:.P36])" office:value-type="float" office:value="32.43055911" calcext:value-type="float" table:number-columns-spanned="1" table:number-rows-spanned="3">
            <text:p>32.43</text:p>
          </table:table-cell>
          <table:table-cell table:style-name="ce25" table:formula="of:=SUM((([.P34]/3600)*1*[.G42])+((1025.16/3600)*8*[.G44])+((887.05/3600)*7*[.G44])+((1679.76/3600)*6*[.G44])+((3682.38/3600)*5*[.G44]))" office:value-type="float" office:value="6.226139236" calcext:value-type="float">
            <text:p>6.23</text:p>
          </table:table-cell>
          <table:table-cell table:style-name="ce35" table:formula="of:=AVERAGE([.S34:.S36])" office:value-type="float" office:value="6.234934279" calcext:value-type="float" table:number-columns-spanned="1" table:number-rows-spanned="3">
            <text:p>6.23</text:p>
          </table:table-cell>
          <table:table-cell table:style-name="ce45" table:formula="of:=STDEV([.S34:.S36])" office:value-type="float" office:value="0.01987804055" calcext:value-type="float" table:number-columns-spanned="1" table:number-rows-spanned="3">
            <text:p>0.020</text:p>
          </table:table-cell>
          <table:table-cell table:style-name="ce37" table:formula="of:=(ROUND([.Q34]-[.F31];2)/[.F31])*100" office:value-type="float" office:value="0.8848984263" calcext:value-type="float" table:number-columns-spanned="1" table:number-rows-spanned="3">
            <text:p>0.88</text:p>
          </table:table-cell>
          <table:table-cell table:style-name="ce37" table:formula="of:=(ROUND([.T34]-[.I31];2)/[.I31])*100" office:value-type="float" office:value="-39.95712105" calcext:value-type="float" table:number-columns-spanned="1" table:number-rows-spanned="3">
            <text:p>-39.96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44" office:value-type="string" calcext:value-type="string">
            <text:p>460.52; 3539.81; 3727.82</text:p>
          </table:table-cell>
          <table:covered-table-cell table:number-columns-repeated="2" table:style-name="ce2"/>
          <table:table-cell table:style-name="ce25" office:value-type="float" office:value="7209.566" calcext:value-type="float">
            <text:p>7209.57</text:p>
          </table:table-cell>
          <table:covered-table-cell table:number-columns-repeated="2" table:style-name="ce2"/>
          <table:table-cell table:style-name="ce25" table:formula="of:=SUM((([.P35]/3600)*1*[.G42])+((460.52/3600)*8*[.G44])+((3079.29/3600)*7*[.G44])+((188.01/3600)*6*[.G44])+((3481.75/3600)*5*[.G44]))" office:value-type="float" office:value="6.22097092" calcext:value-type="float">
            <text:p>6.22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44" office:value-type="string" calcext:value-type="string">
            <text:p>1273.09; 2437.11; 5703.52; 5756.3</text:p>
          </table:table-cell>
          <table:covered-table-cell table:number-columns-repeated="2" table:style-name="ce3"/>
          <table:table-cell table:style-name="ce25" office:value-type="float" office:value="7244.734" calcext:value-type="float">
            <text:p>7244.73</text:p>
          </table:table-cell>
          <table:covered-table-cell table:number-columns-repeated="2" table:style-name="ce3"/>
          <table:table-cell table:style-name="ce25" table:formula="of:=SUM((([.P36]/3600)*1*[.G42])+((1273.09/3600)*8*[.G44])+((1164.02/3600)*7*[.G44])+((3266.41/3600)*6*[.G44])+((52.78/3600)*5*[.G44])+((1488.43/3600)*4*[.G44]))" office:value-type="float" office:value="6.25769268" calcext:value-type="float">
            <text:p>6.26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table-cell table:style-name="ce46" office:value-type="string" calcext:value-type="string" table:number-columns-spanned="1" table:number-rows-spanned="3">
            <text:p>RS₃</text:p>
          </table:table-cell>
          <table:table-cell table:style-name="ce4" office:value-type="float" office:value="7" calcext:value-type="float">
            <text:p>7</text:p>
          </table:table-cell>
          <table:table-cell table:style-name="ce44" office:value-type="string" calcext:value-type="string">
            <text:p>376.88; 1776.59; 3069.25; 3458.87; 5321.28; 5704.31; 6546.35</text:p>
          </table:table-cell>
          <table:table-cell table:style-name="ce35" table:formula="of:=AVERAGE([.L37:.L39])" office:value-type="float" office:value="6.333333333" calcext:value-type="float" table:number-columns-spanned="1" table:number-rows-spanned="3">
            <text:p>6.33</text:p>
          </table:table-cell>
          <table:table-cell table:style-name="ce35" table:formula="of:=STDEV([.L37:.L39])" office:value-type="float" office:value="0.5773502692" calcext:value-type="float" table:number-columns-spanned="1" table:number-rows-spanned="3">
            <text:p>0.58</text:p>
          </table:table-cell>
          <table:table-cell table:style-name="ce25" office:value-type="float" office:value="7806.1749" calcext:value-type="float">
            <text:p>7806.17</text:p>
          </table:table-cell>
          <table:table-cell table:style-name="ce35" table:formula="of:=AVERAGE([.P37:.P39])" office:value-type="float" office:value="7668.390267" calcext:value-type="float" table:number-columns-spanned="1" table:number-rows-spanned="3">
            <text:p>7668.39</text:p>
          </table:table-cell>
          <table:table-cell table:style-name="ce35" table:formula="of:=STDEV([.P37:.P39])" office:value-type="float" office:value="131.4959606" calcext:value-type="float" table:number-columns-spanned="1" table:number-rows-spanned="3">
            <text:p>131.50</text:p>
          </table:table-cell>
          <table:table-cell table:style-name="ce25" table:formula="of:=SUM((([.P37]/3600)*1*[.G42])+((376.88/3600)*8*[.G44])+((1399.71/3600)*7*[.G44])+((1292.66/3600)*6*[.G44])+((389.62/3600)*5*[.G44])+((1862.41/3600)*4*[.G44])+((383.03/3600)*3*[.G44])+((842.04/3600)*2*[.G44])+((1259.82/3600)*1*[.G44]))" office:value-type="float" office:value="6.202216438" calcext:value-type="float">
            <text:p>6.20</text:p>
          </table:table-cell>
          <table:table-cell table:style-name="ce35" table:formula="of:=AVERAGE([.S37:.S39])" office:value-type="float" office:value="6.015863991" calcext:value-type="float" table:number-columns-spanned="1" table:number-rows-spanned="3">
            <text:p>6.02</text:p>
          </table:table-cell>
          <table:table-cell table:style-name="ce45" table:formula="of:=STDEV([.S37:.S39])" office:value-type="float" office:value="0.1649678622" calcext:value-type="float" table:number-columns-spanned="1" table:number-rows-spanned="3">
            <text:p>0.165</text:p>
          </table:table-cell>
          <table:table-cell table:style-name="ce37" table:formula="of:=(ROUND([.Q37]-[.F31];2)/[.F31])*100" office:value-type="float" office:value="6.811753917" calcext:value-type="float" table:number-columns-spanned="1" table:number-rows-spanned="3">
            <text:p>6.81</text:p>
          </table:table-cell>
          <table:table-cell table:style-name="ce37" table:formula="of:=(ROUND([.T37]-[.I31];2)/[.I31])*100" office:value-type="float" office:value="-42.07532987" calcext:value-type="float" table:number-columns-spanned="1" table:number-rows-spanned="3">
            <text:p>-42.08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2"/>
          <table:table-cell table:number-columns-repeated="6" table:style-name="ce4" office:value-type="string" calcext:value-type="string">
            <text:p>-----------------</text:p>
          </table:table-cell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44" office:value-type="string" calcext:value-type="string">
            <text:p>9.78; 847.72; 2424.71; 2599.29; 3008.28; 6298.34</text:p>
          </table:table-cell>
          <table:covered-table-cell table:number-columns-repeated="2" table:style-name="ce2"/>
          <table:table-cell table:style-name="ce25" office:value-type="float" office:value="7544.2464" calcext:value-type="float">
            <text:p>7544.25</text:p>
          </table:table-cell>
          <table:covered-table-cell table:number-columns-repeated="2" table:style-name="ce2"/>
          <table:table-cell table:style-name="ce25" table:formula="of:=SUM((([.P38]/3600)*1*[.G42])+((9.78/3600)*8*[.G44])+((837.94/3600)*7*[.G44])+((1576.99/3600)*6*[.G44])+((174.58/3600)*5*[.G44])+((408.99/3600)*4*[.G44])+((3290.06/3600)*3*[.G44])+((1245.91/3600)*2*[.G44]))" office:value-type="float" office:value="5.888497568" calcext:value-type="float">
            <text:p>5.89</text:p>
          </table:table-cell>
          <table:covered-table-cell table:number-columns-repeated="4" table:style-name="ce2"/>
          <table:table-cell table:style-name="ce22" table:number-columns-repeated="4"/>
          <table:table-cell table:number-columns-repeated="997"/>
        </table:table-row>
        <table:table-row table:style-name="ro4">
          <table:covered-table-cell table:number-columns-repeated="4" table:style-name="ce3"/>
          <table:table-cell table:number-columns-repeated="6" table:style-name="ce4" office:value-type="string" calcext:value-type="string">
            <text:p>-----------------</text:p>
          </table:table-cell>
          <table:covered-table-cell table:style-name="ce3"/>
          <table:table-cell table:style-name="ce4" office:value-type="float" office:value="6" calcext:value-type="float">
            <text:p>6</text:p>
          </table:table-cell>
          <table:table-cell table:style-name="ce44" office:value-type="string" calcext:value-type="string">
            <text:p>112.44; 1254.41; 2471.46; 2930.76; 3560.58; 6346.98</text:p>
          </table:table-cell>
          <table:covered-table-cell table:number-columns-repeated="2" table:style-name="ce3"/>
          <table:table-cell table:style-name="ce25" office:value-type="float" office:value="7654.7495" calcext:value-type="float">
            <text:p>7654.75</text:p>
          </table:table-cell>
          <table:covered-table-cell table:number-columns-repeated="2" table:style-name="ce3"/>
          <table:table-cell table:style-name="ce25" table:formula="of:=SUM((([.P38]/3600)*1*[.G42])+((112.44/3600)*8*[.G44])+((1141.97/3600)*7*[.G44])+((1217.05/3600)*6*[.G44])+((459.3/3600)*5*[.G44])+((629.82/3600)*4*[.G44])+((2786.4/3600)*3*[.G44])+((1307.77/3600)*2*[.G44]))" office:value-type="float" office:value="5.956877968" calcext:value-type="float">
            <text:p>5.96</text:p>
          </table:table-cell>
          <table:covered-table-cell table:number-columns-repeated="4" table:style-name="ce3"/>
          <table:table-cell table:style-name="ce22" table:number-columns-repeated="4"/>
          <table:table-cell table:number-columns-repeated="997"/>
        </table:table-row>
        <table:table-row table:style-name="ro3">
          <table:table-cell table:style-name="ce20" table:number-columns-spanned="23" table:number-rows-spanned="1"/>
          <table:covered-table-cell table:number-columns-repeated="22"/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6" office:value-type="string" calcext:value-type="string" table:number-columns-spanned="7" table:number-rows-spanned="1">
            <text:p>Instances Costs per Hour</text:p>
          </table:table-cell>
          <table:covered-table-cell table:number-columns-repeated="5" table:style-name="ce7"/>
          <table:covered-table-cell table:style-name="ce8"/>
          <table:table-cell table:style-name="ce22" table:number-columns-repeated="5"/>
          <table:table-cell table:style-name="ce47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 table:style-name="ce49"/>
          <table:table-cell table:style-name="ce18" office:value-type="string" calcext:value-type="string">
            <text:p>AVG:</text:p>
          </table:table-cell>
          <table:table-cell table:style-name="ce36" table:formula="of:=AVERAGE([.V4:.V39])" office:value-type="float" office:value="3.359215789475" calcext:value-type="float">
            <text:p>3.36</text:p>
          </table:table-cell>
          <table:table-cell table:style-name="ce36" table:formula="of:=AVERAGE([.W4:.W39])" office:value-type="float" office:value="-35.6566155183333" calcext:value-type="float">
            <text:p>-35.66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44" office:value-type="string" calcext:value-type="string" table:number-columns-spanned="6" table:number-rows-spanned="1">
            <text:p>1x z1d.6xlarge Master On-Demand Price</text:p>
          </table:table-cell>
          <table:covered-table-cell table:number-columns-repeated="4" table:style-name="ce7"/>
          <table:covered-table-cell table:style-name="ce8"/>
          <table:table-cell table:style-name="ce34" office:value-type="float" office:value="2.232" calcext:value-type="float">
            <text:p>2.232</text:p>
          </table:table-cell>
          <table:table-cell table:style-name="ce22" table:number-columns-repeated="5"/>
          <table:table-cell table:style-name="ce47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 table:style-name="ce49"/>
          <table:table-cell table:style-name="ce18" office:value-type="string" calcext:value-type="string">
            <text:p>STD:</text:p>
          </table:table-cell>
          <table:table-cell table:style-name="ce25" table:formula="of:=STDEV([.V4:.V39])" office:value-type="float" office:value="4.95355499889732" calcext:value-type="float">
            <text:p>4.95</text:p>
          </table:table-cell>
          <table:table-cell table:style-name="ce25" table:formula="of:=STDEV([.W4:.W39])" office:value-type="float" office:value="3.33032215926336" calcext:value-type="float">
            <text:p>3.33</text:p>
          </table:table-cell>
          <table:table-cell table:style-name="ce22" table:number-columns-repeated="4"/>
          <table:table-cell table:number-columns-repeated="997"/>
        </table:table-row>
        <table:table-row table:style-name="ro4">
          <table:table-cell table:style-name="ce44" office:value-type="string" calcext:value-type="string" table:number-columns-spanned="6" table:number-rows-spanned="1">
            <text:p>1x z1d.xlarge Worker On-Demand Price</text:p>
          </table:table-cell>
          <table:covered-table-cell table:number-columns-repeated="4" table:style-name="ce7"/>
          <table:covered-table-cell table:style-name="ce8"/>
          <table:table-cell table:style-name="ce34" office:value-type="float" office:value="0.372" calcext:value-type="float">
            <text:p>0.372</text:p>
          </table:table-cell>
          <table:table-cell table:style-name="ce22" table:number-columns-repeated="5"/>
          <table:table-cell table:style-name="ce47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 table:style-name="ce49"/>
          <table:table-cell table:style-name="ce50"/>
          <table:table-cell table:style-name="ce22" table:number-columns-repeated="6"/>
          <table:table-cell table:number-columns-repeated="997"/>
        </table:table-row>
        <table:table-row table:style-name="ro4">
          <table:table-cell table:style-name="ce44" office:value-type="string" calcext:value-type="string" table:number-columns-spanned="6" table:number-rows-spanned="1">
            <text:p>1x z1d.xlarge Worker Spot Price</text:p>
          </table:table-cell>
          <table:covered-table-cell table:number-columns-repeated="4" table:style-name="ce7"/>
          <table:covered-table-cell table:style-name="ce8"/>
          <table:table-cell table:style-name="ce34" office:value-type="float" office:value="0.144" calcext:value-type="float">
            <text:p>0.144</text:p>
          </table:table-cell>
          <table:table-cell table:style-name="ce22" table:number-columns-repeated="5"/>
          <table:table-cell table:style-name="ce47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 table:style-name="ce49"/>
          <table:table-cell table:style-name="ce50"/>
          <table:table-cell table:style-name="ce22" table:number-columns-repeated="6"/>
          <table:table-cell table:number-columns-repeated="997"/>
        </table:table-row>
        <table:table-row table:style-name="ro4">
          <table:table-cell table:style-name="ce22" table:number-columns-repeated="12"/>
          <table:table-cell table:style-name="ce47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 table:style-name="ce49"/>
          <table:table-cell table:style-name="ce50"/>
          <table:table-cell table:style-name="ce22" table:number-columns-repeated="6"/>
          <table:table-cell table:number-columns-repeated="997"/>
        </table:table-row>
        <table:table-row table:style-name="ro4" table:number-rows-repeated="953">
          <table:table-cell table:style-name="ce22" table:number-columns-repeated="12"/>
          <table:table-cell table:style-name="ce47"/>
          <table:table-cell table:style-name="ce49" table:number-columns-repeated="2"/>
          <table:table-cell table:style-name="ce22"/>
          <table:table-cell table:style-name="ce49" table:number-columns-repeated="2"/>
          <table:table-cell table:style-name="ce22"/>
          <table:table-cell table:style-name="ce49"/>
          <table:table-cell table:style-name="ce50"/>
          <table:table-cell table:style-name="ce22" table:number-columns-repeated="6"/>
          <table:table-cell table:number-columns-repeated="99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3" loext:min-decimal-places="13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5f_1" style:display-name="PageStyle_TAB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5f_2" style:display-name="PageStyle_TAB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5f_4" style:display-name="PageStyle_TABLE_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5f_5" style:display-name="PageStyle_TABLE_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5f_6" style:display-name="PageStyle_TABLE_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802" meta:object-count="0"/>
    <meta:generator>LibreOfficeDev/6.0.5.2$Linux_X86_64 LibreOffice_project/</meta:generator>
  </office:meta>
</office:document-meta>
</file>